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45pt"/>
    </style:style>
    <style:style style:name="co2" style:family="table-column">
      <style:table-column-properties fo:break-before="auto" style:column-width="101.76pt"/>
    </style:style>
    <style:style style:name="co3" style:family="table-column">
      <style:table-column-properties fo:break-before="auto" style:column-width="83.25pt"/>
    </style:style>
    <style:style style:name="co4" style:family="table-column">
      <style:table-column-properties fo:break-before="auto" style:column-width="62.9pt"/>
    </style:style>
    <style:style style:name="co5" style:family="table-column">
      <style:table-column-properties fo:break-before="auto" style:column-width="82.29pt"/>
    </style:style>
    <style:style style:name="co6" style:family="table-column">
      <style:table-column-properties fo:break-before="auto" style:column-width="69.39pt"/>
    </style:style>
    <style:style style:name="co7" style:family="table-column">
      <style:table-column-properties fo:break-before="auto" style:column-width="58.31pt"/>
    </style:style>
    <style:style style:name="co8" style:family="table-column">
      <style:table-column-properties fo:break-before="auto" style:column-width="59.19pt"/>
    </style:style>
    <style:style style:name="co9" style:family="table-column">
      <style:table-column-properties fo:break-before="auto" style:column-width="107.29pt"/>
    </style:style>
    <style:style style:name="co10" style:family="table-column">
      <style:table-column-properties fo:break-before="auto" style:column-width="49.01pt"/>
    </style:style>
    <style:style style:name="co11" style:family="table-column">
      <style:table-column-properties fo:break-before="auto" style:column-width="64.74pt"/>
    </style:style>
    <style:style style:name="co12" style:family="table-column">
      <style:table-column-properties fo:break-before="auto" style:column-width="32.34pt"/>
    </style:style>
    <style:style style:name="co13" style:family="table-column">
      <style:table-column-properties fo:break-before="auto" style:column-width="176.66pt"/>
    </style:style>
    <style:style style:name="co14" style:family="table-column">
      <style:table-column-properties fo:break-before="auto" style:column-width="20.35pt"/>
    </style:style>
    <style:style style:name="co15" style:family="table-column">
      <style:table-column-properties fo:break-before="auto" style:column-width="78.6pt"/>
    </style:style>
    <style:style style:name="co16" style:family="table-column">
      <style:table-column-properties fo:break-before="auto" style:column-width="226.6pt"/>
    </style:style>
    <style:style style:name="co17" style:family="table-column">
      <style:table-column-properties fo:break-before="auto" style:column-width="6.46pt"/>
    </style:style>
    <style:style style:name="co18" style:family="table-column">
      <style:table-column-properties fo:break-before="auto" style:column-width="206.25pt"/>
    </style:style>
    <style:style style:name="co19" style:family="table-column">
      <style:table-column-properties fo:break-before="auto" style:column-width="81.41pt"/>
    </style:style>
    <style:style style:name="co20" style:family="table-column">
      <style:table-column-properties fo:break-before="auto" style:column-width="323.74pt"/>
    </style:style>
    <style:style style:name="co21" style:family="table-column">
      <style:table-column-properties fo:break-before="auto" style:column-width="98.05pt"/>
    </style:style>
    <style:style style:name="co22" style:family="table-column">
      <style:table-column-properties fo:break-before="auto" style:column-width="126.71pt"/>
    </style:style>
    <style:style style:name="co23" style:family="table-column">
      <style:table-column-properties fo:break-before="auto" style:column-width="70.3pt"/>
    </style:style>
    <style:style style:name="co24" style:family="table-column">
      <style:table-column-properties fo:break-before="auto" style:column-width="123pt"/>
    </style:style>
    <style:style style:name="co25" style:family="table-column">
      <style:table-column-properties fo:break-before="auto" style:column-width="104.51pt"/>
    </style:style>
    <style:style style:name="co26" style:family="table-column">
      <style:table-column-properties fo:break-before="auto" style:column-width="125.8pt"/>
    </style:style>
    <style:style style:name="co27" style:family="table-column">
      <style:table-column-properties fo:break-before="auto" style:column-width="122.09pt"/>
    </style:style>
    <style:style style:name="co28" style:family="table-column">
      <style:table-column-properties fo:break-before="auto" style:column-width="86.94pt"/>
    </style:style>
    <style:style style:name="co29" style:family="table-column">
      <style:table-column-properties fo:break-before="auto" style:column-width="61.4pt"/>
    </style:style>
    <style:style style:name="co30" style:family="table-column">
      <style:table-column-properties fo:break-before="auto" style:column-width="110.04pt"/>
    </style:style>
    <style:style style:name="co31" style:family="table-column">
      <style:table-column-properties fo:break-before="auto" style:column-width="65.65pt"/>
    </style:style>
    <style:style style:name="co32" style:family="table-column">
      <style:table-column-properties fo:break-before="auto" style:column-width="74.01pt"/>
    </style:style>
    <style:style style:name="co33" style:family="table-column">
      <style:table-column-properties fo:break-before="auto" style:column-width="111pt"/>
    </style:style>
    <style:style style:name="co34" style:family="table-column">
      <style:table-column-properties fo:break-before="auto" style:column-width="66.61pt"/>
    </style:style>
    <style:style style:name="co35" style:family="table-column">
      <style:table-column-properties fo:break-before="auto" style:column-width="413.49pt"/>
    </style:style>
    <style:style style:name="co36" style:family="table-column">
      <style:table-column-properties fo:break-before="auto" style:column-width="50.85pt"/>
    </style:style>
    <style:style style:name="co37" style:family="table-column">
      <style:table-column-properties fo:break-before="auto" style:column-width="68.46pt"/>
    </style:style>
    <style:style style:name="co38" style:family="table-column">
      <style:table-column-properties fo:break-before="auto" style:column-width="87.85pt"/>
    </style:style>
    <style:style style:name="co39" style:family="table-column">
      <style:table-column-properties fo:break-before="auto" style:column-width="286.75pt"/>
    </style:style>
    <style:style style:name="co40" style:family="table-column">
      <style:table-column-properties fo:break-before="auto" style:column-width="97.14pt"/>
    </style:style>
    <style:style style:name="co41" style:family="table-column">
      <style:table-column-properties fo:break-before="auto" style:column-width="72.14pt"/>
    </style:style>
    <style:style style:name="co42" style:family="table-column">
      <style:table-column-properties fo:break-before="auto" style:column-width="282.1pt"/>
    </style:style>
    <style:style style:name="co43" style:family="table-column">
      <style:table-column-properties fo:break-before="auto" style:column-width="177.59pt"/>
    </style:style>
    <style:style style:name="co44" style:family="table-column">
      <style:table-column-properties fo:break-before="auto" style:column-width="9.24pt"/>
    </style:style>
    <style:style style:name="co45" style:family="table-column">
      <style:table-column-properties fo:break-before="auto" style:column-width="98.96pt"/>
    </style:style>
    <style:style style:name="co46" style:family="table-column">
      <style:table-column-properties fo:break-before="auto" style:column-width="213.7pt"/>
    </style:style>
    <style:style style:name="co47" style:family="table-column">
      <style:table-column-properties fo:break-before="auto" style:column-width="25.91pt"/>
    </style:style>
    <style:style style:name="co48" style:family="table-column">
      <style:table-column-properties fo:break-before="auto" style:column-width="50.29pt"/>
    </style:style>
    <style:style style:name="co49" style:family="table-column">
      <style:table-column-properties fo:break-before="auto" style:column-width="100.8pt"/>
    </style:style>
    <style:style style:name="co50" style:family="table-column">
      <style:table-column-properties fo:break-before="auto" style:column-width="622.49pt"/>
    </style:style>
    <style:style style:name="co51" style:family="table-column">
      <style:table-column-properties fo:break-before="auto" style:column-width="134.11pt"/>
    </style:style>
    <style:style style:name="co52" style:family="table-column">
      <style:table-column-properties fo:break-before="auto" style:column-width="29.59pt"/>
    </style:style>
    <style:style style:name="co53" style:family="table-column">
      <style:table-column-properties fo:break-before="auto" style:column-width="61.94pt"/>
    </style:style>
    <style:style style:name="co54" style:family="table-column">
      <style:table-column-properties fo:break-before="auto" style:column-width="30.56pt"/>
    </style:style>
    <style:style style:name="co55" style:family="table-column">
      <style:table-column-properties fo:break-before="auto" style:column-width="60.09pt"/>
    </style:style>
    <style:style style:name="co56" style:family="table-column">
      <style:table-column-properties fo:break-before="auto" style:column-width="118.4pt"/>
    </style:style>
    <style:style style:name="co57" style:family="table-column">
      <style:table-column-properties fo:break-before="auto" style:column-width="75.86pt"/>
    </style:style>
    <style:style style:name="co58" style:family="table-column">
      <style:table-column-properties fo:break-before="auto" style:column-width="76.76pt"/>
    </style:style>
    <style:style style:name="co59" style:family="table-column">
      <style:table-column-properties fo:break-before="auto" style:column-width="222.89pt"/>
    </style:style>
    <style:style style:name="co60" style:family="table-column">
      <style:table-column-properties fo:break-before="auto" style:column-width="189.61pt"/>
    </style:style>
    <style:style style:name="co61" style:family="table-column">
      <style:table-column-properties fo:break-before="auto" style:column-width="656.76pt"/>
    </style:style>
    <style:style style:name="co62" style:family="table-column">
      <style:table-column-properties fo:break-before="auto" style:column-width="89.69pt"/>
    </style:style>
    <style:style style:name="co63" style:family="table-column">
      <style:table-column-properties fo:break-before="auto" style:column-width="324.71pt"/>
    </style:style>
    <style:style style:name="co64" style:family="table-column">
      <style:table-column-properties fo:break-before="auto" style:column-width="108.26pt"/>
    </style:style>
    <style:style style:name="co65" style:family="table-column">
      <style:table-column-properties fo:break-before="auto" style:column-width="74.95pt"/>
    </style:style>
    <style:style style:name="co66" style:family="table-column">
      <style:table-column-properties fo:break-before="auto" style:column-width="40.71pt"/>
    </style:style>
    <style:style style:name="co67" style:family="table-column">
      <style:table-column-properties fo:break-before="auto" style:column-width="86.06pt"/>
    </style:style>
    <style:style style:name="co68" style:family="table-column">
      <style:table-column-properties fo:break-before="auto" style:column-width="115.6pt"/>
    </style:style>
    <style:style style:name="ro1" style:family="table-row">
      <style:table-row-properties style:row-height="20.01pt" fo:break-before="auto" style:use-optimal-row-height="false"/>
    </style:style>
    <style:style style:name="ro2" style:family="table-row">
      <style:table-row-properties style:row-height="13.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27.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1.99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35.01pt" fo:break-before="auto" style:use-optimal-row-height="false"/>
    </style:style>
    <style:style style:name="ro10" style:family="table-row">
      <style:table-row-properties style:row-height="17.01pt" fo:break-before="auto" style:use-optimal-row-height="false"/>
    </style:style>
    <style:style style:name="ro11" style:family="table-row">
      <style:table-row-properties style:row-height="51.99pt" fo:break-before="auto" style:use-optimal-row-height="false"/>
    </style:style>
    <style:style style:name="ro12" style:family="table-row">
      <style:table-row-properties style:row-height="29.99pt" fo:break-before="auto" style:use-optimal-row-height="false"/>
    </style:style>
    <style:style style:name="ro13" style:family="table-row">
      <style:table-row-properties style:row-height="40.99pt" fo:break-before="auto" style:use-optimal-row-height="false"/>
    </style:style>
    <style:style style:name="ro14" style:family="table-row">
      <style:table-row-properties style:row-height="50pt" fo:break-before="auto" style:use-optimal-row-height="false"/>
    </style:style>
    <style:style style:name="ro15" style:family="table-row">
      <style:table-row-properties style:row-height="32pt" fo:break-before="auto" style:use-optimal-row-height="false"/>
    </style:style>
    <style:style style:name="ro16" style:family="table-row">
      <style:table-row-properties style:row-height="18.99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49.49pt" fo:break-before="auto" style:use-optimal-row-height="false"/>
    </style:style>
    <style:style style:name="ro19" style:family="table-row">
      <style:table-row-properties style:row-height="18pt" fo:break-before="auto" style:use-optimal-row-height="false"/>
    </style:style>
    <style:style style:name="ro20" style:family="table-row">
      <style:table-row-properties style:row-height="15.99pt" fo:break-before="auto" style:use-optimal-row-height="false"/>
    </style:style>
    <style:style style:name="ro21" style:family="table-row">
      <style:table-row-properties style:row-height="45.01pt" fo:break-before="auto" style:use-optimal-row-height="false"/>
    </style:style>
    <style:style style:name="ro22" style:family="table-row">
      <style:table-row-properties style:row-height="36.99pt" fo:break-before="auto" style:use-optimal-row-height="false"/>
    </style:style>
    <style:style style:name="ro23" style:family="table-row">
      <style:table-row-properties style:row-height="22.99pt" fo:break-before="auto" style:use-optimal-row-height="false"/>
    </style:style>
    <style:style style:name="ro24" style:family="table-row">
      <style:table-row-properties style:row-height="22pt" fo:break-before="auto" style:use-optimal-row-height="false"/>
    </style:style>
    <style:style style:name="ro25" style:family="table-row">
      <style:table-row-properties style:row-height="47.99pt" fo:break-before="auto" style:use-optimal-row-height="false"/>
    </style:style>
    <style:style style:name="ro26" style:family="table-row">
      <style:table-row-properties style:row-height="33.99pt" fo:break-before="auto" style:use-optimal-row-height="false"/>
    </style:style>
    <style:style style:name="ro27" style:family="table-row">
      <style:table-row-properties style:row-height="14pt" fo:break-before="auto" style:use-optimal-row-height="false"/>
    </style:style>
    <style:style style:name="ro28" style:family="table-row">
      <style:table-row-properties style:row-height="123pt" fo:break-before="auto" style:use-optimal-row-height="false"/>
    </style:style>
    <style:style style:name="ro29" style:family="table-row">
      <style:table-row-properties style:row-height="25pt" fo:break-before="auto" style:use-optimal-row-height="false"/>
    </style:style>
    <style:style style:name="ro30" style:family="table-row">
      <style:table-row-properties style:row-height="10.01pt" fo:break-before="auto" style:use-optimal-row-height="false"/>
    </style:style>
    <style:style style:name="ro31" style:family="table-row">
      <style:table-row-properties style:row-height="83pt" fo:break-before="auto" style:use-optimal-row-height="false"/>
    </style:style>
    <style:style style:name="ro32" style:family="table-row">
      <style:table-row-properties style:row-height="72.99pt" fo:break-before="auto" style:use-optimal-row-height="false"/>
    </style:style>
    <style:style style:name="ro33" style:family="table-row">
      <style:table-row-properties style:row-height="39pt" fo:break-before="auto" style:use-optimal-row-height="false"/>
    </style:style>
    <style:style style:name="ro34" style:family="table-row">
      <style:table-row-properties style:row-height="42.01pt" fo:break-before="auto" style:use-optimal-row-height="false"/>
    </style:style>
    <style:style style:name="ro35" style:family="table-row">
      <style:table-row-properties style:row-height="11pt" fo:break-before="auto" style:use-optimal-row-height="false"/>
    </style:style>
    <style:style style:name="ro36" style:family="table-row">
      <style:table-row-properties style:row-height="2.01pt" fo:break-before="auto" style:use-optimal-row-height="false"/>
    </style:style>
    <style:style style:name="ro37" style:family="table-row">
      <style:table-row-properties style:row-height="43.99pt" fo:break-before="auto" style:use-optimal-row-height="false"/>
    </style:style>
    <style:style style:name="ro38" style:family="table-row">
      <style:table-row-properties style:row-height="20.24pt" fo:break-before="auto" style:use-optimal-row-height="false"/>
    </style:style>
    <style:style style:name="ro39" style:family="table-row">
      <style:table-row-properties style:row-height="3pt" fo:break-before="auto" style:use-optimal-row-height="false"/>
    </style:style>
    <style:style style:name="ro40" style:family="table-row">
      <style:table-row-properties style:row-height="14.6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Process">
      <style:table-properties table:display="true" style:writing-mode="lr-tb"/>
    </style:style>
    <style:style style:name="ta3" style:family="table" style:master-page-name="PageStyle_5f_Customer_20_Needs">
      <style:table-properties table:display="true" style:writing-mode="lr-tb"/>
    </style:style>
    <style:style style:name="ta4" style:family="table" style:master-page-name="PageStyle_5f_Spec_20_Notes">
      <style:table-properties table:display="false" style:writing-mode="lr-tb"/>
    </style:style>
    <style:style style:name="ta5" style:family="table" style:master-page-name="PageStyle_5f_Assessment">
      <style:table-properties table:display="true" style:writing-mode="lr-tb"/>
    </style:style>
    <style:style style:name="ta6" style:family="table" style:master-page-name="PageStyle_5f_Historical_20_Data">
      <style:table-properties table:display="false" style:writing-mode="lr-tb"/>
    </style:style>
    <style:style style:name="ta7" style:family="table" style:master-page-name="PageStyle_5f_Review">
      <style:table-properties table:display="false" style:writing-mode="lr-tb"/>
    </style:style>
    <style:style style:name="ta8" style:family="table" style:master-page-name="PageStyle_5f_Acceptance">
      <style:table-properties table:display="false" style:writing-mode="lr-tb"/>
    </style:style>
    <style:style style:name="ta9" style:family="table" style:master-page-name="PageStyle_5f_Map">
      <style:table-properties table:display="false" style:writing-mode="lr-tb"/>
    </style:style>
    <style:style style:name="ta10" style:family="table" style:master-page-name="PageStyle_5f_Architecture">
      <style:table-properties table:display="false" style:writing-mode="lr-tb"/>
    </style:style>
    <style:style style:name="ta11" style:family="table" style:master-page-name="PageStyle_5f_Estimation">
      <style:table-properties table:display="false" style:writing-mode="lr-tb"/>
    </style:style>
    <style:style style:name="ta12" style:family="table" style:master-page-name="PageStyle_5f_Plan">
      <style:table-properties table:display="true" style:writing-mode="lr-tb"/>
    </style:style>
    <style:style style:name="ta13" style:family="table" style:master-page-name="PageStyle_5f_Iterations">
      <style:table-properties table:display="false" style:writing-mode="lr-tb"/>
    </style:style>
    <style:style style:name="ta14" style:family="table" style:master-page-name="PageStyle_5f_PlanSummary">
      <style:table-properties table:display="false" style:writing-mode="lr-tb"/>
    </style:style>
    <style:style style:name="ta15" style:family="table" style:master-page-name="PageStyle_5f_Change_20_Log">
      <style:table-properties table:display="false" style:writing-mode="lr-tb"/>
    </style:style>
    <style:style style:name="ta16" style:family="table" style:master-page-name="PageStyle_5f_Lessons">
      <style:table-properties table:display="true" style:writing-mode="lr-tb"/>
    </style:style>
    <style:style style:name="ta17" style:family="table" style:master-page-name="PageStyle_5f_Time_20_Log">
      <style:table-properties table:display="true" style:writing-mode="lr-tb"/>
    </style:style>
    <style:style style:name="ta18" style:family="table" style:master-page-name="PageStyle_5f_Source">
      <style:table-properties table:display="false" style:writing-mode="lr-tb"/>
    </style:style>
    <style:style style:name="ta19" style:family="table" style:master-page-name="PageStyle_5f_Constant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padding="2.01pt"/>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9.9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0.01pt" style:writing-mode="page"/>
    </style:style>
    <style:style style:name="ce2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9.99pt" style:writing-mode="page"/>
    </style:style>
    <style:style style:name="ce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style>
    <style:style style:name="ce3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50pt" style:writing-mode="page"/>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style>
    <style:style style:name="ce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1.76pt solid #c0c0c0"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c0c0c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6" style:family="table-cell" style:parent-style-name="Default">
      <style:table-cell-properties fo:background-color="transparent" fo:padding="2.01pt"/>
    </style:style>
    <style:style style:name="ce4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29.99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diagonal-bl-tr="none" style:diagonal-tl-br="none" fo:border="none" fo:padding="2.01pt" style:rotation-align="none"/>
    </style:style>
    <style:style style:name="ce55"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6"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padding="2.01pt"/>
      <style:text-properties fo:color="#000080" style:text-outline="false" style:text-line-through-style="none" style:text-line-through-type="none"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72" style:family="table-cell" style:parent-style-name="Default">
      <style:table-cell-properties fo:padding="2.01pt"/>
      <style:text-properties fo:color="#808080" style:text-outline="false" style:text-line-through-style="none" style:text-line-through-type="none"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73" style:family="table-cell" style:parent-style-name="Default">
      <style:table-cell-properties fo:padding="2.01pt"/>
      <style:text-properties fo:color="#000000" style:text-outline="false" style:text-line-through-style="none" style:text-line-through-type="none"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74"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ackground-color="#333399"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8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protected" style:print-content="true" style:diagonal-bl-tr="none" style:diagonal-tl-br="none" fo:background-color="transparent" fo:border="none" fo:padding="2.01pt" style:rotation-align="none"/>
    </style:style>
    <style:style style:name="ce105" style:family="table-cell" style:parent-style-name="Default">
      <style:table-cell-properties style:cell-protect="protected" style:print-content="true" fo:padding="2.01pt"/>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12"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5"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fo:padding="2.01pt"/>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1"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4"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8"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30"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padding="2.01pt"/>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cell-protect="protected" style:print-content="true" fo:background-color="transparent" fo:padding="2.01pt"/>
    </style:style>
    <style:style style:name="ce13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28">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47"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8"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
      <style:table-cell-properties style:cell-protect="protected" style:print-content="true" style:diagonal-bl-tr="none" style:diagonal-tl-br="none" fo:background-color="transparent" fo:border="0.74pt solid #3c3c3c" fo:padding="2.01pt" style:rotation-align="none"/>
    </style:style>
    <style:style style:name="ce152" style:family="table-cell" style:parent-style-name="Default" style:data-style-name="N1">
      <style:table-cell-properties fo:background-color="#ffff99" style:cell-protect="none" style:print-content="true" style:diagonal-bl-tr="none" style:diagonal-tl-br="none" fo:border="0.74pt solid #3c3c3c" fo:padding="2.01pt" style:rotation-align="none"/>
    </style:style>
    <style:style style:name="ce153" style:family="table-cell" style:parent-style-name="Default" style:data-style-name="N1">
      <style:table-cell-properties style:cell-protect="protected" style:print-content="true" fo:padding="2.01pt"/>
    </style:style>
    <style:style style:name="ce154"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57"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158"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data-style-name="N126">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6" style:family="table-cell" style:parent-style-name="Default">
      <style:table-cell-properties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data-style-name="N127">
      <style:table-cell-properties style:glyph-orientation-vertical="0" fo:background-color="#ffffff"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68" style:family="table-cell" style:parent-style-name="Default">
      <style:table-cell-properties style:glyph-orientation-vertical="0" style:cell-protect="protected formula-hidden"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9"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1">
      <style:table-cell-properties style:cell-protect="protected formula-hidden" style:print-content="true" style:diagonal-bl-tr="none" style:diagonal-tl-br="none" fo:border="0.74pt solid #3c3c3c" fo:padding="2.01pt" style:rotation-align="none"/>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2">
      <style:table-cell-properties style:cell-protect="protected formula-hidden" style:print-content="true" style:diagonal-bl-tr="none" style:diagonal-tl-br="none" fo:border="0.74pt solid #3c3c3c" fo:padding="2.01pt" style:rotation-align="none"/>
    </style:style>
    <style:style style:name="ce176"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7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padding="2.01pt"/>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dd0806"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name-complex="Wingdings" style:font-size-complex="11pt" style:font-style-complex="normal" style:font-weight-complex="normal"/>
    </style:style>
    <style:style style:name="ce1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84" style:family="table-cell" style:parent-style-name="Default">
      <style:table-cell-properties style:glyph-orientation-vertical="0" fo:border-bottom="1.76pt solid #3c3c3c" fo:background-color="#3366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85"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6" style:family="table-cell" style:parent-style-name="Default">
      <style:table-cell-properties fo:background-color="#3366ff" fo:padding="2.01pt"/>
    </style:style>
    <style:style style:name="ce1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8"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data-style-name="N129">
      <style:table-cell-properties fo:background-color="#3366ff" fo:padding="2.01pt"/>
    </style:style>
    <style:style style:name="ce191" style:family="table-cell" style:parent-style-name="Default">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1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9.99pt" style:writing-mode="page"/>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02"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2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04"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0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12"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5" style:family="table-cell" style:parent-style-name="Default">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6"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2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22"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22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24" style:family="table-cell" style:parent-style-name="Default">
      <style:table-cell-properties style:glyph-orientation-vertical="0" fo:background-color="#3366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5" style:family="table-cell" style:parent-style-name="Default" style:data-style-name="N129">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26" style:family="table-cell" style:parent-style-name="Default">
      <style:table-cell-properties fo:background-color="#3366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2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44]=&quot;Functional&quot;)" style:apply-style-name="Excel_5f_CondFormat_5f_10_5f_1_5f_1" style:base-cell-address="Architecture.C50"/>
    </style:style>
    <style:style style:name="ce22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61]=&quot;Functional&quot;)" style:apply-style-name="Excel_5f_CondFormat_5f_10_5f_2_5f_1" style:base-cell-address="Architecture.C67"/>
    </style:style>
    <style:style style:name="ce23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78]=&quot;Functional&quot;)" style:apply-style-name="Excel_5f_CondFormat_5f_10_5f_3_5f_1" style:base-cell-address="Architecture.C84"/>
    </style:style>
    <style:style style:name="ce23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95]=&quot;Functional&quot;)" style:apply-style-name="Excel_5f_CondFormat_5f_10_5f_4_5f_1" style:base-cell-address="Architecture.C101"/>
    </style:style>
    <style:style style:name="ce23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12]=&quot;Functional&quot;)" style:apply-style-name="Excel_5f_CondFormat_5f_10_5f_5_5f_1" style:base-cell-address="Architecture.C118"/>
    </style:style>
    <style:style style:name="ce23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29]=&quot;Functional&quot;)" style:apply-style-name="Excel_5f_CondFormat_5f_10_5f_6_5f_1" style:base-cell-address="Architecture.C135"/>
    </style:style>
    <style:style style:name="ce23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46]=&quot;Functional&quot;)" style:apply-style-name="Excel_5f_CondFormat_5f_10_5f_7_5f_1" style:base-cell-address="Architecture.C152"/>
    </style:style>
    <style:style style:name="ce23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63]=&quot;Functional&quot;)" style:apply-style-name="Excel_5f_CondFormat_5f_10_5f_8_5f_1" style:base-cell-address="Architecture.C169"/>
    </style:style>
    <style:style style:name="ce23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80]=&quot;Functional&quot;)" style:apply-style-name="Excel_5f_CondFormat_5f_10_5f_9_5f_1" style:base-cell-address="Architecture.C186"/>
    </style:style>
    <style:style style:name="ce23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97]=&quot;Functional&quot;)" style:apply-style-name="Excel_5f_CondFormat_5f_10_5f_10_5f_1" style:base-cell-address="Architecture.C203"/>
    </style:style>
    <style:style style:name="ce23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14]=&quot;Functional&quot;)" style:apply-style-name="Excel_5f_CondFormat_5f_10_5f_11_5f_1" style:base-cell-address="Architecture.C220"/>
    </style:style>
    <style:style style:name="ce23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31]=&quot;Functional&quot;)" style:apply-style-name="Excel_5f_CondFormat_5f_10_5f_12_5f_1" style:base-cell-address="Architecture.C237"/>
    </style:style>
    <style:style style:name="ce24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48]=&quot;Functional&quot;)" style:apply-style-name="Excel_5f_CondFormat_5f_10_5f_13_5f_1" style:base-cell-address="Architecture.C254"/>
    </style:style>
    <style:style style:name="ce24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65]=&quot;Functional&quot;)" style:apply-style-name="Excel_5f_CondFormat_5f_10_5f_14_5f_1" style:base-cell-address="Architecture.C271"/>
    </style:style>
    <style:style style:name="ce24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82]=&quot;Functional&quot;)" style:apply-style-name="Excel_5f_CondFormat_5f_10_5f_15_5f_1" style:base-cell-address="Architecture.C288"/>
    </style:style>
    <style:style style:name="ce243"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4" style:family="table-cell" style:parent-style-name="Default">
      <style:table-cell-properties style:glyph-orientation-vertical="0" fo:background-color="#3366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5"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Default">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8"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Default" style:data-style-name="N129">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50" style:family="table-cell" style:parent-style-name="Default">
      <style:table-cell-properties fo:background-color="#3366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style>
    <style:style style:name="ce253" style:family="table-cell" style:parent-style-name="Default" style:data-style-name="N1">
      <style:table-cell-properties style:cell-protect="protected" style:print-content="true" style:diagonal-bl-tr="none" style:diagonal-tl-br="none" fo:background-color="transparent" fo:border="none" fo:padding="2.01pt" style:rotation-align="none"/>
    </style:style>
    <style:style style:name="ce254" style:family="table-cell" style:parent-style-name="Default">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style>
    <style:style style:name="ce25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1">
      <style:table-cell-properties fo:border-bottom="0.74pt solid #3c3c3c" style:cell-protect="protected" style:print-content="true" style:diagonal-bl-tr="none" style:diagonal-tl-br="none" fo:background-color="transparent"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2" style:family="table-cell" style:parent-style-name="Default" style:data-style-name="N1">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6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6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66"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68"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data-style-name="N129">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5" style:family="table-cell" style:parent-style-name="Default" style:data-style-name="N127">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Default" style:data-style-name="N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79"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2" style:family="table-cell" style:parent-style-name="Default" style:data-style-name="N1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83" style:family="table-cell" style:parent-style-name="Default" style:data-style-name="N126">
      <style:table-cell-properties fo:padding="2.01pt"/>
    </style:style>
    <style:style style:name="ce284"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9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88"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89"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29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1" style:family="table-cell" style:parent-style-name="Default" style:data-style-name="N129">
      <style:table-cell-properties style:glyph-orientation-vertical="0" fo:border-bottom="1.76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2" style:family="table-cell" style:parent-style-name="Default" style:data-style-name="N129">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9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data-style-name="N1">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6" style:family="table-cell" style:parent-style-name="Default" style:data-style-name="N1">
      <style:table-cell-properties style:glyph-orientation-vertical="0" fo:border-bottom="1.76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8"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299"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0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2"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3"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4"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5" style:family="table-cell" style:parent-style-name="Default" style:data-style-name="N0">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06"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7" style:family="table-cell" style:parent-style-name="Default" style:data-style-name="N1">
      <style:table-cell-properties fo:border-bottom="0.74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8" style:family="table-cell" style:parent-style-name="Default" style:data-style-name="N1">
      <style:table-cell-properties fo:border-bottom="1.76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9"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none"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data-style-name="N1">
      <style:table-cell-properties fo:border-bottom="1.76pt solid #3c3c3c" style:cell-protect="protected" style:print-content="true" style:diagonal-bl-tr="none" style:diagonal-tl-br="none" fo:background-color="transparent" fo:border-left="0.74pt solid #3c3c3c" fo:padding="2.01pt" fo:border-right="0.74pt solid #3c3c3c" style:rotation-align="none" fo:border-top="0.74pt solid #3c3c3c"/>
    </style:style>
    <style:style style:name="ce313"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4"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5" style:family="table-cell" style:parent-style-name="Default" style:data-style-name="N1">
      <style:table-cell-properties fo:border-bottom="1.76pt solid #3c3c3c" fo:background-color="#ffff99" style:cell-protect="none" style:print-content="true" style:diagonal-bl-tr="none" style:diagonal-tl-br="none" fo:border-left="0.74pt solid #3c3c3c" fo:padding="2.01pt" fo:border-right="0.74pt solid #3c3c3c" style:rotation-align="none" fo:border-top="0.74pt solid #3c3c3c"/>
    </style:style>
    <style:style style:name="ce31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17"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8" style:family="table-cell" style:parent-style-name="Default" style:data-style-name="N1">
      <style:table-cell-properties style:cell-protect="protected" style:print-content="true" style:diagonal-bl-tr="none" style:diagonal-tl-br="none" fo:border="0.74pt solid #3c3c3c" fo:padding="2.01pt" style:rotation-align="none"/>
    </style:style>
    <style:style style:name="ce319" style:family="table-cell" style:parent-style-name="Default" style:data-style-name="N1">
      <style:table-cell-properties fo:border-bottom="1.76pt solid #3c3c3c" style:cell-protect="protected" style:print-content="true" style:diagonal-bl-tr="none" style:diagonal-tl-br="none" fo:border-left="0.74pt solid #3c3c3c" fo:padding="2.01pt" fo:border-right="0.74pt solid #3c3c3c" style:rotation-align="none" fo:border-top="0.74pt solid #3c3c3c"/>
    </style:style>
    <style:style style:name="ce320"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21"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22"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129">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4" style:family="table-cell" style:parent-style-name="Default" style:data-style-name="N129">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5"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6"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7" style:family="table-cell" style:parent-style-name="Default">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29"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0"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1" style:family="table-cell" style:parent-style-name="Default" style:data-style-name="N1">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32" style:family="table-cell" style:parent-style-name="Default">
      <style:table-cell-properties style:glyph-orientation-vertical="0" fo:border-bottom="none" fo:background-color="#3366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3" style:family="table-cell" style:parent-style-name="Default">
      <style:table-cell-properties fo:background-color="#3366ff" style:cell-protect="protected" style:print-content="true" fo:padding="2.01pt"/>
    </style:style>
    <style:style style:name="ce334" style:family="table-cell" style:parent-style-name="Default" style:data-style-name="N129">
      <style:table-cell-properties fo:background-color="#3366ff" style:cell-protect="protected" style:print-content="true" fo:padding="2.01pt"/>
    </style:style>
    <style:style style:name="ce33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1"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2" style:family="table-cell" style:parent-style-name="Default" style:data-style-name="N129">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130">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4"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5"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5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9"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table-cell-properties fo:border-bottom="1.76pt solid #3c3c3c"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data-style-name="N129">
      <style:table-cell-properties style:cell-protect="protected" style:print-content="true" fo:background-color="transparent" fo:padding="2.01pt"/>
    </style:style>
    <style:style style:name="ce362" style:family="table-cell" style:parent-style-name="Default" style:data-style-name="N127">
      <style:table-cell-properties style:cell-protect="protected" style:print-content="true" style:diagonal-bl-tr="none" style:diagonal-tl-br="none" fo:background-color="transparent" fo:border="0.74pt solid #3c3c3c" fo:padding="2.01pt" style:rotation-align="none"/>
    </style:style>
    <style:style style:name="ce363"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6"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8"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69" style:family="table-cell" style:parent-style-name="Default" style:data-style-name="N127">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70" style:family="table-cell" style:parent-style-name="Default" style:data-style-name="N10">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b9cde5" svg:stroke-opacity="100%" draw:stroke-linejoin="miter" svg:stroke-linecap="square" draw:fill="none" draw:fill-color="#ffffff" draw:textarea-horizontal-align="justify" draw:textarea-vertical-align="top" draw:auto-grow-height="false" fo:min-height="396.71pt" fo:min-width="244.18pt" fo:padding-top="1.59pt" fo:padding-bottom="1.59pt" fo:padding-left="1.59pt" fo:padding-right="1.59pt" fo:wrap-option="wrap" draw:shadow-color="#808080"/>
    </style:style>
    <style:style style:name="gr2"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2pt" fo:min-width="0pt" fo:padding-top="3.69pt" fo:padding-bottom="3.69pt" fo:padding-left="7.09pt" fo:padding-right="7.09pt" fo:wrap-option="no-wrap" draw:shadow-color="#808080"/>
    </style:style>
    <style:style style:name="gr3" style:family="graphic">
      <style:graphic-properties draw:stroke="dash" draw:stroke-dash="Dashed_20__28_var_29__20_4" svg:stroke-width="2.01pt" svg:stroke-color="#4f81bd"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style:style>
    <style:style style:name="gr4"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17.86pt" draw:start-line-spacing-vertical="17.86pt" draw:end-line-spacing-horizontal="17.86pt" draw:end-line-spacing-vertical="17.86pt"/>
    </style:style>
    <style:style style:name="gr5"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4pt" fo:min-width="83.17pt" fo:padding-top="1.59pt" fo:padding-bottom="1.59pt" fo:padding-left="1.59pt" fo:padding-right="1.59pt" fo:wrap-option="wrap" draw:shadow-color="#808080"/>
    </style:style>
    <style:style style:name="gr6"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0pt" draw:start-line-spacing-vertical="0pt" draw:end-line-spacing-horizontal="0pt" draw:end-line-spacing-vertical="0pt"/>
    </style:style>
    <style:style style:name="gr7" style:family="graphic">
      <style:graphic-properties draw:stroke="none" draw:fill="none" draw:fill-color="#ffffff" draw:textarea-horizontal-align="justify" draw:textarea-vertical-align="top" draw:auto-grow-height="false" fo:min-height="17.74pt" fo:min-width="62.05pt" fo:padding-top="1.59pt" fo:padding-bottom="1.59pt" fo:padding-left="1.59pt" fo:padding-right="1.59pt" fo:wrap-option="wrap" draw:shadow-color="#808080"/>
    </style:style>
    <style:style style:name="gr8"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12pt" fo:min-width="0pt" fo:padding-top="3.69pt" fo:padding-bottom="3.69pt" fo:padding-left="7.09pt" fo:padding-right="7.09pt" fo:wrap-option="no-wrap" draw:shadow-color="#808080"/>
    </style:style>
    <style:style style:name="gr9" style:family="graphic">
      <style:graphic-properties draw:stroke="none" draw:fill="none" draw:fill-color="#ffffff" draw:textarea-horizontal-align="justify" draw:textarea-vertical-align="top" draw:auto-grow-height="false" fo:min-height="16.72pt" fo:min-width="43.4pt" fo:padding-top="1.59pt" fo:padding-bottom="1.59pt" fo:padding-left="1.59pt" fo:padding-right="1.59pt" fo:wrap-option="wrap" draw:shadow-color="#808080"/>
    </style:style>
    <style:style style:name="gr10"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04pt" fo:min-width="66.67pt" fo:padding-top="1.59pt" fo:padding-bottom="1.59pt" fo:padding-left="1.59pt" fo:padding-right="1.59pt" fo:wrap-option="wrap" draw:shadow-color="#808080"/>
    </style:style>
    <style:style style:name="gr11"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92pt" fo:min-width="66.56pt" fo:padding-top="1.59pt" fo:padding-bottom="1.59pt" fo:padding-left="1.59pt" fo:padding-right="1.59pt" fo:wrap-option="wrap" draw:shadow-color="#808080"/>
    </style:style>
    <style:style style:name="gr12" style:family="graphic">
      <style:graphic-properties draw:stroke="solid" svg:stroke-width="0.74pt" svg:stroke-color="#4a7ebb" svg:stroke-opacity="100%" draw:stroke-linejoin="miter" svg:stroke-linecap="square" draw:fill="solid" draw:fill-color="#4f81bd" draw:textarea-horizontal-align="justify" draw:textarea-vertical-align="middle" draw:auto-grow-height="false" fo:min-height="1.02pt" fo:min-width="0pt" fo:padding-top="3.69pt" fo:padding-bottom="3.69pt" fo:padding-left="7.09pt" fo:padding-right="7.09pt" fo:wrap-option="no-wrap" draw:shadow-color="#808080"/>
    </style:style>
    <style:style style:name="gr13" style:family="graphic">
      <style:graphic-properties draw:stroke="solid" svg:stroke-width="0.74pt" svg:stroke-color="#000000" draw:marker-start="Arrowheads_20_1"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2"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3" draw:marker-start-width="5.95pt" draw:marker-start-center="false" svg:stroke-opacity="100%" draw:stroke-linejoin="miter" svg:stroke-linecap="square" draw:fill="solid" draw:fill-color="#ffffc0" draw:textarea-horizontal-align="justify" draw:textarea-vertical-align="top" draw:auto-grow-height="false" draw:auto-grow-width="false" fo:min-height="667.67pt" fo:min-width="100.69pt" fo:padding-top="1.59pt" fo:padding-bottom="1.59pt" fo:padding-left="1.59pt" fo:padding-right="1.59pt" fo:wrap-option="no-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4"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5" draw:marker-start-width="5.95pt" draw:marker-start-center="false" svg:stroke-opacity="100%" draw:stroke-linejoin="miter" svg:stroke-linecap="square" draw:fill="solid" draw:fill-color="#ffffc0" draw:textarea-horizontal-align="justify" draw:textarea-vertical-align="top" draw:auto-grow-height="false" draw:auto-grow-width="false" fo:min-height="706.71pt" fo:min-width="97.88pt" fo:padding-top="1.59pt" fo:padding-bottom="1.59pt" fo:padding-left="1.59pt" fo:padding-right="1.59pt" fo:wrap-option="no-wrap" draw:shadow="hidden" draw:shadow-offset-x="2.83pt" draw:shadow-offset-y="2.83pt" draw:shadow-color="#000000" draw:caption-escape-direction="auto"/>
    </style:style>
    <style:style style:name="gr18" style:family="graphic">
      <style:graphic-properties draw:stroke="solid" svg:stroke-width="0.74pt" svg:stroke-color="#edeaa1" draw:marker-start="Arrowheads_20_6"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2.61pt" fo:min-width="101.25pt" fo:padding-top="1.59pt" fo:padding-bottom="1.59pt" fo:padding-left="1.59pt" fo:padding-right="1.59pt" fo:wrap-option="no-wrap" draw:shadow="hidden" draw:shadow-offset-x="2.83pt" draw:shadow-offset-y="2.83pt" draw:shadow-color="#000000" draw:caption-escape-direction="auto"/>
    </style:style>
    <style:style style:name="gr19" style:family="graphic">
      <style:graphic-properties draw:stroke="solid" svg:stroke-width="0.74pt" svg:stroke-color="#edeaa1" draw:marker-start="Arrowheads_20_7"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20.86pt" fo:min-width="100.94pt" fo:padding-top="1.59pt" fo:padding-bottom="1.59pt" fo:padding-left="1.59pt" fo:padding-right="1.59pt" fo:wrap-option="no-wrap" draw:shadow="hidden" draw:shadow-offset-x="2.83pt" draw:shadow-offset-y="2.83pt" draw:shadow-color="#000000" draw:caption-escape-direction="auto"/>
    </style:style>
    <style:style style:name="gr20" style:family="graphic">
      <style:graphic-properties draw:stroke="solid" svg:stroke-width="0.74pt" svg:stroke-color="#edeaa1" draw:marker-start="Arrowheads_20_8"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94pt" fo:padding-top="1.59pt" fo:padding-bottom="1.59pt" fo:padding-left="1.59pt" fo:padding-right="1.59pt" fo:wrap-option="no-wrap" draw:shadow="hidden" draw:shadow-offset-x="2.83pt" draw:shadow-offset-y="2.83pt" draw:shadow-color="#000000" draw:caption-escape-direction="auto"/>
    </style:style>
    <style:style style:name="gr21" style:family="graphic">
      <style:graphic-properties draw:stroke="solid" svg:stroke-width="0.74pt" svg:stroke-color="#edeaa1" draw:marker-start="Arrowheads_20_9"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52pt" fo:padding-top="1.59pt" fo:padding-bottom="1.59pt" fo:padding-left="1.59pt" fo:padding-right="1.59pt" fo:wrap-option="no-wrap" draw:shadow="hidden" draw:shadow-offset-x="2.83pt" draw:shadow-offset-y="2.83pt" draw:shadow-color="#000000" draw:caption-escape-direction="auto"/>
    </style:style>
    <style:style style:name="gr22" style:family="graphic">
      <style:graphic-properties draw:stroke="solid" svg:stroke-width="0.74pt" svg:stroke-color="#edeaa1" draw:marker-start="Arrowheads_20_10"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95.5pt" fo:min-width="102.36pt" fo:padding-top="1.59pt" fo:padding-bottom="1.59pt" fo:padding-left="1.59pt" fo:padding-right="1.59pt" fo:wrap-option="no-wrap" draw:shadow="hidden" draw:shadow-offset-x="2.83pt" draw:shadow-offset-y="2.83pt" draw:shadow-color="#000000" draw:caption-escape-direction="auto"/>
    </style:style>
    <style:style style:name="gr23" style:family="graphic">
      <style:graphic-properties draw:stroke="solid" svg:stroke-width="0.74pt" svg:stroke-color="#000000" draw:marker-start="Arrowheads_20_11" draw:marker-start-width="5.95pt" draw:marker-start-center="false" svg:stroke-opacity="100%" draw:stroke-linejoin="miter" svg:stroke-linecap="square" draw:fill="solid" draw:fill-color="#ffffc0" draw:textarea-horizontal-align="justify" draw:textarea-vertical-align="top" draw:auto-grow-height="false" draw:auto-grow-width="false" fo:min-height="38.64pt" fo:min-width="192.1pt" fo:padding-top="1.59pt" fo:padding-bottom="1.59pt" fo:padding-left="1.59pt" fo:padding-right="1.59pt" fo:wrap-option="no-wrap" draw:shadow="hidden" draw:shadow-offset-x="2.83pt" draw:shadow-offset-y="2.83pt" draw:shadow-color="#000000" draw:caption-escape-direction="auto"/>
    </style:style>
    <style:style style:name="gr24" style:family="graphic">
      <style:graphic-properties draw:stroke="solid" svg:stroke-width="0.74pt" svg:stroke-color="#000000" draw:marker-start="Arrowheads_20_12" draw:marker-start-width="5.95pt" draw:marker-start-center="false" svg:stroke-opacity="100%" draw:stroke-linejoin="miter" svg:stroke-linecap="square" draw:fill="solid" draw:fill-color="#ffffc0" draw:textarea-horizontal-align="justify" draw:textarea-vertical-align="top" draw:auto-grow-height="false" draw:auto-grow-width="false" fo:min-height="31.61pt" fo:min-width="158.85pt" fo:padding-top="1.59pt" fo:padding-bottom="1.59pt" fo:padding-left="1.59pt" fo:padding-right="1.59pt" fo:wrap-option="no-wrap" draw:shadow="hidden" draw:shadow-offset-x="2.83pt" draw:shadow-offset-y="2.83pt" draw:shadow-color="#000000" draw:caption-escape-direction="auto"/>
    </style:style>
    <style:style style:name="gr25" style:family="graphic">
      <style:graphic-properties draw:stroke="solid" svg:stroke-width="0.74pt" svg:stroke-color="#000000" draw:marker-start="Arrowheads_20_13" draw:marker-start-width="5.95pt" draw:marker-start-center="false" svg:stroke-opacity="100%" draw:stroke-linejoin="miter" svg:stroke-linecap="square" draw:fill="solid" draw:fill-color="#ffffc0" draw:textarea-horizontal-align="justify" draw:textarea-vertical-align="top" draw:auto-grow-height="false" draw:auto-grow-width="false" fo:min-height="32.63pt" fo:min-width="147.71pt" fo:padding-top="1.59pt" fo:padding-bottom="1.59pt" fo:padding-left="1.59pt" fo:padding-right="1.59pt" fo:wrap-option="no-wrap" draw:shadow="hidden" draw:shadow-offset-x="2.83pt" draw:shadow-offset-y="2.83pt" draw:shadow-color="#000000" draw:caption-escape-direction="auto"/>
    </style:style>
    <style:style style:name="gr26" style:family="graphic">
      <style:graphic-properties draw:stroke="solid" svg:stroke-width="0.74pt" svg:stroke-color="#000000" draw:marker-start="Arrowheads_20_14"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5pt" fo:min-width="208.8pt" fo:padding-top="1.59pt" fo:padding-bottom="1.59pt" fo:padding-left="1.59pt" fo:padding-right="1.59pt" fo:wrap-option="no-wrap" draw:shadow="hidden" draw:shadow-offset-x="2.83pt" draw:shadow-offset-y="2.83pt" draw:shadow-color="#000000" draw:caption-escape-direction="auto"/>
    </style:style>
    <style:style style:name="gr27" style:family="graphic">
      <style:graphic-properties draw:stroke="solid" svg:stroke-width="0.74pt" svg:stroke-color="#000000" draw:marker-start="Arrowheads_20_15"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3pt" fo:min-width="113.5pt" fo:padding-top="1.59pt" fo:padding-bottom="1.59pt" fo:padding-left="1.59pt" fo:padding-right="1.59pt" fo:wrap-option="no-wrap" draw:shadow="hidden" draw:shadow-offset-x="2.83pt" draw:shadow-offset-y="2.83pt" draw:shadow-color="#000000" draw:caption-escape-direction="auto"/>
    </style:style>
    <style:style style:name="gr28" style:family="graphic">
      <style:graphic-properties draw:stroke="solid" svg:stroke-width="0.74pt" svg:stroke-color="#000000" draw:marker-start="Arrowheads_20_16" draw:marker-start-width="5.95pt" draw:marker-start-center="false" svg:stroke-opacity="100%" draw:stroke-linejoin="miter" svg:stroke-linecap="square" draw:fill="solid" draw:fill-color="#ffffc0" draw:textarea-horizontal-align="justify" draw:textarea-vertical-align="top" draw:auto-grow-height="false" draw:auto-grow-width="false" fo:min-height="16.64pt" fo:min-width="234.62pt" fo:padding-top="1.59pt" fo:padding-bottom="1.59pt" fo:padding-left="1.59pt" fo:padding-right="1.59pt" fo:wrap-option="no-wrap" draw:shadow="hidden" draw:shadow-offset-x="2.83pt" draw:shadow-offset-y="2.83pt" draw:shadow-color="#000000" draw:caption-escape-direction="auto"/>
    </style:style>
    <style:style style:name="gr29" style:family="graphic">
      <style:graphic-properties draw:stroke="solid" svg:stroke-width="0.74pt" svg:stroke-color="#000000" draw:marker-start="Arrowheads_20_17" draw:marker-start-width="5.95pt" draw:marker-start-center="false" svg:stroke-opacity="100%" draw:stroke-linejoin="miter" svg:stroke-linecap="square" draw:fill="solid" draw:fill-color="#ffffc0" draw:textarea-horizontal-align="justify" draw:textarea-vertical-align="top" draw:auto-grow-height="false" draw:auto-grow-width="false" fo:min-height="88.61pt" fo:min-width="451.93pt" fo:padding-top="1.59pt" fo:padding-bottom="1.59pt" fo:padding-left="1.59pt" fo:padding-right="1.59pt" fo:wrap-option="no-wrap" draw:shadow="hidden" draw:shadow-offset-x="2.83pt" draw:shadow-offset-y="2.83pt" draw:shadow-color="#000000" draw:caption-escape-direction="auto"/>
    </style:style>
    <style:style style:name="gr30" style:family="graphic">
      <style:graphic-properties draw:stroke="solid" svg:stroke-width="0.74pt" svg:stroke-color="#000000" draw:marker-start="Arrowheads_20_18" draw:marker-start-width="5.95pt" draw:marker-start-center="false" svg:stroke-opacity="100%" draw:stroke-linejoin="miter" svg:stroke-linecap="square" draw:fill="solid" draw:fill-color="#ffffc0" draw:textarea-horizontal-align="justify" draw:textarea-vertical-align="top" draw:auto-grow-height="false" draw:auto-grow-width="false" fo:min-height="28.54pt" fo:min-width="100.71pt" fo:padding-top="1.59pt" fo:padding-bottom="1.59pt" fo:padding-left="1.59pt" fo:padding-right="1.59pt" fo:wrap-option="no-wrap" draw:shadow="hidden" draw:shadow-offset-x="2.83pt" draw:shadow-offset-y="2.83pt" draw:shadow-color="#000000" draw:caption-escape-direction="auto"/>
    </style:style>
    <style:style style:name="gr31" style:family="graphic">
      <style:graphic-properties draw:stroke="solid" svg:stroke-width="0.74pt" svg:stroke-color="#000000" draw:marker-start="Arrowheads_20_19" draw:marker-start-width="5.95pt" draw:marker-start-center="false" svg:stroke-opacity="100%" draw:stroke-linejoin="miter" svg:stroke-linecap="square" draw:fill="solid" draw:fill-color="#ffffc0" draw:textarea-horizontal-align="justify" draw:textarea-vertical-align="top" draw:auto-grow-height="false" draw:auto-grow-width="false" fo:min-height="32.57pt" fo:min-width="100.71pt" fo:padding-top="1.59pt" fo:padding-bottom="1.59pt" fo:padding-left="1.59pt" fo:padding-right="1.59pt" fo:wrap-option="no-wrap" draw:shadow="hidden" draw:shadow-offset-x="2.83pt" draw:shadow-offset-y="2.83pt" draw:shadow-color="#000000" draw:caption-escape-direction="auto"/>
    </style:style>
    <style:style style:name="gr32" style:family="graphic">
      <style:graphic-properties draw:stroke="solid" svg:stroke-width="0.74pt" svg:stroke-color="#000000" draw:marker-start="Arrowheads_20_20" draw:marker-start-width="5.95pt" draw:marker-start-center="false" svg:stroke-opacity="100%" draw:stroke-linejoin="miter" svg:stroke-linecap="square" draw:fill="solid" draw:fill-color="#ffffc0" draw:textarea-horizontal-align="justify" draw:textarea-vertical-align="top" draw:auto-grow-height="false" draw:auto-grow-width="false" fo:min-height="20.58pt" fo:min-width="100.71pt" fo:padding-top="1.59pt" fo:padding-bottom="1.59pt" fo:padding-left="1.59pt" fo:padding-right="1.59pt" fo:wrap-option="no-wrap" draw:shadow="hidden" draw:shadow-offset-x="2.83pt" draw:shadow-offset-y="2.83pt" draw:shadow-color="#000000" draw:caption-escape-direction="auto"/>
    </style:style>
    <style:style style:name="gr33" style:family="graphic">
      <style:graphic-properties draw:stroke="solid" svg:stroke-width="0.74pt" svg:stroke-color="#000000" draw:marker-start="Arrowheads_20_21" draw:marker-start-width="5.95pt" draw:marker-start-center="false" svg:stroke-opacity="100%" draw:stroke-linejoin="miter" svg:stroke-linecap="square" draw:fill="solid" draw:fill-color="#ffffc0" draw:textarea-horizontal-align="justify" draw:textarea-vertical-align="top" draw:auto-grow-height="false" draw:auto-grow-width="false" fo:min-height="69.7pt" fo:min-width="100.71pt" fo:padding-top="1.59pt" fo:padding-bottom="1.59pt" fo:padding-left="1.59pt" fo:padding-right="1.59pt" fo:wrap-option="no-wrap" draw:shadow="hidden" draw:shadow-offset-x="2.83pt" draw:shadow-offset-y="2.83pt" draw:shadow-color="#000000" draw:caption-escape-direction="auto"/>
    </style:style>
    <style:style style:name="gr34" style:family="graphic">
      <style:graphic-properties draw:stroke="solid" svg:stroke-width="0.74pt" svg:stroke-color="#000000" draw:marker-start="Arrowheads_20_22" draw:marker-start-width="5.95pt" draw:marker-start-center="false" svg:stroke-opacity="100%" draw:stroke-linejoin="miter" svg:stroke-linecap="square" draw:fill="solid" draw:fill-color="#ffffc0" draw:textarea-horizontal-align="justify" draw:textarea-vertical-align="top" draw:auto-grow-height="false" draw:auto-grow-width="false" fo:min-height="72.71pt" fo:min-width="100.71pt" fo:padding-top="1.59pt" fo:padding-bottom="1.59pt" fo:padding-left="1.59pt" fo:padding-right="1.59pt" fo:wrap-option="no-wrap" draw:shadow="hidden" draw:shadow-offset-x="2.83pt" draw:shadow-offset-y="2.83pt" draw:shadow-color="#000000" draw:caption-escape-direction="auto"/>
    </style:style>
    <style:style style:name="gr35" style:family="graphic">
      <style:graphic-properties draw:stroke="solid" svg:stroke-width="0.74pt" svg:stroke-color="#000000" draw:marker-start="Arrowheads_20_23" draw:marker-start-width="5.95pt" draw:marker-start-center="false" svg:stroke-opacity="100%" draw:stroke-linejoin="miter" svg:stroke-linecap="square" draw:fill="solid" draw:fill-color="#ffffc0" draw:textarea-horizontal-align="justify" draw:textarea-vertical-align="top" draw:auto-grow-height="false" draw:auto-grow-width="false" fo:min-height="121.75pt" fo:min-width="97.94pt" fo:padding-top="1.59pt" fo:padding-bottom="1.59pt" fo:padding-left="1.59pt" fo:padding-right="1.59pt" fo:wrap-option="no-wrap" draw:shadow="hidden" draw:shadow-offset-x="2.83pt" draw:shadow-offset-y="2.83pt" draw:shadow-color="#000000" draw:caption-escape-direction="auto"/>
    </style:style>
    <style:style style:name="gr36" style:family="graphic">
      <style:graphic-properties draw:stroke="solid" svg:stroke-width="0.74pt" svg:stroke-color="#edeaa1" draw:marker-start="Arrowheads_20_24"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0.63pt" fo:min-width="100.74pt" fo:padding-top="1.59pt" fo:padding-bottom="1.59pt" fo:padding-left="1.59pt" fo:padding-right="1.59pt" fo:wrap-option="no-wrap" draw:shadow="hidden" draw:shadow-offset-x="2.83pt" draw:shadow-offset-y="2.83pt" draw:shadow-color="#000000" draw:caption-escape-direction="auto"/>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none"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4f81bd"/>
      <style:paragraph-properties style:writing-mode="lr-tb"/>
    </style:style>
    <style:style style:name="P7"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gradient" draw:fill-color="#fbf6d6" draw:fill-gradient-name="Gradient_20_2"/>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bold" style:text-underline-mode="continuous" style:text-overline-mode="continuous" style:text-line-through-mode="continuous" style:font-name-asian="WenQuanYi Micro Hei"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normal" style:text-underline-mode="continuous" style:text-overline-mode="continuous" style:text-line-through-mode="continuous" style:font-name-asian="WenQuanYi Micro Hei"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style:font-style-complex="normal"/>
    </style:style>
    <style:style style:name="T8"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font-name="Arial" fo:font-size="10pt" style:text-line-through-type="none" fo:font-style="normal" style:text-outline="false" fo:text-shadow="none" style:text-position="0%" style:font-size-asian="10pt" style:font-size-complex="10pt" style:font-style-asian="normal" style:font-style-complex="normal" fo:color="#dd0806" fo:font-weight="bold" style:text-underline-style="solid" style:text-underline-width="auto" style:text-underline-color="font-color" style:font-weight-asian="bold" style:font-weight-complex="bold"/>
    </style:style>
    <style:style style:name="T11"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style:style>
    <style:style style:name="T12"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fo:color="#000000"/>
    </style:style>
    <style:style style:name="T13" style:family="text">
      <style:text-properties fo:font-size="10.5pt" style:font-style-complex="normal" fo:font-weight="bold" style:text-underline-style="none" style:text-underline-color="font-color" style:text-line-through-type="none" fo:font-style="normal" style:text-outline="false" fo:color="#000080" fo:text-shadow="none" style:text-position="0%" style:font-name-complex="Menlo" style:font-size-asian="10.5pt" style:font-size-complex="10.5pt" style:font-weight-asian="bold" style:font-weight-complex="bold" style:font-style-asian="normal" style:font-name="Menlo"/>
    </style:style>
    <style:style style:name="T14"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complex="normal" style:font-weight-asian="normal"/>
    </style:style>
    <style:style style:name="T1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80" fo:font-weight="bold" style:font-weight-asian="bold" style:font-weight-complex="bold"/>
    </style:style>
    <style:style style:name="T1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asian="normal" style:font-weight-complex="normal"/>
    </style:style>
    <style:style style:name="T17" style:family="text">
      <style:text-properties style:font-style-complex="normal" style:font-name="Menlo" style:font-style-asian="normal" style:font-weight-complex="bold" style:font-weight-asian="bold" style:font-size-complex="10.5pt" style:font-size-asian="10.5pt" style:font-name-complex="Menlo" style:text-position="0%" fo:color="#000080" style:text-outline="false" fo:font-style="normal" style:text-line-through-type="none" style:text-underline-style="none" style:text-underline-color="font-color" fo:font-weight="bold" fo:font-size="10.5pt" fo:text-shadow="none"/>
    </style:style>
    <style:style style:name="T18" style:family="text">
      <style:text-properties style:font-style-complex="normal" style:font-name="Menlo" style:font-style-asian="normal" style:font-size-complex="10.5pt" style:font-size-asian="10.5pt" style:font-name-complex="Menlo" style:text-position="0%" style:text-outline="false" fo:font-style="normal" style:text-line-through-type="none" style:text-underline-style="none" style:text-underline-color="font-color" fo:font-size="10.5pt" fo:text-shadow="none" fo:color="#000000" fo:font-weight="normal" style:font-weight-asian="normal" style:font-weight-complex="normal"/>
    </style:style>
    <style:style style:name="T19"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style:font-name-complex="Menlo" style:font-size-asian="10.5pt" style:font-size-complex="10.5pt" style:font-weight-asian="normal" style:font-weight-complex="normal" style:font-style-asian="normal" style:font-name="Menlo"/>
    </style:style>
    <style:style style:name="T20"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6411" fo:font-weight="bold" style:font-weight-asian="bold" style:font-weight-complex="bold"/>
    </style:style>
    <style:style style:name="T21"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00" fo:font-weight="normal" style:font-weight-asian="normal" style:font-weight-complex="normal"/>
    </style:style>
    <style:style style:name="T22"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4600a5"/>
    </style:style>
    <style:style style:name="T23"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000000"/>
    </style:style>
    <style:style style:name="T24" style:family="text">
      <style:text-properties fo:font-size="10.5pt" style:font-style-complex="normal" fo:font-weight="normal" style:text-underline-style="none" style:text-underline-color="font-color" style:text-line-through-type="none" fo:font-style="normal" style:text-outline="false" fo:color="#000000" fo:text-shadow="none" style:text-position="0%" style:font-name-complex="Menlo" style:font-size-asian="10.5pt" style:font-size-complex="10.5pt" style:font-weight-asian="normal" style:font-weight-complex="normal" style:font-style-asian="normal" style:font-name="Menlo"/>
    </style:style>
    <style:style style:name="T2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style:font-weight-asian="bold" style:font-weight-complex="bold" fo:font-weight="bold" fo:color="#000080"/>
    </style:style>
    <style:style style:name="T2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6411" fo:font-weight="bold" style:font-weight-asian="bold" style:font-weight-complex="bold"/>
    </style:style>
    <style:style style:name="T27" style:family="text">
      <style:text-properties fo:font-size="10pt"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style:font-name="Arial"/>
    </style:style>
    <style:style style:name="T28" style:family="text">
      <style:text-properties fo:font-size="10pt" style:font-weight-complex="normal" style:font-weight-asian="normal" style:font-size-complex="10pt" style:font-size-asian="10pt" style:text-position="0%" fo:text-shadow="none" style:text-outline="false" style:text-line-through-type="none" style:text-underline-style="none" style:text-underline-color="font-color" fo:font-weight="normal" style:font-name="Arial" fo:font-style="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Assessment.$B$61:.$B$69])" table:allow-empty-cell="true" table:display-list="unsorted" table:base-cell-address="Assessment.B55">
          <table:error-message table:message-type="stop" table:display="true"/>
        </table:content-validation>
        <table:content-validation table:name="val2" table:base-cell-address="'Historical Data'.C65">
          <table:error-message table:message-type="stop" table:title=".GE. zero integer" table:display="true">
            <text:p>Value must be an integer greater than or equal to zero.</text:p>
          </table:error-message>
        </table:content-validation>
        <table:content-validation table:name="val3" table:condition="of:cell-content-is-whole-number() and cell-content()&gt;=0" table:allow-empty-cell="true" table:base-cell-address="'Historical Data'.D65">
          <table:error-message table:message-type="stop" table:title=".GE. zero" table:display="true">
            <text:p>Value must be an integer greater than or equal to zero.</text:p>
          </table:error-message>
        </table:content-validation>
        <table:content-validation table:name="val4" table:condition="of:cell-content-is-in-list([$'Historical Data'.$B$32:.$B$36])" table:allow-empty-cell="true" table:display-list="unsorted" table:base-cell-address="'Historical Data'.E128">
          <table:error-message table:message-type="stop" table:display="true"/>
        </table:content-validation>
        <table:content-validation table:name="val5" table:condition="of:cell-content-is-in-list([$Acceptance.$A$46:.$A$54])" table:allow-empty-cell="true" table:display-list="unsorted" table:base-cell-address="Acceptance.A56">
          <table:error-message table:message-type="stop" table:display="true"/>
        </table:content-validation>
        <table:content-validation table:name="val6" table:condition="of:cell-content-is-in-list([$Acceptance.$E$30:.$E$34])" table:allow-empty-cell="true" table:display-list="unsorted" table:base-cell-address="Acceptance.E56">
          <table:error-message table:message-type="stop" table:display="true"/>
        </table:content-validation>
        <table:content-validation table:name="val7" table:condition="of:cell-content-is-in-list([$Map.$B$2:.$B$3])" table:allow-empty-cell="true" table:display-list="unsorted" table:base-cell-address="Map.C7">
          <table:error-message table:message-type="stop" table:display="true"/>
        </table:content-validation>
        <table:content-validation table:name="val8" table:condition="of:cell-content-is-in-list([$Architecture.$C$31:.$C$32])" table:allow-empty-cell="true" table:display-list="unsorted" table:base-cell-address="Architecture.C44">
          <table:error-message table:message-type="stop" table:display="true"/>
        </table:content-validation>
        <table:content-validation table:name="val9" table:condition="of:cell-content-is-in-list([$Architecture.$C$27:.$C$30])" table:allow-empty-cell="true" table:display-list="unsorted" table:base-cell-address="Architecture.C47">
          <table:error-message table:message-type="stop" table:display="true"/>
        </table:content-validation>
        <table:content-validation table:name="val10" table:condition="of:cell-content-is-in-list([$Estimation.$B$32:.$B$36])" table:allow-empty-cell="true" table:display-list="unsorted" table:base-cell-address="Estimation.C68">
          <table:error-message table:message-type="stop" table:display="true"/>
        </table:content-validation>
        <table:content-validation table:name="val11" table:condition="of:cell-content-is-in-list([$Estimation.$B$24:.$B$25])" table:allow-empty-cell="true" table:display-list="unsorted" table:base-cell-address="Estimation.E68">
          <table:error-message table:message-type="stop" table:display="true"/>
        </table:content-validation>
        <table:content-validation table:name="val12" table:base-cell-address="Iterations.C94">
          <table:error-message table:message-type="stop" table:title="Date" table:display="true">
            <text:p>Date must be in MM/DD/YY format.</text:p>
          </table:error-message>
        </table:content-validation>
        <table:content-validation table:name="val13" table:condition="of:cell-content-is-date() and cell-content-is-between([$Iterations.$B$4],[$Iterations.$B$5])" table:allow-empty-cell="true" table:base-cell-address="Iterations.G81">
          <table:error-message table:message-type="stop" table:title="Date" table:display="true">
            <text:p>Date must be in MM/DD/YY format.</text:p>
          </table:error-message>
        </table:content-validation>
        <table:content-validation table:name="val14" table:condition="of:cell-content-is-whole-number() and cell-content()&gt;=0" table:allow-empty-cell="true" table:base-cell-address="'Change Log'.A60">
          <table:error-message table:message-type="stop" table:title="Positive Number" table:display="true">
            <text:p>Value must be greater than or equal to zero.</text:p>
          </table:error-message>
        </table:content-validation>
        <table:content-validation table:name="val15" table:condition="of:cell-content-is-in-list([$'Change Log'.$B$19:.$B$29])" table:allow-empty-cell="true" table:display-list="unsorted" table:base-cell-address="'Change Log'.C60">
          <table:error-message table:message-type="stop" table:title="Defect Type Error" table:display="true">
            <text:p>Error type must be one of:</text:p>
            <text:p> <text:s/>Documentation</text:p>
            <text:p> <text:s/>Syntax</text:p>
            <text:p> <text:s/>Build,Package</text:p>
            <text:p> <text:s/>Assignment</text:p>
            <text:p> <text:s/>Interface</text:p>
            <text:p> <text:s/>Checking</text:p>
            <text:p> <text:s/>Data</text:p>
            <text:p> <text:s/>Function</text:p>
            <text:p> <text:s/>System</text:p>
            <text:p> <text:s/>Environment</text:p>
          </table:error-message>
        </table:content-validation>
        <table:content-validation table:name="val16" table:condition="of:cell-content-is-in-list([$'Change Log'.$B$4:.$B$14])" table:allow-empty-cell="true" table:display-list="unsorted" table:base-cell-address="'Change Log'.D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7" table:condition="of:cell-content-is-in-list([$'Change Log'.$E$19:.$E$29])" table:allow-empty-cell="true" table:display-list="unsorted" table:base-cell-address="'Change Log'.E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8" table:base-cell-address="'Time Log'.A48">
          <table:error-message table:message-type="stop" table:title="Date" table:display="false">
            <text:p>Date must be in MM/DD/YYYY format.</text:p>
          </table:error-message>
        </table:content-validation>
        <table:content-validation table:name="val19" table:condition="of:cell-content-is-time() and cell-content-is-between(0,0.999305555555556)" table:allow-empty-cell="true" table:base-cell-address="'Time Log'.B48">
          <table:error-message table:message-type="stop" table:title="Time error" table:display="true">
            <text:p>Times must be in the following format:</text:p>
            <text:p> <text:s text:c="3"/>hh:mm am <text:s text:c="7"/>or</text:p>
            <text:p> <text:s text:c="3"/>hh:mm pm</text:p>
          </table:error-message>
        </table:content-validation>
        <table:content-validation table:name="val20" table:condition="of:cell-content-is-in-list([$'Time Log'.$B$4:.$B$14])" table:allow-empty-cell="true" table:display-list="unsorted" table:base-cell-address="'Time Log'.F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21" table:condition="of:cell-content-is-in-list([$'Time Log'.$E$19:.$E$29])" table:allow-empty-cell="true" table:display-list="unsorted" table:base-cell-address="'Time Log'.G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s>
      <table:table table:name="Description" table:style-name="ta1" table:protected="true">
        <loext:table-protection loext:select-protected-cells="true" loext:select-unprotected-cells="tru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0" table:number-columns-repeated="246" table:default-cell-style-name="ce6"/>
        <table:table-column table:style-name="co10" table:number-columns-repeated="767" table:default-cell-style-name="Default"/>
        <table:table-row table:style-name="ro1">
          <table:table-cell table:style-name="ce1" office:value-type="string" calcext:value-type="string" table:number-columns-spanned="7" table:number-rows-spanned="1">
            <text:p>COMP 5700/6700/6706 -- Software Process</text:p>
          </table:table-cell>
          <table:covered-table-cell table:number-columns-repeated="6" table:style-name="ce1"/>
          <table:table-cell table:number-columns-repeated="1017"/>
        </table:table-row>
        <table:table-row table:style-name="ro2">
          <table:table-cell table:number-columns-repeated="1024"/>
        </table:table-row>
        <table:table-row table:style-name="ro2">
          <table:table-cell table:style-name="ce3" office:value-type="string" calcext:value-type="string">
            <text:p>Assignment:</text:p>
          </table:table-cell>
          <table:table-cell table:style-name="ce7" office:value-type="string" calcext:value-type="string">
            <text:p>Assignment 2</text:p>
          </table:table-cell>
          <table:table-cell table:number-columns-repeated="1022"/>
        </table:table-row>
        <table:table-row table:style-name="ro2">
          <table:table-cell table:style-name="ce3"/>
          <table:table-cell table:number-columns-repeated="1023"/>
        </table:table-row>
        <table:table-row table:style-name="ro3">
          <table:table-cell table:style-name="ce4" office:value-type="string" calcext:value-type="string">
            <text:p>Objective:</text:p>
          </table:table-cell>
          <table:table-cell table:style-name="ce8" office:value-type="string" calcext:value-type="string" table:number-columns-spanned="8" table:number-rows-spanned="1">
            <text:p>To gain experience with a rudimentary process</text:p>
          </table:table-cell>
          <table:covered-table-cell table:number-columns-repeated="7" table:style-name="ce8"/>
          <table:table-cell table:number-columns-repeated="1015"/>
        </table:table-row>
        <table:table-row table:style-name="ro4">
          <table:table-cell table:style-name="ce4" office:value-type="string" calcext:value-type="string">
            <text:p>Product:</text:p>
          </table:table-cell>
          <table:table-cell table:style-name="ce9" office:value-type="string" calcext:value-type="string" table:number-columns-spanned="8" table:number-rows-spanned="1">
            <text:p>Write software to parse a string containing a key-value pairs.</text:p>
          </table:table-cell>
          <table:covered-table-cell table:number-columns-repeated="7" table:style-name="ce9"/>
          <table:table-cell table:number-columns-repeated="1015"/>
        </table:table-row>
        <table:table-row table:style-name="ro5">
          <table:table-cell table:style-name="ce4" office:value-type="string" calcext:value-type="string">
            <text:p>Deliverables:</text:p>
          </table:table-cell>
          <table:table-cell table:style-name="ce10" office:value-type="string" calcext:value-type="string">
            <text:p>Via Canvas: <text:s/></text:p>
          </table:table-cell>
          <table:table-cell table:style-name="ce9" office:value-type="string" calcext:value-type="string" table:number-columns-spanned="7" table:number-rows-spanned="1">
            <text:p>Submit the URL of your GitHub account.</text:p>
          </table:table-cell>
          <table:covered-table-cell table:number-columns-repeated="6" table:style-name="ce9"/>
          <table:table-cell table:number-columns-repeated="1015"/>
        </table:table-row>
        <table:table-row table:style-name="ro5">
          <table:table-cell table:style-name="ce4"/>
          <table:table-cell table:style-name="ce10" office:value-type="string" calcext:value-type="string">
            <text:p>Via GitHub:</text:p>
          </table:table-cell>
          <table:table-cell table:style-name="ce9" office:value-type="string" calcext:value-type="string" table:number-columns-spanned="7" table:number-rows-spanned="1">
            <text:p>Push your code and your spreadsheet to GitHub.com</text:p>
          </table:table-cell>
          <table:covered-table-cell table:number-columns-repeated="6" table:style-name="ce9"/>
          <table:table-cell table:number-columns-repeated="1015"/>
        </table:table-row>
        <table:table-row table:style-name="ro6">
          <table:table-cell table:style-name="ce4"/>
          <table:table-cell table:style-name="ce11" table:number-columns-spanned="8" table:number-rows-spanned="1"/>
          <table:covered-table-cell table:number-columns-repeated="7" table:style-name="ce11"/>
          <table:table-cell table:number-columns-repeated="1015"/>
        </table:table-row>
        <table:table-row table:style-name="ro7">
          <table:table-cell table:style-name="ce5" office:value-type="string" calcext:value-type="string">
            <text:p>Notes on Process:</text:p>
          </table:table-cell>
          <table:table-cell table:style-name="ce9" office:value-type="string" calcext:value-type="string" table:number-columns-spanned="8" table:number-rows-spanned="1">
            <text:p><text:s/>- Follow the process in the "Process" worksheet for this assignment.</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This homework assignment is be accomplished individually</text:p>
          </table:table-cell>
          <table:covered-table-cell table:number-columns-repeated="7" table:style-name="ce9"/>
          <table:table-cell table:number-columns-repeated="1015"/>
        </table:table-row>
        <table:table-row table:style-name="ro8">
          <table:table-cell table:style-name="ce3"/>
          <table:table-cell table:style-name="ce9" office:value-type="string" calcext:value-type="string" table:number-columns-spanned="8" table:number-rows-spanned="1">
            <text:p><text:s/>- Ensure you follow the course coding and counting standards.</text:p>
          </table:table-cell>
          <table:covered-table-cell table:number-columns-repeated="7" table:style-name="ce9"/>
          <table:table-cell table:number-columns-repeated="1015"/>
        </table:table-row>
        <table:table-row table:style-name="ro9">
          <table:table-cell table:style-name="ce3"/>
          <table:table-cell table:style-name="ce9" office:value-type="string" calcext:value-type="string" table:number-columns-spanned="8" table:number-rows-spanned="1">
            <text:p><text:s/>- Be honest in your data. <text:s/>Your grade depends on how you follow the process and the quality of your work, not on the speed of your work or the number of defects found.</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Below are clarifications for process worksheets that have been problematic in the past:</text:p>
          </table:table-cell>
          <table:covered-table-cell table:number-columns-repeated="7" table:style-name="ce9"/>
          <table:table-cell table:number-columns-repeated="1015"/>
        </table:table-row>
        <table:table-row table:style-name="ro8">
          <table:table-cell table:style-name="ce3"/>
          <table:table-cell table:style-name="ce12"/>
          <table:table-cell table:style-name="ce13" office:value-type="string" calcext:value-type="string">
            <text:p>Worksheet</text:p>
          </table:table-cell>
          <table:table-cell table:style-name="ce14" office:value-type="string" calcext:value-type="string" table:number-columns-spanned="6" table:number-rows-spanned="1">
            <text:p>Special Instructions</text:p>
          </table:table-cell>
          <table:covered-table-cell table:number-columns-repeated="5" table:style-name="ce14"/>
          <table:table-cell table:number-columns-repeated="1015"/>
        </table:table-row>
        <table:table-row table:style-name="ro10">
          <table:table-cell table:style-name="ce3"/>
          <table:table-cell table:style-name="ce12"/>
          <table:table-cell table:style-name="ce12" office:value-type="string" calcext:value-type="string">
            <text:p>Plan</text:p>
          </table:table-cell>
          <table:table-cell table:style-name="ce9" office:value-type="string" calcext:value-type="string" table:number-columns-spanned="6" table:number-rows-spanned="1">
            <text:p><text:span text:style-name="T7">Record lines of code for production code only.  </text:span><text:span text:style-name="T8">Do not include test code.</text:span></text:p>
          </table:table-cell>
          <table:covered-table-cell table:number-columns-repeated="5" table:style-name="ce9"/>
          <table:table-cell table:number-columns-repeated="1015"/>
        </table:table-row>
        <table:table-row table:style-name="ro11" table:visibility="collapse">
          <table:table-cell table:style-name="ce3"/>
          <table:table-cell table:style-name="ce12"/>
          <table:table-cell table:style-name="ce12" office:value-type="string" calcext:value-type="string">
            <text:p>Acceptance</text:p>
          </table:table-cell>
          <table:table-cell table:style-name="ce9" office:value-type="string" calcext:value-type="string" table:number-columns-spanned="6" table:number-rows-spanned="1">
            <text:p>Develop acceptance tests for the specified black box. <text:s/>Do not include tests for items that are not part of the specifications (meaning, items over and above the specs -- these tests will appear in your individual unit test files). <text:s/>Write the expected results at planning time. <text:s/>Modify if necessary later. <text:s/>Don’t write actual results in advance.</text:p>
          </table:table-cell>
          <table:covered-table-cell table:number-columns-repeated="5" table:style-name="ce9"/>
          <table:table-cell table:number-columns-repeated="1015"/>
        </table:table-row>
        <table:table-row table:style-name="ro1">
          <table:table-cell table:style-name="ce3"/>
          <table:table-cell table:style-name="ce12"/>
          <table:table-cell table:style-name="ce12" office:value-type="string" calcext:value-type="string">
            <text:p>Time Log</text:p>
          </table:table-cell>
          <table:table-cell table:style-name="ce9" office:value-type="string" calcext:value-type="string" table:number-columns-spanned="6" table:number-rows-spanned="1">
            <text:p>Use the "sandbox" activity to record time spent experimenting with the assignment requirements.</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Historical Data</text:p>
          </table:table-cell>
          <table:table-cell table:style-name="ce9" office:value-type="string" calcext:value-type="string" table:number-columns-spanned="6" table:number-rows-spanned="1">
            <text:p>Record your process and product data from all previous programming assignments. <text:s/>Do this as part of the planning activity.</text:p>
          </table:table-cell>
          <table:covered-table-cell table:number-columns-repeated="5" table:style-name="ce9"/>
          <table:table-cell table:number-columns-repeated="1015"/>
        </table:table-row>
        <table:table-row table:style-name="ro13" table:visibility="collapse">
          <table:table-cell table:style-name="ce3"/>
          <table:table-cell table:style-name="ce12"/>
          <table:table-cell table:style-name="ce12" office:value-type="string" calcext:value-type="string">
            <text:p>Review</text:p>
          </table:table-cell>
          <table:table-cell table:style-name="ce9" office:value-type="string" calcext:value-type="string" table:number-columns-spanned="6" table:number-rows-spanned="1">
            <text:p>During the planning activity, list a count of all defects that you've previously encountered. <text:s/>Construct a checklist from your defect logs. <text:s/>Indicate during the review activity the number of times the review checklist item found an error.</text:p>
          </table:table-cell>
          <table:covered-table-cell table:number-columns-repeated="5" table:style-name="ce9"/>
          <table:table-cell table:number-columns-repeated="1015"/>
        </table:table-row>
        <table:table-row table:style-name="ro14" table:visibility="collapse">
          <table:table-cell table:style-name="ce3"/>
          <table:table-cell table:style-name="ce12"/>
          <table:table-cell table:style-name="ce12" office:value-type="string" calcext:value-type="string">
            <text:p>Scenarios</text:p>
          </table:table-cell>
          <table:table-cell table:style-name="ce9" office:value-type="string" calcext:value-type="string" table:number-columns-spanned="6" table:number-rows-spanned="1">
            <text:p>Create an interface <text:s/>specification depicting the interaction between a test driver and the class specified above. <text:s/>Create nominal scenario(s) and anomalous scenario(s) sufficient to convey your understanding of software behavior</text:p>
          </table:table-cell>
          <table:covered-table-cell table:number-columns-repeated="5" table:style-name="ce9"/>
          <table:table-cell table:number-columns-repeated="1015"/>
        </table:table-row>
        <table:table-row table:style-name="ro15">
          <table:table-cell table:style-name="ce3"/>
          <table:table-cell table:style-name="ce12"/>
          <table:table-cell table:style-name="ce12" office:value-type="string" calcext:value-type="string">
            <text:p>Lessons Learned</text:p>
          </table:table-cell>
          <table:table-cell table:style-name="ce9" office:value-type="string" calcext:value-type="string" table:number-columns-spanned="6" table:number-rows-spanned="1">
            <text:p>This tab is optional. <text:s/>Use it to record great ideas, suggestions, etc. <text:s/>Whining in not productive :)</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Architecture</text:p>
          </table:table-cell>
          <table:table-cell table:style-name="ce9" office:value-type="string" calcext:value-type="string" table:number-columns-spanned="6" table:number-rows-spanned="1">
            <text:p>Develop CRC cards only for the production code needed to implement the specifications. <text:s/>Do not include CRC cards for test drivers.</text:p>
          </table:table-cell>
          <table:covered-table-cell table:number-columns-repeated="5" table:style-name="ce9"/>
          <table:table-cell table:number-columns-repeated="1015"/>
        </table:table-row>
        <table:table-row table:style-name="ro16" table:visibility="collapse">
          <table:table-cell table:style-name="ce3"/>
          <table:table-cell table:style-name="ce12"/>
          <table:table-cell table:style-name="ce12" office:value-type="string" calcext:value-type="string">
            <text:p>Estimate</text:p>
          </table:table-cell>
          <table:table-cell table:style-name="ce9" office:value-type="string" calcext:value-type="string" table:number-columns-spanned="6" table:number-rows-spanned="1">
            <text:p>Record all the items from your architecture. <text:s/>Do not include test code.</text:p>
          </table:table-cell>
          <table:covered-table-cell table:number-columns-repeated="5" table:style-name="ce9"/>
          <table:table-cell table:number-columns-repeated="1015"/>
        </table:table-row>
        <table:table-row table:style-name="ro17" table:visibility="collapse">
          <table:table-cell table:style-name="ce3"/>
          <table:table-cell table:style-name="ce12"/>
          <table:table-cell table:style-name="ce12" office:value-type="string" calcext:value-type="string">
            <text:p>Iterations</text:p>
          </table:table-cell>
          <table:table-cell table:style-name="ce9" office:value-type="string" calcext:value-type="string" table:number-columns-spanned="6" table:number-rows-spanned="1">
            <text:p><text:span text:style-name="T9">Record the number of iterations you plan to use, together with the planned velocity of each iteration.  Record the amount of time you plan to have available each day of the project window.  </text:span><text:span text:style-name="T10">Please plan for more than one iteration.</text:span></text:p>
          </table:table-cell>
          <table:covered-table-cell table:number-columns-repeated="5" table:style-name="ce9"/>
          <table:table-cell table:number-columns-repeated="1015"/>
        </table:table-row>
        <table:table-row table:style-name="ro18">
          <table:table-cell table:style-name="ce5" office:value-type="string" calcext:value-type="string">
            <text:p>Special Instructions:</text:p>
          </table:table-cell>
          <table:table-cell table:style-name="ce9" office:value-type="string" calcext:value-type="string" table:number-columns-spanned="8" table:number-rows-spanned="1">
            <text:p><text:s/>- Selected cells in this spreadsheet are locked against inadvertent editing. <text:s/>Should you need to unlock the spreadsheet, select the protected worksheet, select Tools -&gt; Protection -&gt; unprotect.</text:p>
          </table:table-cell>
          <table:covered-table-cell table:number-columns-repeated="7" table:style-name="ce9"/>
          <table:table-cell table:style-name="ce15" table:number-columns-repeated="1015"/>
        </table:table-row>
        <table:table-row table:style-name="ro2" table:number-rows-repeated="1048549">
          <table:table-cell table:number-columns-repeated="1024"/>
        </table:table-row>
        <table:table-row table:style-name="ro2">
          <table:table-cell table:number-columns-repeated="1024"/>
        </table:table-row>
      </table:table>
      <table:table table:name="Process" table:style-name="ta2" table:protected="true">
        <loext:table-protection loext:select-protected-cells="true" loext:select-unprotected-cells="true"/>
        <office:forms form:automatic-focus="false" form:apply-design-mode="false"/>
        <table:table-column table:style-name="co12" table:default-cell-style-name="ce6"/>
        <table:table-column table:style-name="co11"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10" table:number-columns-repeated="246" table:default-cell-style-name="ce6"/>
        <table:table-column table:style-name="co10"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style-name="ce44" table:number-columns-repeated="2"/>
          <table:table-cell table:style-name="ce55" table:number-columns-repeated="1017"/>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F2]" office:value-type="float" office:value="1" calcext:value-type="float">
            <text:p>1</text:p>
          </table:table-cell>
          <table:table-cell table:style-name="ce44" table:number-columns-repeated="2"/>
          <table:table-cell table:style-name="ce55" table:number-columns-repeated="1017"/>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F3]" office:value-type="float" office:value="0.95" calcext:value-type="float">
            <text:p>0.95</text:p>
          </table:table-cell>
          <table:table-cell table:style-name="ce44" table:number-columns-repeated="2"/>
          <table:table-cell table:style-name="ce55" table:number-columns-repeated="1017"/>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F4]" office:value-type="float" office:value="0.9" calcext:value-type="float">
            <text:p>0.9</text:p>
          </table:table-cell>
          <table:table-cell table:style-name="ce44" table:number-columns-repeated="2"/>
          <table:table-cell table:style-name="ce55" table:number-columns-repeated="1017"/>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F5]" office:value-type="float" office:value="0.85" calcext:value-type="float">
            <text:p>0.85</text:p>
          </table:table-cell>
          <table:table-cell table:style-name="ce44" table:number-columns-repeated="2"/>
          <table:table-cell table:style-name="ce55" table:number-columns-repeated="1017"/>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F6]" office:value-type="float" office:value="0.8" calcext:value-type="float">
            <text:p>0.8</text:p>
          </table:table-cell>
          <table:table-cell table:style-name="ce44" table:number-columns-repeated="2"/>
          <table:table-cell table:style-name="ce55" table:number-columns-repeated="1017"/>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F7]" office:value-type="float" office:value="0.75" calcext:value-type="float">
            <text:p>0.75</text:p>
          </table:table-cell>
          <table:table-cell table:style-name="ce44" table:number-columns-repeated="2"/>
          <table:table-cell table:style-name="ce55" table:number-columns-repeated="1017"/>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F8]" office:value-type="float" office:value="0.7" calcext:value-type="float">
            <text:p>0.7</text:p>
          </table:table-cell>
          <table:table-cell table:style-name="ce44" table:number-columns-repeated="2"/>
          <table:table-cell table:style-name="ce55" table:number-columns-repeated="1017"/>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F9]" office:value-type="float" office:value="0.65" calcext:value-type="float">
            <text:p>0.65</text:p>
          </table:table-cell>
          <table:table-cell table:style-name="ce44" table:number-columns-repeated="2"/>
          <table:table-cell table:style-name="ce55" table:number-columns-repeated="1017"/>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F10]" office:value-type="float" office:value="0.5" calcext:value-type="float">
            <text:p>0.5</text:p>
          </table:table-cell>
          <table:table-cell table:style-name="ce44" table:number-columns-repeated="2"/>
          <table:table-cell table:style-name="ce55" table:number-columns-repeated="1017"/>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style-name="ce55" table:number-columns-repeated="1017"/>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F20]" office:value-type="string" office:string-value="very painful" calcext:value-type="string">
            <text:p>very 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F21]" office:value-type="string" office:string-value="painful" calcext:value-type="string">
            <text:p>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F22]" office:value-type="string" office:string-value="neutral" calcext:value-type="string">
            <text:p>neutral</text:p>
          </table:table-cell>
          <table:table-cell table:style-name="ce44" table:number-columns-repeated="2"/>
          <table:table-cell table:style-name="ce55" table:number-columns-repeated="1017"/>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F23]" office:value-type="string" office:string-value="helpful" calcext:value-type="string">
            <text:p>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F24]" office:value-type="string" office:string-value="very helpful" calcext:value-type="string">
            <text:p>very 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F2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F2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F2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F2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F29]"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F30]"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F31]" office:value-type="float" office:value="0" calcext:value-type="float">
            <text:p>0</text:p>
          </table:table-cell>
          <table:table-cell table:style-name="ce45" table:number-columns-repeated="2"/>
          <table:table-cell table:style-name="ce56" table:number-columns-repeated="1017"/>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F3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F33]"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F34]"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F38]" office:value-type="string" office:string-value="VL" calcext:value-type="string">
            <text:p>VL</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F39]" office:value-type="float" office:value="99999" calcext:value-type="float">
            <text:p>99999</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F40]" office:value-type="float" office:value="2" calcext:value-type="float">
            <text:p>2</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number-columns-repeated="1017"/>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4"/>
          <table:table-cell table:style-name="ce54" table:number-columns-repeated="1015"/>
        </table:table-row>
        <table:table-row table:style-name="ro1">
          <table:table-cell table:style-name="ce1" office:value-type="string" calcext:value-type="string" table:number-columns-spanned="3" table:number-rows-spanned="1">
            <text:p>Process Script</text:p>
          </table:table-cell>
          <table:covered-table-cell table:number-columns-repeated="2" table:style-name="ce1"/>
          <table:table-cell table:number-columns-repeated="1021"/>
        </table:table-row>
        <table:table-row table:style-name="ro2">
          <table:table-cell table:number-columns-repeated="1024"/>
        </table:table-row>
        <table:table-row table:style-name="ro19" table:visibility="collapse">
          <table:table-cell table:style-name="ce17" office:value-type="string" calcext:value-type="string">
            <text:p>Minimal Guiding Indicators</text:p>
          </table:table-cell>
          <table:table-cell table:number-columns-repeated="2"/>
          <table:table-cell table:style-name="ce17"/>
          <table:table-cell table:style-name="ce18" office:value-type="string" calcext:value-type="string">
            <text:p>Minimal Sufficient Activities</text:p>
          </table:table-cell>
          <table:table-cell table:number-columns-repeated="1019"/>
        </table:table-row>
        <table:table-row table:style-name="ro20" table:visibility="collapse">
          <table:table-cell/>
          <table:table-cell office:value-type="string" calcext:value-type="string">
            <text:p>Goal</text:p>
          </table:table-cell>
          <table:table-cell office:value-type="string" calcext:value-type="string">
            <text:p>Indicator</text:p>
          </table:table-cell>
          <table:table-cell table:number-columns-repeated="2"/>
          <table:table-cell table:style-name="ce23" office:value-type="string" calcext:value-type="string">
            <text:p>Engineering Activities</text:p>
          </table:table-cell>
          <table:table-cell table:number-columns-repeated="1018"/>
        </table:table-row>
        <table:table-row table:style-name="ro5" table:visibility="collapse">
          <table:table-cell/>
          <table:table-cell table:style-name="ce19" office:value-type="string" calcext:value-type="string">
            <text:p>Cost:</text:p>
          </table:table-cell>
          <table:table-cell table:style-name="ce31" office:value-type="string" calcext:value-type="string">
            <text:p>None</text:p>
          </table:table-cell>
          <table:table-cell table:number-columns-repeated="2"/>
          <table:table-cell table:style-name="ce24" office:value-type="string" calcext:value-type="string">
            <text:p>Envision</text:p>
          </table:table-cell>
          <table:table-cell table:style-name="ce34"/>
          <table:table-cell table:number-columns-repeated="1017"/>
        </table:table-row>
        <table:table-row table:style-name="ro5" table:visibility="collapse">
          <table:table-cell/>
          <table:table-cell table:style-name="ce20" office:value-type="string" calcext:value-type="string">
            <text:p>Schedule:</text:p>
          </table:table-cell>
          <table:table-cell table:style-name="ce32" office:value-type="string" calcext:value-type="string">
            <text:p>On time</text:p>
          </table:table-cell>
          <table:table-cell table:number-columns-repeated="2"/>
          <table:table-cell table:style-name="ce25" office:value-type="string" calcext:value-type="string">
            <text:p>Analyze</text:p>
          </table:table-cell>
          <table:table-cell table:style-name="ce35"/>
          <table:table-cell table:number-columns-repeated="1017"/>
        </table:table-row>
        <table:table-row table:style-name="ro5" table:visibility="collapse">
          <table:table-cell/>
          <table:table-cell table:style-name="ce20" office:value-type="string" calcext:value-type="string">
            <text:p>Performance:</text:p>
          </table:table-cell>
          <table:table-cell table:style-name="ce33"/>
          <table:table-cell table:number-columns-repeated="2"/>
          <table:table-cell table:style-name="ce24" office:value-type="string" calcext:value-type="string">
            <text:p>Synthesize</text:p>
          </table:table-cell>
          <table:table-cell table:style-name="ce36"/>
          <table:table-cell table:number-columns-repeated="1017"/>
        </table:table-row>
        <table:table-row table:style-name="ro5" table:visibility="collapse">
          <table:table-cell/>
          <table:table-cell table:style-name="ce21" office:value-type="string" calcext:value-type="string">
            <text:p>Product:</text:p>
          </table:table-cell>
          <table:table-cell table:style-name="ce33"/>
          <table:table-cell table:number-columns-repeated="2"/>
          <table:table-cell table:style-name="ce25" office:value-type="string" calcext:value-type="string">
            <text:p>Architecture</text:p>
          </table:table-cell>
          <table:table-cell table:style-name="ce35"/>
          <table:table-cell table:number-columns-repeated="1017"/>
        </table:table-row>
        <table:table-row table:style-name="ro5" table:visibility="collapse">
          <table:table-cell/>
          <table:table-cell table:style-name="ce22" office:value-type="string" calcext:value-type="string">
            <text:p>NFR:</text:p>
          </table:table-cell>
          <table:table-cell table:style-name="ce33" office:value-type="string" calcext:value-type="string">
            <text:p>None</text:p>
          </table:table-cell>
          <table:table-cell table:number-columns-repeated="2"/>
          <table:table-cell table:style-name="ce24" office:value-type="string" calcext:value-type="string">
            <text:p>Articulate</text:p>
          </table:table-cell>
          <table:table-cell table:style-name="ce36"/>
          <table:table-cell table:number-columns-repeated="1017"/>
        </table:table-row>
        <table:table-row table:style-name="ro5" table:visibility="collapse">
          <table:table-cell/>
          <table:table-cell table:style-name="ce22" office:value-type="string" calcext:value-type="string">
            <text:p>FR:</text:p>
          </table:table-cell>
          <table:table-cell table:style-name="ce32" office:value-type="string" calcext:value-type="string">
            <text:p>Equivalence Class Partitioning</text:p>
          </table:table-cell>
          <table:table-cell table:number-columns-repeated="2"/>
          <table:table-cell table:style-name="ce25" office:value-type="string" calcext:value-type="string">
            <text:p>Construct</text:p>
          </table:table-cell>
          <table:table-cell table:style-name="ce35"/>
          <table:table-cell table:number-columns-repeated="1017"/>
        </table:table-row>
        <table:table-row table:style-name="ro5" table:visibility="collapse">
          <table:table-cell/>
          <table:table-cell table:style-name="ce21" office:value-type="string" calcext:value-type="string">
            <text:p>Process:</text:p>
          </table:table-cell>
          <table:table-cell table:style-name="ce32" office:value-type="string" calcext:value-type="string">
            <text:p>Completed spreadsheet</text:p>
          </table:table-cell>
          <table:table-cell table:number-columns-repeated="2"/>
          <table:table-cell table:style-name="ce24" office:value-type="string" calcext:value-type="string">
            <text:p>Interpret</text:p>
          </table:table-cell>
          <table:table-cell table:style-name="ce36"/>
          <table:table-cell table:number-columns-repeated="1017"/>
        </table:table-row>
        <table:table-row table:style-name="ro5" table:visibility="collapse">
          <table:table-cell table:number-columns-repeated="5"/>
          <table:table-cell table:style-name="ce25" office:value-type="string" calcext:value-type="string">
            <text:p>Integration Test</text:p>
          </table:table-cell>
          <table:table-cell table:style-name="ce35"/>
          <table:table-cell table:number-columns-repeated="1017"/>
        </table:table-row>
        <table:table-row table:style-name="ro19" table:visibility="collapse">
          <table:table-cell table:style-name="ce18"/>
          <table:table-cell table:number-columns-repeated="4"/>
          <table:table-cell table:style-name="ce23" office:value-type="string" calcext:value-type="string">
            <text:p>Operational Activities</text:p>
          </table:table-cell>
          <table:table-cell table:style-name="ce36"/>
          <table:table-cell table:number-columns-repeated="1017"/>
        </table:table-row>
        <table:table-row table:style-name="ro5" table:visibility="collapse">
          <table:table-cell table:number-columns-repeated="5"/>
          <table:table-cell table:style-name="ce24" office:value-type="string" calcext:value-type="string">
            <text:p>Plan</text:p>
          </table:table-cell>
          <table:table-cell table:number-columns-repeated="1018"/>
        </table:table-row>
        <table:table-row table:style-name="ro5" table:visibility="collapse">
          <table:table-cell/>
          <table:table-cell table:style-name="ce23"/>
          <table:table-cell table:style-name="ce34"/>
          <table:table-cell table:number-columns-repeated="2"/>
          <table:table-cell table:style-name="ce25" office:value-type="string" calcext:value-type="string">
            <text:p>Plan project</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4" office:value-type="string" calcext:value-type="string">
            <text:p>Monitor/Control</text:p>
          </table:table-cell>
          <table:table-cell table:style-name="ce36"/>
          <table:table-cell table:number-columns-repeated="1017"/>
        </table:table-row>
        <table:table-row table:style-name="ro5" table:visibility="collapse">
          <table:table-cell/>
          <table:table-cell table:style-name="ce25"/>
          <table:table-cell table:style-name="ce36"/>
          <table:table-cell table:number-columns-repeated="2"/>
          <table:table-cell table:style-name="ce24" office:value-type="string" calcext:value-type="string">
            <text:p>Post Mortem</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7" office:value-type="string" calcext:value-type="string">
            <text:p>Release</text:p>
          </table:table-cell>
          <table:table-cell table:style-name="ce35"/>
          <table:table-cell table:number-columns-repeated="1017"/>
        </table:table-row>
        <table:table-row table:style-name="ro2">
          <table:table-cell table:number-columns-repeated="1024"/>
        </table:table-row>
        <table:table-row table:style-name="ro19">
          <table:table-cell table:style-name="ce17" office:value-type="string" calcext:value-type="string">
            <text:p>Minimal Viable Process</text:p>
          </table:table-cell>
          <table:table-cell table:number-columns-repeated="3"/>
          <table:table-cell table:style-name="ce37" office:value-type="string" calcext:value-type="string">
            <text:p>Minimal Effective Practices</text:p>
          </table:table-cell>
          <table:table-cell table:style-name="ce37"/>
          <table:table-cell table:number-columns-repeated="1018"/>
        </table:table-row>
        <table:table-row table:style-name="ro20">
          <table:table-cell>
            <draw:custom-shape table:end-cell-address="Process.C90" table:end-x="150.26pt" table:end-y="2.95pt" draw:z-index="0" draw:name="Rectangle 92" draw:style-name="gr1" draw:text-style-name="P2" svg:width="247.35pt" svg:height="399.88pt" svg:x="0pt" svg:y="7.11pt">
              <text:p text:style-name="P1"><text:span text:style-name="T1"><text:tab/></text:span><text:span text:style-name="T2">Operational</text:span><text:span text:style-name="T1"><text:tab/></text:span><text:span text:style-name="T2">Engineering</text:span><text:span text:style-name="T2"><text:tab/></text:span></text:p>
              <draw:enhanced-geometry svg:viewBox="0 0 21600 21600" draw:type="rectangle" draw:enhanced-path="M 0 0 L 21600 0 21600 21600 0 21600 0 0 Z N"/>
            </draw:custom-shape>
          </table:table-cell>
          <table:table-cell table:style-name="ce26"/>
          <table:table-cell table:number-columns-repeated="2"/>
          <table:table-cell table:style-name="ce38" office:value-type="string" calcext:value-type="string">
            <text:p>MSA</text:p>
          </table:table-cell>
          <table:table-cell table:style-name="ce38" office:value-type="string" calcext:value-type="string">
            <text:p>MEP</text:p>
          </table:table-cell>
          <table:table-cell/>
          <table:table-cell table:style-name="ce57" office:value-type="string" calcext:value-type="string">
            <text:p>Spreadsheet tab on which to document MEP:</text:p>
          </table:table-cell>
          <table:table-cell table:number-columns-repeated="1016"/>
        </table:table-row>
        <table:table-row table:style-name="ro5">
          <table:table-cell/>
          <table:table-cell table:style-name="ce26"/>
          <table:table-cell table:number-columns-repeated="2"/>
          <table:table-cell table:style-name="ce39" office:value-type="string" calcext:value-type="string">
            <text:p>Pre-project</text:p>
          </table:table-cell>
          <table:table-cell table:style-name="ce48" office:value-type="string" calcext:value-type="string">
            <text:p>• Install PyCharm Edu</text:p>
          </table:table-cell>
          <table:table-cell/>
          <table:table-cell table:style-name="ce58"/>
          <table:table-cell table:number-columns-repeated="1016"/>
        </table:table-row>
        <table:table-row table:style-name="ro5">
          <table:table-cell/>
          <table:table-cell table:style-name="ce26"/>
          <table:table-cell>
            <draw:custom-shape table:end-cell-address="Process.C68" table:end-x="76.25pt" table:end-y="5.98pt" draw:z-index="1" draw:name="Connector 93" draw:style-name="gr2" draw:text-style-name="P3" xml:id="id1" draw:id="id1" svg:width="13.27pt" svg:height="14.94pt" svg:x="62.99pt" svg:y="6.07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table:end-cell-address="Process.C89" table:end-x="15.19pt" table:end-y="2.95pt" draw:z-index="6" draw:name="Straight Connector 99" draw:style-name="gr3" draw:text-style-name="P4" svg:x1="14.85pt" svg:y1="-94.99pt" svg:x2="15.19pt" svg:y2="-94.96pt">
              <text:p/>
            </draw:line>
          </table:table-cell>
          <table:table-cell/>
          <table:table-cell table:style-name="ce40"/>
          <table:table-cell table:style-name="ce49" office:value-type="string" calcext:value-type="string">
            <text:p><text:span text:style-name="T11">• </text:span><text:span text:style-name="T12">Set up GitHub account</text:span></text:p>
          </table:table-cell>
          <table:table-cell/>
          <table:table-cell table:style-name="ce58"/>
          <table:table-cell table:number-columns-repeated="1016"/>
        </table:table-row>
        <table:table-row table:style-name="ro21">
          <table:table-cell/>
          <table:table-cell table:style-name="ce27"/>
          <table:table-cell>
            <draw:connector table:end-cell-address="Process.C74" table:end-x="70.07pt" table:end-y="4.93pt" draw:z-index="7" draw:name="Elbow Connector 100" draw:style-name="gr4" draw:text-style-name="P4" svg:x1="69.62pt" svg:y1="6.01pt" svg:x2="69.96pt" svg:y2="141.08pt" draw:start-shape="id1" draw:start-glue-point="8" draw:end-shape="id2" draw:end-glue-point="0" svg:d="M5881 4092v2382h12v2383" svg:viewBox="0 0 13 4766">
              <text:p/>
            </draw:connector>
          </table:table-cell>
          <table:table-cell/>
          <table:table-cell table:style-name="ce40"/>
          <table:table-cell table:style-name="ce50" office:value-type="string" calcext:value-type="string">
            <text:p><text:span text:style-name="T11">•• </text:span><text:span text:style-name="T12">Create a new repository named "CSSE".  Select "Initialize this repository with a README"</text:span></text:p>
          </table:table-cell>
          <table:table-cell/>
          <table:table-cell table:style-name="ce58"/>
          <table:table-cell table:number-columns-repeated="1016"/>
        </table:table-row>
        <table:table-row table:style-name="ro5">
          <table:table-cell/>
          <table:table-cell table:style-name="ce28"/>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5">
          <table:table-cell/>
          <table:table-cell table:style-name="ce29"/>
          <table:table-cell table:number-columns-repeated="2"/>
          <table:table-cell table:style-name="ce40"/>
          <table:table-cell table:style-name="ce50" office:value-type="string" calcext:value-type="string">
            <text:p><text:span text:style-name="T11">•• </text:span><text:span text:style-name="T12">Share repository with user "umphress".</text:span></text:p>
          </table:table-cell>
          <table:table-cell/>
          <table:table-cell table:style-name="ce58"/>
          <table:table-cell table:number-columns-repeated="1016"/>
        </table:table-row>
        <table:table-row table:style-name="ro12">
          <table:table-cell/>
          <table:table-cell table:style-name="ce29"/>
          <table:table-cell table:number-columns-repeated="2"/>
          <table:table-cell table:style-name="ce40"/>
          <table:table-cell table:style-name="ce49" office:value-type="string" calcext:value-type="string">
            <text:p>• Start PyCharm and select "Check out from Version Control" from opening Welcome screen. </text:p>
          </table:table-cell>
          <table:table-cell/>
          <table:table-cell table:style-name="ce58"/>
          <table:table-cell table:number-columns-repeated="1016"/>
        </table:table-row>
        <table:table-row table:style-name="ro5">
          <table:table-cell/>
          <table:table-cell table:style-name="ce30"/>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20">
          <table:table-cell/>
          <table:table-cell table:style-name="ce30"/>
          <table:table-cell table:number-columns-repeated="2"/>
          <table:table-cell table:style-name="ce41"/>
          <table:table-cell table:style-name="ce51"/>
          <table:table-cell/>
          <table:table-cell table:style-name="ce58"/>
          <table:table-cell table:number-columns-repeated="1016"/>
        </table:table-row>
        <table:table-row table:style-name="ro5">
          <table:table-cell table:number-columns-repeated="2"/>
          <table:table-cell>
            <draw:custom-shape table:end-cell-address="Process.C75" table:end-x="114.04pt" table:end-y="9.04pt" draw:z-index="2" draw:name="Rounded Rectangle 94" draw:style-name="gr5" draw:text-style-name="P4" xml:id="id2" draw:id="id2" svg:width="88.16pt" svg:height="18.99pt" svg:x="25.88pt" svg:y="5.07pt">
              <text:p text:style-name="P5"><text:span text:style-name="T2">Con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table:end-cell-address="Process.C79" table:end-x="132.35pt" table:end-y="12.5pt" draw:z-index="10" draw:name="Elbow Connector 103" draw:style-name="gr4" draw:text-style-name="P4" svg:x1="78.86pt" svg:y1="89.57pt" svg:x2="114.04pt" svg:y2="14.57pt" draw:start-shape="id3" draw:start-glue-point="7" draw:end-shape="id2" draw:end-glue-point="1" svg:d="M6207 11838h1885v-2646h-644" svg:viewBox="0 0 1886 2647">
              <text:p/>
            </draw:connector>
          </table:table-cell>
          <table:table-cell/>
          <table:table-cell table:style-name="ce42" office:value-type="string" calcext:value-type="string" table:number-columns-spanned="1" table:number-rows-spanned="2">
            <text:p>Construction</text:p>
          </table:table-cell>
          <table:table-cell table:style-name="ce52" office:value-type="string" calcext:value-type="string">
            <text:p><text:span text:style-name="T11">• </text:span><text:span text:style-name="T12">Write production code.</text:span></text:p>
          </table:table-cell>
          <table:table-cell/>
          <table:table-cell table:style-name="ce48"/>
          <table:table-cell table:number-columns-repeated="1016"/>
        </table:table-row>
        <table:table-row table:style-name="ro5">
          <table:table-cell table:number-columns-repeated="2"/>
          <table:table-cell>
            <draw:connector table:end-cell-address="Process.C79" table:end-x="70.07pt" table:end-y="2.01pt" draw:z-index="9" draw:name="Straight Arrow Connector 102" draw:style-name="gr6" draw:text-style-name="P4" draw:type="line" svg:x1="69.96pt" svg:y1="9.07pt" svg:x2="69.99pt" svg:y2="64.09pt" draw:start-shape="id2" draw:start-glue-point="2" draw:end-shape="id3" draw:end-glue-point="4" svg:d="M5893 9527l1 1941" svg:viewBox="0 0 2 1942">
              <text:p/>
            </draw:connector>
          </table:table-cell>
          <table:table-cell/>
          <table:covered-table-cell table:style-name="ce42"/>
          <table:table-cell table:style-name="ce53" office:value-type="string" calcext:value-type="string">
            <text:p><text:span text:style-name="T11">• </text:span><text:span text:style-name="T12">Fix as necessary.</text:span></text:p>
          </table:table-cell>
          <table:table-cell/>
          <table:table-cell table:style-name="ce49"/>
          <table:table-cell table:number-columns-repeated="1016"/>
        </table:table-row>
        <table:table-row table:style-name="ro20">
          <table:table-cell table:number-columns-repeated="4"/>
          <table:table-cell table:style-name="ce43"/>
          <table:table-cell table:style-name="ce53" office:value-type="string" calcext:value-type="string">
            <text:p><text:span text:style-name="T11">• </text:span><text:span text:style-name="T12">Commit all code to local git repository</text:span></text:p>
          </table:table-cell>
          <table:table-cell table:style-name="ce54"/>
          <table:table-cell table:style-name="ce49"/>
          <table:table-cell table:number-columns-repeated="1016"/>
        </table:table-row>
        <table:table-row table:style-name="ro20">
          <table:table-cell table:number-columns-repeated="4"/>
          <table:table-cell table:style-name="ce42" office:value-type="string" calcext:value-type="string">
            <text:p>Post Mortem</text:p>
          </table:table-cell>
          <table:table-cell table:style-name="ce52" office:value-type="string" calcext:value-type="string">
            <text:p>• Record lines of production code written</text:p>
          </table:table-cell>
          <table:table-cell/>
          <table:table-cell table:style-name="ce48" office:value-type="string" calcext:value-type="string">
            <text:p>Plan Tab</text:p>
          </table:table-cell>
          <table:table-cell table:number-columns-repeated="1016"/>
        </table:table-row>
        <table:table-row table:style-name="ro5">
          <table:table-cell table:number-columns-repeated="2"/>
          <table:table-cell>
            <draw:custom-shape table:end-cell-address="Process.C79" table:end-x="135.44pt" table:end-y="11.96pt" draw:z-index="13" draw:name="TextBox 106" draw:style-name="gr7" draw:text-style-name="P2" svg:width="65.23pt" svg:height="20.92pt" svg:x="70.21pt" svg:y="6.07pt">
              <text:p text:style-name="P1"><text:span text:style-name="T3">not complete</text:span></text:p>
              <draw:enhanced-geometry svg:viewBox="0 0 21600 21600" draw:type="mso-spt202" draw:enhanced-path="M 0 0 L 21600 0 21600 21600 0 21600 0 0 Z N"/>
            </draw:custom-shape>
          </table:table-cell>
          <table:table-cell/>
          <table:table-cell table:style-name="ce42" office:value-type="string" calcext:value-type="string" table:number-columns-spanned="1" table:number-rows-spanned="2">
            <text:p>Release</text:p>
          </table:table-cell>
          <table:table-cell table:style-name="ce52" office:value-type="string" calcext:value-type="string">
            <text:p><text:span text:style-name="T11">• Push</text:span><text:span text:style-name="T12"> project to GitHub</text:span></text:p>
          </table:table-cell>
          <table:table-cell/>
          <table:table-cell table:style-name="ce48"/>
          <table:table-cell table:number-columns-repeated="1016"/>
        </table:table-row>
        <table:table-row table:style-name="ro5">
          <table:table-cell table:number-columns-repeated="2"/>
          <table:table-cell>
            <draw:custom-shape table:end-cell-address="Process.C80" table:end-x="78.86pt" table:end-y="8.05pt" draw:z-index="8" draw:name="Diamond 101" draw:style-name="gr8" draw:text-style-name="P3" xml:id="id3" draw:id="id3" svg:width="17.77pt" svg:height="20.98pt" svg:x="61.09pt" svg:y="2.1pt">
              <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covered-table-cell table:style-name="ce42"/>
          <table:table-cell table:style-name="ce53" office:value-type="string" calcext:value-type="string">
            <text:p><text:span text:style-name="T11">• </text:span><text:span text:style-name="T12">Upload completed spreadsheet to GitHub</text:span></text:p>
          </table:table-cell>
          <table:table-cell/>
          <table:table-cell table:style-name="ce49"/>
          <table:table-cell table:number-columns-repeated="1016"/>
        </table:table-row>
        <table:table-row table:style-name="ro2">
          <table:table-cell/>
          <table:table-cell>
            <draw:connector table:end-cell-address="Process.C82" table:end-x="70.04pt" table:end-y="6.04pt" draw:z-index="12" draw:name="Elbow Connector 105" draw:style-name="gr4" draw:text-style-name="P4" svg:x1="134.73pt" svg:y1="8.08pt" svg:x2="29.34pt" svg:y2="32.12pt" draw:start-shape="id3" draw:start-glue-point="6" draw:end-shape="id4" draw:end-glue-point="0" svg:d="M5894 12208v652h-1387v-493h-2331v689" svg:viewBox="0 0 3719 849">
              <text:p/>
            </draw:connector>
          </table:table-cell>
          <table:table-cell>
            <draw:custom-shape table:end-cell-address="Process.C81" table:end-x="61.43pt" table:end-y="7.99pt" draw:z-index="11" draw:name="TextBox 104" draw:style-name="gr9" draw:text-style-name="P2" svg:width="46.57pt" svg:height="19.9pt" svg:x="14.85pt" svg:y="1.13pt">
              <text:p text:style-name="P1"><text:span text:style-name="T3">complete</text:span></text:p>
              <draw:enhanced-geometry svg:viewBox="0 0 21600 21600" draw:type="mso-spt202" draw:enhanced-path="M 0 0 L 21600 0 21600 21600 0 21600 0 0 Z N"/>
            </draw:custom-shape>
          </table:table-cell>
          <table:table-cell table:number-columns-repeated="1021"/>
        </table:table-row>
        <table:table-row table:style-name="ro2">
          <table:table-cell table:number-columns-repeated="4"/>
          <table:table-cell office:value-type="string" calcext:value-type="string">
            <text:p>Ongoing</text:p>
          </table:table-cell>
          <table:table-cell office:value-type="string" calcext:value-type="string">
            <text:p>• Record time spent in each activity.</text:p>
          </table:table-cell>
          <table:table-cell/>
          <table:table-cell table:style-name="ce26" office:value-type="string" calcext:value-type="string">
            <text:p>Time Log</text:p>
          </table:table-cell>
          <table:table-cell table:number-columns-repeated="1016"/>
        </table:table-row>
        <table:table-row table:style-name="ro2">
          <table:table-cell>
            <draw:custom-shape table:end-cell-address="Process.C83" table:end-x="0.37pt" table:end-y="11pt" draw:z-index="5" draw:name="Rounded Rectangle 98" draw:style-name="gr10" draw:text-style-name="P4" xml:id="id4" draw:id="id4" svg:width="71.55pt" svg:height="17.91pt" svg:x="25.91pt" svg:y="6.09pt">
              <text:p text:style-name="P5"><text:span text:style-name="T2">Post Mor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6"/>
          <table:table-cell table:style-name="ce26"/>
          <table:table-cell table:number-columns-repeated="1016"/>
        </table:table-row>
        <table:table-row table:style-name="ro2">
          <table:table-cell/>
          <table:table-cell>
            <draw:connector table:end-cell-address="Process.B85" table:end-x="29.23pt" table:end-y="4.93pt" draw:z-index="3" draw:name="Straight Arrow Connector 96" draw:style-name="gr6" draw:text-style-name="P4" draw:type="line" svg:x1="29.34pt" svg:y1="11.03pt" svg:x2="125.77pt" svg:y2="-376.98pt" draw:start-shape="id4" draw:start-glue-point="2" svg:d="M2176 13688l3402-13688" svg:viewBox="0 0 3403 13689">
              <text:p/>
            </draw:connector>
          </table:table-cell>
          <table:table-cell table:number-columns-repeated="1022"/>
        </table:table-row>
        <table:table-row table:style-name="ro2">
          <table:table-cell table:number-columns-repeated="1024"/>
        </table:table-row>
        <table:table-row table:style-name="ro2">
          <table:table-cell>
            <draw:custom-shape table:end-cell-address="Process.C86" table:end-x="0.37pt" table:end-y="11.96pt" draw:z-index="14" draw:name="Rounded Rectangle 90" draw:style-name="gr11" draw:text-style-name="P4" xml:id="id5" draw:id="id5" svg:width="71.55pt" svg:height="18.91pt" svg:x="25.91pt" svg:y="6.09pt">
              <text:p text:style-name="P5"><text:span text:style-name="T2">Rel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23"/>
        </table:table-row>
        <table:table-row table:style-name="ro2">
          <table:table-cell/>
          <table:table-cell>
            <draw:connector table:end-cell-address="Process.B88" table:end-x="30.1pt" table:end-y="11.06pt" draw:z-index="15" draw:name="Straight Arrow Connector 91" draw:style-name="gr6" draw:text-style-name="P4" draw:type="line" svg:x1="29.34pt" svg:y1="11.99pt" svg:x2="30.13pt" svg:y2="37.16pt" draw:start-shape="id5" draw:start-glue-point="2" draw:end-shape="id6" draw:end-glue-point="4" svg:d="M2176 15098l28 888" svg:viewBox="0 0 29 889">
              <text:p/>
            </draw:connector>
          </table:table-cell>
          <table:table-cell table:number-columns-repeated="1022"/>
        </table:table-row>
        <table:table-row table:style-name="ro2">
          <table:table-cell table:number-columns-repeated="1024"/>
        </table:table-row>
        <table:table-row table:style-name="ro2">
          <table:table-cell/>
          <table:table-cell>
            <draw:custom-shape table:end-cell-address="Process.B89" table:end-x="36.23pt" table:end-y="9.98pt" draw:z-index="4" draw:name="Connector 97" draw:style-name="gr12" draw:text-style-name="P6" xml:id="id6" draw:id="id6" svg:width="12.19pt" svg:height="11.85pt" svg:x="24.04pt" svg:y="11.17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table-cell>
          <table:table-cell table:number-columns-repeated="1022"/>
        </table:table-row>
        <table:table-row table:style-name="ro2" table:number-rows-repeated="4">
          <table:table-cell table:number-columns-repeated="1024"/>
        </table:table-row>
        <table:table-row table:style-name="ro19">
          <table:table-cell table:style-name="ce17" office:value-type="string" calcext:value-type="string">
            <text:p>Minimal Guiding Indicators</text:p>
          </table:table-cell>
          <table:table-cell table:number-columns-repeated="1023"/>
        </table:table-row>
        <table:table-row table:style-name="ro2">
          <table:table-cell office:value-type="string" calcext:value-type="string">
            <text:p>Cost:</text:p>
          </table:table-cell>
          <table:table-cell/>
          <table:table-cell office:value-type="string" calcext:value-type="string">
            <text:p><text:s/>- </text:p>
          </table:table-cell>
          <table:table-cell table:number-columns-repeated="1021"/>
        </table:table-row>
        <table:table-row table:style-name="ro2">
          <table:table-cell office:value-type="string" calcext:value-type="string">
            <text:p>Schedule:</text:p>
          </table:table-cell>
          <table:table-cell/>
          <table:table-cell office:value-type="string" calcext:value-type="string">
            <text:p>Submitted on time</text:p>
          </table:table-cell>
          <table:table-cell table:number-columns-repeated="1021"/>
        </table:table-row>
        <table:table-row table:style-name="ro2">
          <table:table-cell office:value-type="string" calcext:value-type="string">
            <text:p>Performance:</text:p>
          </table:table-cell>
          <table:table-cell table:number-columns-repeated="1023"/>
        </table:table-row>
        <table:table-row table:style-name="ro2">
          <table:table-cell/>
          <table:table-cell office:value-type="string" calcext:value-type="string">
            <text:p>Product:</text:p>
          </table:table-cell>
          <table:table-cell table:number-columns-repeated="1022"/>
        </table:table-row>
        <table:table-row table:style-name="ro2">
          <table:table-cell/>
          <table:table-cell table:style-name="ce26" office:value-type="string" calcext:value-type="string">
            <text:p>NFR:</text:p>
          </table:table-cell>
          <table:table-cell office:value-type="string" calcext:value-type="string">
            <text:p>Meets delivery requirements.</text:p>
          </table:table-cell>
          <table:table-cell table:number-columns-repeated="1021"/>
        </table:table-row>
        <table:table-row table:style-name="ro2">
          <table:table-cell/>
          <table:table-cell table:style-name="ce26" office:value-type="string" calcext:value-type="string">
            <text:p>FR:</text:p>
          </table:table-cell>
          <table:table-cell office:value-type="string" calcext:value-type="string">
            <text:p>Boundary Value Analysis</text:p>
          </table:table-cell>
          <table:table-cell table:number-columns-repeated="1021"/>
        </table:table-row>
        <table:table-row table:style-name="ro2">
          <table:table-cell/>
          <table:table-cell office:value-type="string" calcext:value-type="string">
            <text:p>Process:</text:p>
          </table:table-cell>
          <table:table-cell office:value-type="string" calcext:value-type="string">
            <text:p>Evident on spreadsheet</text:p>
          </table:table-cell>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Customer Needs" table:style-name="ta3" table:protected="true">
        <loext:table-protection loext:select-protected-cells="true" loext:select-unprotected-cells="true"/>
        <office:forms form:automatic-focus="false" form:apply-design-mode="false"/>
        <table:table-column table:style-name="co22" table:default-cell-style-name="ce6"/>
        <table:table-column table:style-name="co23" table:default-cell-style-name="ce6"/>
        <table:table-column table:style-name="co6"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number-columns-repeated="1016" table:default-cell-style-name="Default"/>
        <table:table-row table:style-name="ro22">
          <table:table-cell table:style-name="ce59" office:value-type="string" calcext:value-type="string" table:number-columns-spanned="3" table:number-rows-spanned="1">
            <text:p>Conversation with the customer:</text:p>
          </table:table-cell>
          <table:covered-table-cell table:number-columns-repeated="2" table:style-name="ce59"/>
          <table:table-cell table:number-columns-repeated="1021"/>
        </table:table-row>
        <table:table-row table:style-name="ro2">
          <table:table-cell table:style-name="ce60" office:value-type="string" calcext:value-type="string" table:number-columns-spanned="5" table:number-rows-spanned="1">
            <text:p>Client clarification:</text:p>
          </table:table-cell>
          <table:covered-table-cell table:number-columns-repeated="4" table:style-name="ce60"/>
          <table:table-cell table:style-name="ce104" table:number-columns-repeated="1019"/>
        </table:table-row>
        <table:table-row table:style-name="ro2">
          <table:table-cell table:style-name="ce61" office:value-type="string" calcext:value-type="string">
            <text:p>The production code must contain, at a minimum, the <text:s/>components listed below:</text:p>
          </table:table-cell>
          <table:table-cell table:style-name="ce74" table:number-columns-repeated="3"/>
          <table:table-cell table:style-name="ce92"/>
          <table:table-cell table:style-name="ce104" table:number-columns-repeated="1019"/>
        </table:table-row>
        <table:table-row table:style-name="ro23">
          <table:table-cell table:style-name="ce62" office:value-type="string" calcext:value-type="string" table:number-columns-spanned="5" table:number-rows-spanned="1">
            <text:p>convertString2Dictionary</text:p>
          </table:table-cell>
          <table:covered-table-cell table:number-columns-repeated="4" table:style-name="ce62"/>
          <table:table-cell table:style-name="ce104" table:number-columns-repeated="1019"/>
        </table:table-row>
        <table:table-row table:style-name="ro23">
          <table:table-cell table:style-name="ce63" office:value-type="string" calcext:value-type="string">
            <text:p>You are free to implement additional classes and methods than those described here.</text:p>
          </table:table-cell>
          <table:table-cell table:style-name="ce75" table:number-columns-repeated="3"/>
          <table:table-cell table:style-name="ce93"/>
          <table:table-cell table:style-name="ce104" table:number-columns-repeated="1019"/>
        </table:table-row>
        <table:table-row table:style-name="ro24">
          <table:table-cell table:style-name="ce64"/>
          <table:table-cell table:number-columns-repeated="1023"/>
        </table:table-row>
        <table:table-row table:style-name="ro2">
          <table:table-cell table:style-name="ce65" office:value-type="string" calcext:value-type="string" table:number-columns-spanned="5" table:number-rows-spanned="1">
            <text:p>Client Clarification 2:</text:p>
          </table:table-cell>
          <table:covered-table-cell table:number-columns-repeated="4" table:style-name="ce65"/>
          <table:table-cell table:style-name="ce105" table:number-columns-repeated="1019"/>
        </table:table-row>
        <table:table-row table:style-name="ro2">
          <table:table-cell table:style-name="ce66" office:value-type="string" calcext:value-type="string" table:number-columns-spanned="5" table:number-rows-spanned="1">
            <text:p>Method interfaces should be constructed so that parameters can be specified by position (where possible) or name.</text:p>
          </table:table-cell>
          <table:covered-table-cell table:number-columns-repeated="4" table:style-name="ce66"/>
          <table:table-cell table:number-columns-repeated="1019"/>
        </table:table-row>
        <table:table-row table:style-name="ro6" table:visibility="collapse">
          <table:table-cell table:style-name="ce55" table:number-columns-repeated="5"/>
          <table:table-cell table:style-name="ce104" table:number-columns-repeated="1019"/>
        </table:table-row>
        <table:table-row table:style-name="ro2" table:visibility="collapse">
          <table:table-cell table:style-name="ce65" office:value-type="string" calcext:value-type="string" table:number-columns-spanned="5" table:number-rows-spanned="1">
            <text:p>Client Clarification 3:</text:p>
          </table:table-cell>
          <table:covered-table-cell table:number-columns-repeated="4" table:style-name="ce65"/>
          <table:table-cell table:style-name="ce105" table:number-columns-repeated="1019"/>
        </table:table-row>
        <table:table-row table:style-name="ro2" table:visibility="collapse">
          <table:table-cell table:style-name="ce67" office:value-type="string" calcext:value-type="string" table:number-columns-spanned="5" table:number-rows-spanned="1">
            <text:p>Values raised by exceptions are explanatory strings having the following format:</text:p>
          </table:table-cell>
          <table:covered-table-cell table:number-columns-repeated="4" table:style-name="ce67"/>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class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period</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method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colon and two spaces</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3"/>
          <table:table-cell table:style-name="ce77" office:value-type="string" calcext:value-type="string" table:number-columns-spanned="3" table:number-rows-spanned="1">
            <text:p>a useful diagnostic message of your choice</text:p>
          </table:table-cell>
          <table:covered-table-cell table:number-columns-repeated="2" table:style-name="ce77"/>
          <table:table-cell table:style-name="ce93"/>
          <table:table-cell table:number-columns-repeated="1019"/>
        </table:table-row>
        <table:table-row table:style-name="ro16">
          <table:table-cell table:style-name="ce55" table:number-columns-repeated="5"/>
          <table:table-cell table:style-name="ce104" table:number-columns-repeated="1019"/>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s</text:p>
          </table:table-cell>
          <table:covered-table-cell table:number-columns-repeated="6" table:style-name="ce1"/>
          <table:table-cell table:number-columns-repeated="1017"/>
        </table:table-row>
        <table:table-row table:style-name="ro25">
          <table:table-cell table:style-name="ce4" office:value-type="string" calcext:value-type="string">
            <text:p>Background:</text:p>
          </table:table-cell>
          <table:table-cell table:style-name="ce78" office:value-type="string" calcext:value-type="string" table:number-columns-spanned="7" table:number-rows-spanned="1">
            <text:p>We are developing a set of microservices that derives geographic position from star sighting information. <text:s/>Each microservice receives its input in a URL-encoded string and outputs a result as a UTF-8 string. <text:s text:c="2"/>We will start by first writing a support function that creates a Python dictionary from a URL-encoded string containing value-key pairs.</text:p>
          </table:table-cell>
          <table:covered-table-cell table:number-columns-repeated="6" table:style-name="ce78"/>
          <table:table-cell table:number-columns-repeated="1016"/>
        </table:table-row>
        <table:table-row table:style-name="ro3">
          <table:table-cell table:style-name="ce4" office:value-type="string" calcext:value-type="string">
            <text:p>Functional Requirements:</text:p>
          </table:table-cell>
          <table:table-cell table:style-name="ce79" office:value-type="string" calcext:value-type="string" table:number-columns-spanned="2" table:number-rows-spanned="1">
            <text:p>def convertString2Dictionary</text:p>
          </table:table-cell>
          <table:covered-table-cell table:style-name="ce79"/>
          <table:table-cell table:style-name="ce85" table:number-columns-repeated="5"/>
          <table:table-cell table:number-columns-repeated="1016"/>
        </table:table-row>
        <table:table-row table:style-name="ro26">
          <table:table-cell table:style-name="ce69"/>
          <table:table-cell table:style-name="ce12"/>
          <table:table-cell table:style-name="ce84" office:value-type="string" calcext:value-type="string">
            <text:p>Abstraction:</text:p>
          </table:table-cell>
          <table:table-cell table:style-name="ce86" office:value-type="string" calcext:value-type="string" table:number-columns-spanned="5" table:number-rows-spanned="1">
            <text:p><text:span text:style-name="T27">convertString2Dictionary</text:span><text:span text:style-name="T28"> is a  function that converts a URL-encoded string containing key-value pairs to Python dictionary containing equivalent information.</text:span></text:p>
          </table:table-cell>
          <table:covered-table-cell table:number-columns-repeated="4" table:style-name="ce86"/>
          <table:table-cell table:number-columns-repeated="1016"/>
        </table:table-row>
        <table:table-row table:style-name="ro19">
          <table:table-cell table:style-name="ce69"/>
          <table:table-cell table:style-name="ce80" office:value-type="string" calcext:value-type="string" table:number-columns-spanned="2" table:number-rows-spanned="1">
            <text:p>method</text:p>
          </table:table-cell>
          <table:covered-table-cell table:style-name="ce80"/>
          <table:table-cell table:style-name="ce87" office:value-type="string" calcext:value-type="string" table:number-columns-spanned="5" table:number-rows-spanned="1">
            <text:p>description</text:p>
          </table:table-cell>
          <table:covered-table-cell table:number-columns-repeated="4" table:style-name="ce87"/>
          <table:table-cell table:number-columns-repeated="1016"/>
        </table:table-row>
        <table:table-row table:style-name="ro27">
          <table:table-cell table:style-name="ce69"/>
          <table:table-cell table:style-name="ce81" office:value-type="string" calcext:value-type="string" table:number-columns-spanned="2" table:number-rows-spanned="1">
            <text:p>convertString2Dictionary</text:p>
          </table:table-cell>
          <table:covered-table-cell table:style-name="ce81"/>
          <table:table-cell table:style-name="ce88" office:value-type="string" calcext:value-type="string" table:number-columns-spanned="5" table:number-rows-spanned="1">
            <text:p>convertString2Dictionary(inputString)</text:p>
          </table:table-cell>
          <table:covered-table-cell table:number-columns-repeated="4" table:style-name="ce88"/>
          <table:table-cell table:number-columns-repeated="1016"/>
        </table:table-row>
        <table:table-row table:style-name="ro10">
          <table:table-cell table:style-name="ce70"/>
          <table:table-cell table:style-name="ce11"/>
          <table:table-cell table:style-name="ce84"/>
          <table:table-cell table:style-name="ce9" office:value-type="string" calcext:value-type="string" table:number-columns-spanned="5" table:number-rows-spanned="1">
            <text:p>Converts a string containing key-value pairs into a Python dictionary equivalent.</text:p>
          </table:table-cell>
          <table:covered-table-cell table:number-columns-repeated="4" table:style-name="ce9"/>
          <table:table-cell table:number-columns-repeated="1016"/>
        </table:table-row>
        <table:table-row table:style-name="ro28">
          <table:table-cell table:style-name="ce70"/>
          <table:table-cell table:style-name="ce11"/>
          <table:table-cell table:style-name="ce84"/>
          <table:table-cell table:style-name="ce89" office:value-type="string" calcext:value-type="string">
            <text:p>Parameters:</text:p>
          </table:table-cell>
          <table:table-cell table:style-name="ce95" office:value-type="string" calcext:value-type="string" table:number-columns-spanned="4" table:number-rows-spanned="1">
            <text:p>"inputString" is a UTF-8 string that contains key-value pairs in a percent-encoded format suitable for use as part of a URL. <text:s/>Each key begins with an alphabetic character followed by one or more alphabetic or numeric characters with no embedded blank characters. <text:s/>A value is a consecutive sequence of one or more alphabetic or numeric characters with no embedded blank characters. <text:s/>The key and its associated value are separated by an equal symbol and, possibily, one or more spaces. <text:s/>At least one key-value pair must be present. <text:s/>Key-value pairs are separated by commas and, possibly, one or more spaces. <text:s/>The only valid characters in the unencoded string are letters (upper and lower case), digits, the equal sign, and the comma. <text:s/>This parameter is optional, defaulting to an empty string if missing. <text:s/>If present, it is guaranteed to be a percent-encoded UTF-8 string. <text:s/>Examples of valid and invalid inputs are given below.</text:p>
          </table:table-cell>
          <table:covered-table-cell table:number-columns-repeated="3" table:style-name="ce95"/>
          <table:table-cell table:number-columns-repeated="1016"/>
        </table:table-row>
        <table:table-row table:style-name="ro16">
          <table:table-cell table:style-name="ce70"/>
          <table:table-cell table:style-name="ce11"/>
          <table:table-cell table:style-name="ce84"/>
          <table:table-cell table:style-name="ce89" office:value-type="string" calcext:value-type="string">
            <text:p>Returns:</text:p>
          </table:table-cell>
          <table:table-cell table:style-name="ce96" office:value-type="string" calcext:value-type="string" table:number-columns-spanned="4" table:number-rows-spanned="1">
            <text:p>On valid input: <text:s/>returns a Python dictionary with key-values matching those of the input string. <text:s/></text:p>
          </table:table-cell>
          <table:covered-table-cell table:number-columns-repeated="3" table:style-name="ce96"/>
          <table:table-cell table:number-columns-repeated="1016"/>
        </table:table-row>
        <table:table-row table:style-name="ro19">
          <table:table-cell table:style-name="ce70"/>
          <table:table-cell table:style-name="ce11"/>
          <table:table-cell table:style-name="ce84"/>
          <table:table-cell table:style-name="ce89"/>
          <table:table-cell table:style-name="ce97" office:value-type="string" calcext:value-type="string" table:number-columns-spanned="4" table:number-rows-spanned="1">
            <text:p>On invalid input: <text:s/>returns only the Python dictionary {'error': 'true'}.</text:p>
          </table:table-cell>
          <table:covered-table-cell table:number-columns-repeated="3" table:style-name="ce97"/>
          <table:table-cell table:number-columns-repeated="1016"/>
        </table:table-row>
        <table:table-row table:style-name="ro5">
          <table:table-cell table:style-name="ce69"/>
          <table:table-cell table:style-name="ce11"/>
          <table:table-cell table:style-name="ce84"/>
          <table:table-cell table:style-name="ce90" office:value-type="string" calcext:value-type="string">
            <text:p>State change:</text:p>
          </table:table-cell>
          <table:table-cell table:style-name="ce96" office:value-type="string" calcext:value-type="string" table:number-columns-spanned="4" table:number-rows-spanned="1">
            <text:p>No state is retained or changed.</text:p>
          </table:table-cell>
          <table:covered-table-cell table:number-columns-repeated="3" table:style-name="ce96"/>
          <table:table-cell table:style-name="ce11"/>
          <table:table-cell table:number-columns-repeated="1015"/>
        </table:table-row>
        <table:table-row table:style-name="ro27">
          <table:table-cell table:style-name="ce70"/>
          <table:table-cell table:style-name="ce82"/>
          <table:table-cell table:style-name="ce84"/>
          <table:table-cell table:style-name="ce90" office:value-type="string" calcext:value-type="string">
            <text:p>Exceptions:</text:p>
          </table:table-cell>
          <table:table-cell table:style-name="ce98" office:value-type="string" calcext:value-type="string" table:number-columns-spanned="4" table:number-rows-spanned="1">
            <text:p>No exceptions are raised. </text:p>
          </table:table-cell>
          <table:covered-table-cell table:number-columns-repeated="3" table:style-name="ce98"/>
          <table:table-cell table:number-columns-repeated="1016"/>
        </table:table-row>
        <table:table-row table:style-name="ro27">
          <table:table-cell table:style-name="ce70"/>
          <table:table-cell table:style-name="ce83"/>
          <table:table-cell table:style-name="ce84"/>
          <table:table-cell table:style-name="ce91" office:value-type="string" calcext:value-type="string">
            <text:p>Examples:</text:p>
          </table:table-cell>
          <table:table-cell table:style-name="ce99" office:value-type="string" calcext:value-type="string">
            <text:p>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abc%3D123'</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abc':'123'}</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20%3D%20get_stars'</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get_sta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3D%20calculatePosition%2C%20sighting%3DBetelgeuse'</text:p>
          </table:table-cell>
          <table:covered-table-cell table:number-columns-repeated="2" table:style-name="ce106"/>
          <table:table-cell table:number-columns-repeated="1016"/>
        </table:table-row>
        <table:table-row table:style-name="ro1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calculatePosition', 'sighting':'Betelgeus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1" office:value-type="string" calcext:value-type="string">
            <text:p>In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3Dvalue%2C%20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duplicate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7" office:value-type="string" calcext:value-type="string" table:number-columns-spanned="3" table:number-rows-spanned="1">
            <text:p> 'key%3D'</text:p>
            <text:p>'key%3D'</text:p>
            <text:p>'key%3D'</text:p>
          </table:table-cell>
          <table:covered-table-cell table:number-columns-repeated="2" table:style-name="ce107"/>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9">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1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is invalid</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20e%20y%20%3D%20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has embedded blank characte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no key-value pairs are present.</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1%3Dvalue%3B%20key2%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2" office:value-type="string" calcext:value-type="string">
            <text:p>Rationale:</text:p>
          </table:table-cell>
          <table:table-cell table:style-name="ce108" office:value-type="string" calcext:value-type="string" table:number-columns-spanned="3" table:number-rows-spanned="1">
            <text:p>key-value pairs are not separated by a legal separator</text:p>
          </table:table-cell>
          <table:covered-table-cell table:number-columns-repeated="2" table:style-name="ce108"/>
          <table:table-cell table:number-columns-repeated="1016"/>
        </table:table-row>
        <table:table-row table:style-name="ro27">
          <table:table-cell table:style-name="ce70"/>
          <table:table-cell table:style-name="ce83"/>
          <table:table-cell table:style-name="ce84"/>
          <table:table-cell table:style-name="ce91"/>
          <table:table-cell table:style-name="ce103"/>
          <table:table-cell table:style-name="ce106" table:number-columns-repeated="3"/>
          <table:table-cell table:number-columns-repeated="1016"/>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 by Example</text:p>
          </table:table-cell>
          <table:covered-table-cell table:number-columns-repeated="6" table:style-name="ce1"/>
          <table:table-cell table:number-columns-repeated="1017"/>
        </table:table-row>
        <table:table-row table:style-name="ro2">
          <table:table-cell office:value-type="string" calcext:value-type="string">
            <text:p>The following is an example of how your customer plans to use the code:</text:p>
          </table:table-cell>
          <table:table-cell table:number-columns-repeated="1023"/>
        </table:table-row>
        <table:table-row table:style-name="ro2">
          <table:table-cell table:number-columns-repeated="1024"/>
        </table:table-row>
        <table:table-row table:style-name="ro5">
          <table:table-cell table:style-name="ce71" office:value-type="string" calcext:value-type="string">
            <text:p><text:span text:style-name="T13">import </text:span><text:span text:style-name="T14">softwareprocess.convertString2Dictionary </text:span><text:span text:style-name="T15">as </text:span><text:span text:style-name="T16">cs2d</text:span></text:p>
          </table:table-cell>
          <table:table-cell table:number-columns-repeated="1023"/>
        </table:table-row>
        <table:table-row table:style-name="ro5">
          <table:table-cell table:style-name="ce71" office:value-type="string" calcext:value-type="string">
            <text:p><text:span text:style-name="T17">import </text:span><text:span text:style-name="T18">urllib</text:span></text:p>
          </table:table-cell>
          <table:table-cell table:number-columns-repeated="1023"/>
        </table:table-row>
        <table:table-row table:style-name="ro2">
          <table:table-cell table:number-columns-repeated="1024"/>
        </table:table-row>
        <table:table-row table:style-name="ro5">
          <table:table-cell table:style-name="ce72" office:value-type="string" calcext:value-type="string">
            <text:p># convert human-readable key=value to percent-encoded string</text:p>
          </table:table-cell>
          <table:table-cell table:number-columns-repeated="1023"/>
        </table:table-row>
        <table:table-row table:style-name="ro5">
          <table:table-cell table:style-name="ce73" office:value-type="string" calcext:value-type="string">
            <text:p><text:span text:style-name="T19">inputValue = urllib.quote(</text:span><text:span text:style-name="T20">"key=value"</text:span><text:span text:style-name="T21">)</text:span></text:p>
          </table:table-cell>
          <table:table-cell table:number-columns-repeated="1023"/>
        </table:table-row>
        <table:table-row table:style-name="ro5">
          <table:table-cell table:style-name="ce72" office:value-type="string" calcext:value-type="string">
            <text:p># convert percent-encoded string to dictionary</text:p>
          </table:table-cell>
          <table:table-cell table:number-columns-repeated="1023"/>
        </table:table-row>
        <table:table-row table:style-name="ro5">
          <table:table-cell table:style-name="ce73" office:value-type="string" calcext:value-type="string">
            <text:p><text:span text:style-name="T19">outputValue = cs2d.convertString2Dictionary(</text:span><text:span text:style-name="T22">inputString </text:span><text:span text:style-name="T23">= inputValue)</text:span></text:p>
          </table:table-cell>
          <table:table-cell table:number-columns-repeated="1023"/>
        </table:table-row>
        <table:table-row table:style-name="ro5">
          <table:table-cell table:style-name="ce72" office:value-type="string" calcext:value-type="string">
            <text:p># iterate through keys, print key and corresponding value</text:p>
          </table:table-cell>
          <table:table-cell table:number-columns-repeated="1023"/>
        </table:table-row>
        <table:table-row table:style-name="ro5">
          <table:table-cell table:style-name="ce71" office:value-type="string" calcext:value-type="string">
            <text:p><text:span text:style-name="T13">for </text:span><text:span text:style-name="T14">key </text:span><text:span text:style-name="T15">in </text:span><text:span text:style-name="T16">outputValue.keys():</text:span></text:p>
          </table:table-cell>
          <table:table-cell table:number-columns-repeated="1023"/>
        </table:table-row>
        <table:table-row table:style-name="ro5">
          <table:table-cell table:style-name="ce73" office:value-type="string" calcext:value-type="string">
            <text:p><text:span text:style-name="T24">    </text:span><text:span text:style-name="T25">print</text:span><text:span text:style-name="T16">(</text:span><text:span text:style-name="T26">'key={0}, value={1}'</text:span><text:span text:style-name="T16">.format(key, outputValue[key]))</text:span></text:p>
          </table:table-cell>
          <table:table-cell table:number-columns-repeated="1023"/>
        </table:table-row>
        <table:table-row table:style-name="ro2" table:number-rows-repeated="1048501">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assessment.$#REF!$#REF!"/>
          <table:named-expression table:name="HistoricalData4A" table:base-cell-address="$Description.$A$1" table:expression="$assessment.$#REF!$#REF!"/>
          <table:named-expression table:name="l" table:base-cell-address="$Description.$A$1" table:expression="#REF!"/>
          <table:named-expression table:name="LessonLearned4A" table:base-cell-address="$Description.$A$1" table:expression="$assessment.$#REF!$#REF!"/>
          <table:named-expression table:name="OperationalSpecification" table:base-cell-address="$Description.$A$1" table:expression="#REF!"/>
          <table:named-expression table:name="OperationalSpecification6A" table:base-cell-address="$Description.$A$1" table:expression="$assessment.$#REF!$#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Code4A" table:base-cell-address="$Description.$A$1" table:expression="$assessment.$#REF!$#REF!"/>
          <table:named-expression table:name="TaskPlan" table:base-cell-address="$Description.$A$1" table:expression="#REF!"/>
          <table:named-expression table:name="TaskPlan6A" table:base-cell-address="$Description.$A$1" table:expression="$assessment.$#REF!$#REF!"/>
          <table:named-expression table:name="TestReport4A" table:base-cell-address="$Description.$A$1" table:expression="$assessment.$#REF!$#REF!"/>
          <table:named-expression table:name="TimeLog4A" table:base-cell-address="$Description.$A$1" table:expression="$assessment.$#REF!$#REF!"/>
          <table:named-expression table:name="toc6A" table:base-cell-address="$Description.$A$1" table:expression="$assessment.$#REF!$#REF!"/>
        </table:named-expressions>
      </table:table>
      <table:table table:name="Spec Notes" table:style-name="ta4">
        <table:table-column table:style-name="co29" table:default-cell-style-name="Default"/>
        <table:table-column table:style-name="co30" table:default-cell-style-name="ce6"/>
        <table:table-column table:style-name="co31" table:default-cell-style-name="ce6"/>
        <table:table-column table:style-name="co23" table:default-cell-style-name="ce6"/>
        <table:table-column table:style-name="co29" table:default-cell-style-name="Default"/>
        <table:table-column table:style-name="co32" table:default-cell-style-name="ce6"/>
        <table:table-column table:style-name="co23" table:default-cell-style-name="ce6"/>
        <table:table-column table:style-name="co29" table:number-columns-repeated="1017" table:default-cell-style-name="Default"/>
        <table:table-row table:style-name="ro1">
          <table:table-cell table:style-name="ce1" office:value-type="string" calcext:value-type="string" table:number-columns-spanned="6" table:number-rows-spanned="1">
            <text:p>Specification Notes</text:p>
          </table:table-cell>
          <table:covered-table-cell table:number-columns-repeated="5" table:style-name="ce1"/>
          <table:table-cell table:number-columns-repeated="1018"/>
        </table:table-row>
        <table:table-row table:style-name="ro2" table:number-rows-repeated="1048574">
          <table:table-cell table:number-columns-repeated="1024"/>
        </table:table-row>
        <table:table-row table:style-name="ro2">
          <table:table-cell table:number-columns-repeated="1024"/>
        </table:table-row>
      </table:table>
      <table:table table:name="Assessment" table:style-name="ta5" table:protected="true">
        <loext:table-protection loext:select-protected-cells="true" loext:select-unprotected-cells="true"/>
        <office:forms form:automatic-focus="false" form:apply-design-mode="false"/>
        <table:table-column table:style-name="co33" table:default-cell-style-name="ce55"/>
        <table:table-column table:style-name="co34" table:default-cell-style-name="ce55"/>
        <table:table-column table:style-name="co23" table:number-columns-repeated="2" table:default-cell-style-name="ce55"/>
        <table:table-column table:style-name="co35" table:default-cell-style-name="ce55"/>
        <table:table-column table:style-name="co36" table:number-columns-repeated="252" table:default-cell-style-name="ce55"/>
        <table:table-column table:style-name="co36"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E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number-columns-repeated="3" table:style-name="ce44" office:value-type="string" calcext:value-type="string">
            <text:p><text:s/></text:p>
          </table:table-cell>
          <table:table-cell table:number-columns-repeated="1015"/>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E2]" office:value-type="string" office:string-value="AA" calcext:value-type="string">
            <text:p>AA</text:p>
          </table:table-cell>
          <table:table-cell table:style-name="ce16"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E3]" office:value-type="string" office:string-value="A" calcext:value-type="string">
            <text:p>A</text:p>
          </table:table-cell>
          <table:table-cell table:style-name="ce16"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E4]" office:value-type="string" office:string-value="AB" calcext:value-type="string">
            <text:p>AB</text:p>
          </table:table-cell>
          <table:table-cell table:style-name="ce16"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E5]" office:value-type="string" office:string-value="B" calcext:value-type="string">
            <text:p>B</text:p>
          </table:table-cell>
          <table:table-cell table:style-name="ce16"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E6]" office:value-type="string" office:string-value="BC" calcext:value-type="string">
            <text:p>BC</text:p>
          </table:table-cell>
          <table:table-cell table:style-name="ce16"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E7]" office:value-type="string" office:string-value="C" calcext:value-type="string">
            <text:p>C</text:p>
          </table:table-cell>
          <table:table-cell table:style-name="ce16"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E8]" office:value-type="string" office:string-value="CD" calcext:value-type="string">
            <text:p>CD</text:p>
          </table:table-cell>
          <table:table-cell table:style-name="ce16"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E9]" office:value-type="string" office:string-value="D" calcext:value-type="string">
            <text:p>D</text:p>
          </table:table-cell>
          <table:table-cell table:style-name="ce16"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E10]" office:value-type="string" office:string-value="F" calcext:value-type="string">
            <text:p>F</text:p>
          </table:table-cell>
          <table:table-cell table:style-name="ce16"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E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E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E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E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E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E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E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E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E19]" office:value-type="string" office:string-value="NA" calcext:value-type="string">
            <text:p>NA</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E20]" office:value-type="float" office:value="1" calcext:value-type="float">
            <text:p>1</text:p>
          </table:table-cell>
          <table:table-cell table:style-name="ce16"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E21]" office:value-type="float" office:value="2" calcext:value-type="float">
            <text:p>2</text:p>
          </table:table-cell>
          <table:table-cell table:style-name="ce16"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E22]" office:value-type="float" office:value="3" calcext:value-type="float">
            <text:p>3</text:p>
          </table:table-cell>
          <table:table-cell table:style-name="ce16"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E23]" office:value-type="float" office:value="4" calcext:value-type="float">
            <text:p>4</text:p>
          </table:table-cell>
          <table:table-cell table:style-name="ce16"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E24]" office:value-type="float" office:value="5" calcext:value-type="float">
            <text:p>5</text:p>
          </table:table-cell>
          <table:table-cell table:style-name="ce16"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E25]" office:value-type="float" office:value="6" calcext:value-type="float">
            <text:p>6</text:p>
          </table:table-cell>
          <table:table-cell table:style-name="ce16"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E26]" office:value-type="float" office:value="7" calcext:value-type="float">
            <text:p>7</text:p>
          </table:table-cell>
          <table:table-cell table:style-name="ce16"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E27]" office:value-type="float" office:value="8" calcext:value-type="float">
            <text:p>8</text:p>
          </table:table-cell>
          <table:table-cell table:style-name="ce16"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E28]" office:value-type="float" office:value="9" calcext:value-type="float">
            <text:p>9</text:p>
          </table:table-cell>
          <table:table-cell table:style-name="ce16"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E29]" office:value-type="float" office:value="10" calcext:value-type="float">
            <text:p>10</text:p>
          </table:table-cell>
          <table:table-cell table:style-name="ce16"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E30]" office:value-type="string" office:string-value="Passed" calcext:value-type="string">
            <text:p>Passed</text:p>
          </table:table-cell>
          <table:table-cell table:style-name="ce16" table:formula="of:=[$Constants.F30]"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E31]" office:value-type="string" office:string-value="Passed with issues" calcext:value-type="string">
            <text:p>Passed with issues</text:p>
          </table:table-cell>
          <table:table-cell table:style-name="ce16" table:formula="of:=[$Constants.F31]"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E32]" office:value-type="string" office:string-value="Failed" calcext:value-type="string">
            <text:p>Failed</text:p>
          </table:table-cell>
          <table:table-cell table:style-name="ce16"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E33]" office:value-type="string" office:string-value="Not tested" calcext:value-type="string">
            <text:p>Not tested</text:p>
          </table:table-cell>
          <table:table-cell table:style-name="ce16"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E34]" office:value-type="string" office:string-value="Not applicable" calcext:value-type="string">
            <text:p>Not applicable</text:p>
          </table:table-cell>
          <table:table-cell table:style-name="ce16"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E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E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E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E38]" office:value-type="string" office:string-value="L" calcext:value-type="string">
            <text:p>L</text:p>
          </table:table-cell>
          <table:table-cell table:style-name="ce16"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E39]" office:value-type="float" office:value="1.5" calcext:value-type="float">
            <text:p>1.5</text:p>
          </table:table-cell>
          <table:table-cell table:style-name="ce16"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E40]" office:value-type="float" office:value="1" calcext:value-type="float">
            <text:p>1</text:p>
          </table:table-cell>
          <table:table-cell table:style-name="ce16"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E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E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E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E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2" table:visibility="collapse">
          <table:table-cell table:number-columns-repeated="1024"/>
        </table:table-row>
        <table:table-row table:style-name="ro1">
          <table:table-cell table:style-name="ce109" office:value-type="string" calcext:value-type="string" table:number-columns-spanned="3" table:number-rows-spanned="1">
            <text:p>Assessment Worksheet</text:p>
          </table:table-cell>
          <table:covered-table-cell table:number-columns-repeated="2" table:style-name="ce109"/>
          <table:table-cell table:number-columns-repeated="1021"/>
        </table:table-row>
        <table:table-row table:style-name="ro19">
          <table:table-cell table:style-name="ce110" table:number-columns-repeated="3"/>
          <table:table-cell table:number-columns-repeated="1021"/>
        </table:table-row>
        <table:table-row table:style-name="ro2">
          <table:table-cell office:value-type="string" calcext:value-type="string">
            <text:p>Name:</text:p>
          </table:table-cell>
          <table:table-cell table:style-name="ce123"/>
          <table:table-cell table:style-name="ce127" office:value-type="string" calcext:value-type="string" table:number-columns-spanned="2" table:number-rows-spanned="1">
            <text:p>Rain Li</text:p>
          </table:table-cell>
          <table:covered-table-cell table:style-name="ce127"/>
          <table:table-cell table:style-name="ce45"/>
          <table:table-cell table:number-columns-repeated="1019"/>
        </table:table-row>
        <table:table-row table:style-name="ro2">
          <table:table-cell office:value-type="string" calcext:value-type="string">
            <text:p>User name:</text:p>
          </table:table-cell>
          <table:table-cell table:style-name="ce123"/>
          <table:table-cell table:style-name="ce127" office:value-type="string" calcext:value-type="string" table:number-columns-spanned="2" table:number-rows-spanned="1">
            <text:p>yrl0001</text:p>
          </table:table-cell>
          <table:covered-table-cell table:style-name="ce127"/>
          <table:table-cell table:style-name="ce45"/>
          <table:table-cell table:number-columns-repeated="1019"/>
        </table:table-row>
        <table:table-row table:style-name="ro2">
          <table:table-cell office:value-type="string" calcext:value-type="string">
            <text:p>GitHub user name:</text:p>
          </table:table-cell>
          <table:table-cell table:style-name="ce123"/>
          <table:table-cell table:style-name="ce127" office:value-type="string" calcext:value-type="string" table:number-columns-spanned="2" table:number-rows-spanned="1">
            <text:p>lordoftherains</text:p>
          </table:table-cell>
          <table:covered-table-cell table:style-name="ce127"/>
          <table:table-cell table:style-name="ce45"/>
          <table:table-cell table:number-columns-repeated="1019"/>
        </table:table-row>
        <table:table-row table:style-name="ro27">
          <table:table-cell table:style-name="ce111" table:number-columns-repeated="5"/>
          <table:table-cell table:number-columns-repeated="1019"/>
        </table:table-row>
        <table:table-row table:style-name="ro1">
          <table:table-cell table:style-name="ce112" office:value-type="string" calcext:value-type="string">
            <text:p>Instructor Assessment</text:p>
          </table:table-cell>
          <table:table-cell table:style-name="ce112" table:number-columns-repeated="4"/>
          <table:table-cell table:number-columns-repeated="1019"/>
        </table:table-row>
        <table:table-row table:style-name="ro2" table:number-rows-repeated="2">
          <table:table-cell table:number-columns-repeated="1024"/>
        </table:table-row>
        <table:table-row table:style-name="ro2">
          <table:table-cell office:value-type="string" calcext:value-type="string">
            <text:p>Product Assessment</text:p>
          </table:table-cell>
          <table:table-cell table:style-name="ce124" table:content-validation-name="val1"/>
          <table:table-cell table:number-columns-repeated="1022"/>
        </table:table-row>
        <table:table-row table:style-name="ro2">
          <table:table-cell office:value-type="string" calcext:value-type="string">
            <text:p>Process Assessment:</text:p>
          </table:table-cell>
          <table:table-cell table:style-name="ce124" table:content-validation-name="val1"/>
          <table:table-cell table:number-columns-repeated="1022"/>
        </table:table-row>
        <table:table-row table:style-name="ro2">
          <table:table-cell office:value-type="string" calcext:value-type="string">
            <text:p>Score:</text:p>
          </table:table-cell>
          <table:table-cell table:style-name="ce124" table:formula="of:=IF(OR(ISBLANK([.B55]);ISBLANK([.B56]));&quot;&quot;;MIN(VLOOKUP([.B55];[.B61:.C69];2;FALSE());VLOOKUP([.B56];[.B71:.C79];2;FALSE())))">
            <text:p/>
          </table:table-cell>
          <table:table-cell table:style-name="ce128" office:value-type="string" calcext:value-type="string">
            <text:p>out of</text:p>
          </table:table-cell>
          <table:table-cell office:value-type="float" office:value="50" calcext:value-type="float">
            <text:p>50</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Grading rubric: <text:s/>Product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duct satisfies functional requirements but has insignificant exceptions in form or format</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duct satisfies functional requirements but has multiple minor exceptions in form or format</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duct satisfies functional requirements but has significant exceptions in form or format</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duct encounters minor problems with user acceptance tests, has few insignificant exceptions in form or forma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25" office:value-type="string" calcext:value-type="string" table:number-columns-spanned="2" table:number-rows-spanned="1">
            <text:p>Product encounters minor problems with user acceptance tests, has multiple minor exceptions in form or format</text:p>
          </table:table-cell>
          <table:covered-table-cell table:style-name="ce125"/>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25" office:value-type="string" calcext:value-type="string" table:number-columns-spanned="2" table:number-rows-spanned="1">
            <text:p>Product encounters minor problems with user acceptance tests, has significant exceptions in form or format</text:p>
          </table:table-cell>
          <table:covered-table-cell table:style-name="ce125"/>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25" office:value-type="string" calcext:value-type="string" table:number-columns-spanned="2" table:number-rows-spanned="1">
            <text:p>Product encounters significant problems with user acceptance tests</text:p>
          </table:table-cell>
          <table:covered-table-cell table:style-name="ce125"/>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show lack of comprehension of concepts, or are incomplete</text:p>
          </table:table-cell>
          <table:covered-table-cell table:style-name="ce116"/>
          <table:table-cell table:number-columns-repeated="1019"/>
        </table:table-row>
        <table:table-row table:style-name="ro2">
          <table:table-cell office:value-type="string" calcext:value-type="string">
            <text:p>Grading rubic: Process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cess has insignificant exceptions</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cess has multiple minor exceptions </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cess has exceptions that obsure activity verification</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cess has exceptions with historical data that affect the current projec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16" office:value-type="string" calcext:value-type="string" table:number-columns-spanned="2" table:number-rows-spanned="1">
            <text:p>Process has exceptions that suggest lack of comprehension of concepts</text:p>
          </table:table-cell>
          <table:covered-table-cell table:style-name="ce116"/>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16" office:value-type="string" calcext:value-type="string" table:number-columns-spanned="2" table:number-rows-spanned="1">
            <text:p>Process has exceptions that bring into question the validity of the data</text:p>
          </table:table-cell>
          <table:covered-table-cell table:style-name="ce116"/>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16" office:value-type="string" calcext:value-type="string" table:number-columns-spanned="2" table:number-rows-spanned="1">
            <text:p>Process has exceptions suggesting it wasn't followed.</text:p>
          </table:table-cell>
          <table:covered-table-cell table:style-name="ce116"/>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are incomplete</text:p>
          </table:table-cell>
          <table:covered-table-cell table:style-name="ce116"/>
          <table:table-cell table:number-columns-repeated="1019"/>
        </table:table-row>
        <table:table-row table:style-name="ro2" table:number-rows-repeated="2">
          <table:table-cell table:number-columns-repeated="1024"/>
        </table:table-row>
        <table:table-row table:style-name="ro1">
          <table:table-cell table:style-name="ce113" office:value-type="string" calcext:value-type="string" table:number-columns-spanned="2" table:number-rows-spanned="1">
            <text:p>Quality checks</text:p>
          </table:table-cell>
          <table:covered-table-cell table:style-name="ce113"/>
          <table:table-cell table:style-name="ce130" table:number-columns-repeated="3"/>
          <table:table-cell table:number-columns-repeated="1019"/>
        </table:table-row>
        <table:table-row table:style-name="ro2">
          <table:table-cell table:style-name="ce114" office:value-type="string" calcext:value-type="string" table:number-columns-spanned="12" table:number-rows-spanned="1">
            <text:p>General</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Are all regions highlighted in yellow appropriately complete?</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workbook reflect a faithful record of informa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Has this assignment been uploaded as specified by the assignment descrip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Project Plan Summary</text:p>
          </table:table-cell>
          <table:covered-table-cell table:number-columns-repeated="11" table:style-name="ce114"/>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as the planned information determined before development and not altered after developmen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planned time expressed in minutes?</text:p>
          </table:table-cell>
          <table:covered-table-cell table:number-columns-repeated="10" table:style-name="ce125"/>
          <table:table-cell table:style-name="ce6" table:number-columns-repeated="244"/>
          <table:table-cell table:number-columns-repeated="768"/>
        </table:table-row>
        <table:table-row table:style-name="ro2">
          <table:table-cell table:style-name="ce115"/>
          <table:table-cell table:style-name="ce125" office:value-type="string" calcext:value-type="string" table:number-columns-spanned="11" table:number-rows-spanned="1">
            <text:p>Do LOC counts address production code (and exclude test code)?</text:p>
          </table:table-cell>
          <table:covered-table-cell table:number-columns-repeated="10" table:style-name="ce125"/>
          <table:table-cell table:style-name="ce134" table:number-columns-repeated="1012"/>
        </table:table-row>
        <table:table-row table:style-name="ro2">
          <table:table-cell table:style-name="ce54"/>
          <table:table-cell table:style-name="ce125" office:value-type="string" calcext:value-type="string" table:number-columns-spanned="11" table:number-rows-spanned="1">
            <text:p>Is the actual line count calculated according to the count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Time Recording Log</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a faithful record of time sp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 no times span midnigh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the activities in the specified proces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Is post mortem the final phas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time recording log reflect the your lifecycl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Change Log</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each change accompanied by a description in the "comment" fiel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changes recorded against the appropriate phase in which they were injected and remove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removed" count equal the "injected" count? <text:s/>If not, is the rational documented in the "lessons learned" tab?</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dates and times in the change <text:s/>log consistent with the dates and times in the time recording log?</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Acceptance Report</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ere initial "expected results" determined before coding began?</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sufficiently detailed for an independent party to test the softwar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correc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support expected results? <tex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marked as "Passed with issues" include a com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2" table:number-rows-spanned="1">
            <text:p>Source Code</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code reflect the cod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Will the code compile without change? </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contain any packages that aren't part of the customer's production environ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take into consideration specified error condition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fulfill the assignment requiremen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6"/>
          <table:table-cell table:style-name="ce125" office:value-type="string" calcext:value-type="string" table:number-columns-spanned="11" table:number-rows-spanned="1">
            <text:p>Does the code follow the prescribed directory format (i.e., prod, test, sandbox)?</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Historical Data</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 historical data complet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Have previously noted problems in process measurements been corrected?</text:p>
          </table:table-cell>
          <table:covered-table-cell table:number-columns-repeated="10" table:style-name="ce125"/>
          <table:table-cell table:style-name="ce119" table:number-columns-repeated="1012"/>
        </table:table-row>
        <table:table-row table:style-name="ro2">
          <table:table-cell table:style-name="ce117" office:value-type="string" calcext:value-type="string">
            <text:p>Deliverables</text:p>
          </table:table-cell>
          <table:table-cell table:style-name="ce125" table:number-columns-repeated="11"/>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the spreadsheet been uploaded to GitHub?</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all the code been pushed to GitHub?</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there separate folders for production code and test cod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ill the test code work without modification?</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Is the project file in the proper format with the required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git respository reflect commits at the specified process point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view</text:p>
          </table:table-cell>
          <table:table-cell table:style-name="ce7" table:number-columns-repeated="11"/>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id you construct your review checklist during the planning phase?</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the error count indicated the analysis of defects match your historical defect count?</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Are checklist items answerable in "yes" or "no" terms?</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reflect at least two common items from your defect log ?</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contain more than "mom and apple pie" item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factor</text:p>
          </table:table-cell>
          <table:table-cell table:style-name="ce7" table:number-columns-repeated="11"/>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Is code free of the following bad smells: <text:s/>duplicate code, long methods, long classes</text:p>
          </table:table-cell>
          <table:covered-table-cell table:number-columns-repeated="10" table:style-name="ce125"/>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text:s text:c="6"/>temporary variables, useless comments, coding standard violations?</text:p>
          </table:table-cell>
          <table:covered-table-cell table:number-columns-repeated="10" table:style-name="ce125"/>
          <table:table-cell table:style-name="ce134" table:number-columns-repeated="1012"/>
        </table:table-row>
        <table:table-row table:style-name="ro2" table:visibility="collapse">
          <table:table-cell table:style-name="ce118" office:value-type="string" calcext:value-type="string">
            <text:p>Scenario</text:p>
          </table:table-cell>
          <table:table-cell table:style-name="ce118"/>
          <table:table-cell table:style-name="ce131" table:number-columns-repeated="10"/>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Were the scenarios constructed during the analysis phase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Does each scenario describe as fully as possible the interaction with the software under construction?</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Are the actors correctly identified?</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suitably understandable examples give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events and responses directly observable?</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Architecture</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as the architecture determined before construction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reflect a solid initial understanding of the solutio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show all components required for the solution (with the exception of system built-in components)?</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llaborators specified correctly?</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 functionally-decomposed components have only one operation? <text:s/>Has the operation been given the component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mponent operations given names to suggest their behavio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exhibit "good" design characteristics, such as appropriate levels of coupling, cohesion, etc.?</text:p>
          </table:table-cell>
          <table:covered-table-cell table:number-columns-repeated="10" table:style-name="ce125"/>
          <table:table-cell table:style-name="ce119" table:number-columns-repeated="1012"/>
        </table:table-row>
        <table:table-row table:style-name="ro2" table:visibility="collapse">
          <table:table-cell table:style-name="ce120" office:value-type="string" calcext:value-type="string">
            <text:p>Estimate</text:p>
          </table:table-cell>
          <table:table-cell table:style-name="ce120"/>
          <table:table-cell table:style-name="ce132" table:number-columns-repeated="9"/>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es each component denoted by a CRC card appear in the estimate as either base code, new components, or reused cod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base code vs reuse code identified correctly?</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 the base components and the new comopnents reflect the architectur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Are the base components and new components sized according to historical proxies?</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 rationale provided if either the LOCp and/or Ep are overridden?</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ctual LOC data recorded at post mortem time?</text:p>
          </table:table-cell>
          <table:covered-table-cell table:number-columns-repeated="9" table:style-name="ce126"/>
          <table:table-cell table:style-name="ce133" table:number-columns-repeated="1013"/>
        </table:table-row>
        <table:table-row table:style-name="ro2" table:visibility="collapse">
          <table:table-cell table:style-name="ce122" office:value-type="string" calcext:value-type="string">
            <text:p>Iterations</text:p>
          </table:table-cell>
          <table:table-cell table:style-name="ce126" table:number-columns-repeated="11"/>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more than one iteration planned?</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WBS list all iterations?</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the overall estimate of time in the WBS consistent with the calculated effor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the planned completion dates of iterations in the WBS consistent with the calendar?</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planned times recorded from the start of the calendar through the end of the projec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calendar corroborate the WBS, and visa versa? <text:s/></text:p>
          </table:table-cell>
          <table:covered-table-cell table:number-columns-repeated="10" table:style-name="ce126"/>
          <table:table-cell table:style-name="ce133" table:number-columns-repeated="1012"/>
        </table:table-row>
        <table:table-row table:style-name="ro2" table:visibility="collapse">
          <table:table-cell table:style-name="ce117" office:value-type="string" calcext:value-type="string">
            <text:p>Construction</text:p>
          </table:table-cell>
          <table:table-cell table:style-name="ce125" table:number-columns-repeated="11"/>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the design -&gt; test(failure) -&gt; code -&gt; test(success) -&gt; clean up (if necessary) -&gt; repeat pattern?</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a test-first approach?</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Are all unit tests written so that passing the test satisifies requirements?</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case for each component?</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suite which, when run, exercises the entire production code base?</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code pass all test cases?</text:p>
          </table:table-cell>
          <table:covered-table-cell table:number-columns-repeated="10" table:style-name="ce125"/>
          <table:table-cell table:style-name="ce134" table:number-columns-repeated="1012"/>
        </table:table-row>
        <table:table-row table:style-name="ro2" table:number-rows-repeated="1048406">
          <table:table-cell table:number-columns-repeated="1024"/>
        </table:table-row>
        <table:table-row table:style-name="ro2">
          <table:table-cell table:number-columns-repeated="1024"/>
        </table:table-row>
      </table:table>
      <table:table table:name="Historical Data" table:style-name="ta6" table:protected="true">
        <loext:table-protection loext:select-protected-cells="true" loext:select-unprotected-cells="true"/>
        <table:table-column table:style-name="co19" table:default-cell-style-name="ce55"/>
        <table:table-column table:style-name="co23" table:number-columns-repeated="4"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office:value-type="string" calcext:value-type="string">
            <text:p><text:s/>-</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2">
          <table:table-cell table:number-columns-repeated="1024"/>
        </table:table-row>
        <table:table-row table:style-name="ro1">
          <table:table-cell table:style-name="ce109" office:value-type="string" calcext:value-type="string" table:number-columns-spanned="3" table:number-rows-spanned="1">
            <text:p>Historical Data</text:p>
          </table:table-cell>
          <table:covered-table-cell table:number-columns-repeated="2" table:style-name="ce109"/>
          <table:table-cell table:style-name="ce112" table:number-columns-repeated="5"/>
          <table:table-cell table:number-columns-repeated="1016"/>
        </table:table-row>
        <table:table-row table:style-name="ro30">
          <table:table-cell table:style-name="ce112" table:number-columns-repeated="8"/>
          <table:table-cell table:number-columns-repeated="1016"/>
        </table:table-row>
        <table:table-row table:style-name="ro2">
          <table:table-cell table:style-name="ce136" office:value-type="string" calcext:value-type="string">
            <text:p>Current Assignment:</text:p>
          </table:table-cell>
          <table:table-cell table:style-name="ce136"/>
          <table:table-cell table:style-name="ce136" table:formula="of:=[$Description.B3]" office:value-type="string" office:string-value="Assignment 2" calcext:value-type="string">
            <text:p>Assignment 2</text:p>
          </table:table-cell>
          <table:table-cell table:style-name="ce136" table:formula="of:=CONCATENATE(&quot;CA&quot;;[.C47];&quot;.xls&quot;)" office:value-type="string" office:string-value="CAAssignment 2.xls" calcext:value-type="string">
            <text:p>CAAssignment 2.xls</text:p>
          </table:table-cell>
          <table:table-cell table:style-name="ce136" table:number-columns-repeated="4"/>
          <table:table-cell table:style-name="ce139" table:number-columns-repeated="1016"/>
        </table:table-row>
        <table:table-row table:style-name="ro2">
          <table:table-cell table:style-name="ce136" office:value-type="string" calcext:value-type="string">
            <text:p>Immediate Past Assignment:</text:p>
          </table:table-cell>
          <table:table-cell table:style-name="ce136"/>
          <table:table-cell table:style-name="ce136" office:value-type="float" office:value="5" calcext:value-type="float">
            <text:p>5</text:p>
          </table:table-cell>
          <table:table-cell table:style-name="ce136" table:formula="of:=CONCATENATE(&quot;CA&quot;;[.C48];&quot;.xls&quot;)" office:value-type="string" office:string-value="CA5.xls" calcext:value-type="string">
            <text:p>CA5.xls</text:p>
          </table:table-cell>
          <table:table-cell table:style-name="ce136" table:number-columns-repeated="4"/>
          <table:table-cell table:style-name="ce139" table:number-columns-repeated="1016"/>
        </table:table-row>
        <table:table-row table:style-name="ro30">
          <table:table-cell table:style-name="ce112" table:number-columns-repeated="8"/>
          <table:table-cell table:number-columns-repeated="1016"/>
        </table:table-row>
        <table:table-row table:style-name="ro19">
          <table:table-cell table:style-name="ce137" office:value-type="string" calcext:value-type="string" table:number-columns-spanned="3" table:number-rows-spanned="1">
            <text:p>Project Plan Summary From</text:p>
          </table:table-cell>
          <table:covered-table-cell table:number-columns-repeated="2" table:style-name="ce137"/>
          <table:table-cell table:style-name="ce110" table:formula="of:=[.D48]" office:value-type="string" office:string-value="CA5.xls" calcext:value-type="string">
            <text:p>CA5.xls</text:p>
          </table:table-cell>
          <table:table-cell table:style-name="ce110" table:number-columns-repeated="4"/>
          <table:table-cell table:style-name="ce177" table:number-columns-repeated="1016"/>
        </table:table-row>
        <table:table-row table:style-name="ro2">
          <table:table-cell table:style-name="ce138" office:value-type="string" calcext:value-type="string">
            <text:p>Program Size (LOC)</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table-cell table:style-name="ce139" office:value-type="string" calcext:value-type="string">
            <text:p>Base code LOC count</text:p>
          </table:table-cell>
          <table:table-cell table:style-name="ce139"/>
          <table:table-cell table:style-name="ce154">
            <office:annotation draw:style-name="gr13" draw:text-style-name="P8" svg:width="114.92pt" svg:height="457.03pt" svg:x="430.07pt" svg:y="713.99pt" draw:caption-point-x="-208.37pt" draw:caption-point-y="-603.72pt">
              <dc:date>2017-02-12T00:00:00</dc:date>
              <text:p text:style-name="P7"><text:span text:style-name="T4">Estimate of the number of lines deleted from previously-</text:span><text:span text:style-name="T4">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deleted from Base</text:p>
          </table:table-cell>
          <table:table-cell table:style-name="ce139"/>
          <table:table-cell table:style-name="ce154">
            <office:annotation draw:style-name="gr14" draw:text-style-name="P8" svg:width="114.92pt" svg:height="457.03pt" svg:x="430.07pt" svg:y="713.99pt" draw:caption-point-x="-208.37pt" draw:caption-point-y="-590.71pt">
              <dc:date>2017-02-12T00:00:00</dc:date>
              <text:p text:style-name="P7"><text:span text:style-name="T4">Estimated of the number of lines modified from </text:span><text:span text:style-name="T4">previously-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modified from Base</text:p>
          </table:table-cell>
          <table:table-cell table:style-name="ce139"/>
          <table:table-cell table:style-name="ce154">
            <office:annotation draw:style-name="gr15" draw:text-style-name="P8" svg:width="114.86pt" svg:height="675.04pt" svg:x="351.47pt" svg:y="713.99pt" draw:caption-point-x="-129.77pt" draw:caption-point-y="-577.73pt">
              <dc:date>2017-02-12T00:00:00</dc:date>
              <text:p text:style-name="P7"><text:span text:style-name="T4">Estimate of the number of lines added to previously-</text:span><text:span text:style-name="T4">written code to bring it to the point where new </text:span><text:span text:style-name="T4">functionality can be added</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added to Base</text:p>
          </table:table-cell>
          <table:table-cell table:style-name="ce139"/>
          <table:table-cell table:style-name="ce154">
            <office:annotation draw:style-name="gr16" draw:text-style-name="P8" svg:width="114.92pt" svg:height="457.03pt" svg:x="430.07pt" svg:y="713.99pt" draw:caption-point-x="-208.37pt" draw:caption-point-y="-564.72pt">
              <dc:date>2017-02-12T00:00:00</dc:date>
              <text:p text:style-name="P7"><text:span text:style-name="T4">Count of the number of lines of reused source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Reused lines</text:p>
          </table:table-cell>
          <table:table-cell table:style-name="ce139"/>
          <table:table-cell table:style-name="ce154">
            <office:annotation draw:style-name="gr17" draw:text-style-name="P8" svg:width="112.05pt" svg:height="714.08pt" svg:x="351.47pt" svg:y="713.99pt" draw:caption-point-x="-129.77pt" draw:caption-point-y="-551.71pt">
              <dc:date>2017-02-12T00:00:00</dc:date>
              <text:p text:style-name="P7"><text:span text:style-name="T5">Estimate the number of new lines of code that </text:span><text:span text:style-name="T5">provide new functionality to meet the </text:span><text:span text:style-name="T5">specifications of </text:span></text:p>
              <text:p text:style-name="P7"><text:span text:style-name="T5">this assignment.</text:span></text:p>
              <text:p text:style-name="P7"><text:span text:style-name="T5"/></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New component lines of code</text:p>
          </table:table-cell>
          <table:table-cell table:style-name="ce139"/>
          <table:table-cell table:style-name="ce154"/>
          <table:table-cell table:style-name="ce159"/>
          <table:table-cell table:style-name="ce162"/>
          <table:table-cell/>
          <table:table-cell table:style-name="ce139" table:number-columns-repeated="2"/>
          <table:table-cell table:number-columns-repeated="1016"/>
        </table:table-row>
        <table:table-row table:style-name="ro2">
          <table:table-cell table:number-columns-repeated="2"/>
          <table:table-cell table:style-name="ce138" table:number-columns-repeated="3"/>
          <table:table-cell table:number-columns-repeated="1019"/>
        </table:table-row>
        <table:table-row table:style-name="ro2" table:visibility="collapse">
          <table:table-cell office:value-type="string" calcext:value-type="string">
            <text:p>Component Count</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visibility="collapse">
          <table:table-cell table:style-name="ce139" office:value-type="string" calcext:value-type="string">
            <text:p>Reus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Modifi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New components</text:p>
          </table:table-cell>
          <table:table-cell table:style-name="ce139"/>
          <table:table-cell table:style-name="ce154"/>
          <table:table-cell table:style-name="ce159"/>
          <table:table-cell table:style-name="ce162"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55" table:number-columns-repeated="2"/>
          <table:table-cell table:style-name="ce138"/>
          <table:table-cell table:number-columns-repeated="1019"/>
        </table:table-row>
        <table:table-row table:style-name="ro27">
          <table:table-cell table:style-name="ce138" office:value-type="string" calcext:value-type="string">
            <text:p>Time In Phase (minutes)</text:p>
          </table:table-cell>
          <table:table-cell table:style-name="ce138"/>
          <table:table-cell table:style-name="ce155" office:value-type="string" calcext:value-type="string">
            <text:p>Plan</text:p>
          </table:table-cell>
          <table:table-cell table:style-name="ce155" office:value-type="string" calcext:value-type="string">
            <text:p>Actual</text:p>
          </table:table-cell>
          <table:table-cell table:style-name="ce138" office:value-type="string" calcext:value-type="string">
            <text:p>Actual To Date</text:p>
          </table:table-cell>
          <table:table-cell table:style-name="ce138" office:value-type="string" calcext:value-type="string">
            <text:p>Actual to Date %</text:p>
          </table:table-cell>
          <table:table-cell/>
          <table:table-cell table:style-name="ce138"/>
          <table:table-cell table:style-name="ce178" table:number-columns-repeated="5"/>
          <table:table-cell table:number-columns-repeated="1011"/>
        </table:table-row>
        <table:table-row table:style-name="ro2">
          <table:table-cell table:style-name="ce135" table:formula="of:=[.B4]" office:value-type="string" office:string-value="Analysis" calcext:value-type="string">
            <text:p>Analysis</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6" table:number-columns-repeated="6"/>
          <table:table-cell table:number-columns-repeated="1010"/>
        </table:table-row>
        <table:table-row table:style-name="ro27">
          <table:table-cell table:style-name="ce135" table:formula="of:=[.B5]" office:value-type="string" office:string-value="Architecture" calcext:value-type="string">
            <text:p>Architecture</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6]" office:value-type="string" office:string-value="Project planning" calcext:value-type="string">
            <text:p>Project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80"/>
          <table:table-cell table:style-name="ce179" table:number-columns-repeated="4"/>
          <table:table-cell table:style-name="ce6"/>
          <table:table-cell table:number-columns-repeated="1010"/>
        </table:table-row>
        <table:table-row table:style-name="ro27">
          <table:table-cell table:style-name="ce135" table:formula="of:=[.B7]" office:value-type="string" office:string-value="Interation planning" calcext:value-type="string">
            <text:p>Interation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8]" office:value-type="string" office:string-value="Construction" calcext:value-type="string">
            <text:p>Construction</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9]" office:value-type="string" office:string-value="Refactoring" calcext:value-type="string">
            <text:p>Refactor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10]" office:value-type="string" office:string-value="Review" calcext:value-type="string">
            <text:p>Review</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
          <table:table-cell table:style-name="ce135" table:formula="of:=[.B11]" office:value-type="string" office:string-value="Integration test" calcext:value-type="string">
            <text:p>Integration test</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office:value-type="string" calcext:value-type="string">
            <text:p>TOTAL</text:p>
          </table:table-cell>
          <table:table-cell/>
          <table:table-cell table:number-columns-repeated="2" table:style-name="ce157" office:value-type="float" office:value="0" calcext:value-type="float">
            <text:p>0</text:p>
          </table:table-cell>
          <table:table-cell table:style-name="ce163" table:formula="of:=SUM([.E65:.E75])"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8" table:number-columns-repeated="2"/>
          <table:table-cell table:style-name="ce155" table:number-columns-repeated="2"/>
          <table:table-cell/>
          <table:table-cell table:style-name="ce138"/>
          <table:table-cell/>
          <table:table-cell table:style-name="ce138"/>
          <table:table-cell table:number-columns-repeated="1016"/>
        </table:table-row>
        <table:table-row table:style-name="ro2">
          <table:table-cell table:style-name="ce138" office:value-type="string" calcext:value-type="string">
            <text:p>Changes traced to</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79]=0;0;[.E79]/[.$E$90])"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0]=0;0;[.E80]/[.$E$90])"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style-name="ce45" table:number-columns-repeated="2"/>
          <table:table-cell table:style-name="ce156" table:content-validation-name="val3"/>
          <table:table-cell table:style-name="ce157" office:value-type="float" office:value="0" calcext:value-type="float">
            <text:p>0</text:p>
          </table:table-cell>
          <table:table-cell table:style-name="ce165" table:formula="of:=IF([.E81]=0;0;[.E81]/[.$E$90])" office:value-type="percentage" office:value="0" calcext:value-type="percentage">
            <text:p>0.0%</text:p>
          </table:table-cell>
          <table:table-cell/>
          <table:table-cell table:style-name="ce45"/>
          <table:table-cell table:number-columns-repeated="1016"/>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2]=0;0;[.E82]/[.$E$90])"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3]=0;0;[.E83]/[.$E$90])"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4]=0;0;[.E84]/[.$E$90])"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5]=0;0;[.E85]/[.$E$90])"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6]=0;0;[.E86]/[.$E$90])"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7]=0;0;[.E87]/[.$E$90])"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88]=0;0;[.E88]/[.$E$90])"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89]=0;0;[.E89]/[.$E$90])"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style-name="ce138"/>
          <table:table-cell table:style-name="ce155"/>
          <table:table-cell table:style-name="ce16"/>
          <table:table-cell table:style-name="ce163" table:formula="of:=SUM([.E79:.E89])" office:value-type="float" office:value="0" calcext:value-type="float">
            <text:p>0</text:p>
          </table:table-cell>
          <table:table-cell table:style-name="ce165" table:formula="of:=IF([.E90]=0;0;[.E90]/[.$E$90])" office:value-type="percentage" office:value="0" calcext:value-type="percentage">
            <text:p>0.0%</text:p>
          </table:table-cell>
          <table:table-cell/>
          <table:table-cell table:style-name="ce138"/>
          <table:table-cell table:number-columns-repeated="1016"/>
        </table:table-row>
        <table:table-row table:style-name="ro2">
          <table:table-cell table:number-columns-repeated="2"/>
          <table:table-cell table:style-name="ce45"/>
          <table:table-cell table:style-name="ce156" table:content-validation-name="val3"/>
          <table:table-cell table:number-columns-repeated="1020"/>
        </table:table-row>
        <table:table-row table:style-name="ro2">
          <table:table-cell table:style-name="ce138" office:value-type="string" calcext:value-type="string">
            <text:p>Changes implemented in</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3]=0;0;[.E93]/[.$E$104])"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4]=0;0;[.E94]/[.$E$104])"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5]=0;0;[.E95]/[.$E$104])" office:value-type="percentage" office:value="0" calcext:value-type="percentage">
            <text:p>0.0%</text:p>
          </table:table-cell>
          <table:table-cell table:number-columns-repeated="1018"/>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6]=0;0;[.E96]/[.$E$104])"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7]=0;0;[.E97]/[.$E$104])"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8]=0;0;[.E98]/[.$E$104])"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9]=0;0;[.E99]/[.$E$104])"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100]=0;0;[.E100]/[.$E$104])"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101]=0;0;[.E101]/[.$E$104])"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number-columns-repeated="2"/>
          <table:table-cell table:style-name="ce157" office:value-type="float" office:value="0" calcext:value-type="float">
            <text:p>0</text:p>
          </table:table-cell>
          <table:table-cell table:style-name="ce165" table:formula="of:=IF([.E102]=0;0;[.E102]/[.$E$104])"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103]=0;0;[.E103]/[.$E$104])"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table-cell table:style-name="ce45" table:number-columns-repeated="2"/>
          <table:table-cell table:style-name="ce163" table:formula="of:=SUM([.E93:.E103])" office:value-type="float" office:value="0" calcext:value-type="float">
            <text:p>0</text:p>
          </table:table-cell>
          <table:table-cell table:style-name="ce165" table:formula="of:=IF([.E104]=0;0;[.E104]/[.$E$104])" office:value-type="percentage" office:value="0" calcext:value-type="percentage">
            <text:p>0.0%</text:p>
          </table:table-cell>
          <table:table-cell table:number-columns-repeated="1018"/>
        </table:table-row>
        <table:table-row table:style-name="ro2">
          <table:table-cell table:number-columns-repeated="2"/>
          <table:table-cell table:style-name="ce45" table:number-columns-repeated="2"/>
          <table:table-cell/>
          <table:table-cell table:style-name="ce165"/>
          <table:table-cell table:number-columns-repeated="1018"/>
        </table:table-row>
        <table:table-row table:style-name="ro20" table:visibility="collapse">
          <table:table-cell table:style-name="ce140" office:value-type="string" calcext:value-type="string">
            <text:p>Size Matrix (LOC/Method)</text:p>
          </table:table-cell>
          <table:table-cell table:style-name="ce105" table:number-columns-repeated="5"/>
          <table:table-cell table:style-name="ce139" table:number-columns-repeated="1018"/>
        </table:table-row>
        <table:table-row table:style-name="ro2" table:visibility="collapse">
          <table:table-cell table:style-name="ce105"/>
          <table:table-cell table:style-name="ce128" table:formula="of:=[.B38]" office:value-type="string" office:string-value="VS" calcext:value-type="string">
            <text:p>VS</text:p>
          </table:table-cell>
          <table:table-cell table:style-name="ce128" table:formula="of:=[.C38]" office:value-type="string" office:string-value="S" calcext:value-type="string">
            <text:p>S</text:p>
          </table:table-cell>
          <table:table-cell table:style-name="ce128" table:formula="of:=[.D38]" office:value-type="string" office:string-value="M" calcext:value-type="string">
            <text:p>M</text:p>
          </table:table-cell>
          <table:table-cell table:style-name="ce128" table:formula="of:=[.E38]" office:value-type="string" office:string-value="L" calcext:value-type="string">
            <text:p>L</text:p>
          </table:table-cell>
          <table:table-cell table:style-name="ce128" table:formula="of:=[.F38]" office:value-type="string" office:string-value="VL" calcext:value-type="string">
            <text:p>VL</text:p>
          </table:table-cell>
          <table:table-cell table:style-name="ce139" table:number-columns-repeated="1018"/>
        </table:table-row>
        <table:table-row table:style-name="ro2" table:visibility="collapse">
          <table:table-cell table:style-name="ce141" office:value-type="string" calcext:value-type="string">
            <text:p>Upper</text:p>
          </table:table-cell>
          <table:table-cell table:style-name="ce147" table:formula="of:=COM.MICROSOFT.CEILING(EXP([.$H$157]+[.$H$158]*[.B39]);1)" office:value-type="float" office:value="1" calcext:value-type="float">
            <text:p>1</text:p>
          </table:table-cell>
          <table:table-cell table:style-name="ce147" table:formula="of:=COM.MICROSOFT.CEILING(EXP([.$H$157]+[.$H$158]*[.C39]);1)" office:value-type="float" office:value="1" calcext:value-type="float">
            <text:p>1</text:p>
          </table:table-cell>
          <table:table-cell table:style-name="ce147" table:formula="of:=COM.MICROSOFT.CEILING(EXP([.$H$157]+[.$H$158]*[.D39]);1)" office:value-type="float" office:value="1" calcext:value-type="float">
            <text:p>1</text:p>
          </table:table-cell>
          <table:table-cell table:style-name="ce147" table:formula="of:=COM.MICROSOFT.CEILING(EXP([.$H$157]+[.$H$158]*[.E39]);1)" office:value-type="float" office:value="1" calcext:value-type="float">
            <text:p>1</text:p>
          </table:table-cell>
          <table:table-cell table:style-name="ce147" office:value-type="string" calcext:value-type="string">
            <text:p>big</text:p>
          </table:table-cell>
          <table:table-cell table:style-name="ce139" table:number-columns-repeated="1018"/>
        </table:table-row>
        <table:table-row table:style-name="ro2" table:visibility="collapse">
          <table:table-cell table:style-name="ce142" office:value-type="string" calcext:value-type="string">
            <text:p>Mid</text:p>
          </table:table-cell>
          <table:table-cell table:style-name="ce147" table:formula="of:=COM.MICROSOFT.CEILING(EXP([.$H$157]+[.$H$158]*[.B40]);1)" office:value-type="float" office:value="1" calcext:value-type="float">
            <text:p>1</text:p>
          </table:table-cell>
          <table:table-cell table:style-name="ce147" table:formula="of:=COM.MICROSOFT.CEILING(EXP([.$H$157]+[.$H$158]*[.C40]);1)" office:value-type="float" office:value="1" calcext:value-type="float">
            <text:p>1</text:p>
          </table:table-cell>
          <table:table-cell table:style-name="ce147" table:formula="of:=COM.MICROSOFT.CEILING(EXP([.$H$157]+[.$H$158]*[.D40]);1)" office:value-type="float" office:value="1" calcext:value-type="float">
            <text:p>1</text:p>
          </table:table-cell>
          <table:table-cell table:style-name="ce147" table:formula="of:=COM.MICROSOFT.CEILING(EXP([.$H$157]+[.$H$158]*[.E40]);1)" office:value-type="float" office:value="1" calcext:value-type="float">
            <text:p>1</text:p>
          </table:table-cell>
          <table:table-cell table:style-name="ce147" table:formula="of:=COM.MICROSOFT.CEILING(EXP([.$H$157]+[.$H$158]*[.F40]);1)" office:value-type="float" office:value="1" calcext:value-type="float">
            <text:p>1</text:p>
          </table:table-cell>
          <table:table-cell table:style-name="ce169"/>
          <table:table-cell table:style-name="ce139" table:number-columns-repeated="1017"/>
        </table:table-row>
        <table:table-row table:style-name="ro2" table:visibility="collapse">
          <table:table-cell table:style-name="ce142" office:value-type="string" calcext:value-type="string">
            <text:p>Lower</text:p>
          </table:table-cell>
          <table:table-cell table:style-name="ce147" office:value-type="float" office:value="0" calcext:value-type="float">
            <text:p>0</text:p>
          </table:table-cell>
          <table:table-cell table:style-name="ce147" table:formula="of:=COM.MICROSOFT.CEILING(EXP([.$H$157]+[.$H$158]*[.C41]);1)" office:value-type="float" office:value="1" calcext:value-type="float">
            <text:p>1</text:p>
          </table:table-cell>
          <table:table-cell table:style-name="ce147" table:formula="of:=COM.MICROSOFT.CEILING(EXP([.$H$157]+[.$H$158]*[.D41]);1)" office:value-type="float" office:value="1" calcext:value-type="float">
            <text:p>1</text:p>
          </table:table-cell>
          <table:table-cell table:style-name="ce147" table:formula="of:=COM.MICROSOFT.CEILING(EXP([.$H$157]+[.$H$158]*[.E41]);1)" office:value-type="float" office:value="1" calcext:value-type="float">
            <text:p>1</text:p>
          </table:table-cell>
          <table:table-cell table:style-name="ce147" table:formula="of:=COM.MICROSOFT.CEILING(EXP([.$H$157]+[.$H$158]*[.F41]);1)" office:value-type="float" office:value="1" calcext:value-type="float">
            <text:p>1</text:p>
          </table:table-cell>
          <table:table-cell table:style-name="ce139" table:number-columns-repeated="1018"/>
        </table:table-row>
        <table:table-row table:style-name="ro2" table:visibility="collapse">
          <table:table-cell table:style-name="ce142"/>
          <table:table-cell table:style-name="ce148" table:formula="of:=[.B107]" office:value-type="string" office:string-value="VS" calcext:value-type="string">
            <text:p>VS</text:p>
          </table:table-cell>
          <table:table-cell table:style-name="ce148" table:formula="of:=[.C107]" office:value-type="string" office:string-value="S" calcext:value-type="string">
            <text:p>S</text:p>
          </table:table-cell>
          <table:table-cell table:style-name="ce148" table:formula="of:=[.D107]" office:value-type="string" office:string-value="M" calcext:value-type="string">
            <text:p>M</text:p>
          </table:table-cell>
          <table:table-cell table:style-name="ce148" table:formula="of:=[.E107]" office:value-type="string" office:string-value="L" calcext:value-type="string">
            <text:p>L</text:p>
          </table:table-cell>
          <table:table-cell table:style-name="ce148" table:formula="of:=[.F107]" office:value-type="string" office:string-value="VL" calcext:value-type="string">
            <text:p>VL</text:p>
          </table:table-cell>
          <table:table-cell table:style-name="ce139" table:number-columns-repeated="1018"/>
        </table:table-row>
        <table:table-row table:style-name="ro2" table:visibility="collapse">
          <table:table-cell table:style-name="ce105" table:number-columns-repeated="3"/>
          <table:table-cell table:style-name="ce139"/>
          <table:table-cell table:style-name="ce105" table:number-columns-repeated="4"/>
          <table:table-cell table:style-name="ce16"/>
          <table:table-cell table:style-name="ce139" table:number-columns-repeated="1015"/>
        </table:table-row>
        <table:table-row table:style-name="ro19">
          <table:table-cell table:style-name="ce143" office:value-type="string" calcext:value-type="string">
            <text:p>Project History </text:p>
          </table:table-cell>
          <table:table-cell table:style-name="ce105" table:number-columns-repeated="6"/>
          <table:table-cell table:style-name="ce128"/>
          <table:table-cell table:style-name="ce139" table:number-columns-repeated="1016"/>
        </table:table-row>
        <table:table-row table:style-name="ro19">
          <table:table-cell table:style-name="ce143"/>
          <table:table-cell table:style-name="ce149" office:value-type="string" calcext:value-type="string" table:number-columns-spanned="3" table:number-rows-spanned="1">
            <text:p>New and Changed LOC</text:p>
          </table:table-cell>
          <table:covered-table-cell table:number-columns-repeated="2" table:style-name="ce149"/>
          <table:table-cell table:style-name="ce149" office:value-type="string" calcext:value-type="string" table:number-columns-spanned="2" table:number-rows-spanned="1">
            <text:p>Effort</text:p>
          </table:table-cell>
          <table:covered-table-cell table:style-name="ce149"/>
          <table:table-cell table:style-name="ce105"/>
          <table:table-cell table:style-name="ce128"/>
          <table:table-cell table:style-name="ce139" table:number-columns-repeated="1016"/>
        </table:table-row>
        <table:table-row table:style-name="ro2">
          <table:table-cell table:style-name="ce104" office:value-type="string" calcext:value-type="string">
            <text:p>Project Name</text:p>
          </table:table-cell>
          <table:table-cell table:style-name="ce150" office:value-type="string" calcext:value-type="string">
            <text:p>Raw LOC</text:p>
          </table:table-cell>
          <table:table-cell table:style-name="ce158" office:value-type="string" calcext:value-type="string">
            <text:p>Planned LOC</text:p>
          </table:table-cell>
          <table:table-cell table:style-name="ce161" office:value-type="string" calcext:value-type="string">
            <text:p>Actual LOC</text:p>
          </table:table-cell>
          <table:table-cell table:style-name="ce150" office:value-type="string" calcext:value-type="string">
            <text:p>Estimated Time</text:p>
          </table:table-cell>
          <table:table-cell table:style-name="ce161" office:value-type="string" calcext:value-type="string">
            <text:p>Actual Time</text:p>
          </table:table-cell>
          <table:table-cell table:style-name="ce170" office:value-type="string" calcext:value-type="string">
            <text:p>LOCa/LOCr</text:p>
          </table:table-cell>
          <table:table-cell table:style-name="ce174" office:value-type="string" calcext:value-type="string">
            <text:p>Ea/LOCa</text:p>
          </table:table-cell>
          <table:table-cell table:style-name="ce181" table:number-columns-repeated="3"/>
          <table:table-cell table:style-name="ce139" table:number-columns-repeated="1013"/>
        </table:table-row>
        <table:table-row table:style-name="ro2" table:visibility="collapse">
          <table:table-cell table:style-name="ce104" office:value-type="string" calcext:value-type="string">
            <text:p>1.xls</text:p>
          </table:table-cell>
          <table:table-cell table:style-name="ce151" table:formula="of:=[.C116]" office:value-type="float" office:value="0" calcext:value-type="float">
            <text:p>0</text:p>
          </table:table-cell>
          <table:table-cell table:style-name="ce152" table:number-columns-repeated="4"/>
          <table:table-cell table:style-name="ce171" table:formula="of:=IF(ISERR([.D116]/[.B116]);0;[.D116]/[.B116])" office:value-type="float" office:value="0" calcext:value-type="float">
            <text:p>0.00</text:p>
          </table:table-cell>
          <table:table-cell table:style-name="ce171" table:formula="of:=IF(ISERR([.F116]/[.D116]);0;[.F116]/[.D116])"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2">
          <table:table-cell table:style-name="ce104" office:value-type="string" calcext:value-type="string">
            <text:p>CA02</text:p>
          </table:table-cell>
          <table:table-cell table:style-name="ce151" table:formula="of:=[.C117]" office:value-type="float" office:value="0" calcext:value-type="float">
            <text:p>0</text:p>
          </table:table-cell>
          <table:table-cell table:style-name="ce152" table:number-columns-repeated="4"/>
          <table:table-cell table:style-name="ce171" table:formula="of:=IF(ISERR([.D117]/[.B117]);0;[.D117]/[.B117])" office:value-type="float" office:value="0" calcext:value-type="float">
            <text:p>0.00</text:p>
          </table:table-cell>
          <table:table-cell table:style-name="ce171" table:formula="of:=IF(ISERR([.F117]/[.D117]);0;[.F117]/[.D117])"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visibility="collapse">
          <table:table-cell table:style-name="ce104" office:value-type="string" calcext:value-type="string">
            <text:p>3.xls</text:p>
          </table:table-cell>
          <table:table-cell table:style-name="ce151"/>
          <table:table-cell table:style-name="ce152" table:number-columns-repeated="4"/>
          <table:table-cell table:style-name="ce171" table:formula="of:=IF(ISERR([.D118]/[.B118]);0;[.D118]/[.B118])" office:value-type="float" office:value="0" calcext:value-type="float">
            <text:p>0.00</text:p>
          </table:table-cell>
          <table:table-cell table:style-name="ce171" table:formula="of:=IF(ISERR([.F118]/[.D118]);0;[.F118]/[.D118])"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4</text:p>
          </table:table-cell>
          <table:table-cell table:style-name="ce151" table:formula="of:=[.C119]" office:value-type="float" office:value="0" calcext:value-type="float">
            <text:p>0</text:p>
          </table:table-cell>
          <table:table-cell table:style-name="ce152" table:number-columns-repeated="4"/>
          <table:table-cell table:style-name="ce171" table:formula="of:=IF(ISERR([.D119]/[.B119]);0;[.D119]/[.B119])" office:value-type="float" office:value="0" calcext:value-type="float">
            <text:p>0.00</text:p>
          </table:table-cell>
          <table:table-cell table:style-name="ce171" table:formula="of:=IF(ISERR([.F119]/[.D119]);0;[.F119]/[.D119])"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5</text:p>
          </table:table-cell>
          <table:table-cell table:style-name="ce152"/>
          <table:table-cell table:style-name="ce151" table:formula="of:=[.C57]" office:value-type="float" office:value="0" calcext:value-type="float">
            <text:p>0</text:p>
          </table:table-cell>
          <table:table-cell table:style-name="ce151" table:formula="of:=[.D57]" office:value-type="float" office:value="0" calcext:value-type="float">
            <text:p>0</text:p>
          </table:table-cell>
          <table:table-cell table:style-name="ce151" table:formula="of:=[.C76]" office:value-type="float" office:value="0" calcext:value-type="float">
            <text:p>0</text:p>
          </table:table-cell>
          <table:table-cell table:style-name="ce151" table:formula="of:=[.D76]" office:value-type="float" office:value="0" calcext:value-type="float">
            <text:p>0</text:p>
          </table:table-cell>
          <table:table-cell table:style-name="ce171" table:formula="of:=IF(ISERR([.D120]/[.B120]);0;[.D120]/[.B120])" office:value-type="float" office:value="0" calcext:value-type="float">
            <text:p>0.00</text:p>
          </table:table-cell>
          <table:table-cell table:style-name="ce171" table:formula="of:=IF(ISERR([.F120]/[.D120]);0;[.F120]/[.D120])" office:value-type="float" office:value="0" calcext:value-type="float">
            <text:p>0.00</text:p>
          </table:table-cell>
          <table:table-cell table:style-name="ce182" table:formula="of:=IF(ISERR([.F120]/[.C120]);&quot;&quot;;[.F120]/[.C120])">
            <text:p/>
          </table:table-cell>
          <table:table-cell table:style-name="ce139" table:number-columns-repeated="1015"/>
        </table:table-row>
        <table:table-row table:style-name="ro7">
          <table:table-cell table:style-name="ce105" table:number-columns-repeated="7"/>
          <table:table-cell table:style-name="ce139" table:number-columns-repeated="1017"/>
        </table:table-row>
        <table:table-row table:style-name="ro20">
          <table:table-cell table:style-name="ce144" office:value-type="string" calcext:value-type="string">
            <text:p>Project Trends</text:p>
          </table:table-cell>
          <table:table-cell table:style-name="ce105" table:number-columns-repeated="6"/>
          <table:table-cell table:style-name="ce139" table:number-columns-repeated="1017"/>
        </table:table-row>
        <table:table-row table:style-name="ro2">
          <table:table-cell table:style-name="ce104" office:value-type="string" calcext:value-type="string">
            <text:p>Productivity=</text:p>
          </table:table-cell>
          <table:table-cell table:style-name="ce153" table:formula="of:=IF(ISERR(SUM([.D116:.D120])/SUM([.F116:.F120]));&quot;&quot;;SUM([.D116:.D118])/SUM([.F116:.F118])*60)">
            <text:p/>
          </table:table-cell>
          <table:table-cell table:style-name="ce105" office:value-type="string" calcext:value-type="string">
            <text:p>LOC/hr</text:p>
          </table:table-cell>
          <table:table-cell table:style-name="ce105" table:number-columns-repeated="4"/>
          <table:table-cell table:style-name="ce139" table:number-columns-repeated="1017"/>
        </table:table-row>
        <table:table-row table:style-name="ro2">
          <table:table-cell table:style-name="ce104" office:value-type="string" calcext:value-type="string">
            <text:p>Average size=</text:p>
          </table:table-cell>
          <table:table-cell table:style-name="ce105" table:formula="of:=IF(ISERR(ROUNDUP(EXP(AVERAGE([.H128:.H156]));0));&quot;&quot;;ROUNDUP(EXP(AVERAGE([.H128:.H156]));0))">
            <text:p/>
          </table:table-cell>
          <table:table-cell table:style-name="ce105" office:value-type="string" calcext:value-type="string">
            <text:p>LOC/method</text:p>
          </table:table-cell>
          <table:table-cell table:style-name="ce105" table:number-columns-repeated="4"/>
          <table:table-cell table:style-name="ce139" table:number-columns-repeated="1017"/>
        </table:table-row>
        <table:table-row table:style-name="ro2">
          <table:table-cell table:style-name="ce104"/>
          <table:table-cell table:style-name="ce105" table:number-columns-repeated="6"/>
          <table:table-cell table:style-name="ce139" table:number-columns-repeated="1017"/>
        </table:table-row>
        <table:table-row table:style-name="ro20">
          <table:table-cell table:style-name="ce140" office:value-type="string" calcext:value-type="string">
            <text:p>Component History</text:p>
          </table:table-cell>
          <table:table-cell table:style-name="ce105" table:number-columns-repeated="7"/>
          <table:table-cell table:style-name="ce16"/>
          <table:table-cell table:style-name="ce128"/>
          <table:table-cell table:style-name="ce139" table:number-columns-repeated="1014"/>
        </table:table-row>
        <table:table-row table:style-name="ro2">
          <table:table-cell table:style-name="ce145" office:value-type="string" calcext:value-type="string" table:number-columns-spanned="2" table:number-rows-spanned="1">
            <text:p>Component Name</text:p>
          </table:table-cell>
          <table:covered-table-cell table:style-name="ce145"/>
          <table:table-cell table:style-name="ce105" office:value-type="string" calcext:value-type="string">
            <text:p>Total LOC</text:p>
          </table:table-cell>
          <table:table-cell table:style-name="ce105" office:value-type="string" calcext:value-type="string">
            <text:p>Method Count</text:p>
          </table:table-cell>
          <table:table-cell table:style-name="ce105" office:value-type="string" calcext:value-type="string">
            <text:p>Type</text:p>
          </table:table-cell>
          <table:table-cell table:style-name="ce166" office:value-type="string" calcext:value-type="string">
            <text:p>Size</text:p>
          </table:table-cell>
          <table:table-cell table:style-name="ce166" office:value-type="string" calcext:value-type="string">
            <text:p>LOC/method</text:p>
          </table:table-cell>
          <table:table-cell table:style-name="ce166" office:value-type="string" calcext:value-type="string">
            <text:p>ln(LOC/meth)</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8]=&quot;&quot;;&quot;-&quot;;HLOOKUP([.G128];[.$B$110:.$F$111];2));IF(ISBLANK([.A128]);&quot;-&quot;;&quot;M&quot;))" office:value-type="string" office:string-value="-" calcext:value-type="string">
            <text:p>-</text:p>
          </table:table-cell>
          <table:table-cell table:style-name="ce172" table:formula="of:=IF(OR(ISBLANK([.C128]);ISBLANK([.D128]));&quot;&quot;;COM.MICROSOFT.CEILING([.C128]/[.D128];1))">
            <text:p/>
          </table:table-cell>
          <table:table-cell table:style-name="ce175" table:formula="of:=IF(OR(ISBLANK([.C128]);ISBLANK([.D128]));&quot;&quot;;LN([.G12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9]=&quot;&quot;;&quot;-&quot;;HLOOKUP([.G129];[.$B$110:.$F$111];2));IF(ISBLANK([.A129]);&quot;-&quot;;&quot;M&quot;))" office:value-type="string" office:string-value="-" calcext:value-type="string">
            <text:p>-</text:p>
          </table:table-cell>
          <table:table-cell table:style-name="ce172" table:formula="of:=IF(OR(ISBLANK([.C129]);ISBLANK([.D129]));&quot;&quot;;COM.MICROSOFT.CEILING([.C129]/[.D129];1))">
            <text:p/>
          </table:table-cell>
          <table:table-cell table:style-name="ce175" table:formula="of:=IF(OR(ISBLANK([.C129]);ISBLANK([.D129]));&quot;&quot;;LN([.G12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0]=&quot;&quot;;&quot;-&quot;;HLOOKUP([.G130];[.$B$110:.$F$111];2));IF(ISBLANK([.A130]);&quot;-&quot;;&quot;M&quot;))" office:value-type="string" office:string-value="-" calcext:value-type="string">
            <text:p>-</text:p>
          </table:table-cell>
          <table:table-cell table:style-name="ce172" table:formula="of:=IF(OR(ISBLANK([.C130]);ISBLANK([.D130]));&quot;&quot;;COM.MICROSOFT.CEILING([.C130]/[.D130];1))">
            <text:p/>
          </table:table-cell>
          <table:table-cell table:style-name="ce175" table:formula="of:=IF(OR(ISBLANK([.C130]);ISBLANK([.D130]));&quot;&quot;;LN([.G130]))">
            <text:p/>
          </table:table-cell>
          <table:table-cell table:style-name="ce16" table:number-columns-repeated="2"/>
          <table:table-cell table:style-name="ce139"/>
          <table:table-cell table:style-name="ce139" office:value-type="string" calcext:value-type="string">
            <text:p>`</text:p>
          </table:table-cell>
          <table:table-cell table:style-name="ce139" table:number-columns-repeated="1012"/>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1]=&quot;&quot;;&quot;-&quot;;HLOOKUP([.G131];[.$B$110:.$F$111];2));IF(ISBLANK([.A131]);&quot;-&quot;;&quot;M&quot;))" office:value-type="string" office:string-value="-" calcext:value-type="string">
            <text:p>-</text:p>
          </table:table-cell>
          <table:table-cell table:style-name="ce172" table:formula="of:=IF(OR(ISBLANK([.C131]);ISBLANK([.D131]));&quot;&quot;;COM.MICROSOFT.CEILING([.C131]/[.D131];1))">
            <text:p/>
          </table:table-cell>
          <table:table-cell table:style-name="ce175" table:formula="of:=IF(OR(ISBLANK([.C131]);ISBLANK([.D131]));&quot;&quot;;LN([.G131]))">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2]=&quot;&quot;;&quot;-&quot;;HLOOKUP([.G132];[.$B$110:.$F$111];2));IF(ISBLANK([.A132]);&quot;-&quot;;&quot;M&quot;))" office:value-type="string" office:string-value="-" calcext:value-type="string">
            <text:p>-</text:p>
          </table:table-cell>
          <table:table-cell table:style-name="ce172" table:formula="of:=IF(OR(ISBLANK([.C132]);ISBLANK([.D132]));&quot;&quot;;COM.MICROSOFT.CEILING([.C132]/[.D132];1))">
            <text:p/>
          </table:table-cell>
          <table:table-cell table:style-name="ce175" table:formula="of:=IF(OR(ISBLANK([.C132]);ISBLANK([.D132]));&quot;&quot;;LN([.G132]))">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3]=&quot;&quot;;&quot;-&quot;;HLOOKUP([.G133];[.$B$110:.$F$111];2));IF(ISBLANK([.A133]);&quot;-&quot;;&quot;M&quot;))" office:value-type="string" office:string-value="-" calcext:value-type="string">
            <text:p>-</text:p>
          </table:table-cell>
          <table:table-cell table:style-name="ce172" table:formula="of:=IF(OR(ISBLANK([.C133]);ISBLANK([.D133]));&quot;&quot;;COM.MICROSOFT.CEILING([.C133]/[.D133];1))">
            <text:p/>
          </table:table-cell>
          <table:table-cell table:style-name="ce175" table:formula="of:=IF(OR(ISBLANK([.C133]);ISBLANK([.D133]));&quot;&quot;;LN([.G133]))">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46" table:number-columns-spanned="2" table:number-rows-spanned="1"/>
          <table:covered-table-cell table:style-name="ce146"/>
          <table:table-cell table:style-name="ce152" table:number-columns-repeated="2"/>
          <table:table-cell table:style-name="ce164" table:content-validation-name="val4" office:value-type="string" calcext:value-type="string">
            <text:p>-</text:p>
          </table:table-cell>
          <table:table-cell table:style-name="ce167" table:formula="of:=IF([.$C$48]&gt;5;IF([.G134]=&quot;&quot;;&quot;-&quot;;HLOOKUP([.G134];[.$B$110:.$F$111];2));IF(ISBLANK([.A134]);&quot;-&quot;;&quot;M&quot;))" office:value-type="string" office:string-value="-" calcext:value-type="string">
            <text:p>-</text:p>
          </table:table-cell>
          <table:table-cell table:style-name="ce172" table:formula="of:=IF(OR(ISBLANK([.C134]);ISBLANK([.D134]));&quot;&quot;;COM.MICROSOFT.CEILING([.C134]/[.D134];1))">
            <text:p/>
          </table:table-cell>
          <table:table-cell table:style-name="ce175" table:formula="of:=IF(OR(ISBLANK([.C134]);ISBLANK([.D134]));&quot;&quot;;LN([.G13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5]=&quot;&quot;;&quot;-&quot;;HLOOKUP([.G135];[.$B$110:.$F$111];2));IF(ISBLANK([.A135]);&quot;-&quot;;&quot;M&quot;))" office:value-type="string" office:string-value="-" calcext:value-type="string">
            <text:p>-</text:p>
          </table:table-cell>
          <table:table-cell table:style-name="ce172" table:formula="of:=IF(OR(ISBLANK([.C135]);ISBLANK([.D135]));&quot;&quot;;COM.MICROSOFT.CEILING([.C135]/[.D135];1))">
            <text:p/>
          </table:table-cell>
          <table:table-cell table:style-name="ce175" table:formula="of:=IF(OR(ISBLANK([.C135]);ISBLANK([.D135]));&quot;&quot;;LN([.G13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6]=&quot;&quot;;&quot;-&quot;;HLOOKUP([.G136];[.$B$110:.$F$111];2));IF(ISBLANK([.A136]);&quot;-&quot;;&quot;M&quot;))" office:value-type="string" office:string-value="-" calcext:value-type="string">
            <text:p>-</text:p>
          </table:table-cell>
          <table:table-cell table:style-name="ce172" table:formula="of:=IF(OR(ISBLANK([.C136]);ISBLANK([.D136]));&quot;&quot;;COM.MICROSOFT.CEILING([.C136]/[.D136];1))">
            <text:p/>
          </table:table-cell>
          <table:table-cell table:style-name="ce175" table:formula="of:=IF(OR(ISBLANK([.C136]);ISBLANK([.D136]));&quot;&quot;;LN([.G13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7]=&quot;&quot;;&quot;-&quot;;HLOOKUP([.G137];[.$B$110:.$F$111];2));IF(ISBLANK([.A137]);&quot;-&quot;;&quot;M&quot;))" office:value-type="string" office:string-value="-" calcext:value-type="string">
            <text:p>-</text:p>
          </table:table-cell>
          <table:table-cell table:style-name="ce172" table:formula="of:=IF(OR(ISBLANK([.C137]);ISBLANK([.D137]));&quot;&quot;;COM.MICROSOFT.CEILING([.C137]/[.D137];1))">
            <text:p/>
          </table:table-cell>
          <table:table-cell table:style-name="ce175" table:formula="of:=IF(OR(ISBLANK([.C137]);ISBLANK([.D137]));&quot;&quot;;LN([.G13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8]=&quot;&quot;;&quot;-&quot;;HLOOKUP([.G138];[.$B$110:.$F$111];2));IF(ISBLANK([.A138]);&quot;-&quot;;&quot;M&quot;))" office:value-type="string" office:string-value="-" calcext:value-type="string">
            <text:p>-</text:p>
          </table:table-cell>
          <table:table-cell table:style-name="ce172" table:formula="of:=IF(OR(ISBLANK([.C138]);ISBLANK([.D138]));&quot;&quot;;COM.MICROSOFT.CEILING([.C138]/[.D138];1))">
            <text:p/>
          </table:table-cell>
          <table:table-cell table:style-name="ce175" table:formula="of:=IF(OR(ISBLANK([.C138]);ISBLANK([.D138]));&quot;&quot;;LN([.G13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9]=&quot;&quot;;&quot;-&quot;;HLOOKUP([.G139];[.$B$110:.$F$111];2));IF(ISBLANK([.A139]);&quot;-&quot;;&quot;M&quot;))" office:value-type="string" office:string-value="-" calcext:value-type="string">
            <text:p>-</text:p>
          </table:table-cell>
          <table:table-cell table:style-name="ce172" table:formula="of:=IF(OR(ISBLANK([.C139]);ISBLANK([.D139]));&quot;&quot;;COM.MICROSOFT.CEILING([.C139]/[.D139];1))">
            <text:p/>
          </table:table-cell>
          <table:table-cell table:style-name="ce175" table:formula="of:=IF(OR(ISBLANK([.C139]);ISBLANK([.D139]));&quot;&quot;;LN([.G13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0]=&quot;&quot;;&quot;-&quot;;HLOOKUP([.G140];[.$B$110:.$F$111];2));IF(ISBLANK([.A140]);&quot;-&quot;;&quot;M&quot;))" office:value-type="string" office:string-value="-" calcext:value-type="string">
            <text:p>-</text:p>
          </table:table-cell>
          <table:table-cell table:style-name="ce172" table:formula="of:=IF(OR(ISBLANK([.C140]);ISBLANK([.D140]));&quot;&quot;;COM.MICROSOFT.CEILING([.C140]/[.D140];1))">
            <text:p/>
          </table:table-cell>
          <table:table-cell table:style-name="ce175" table:formula="of:=IF(OR(ISBLANK([.C140]);ISBLANK([.D140]));&quot;&quot;;LN([.G14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1]=&quot;&quot;;&quot;-&quot;;HLOOKUP([.G141];[.$B$110:.$F$111];2));IF(ISBLANK([.A141]);&quot;-&quot;;&quot;M&quot;))" office:value-type="string" office:string-value="-" calcext:value-type="string">
            <text:p>-</text:p>
          </table:table-cell>
          <table:table-cell table:style-name="ce172" table:formula="of:=IF(OR(ISBLANK([.C141]);ISBLANK([.D141]));&quot;&quot;;COM.MICROSOFT.CEILING([.C141]/[.D141];1))">
            <text:p/>
          </table:table-cell>
          <table:table-cell table:style-name="ce175" table:formula="of:=IF(OR(ISBLANK([.C141]);ISBLANK([.D141]));&quot;&quot;;LN([.G14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2]=&quot;&quot;;&quot;-&quot;;HLOOKUP([.G142];[.$B$110:.$F$111];2));IF(ISBLANK([.A142]);&quot;-&quot;;&quot;M&quot;))" office:value-type="string" office:string-value="-" calcext:value-type="string">
            <text:p>-</text:p>
          </table:table-cell>
          <table:table-cell table:style-name="ce172" table:formula="of:=IF(OR(ISBLANK([.C142]);ISBLANK([.D142]));&quot;&quot;;COM.MICROSOFT.CEILING([.C142]/[.D142];1))">
            <text:p/>
          </table:table-cell>
          <table:table-cell table:style-name="ce175" table:formula="of:=IF(OR(ISBLANK([.C142]);ISBLANK([.D142]));&quot;&quot;;LN([.G14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3]=&quot;&quot;;&quot;-&quot;;HLOOKUP([.G143];[.$B$110:.$F$111];2));IF(ISBLANK([.A143]);&quot;-&quot;;&quot;M&quot;))" office:value-type="string" office:string-value="-" calcext:value-type="string">
            <text:p>-</text:p>
          </table:table-cell>
          <table:table-cell table:style-name="ce172" table:formula="of:=IF(OR(ISBLANK([.C143]);ISBLANK([.D143]));&quot;&quot;;COM.MICROSOFT.CEILING([.C143]/[.D143];1))">
            <text:p/>
          </table:table-cell>
          <table:table-cell table:style-name="ce175" table:formula="of:=IF(OR(ISBLANK([.C143]);ISBLANK([.D143]));&quot;&quot;;LN([.G14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4]=&quot;&quot;;&quot;-&quot;;HLOOKUP([.G144];[.$B$110:.$F$111];2));IF(ISBLANK([.A144]);&quot;-&quot;;&quot;M&quot;))" office:value-type="string" office:string-value="-" calcext:value-type="string">
            <text:p>-</text:p>
          </table:table-cell>
          <table:table-cell table:style-name="ce172" table:formula="of:=IF(OR(ISBLANK([.C144]);ISBLANK([.D144]));&quot;&quot;;COM.MICROSOFT.CEILING([.C144]/[.D144];1))">
            <text:p/>
          </table:table-cell>
          <table:table-cell table:style-name="ce175" table:formula="of:=IF(OR(ISBLANK([.C144]);ISBLANK([.D144]));&quot;&quot;;LN([.G14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5]=&quot;&quot;;&quot;-&quot;;HLOOKUP([.G145];[.$B$110:.$F$111];2));IF(ISBLANK([.A145]);&quot;-&quot;;&quot;M&quot;))" office:value-type="string" office:string-value="-" calcext:value-type="string">
            <text:p>-</text:p>
          </table:table-cell>
          <table:table-cell table:style-name="ce172" table:formula="of:=IF(OR(ISBLANK([.C145]);ISBLANK([.D145]));&quot;&quot;;COM.MICROSOFT.CEILING([.C145]/[.D145];1))">
            <text:p/>
          </table:table-cell>
          <table:table-cell table:style-name="ce175" table:formula="of:=IF(OR(ISBLANK([.C145]);ISBLANK([.D145]));&quot;&quot;;LN([.G14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6]=&quot;&quot;;&quot;-&quot;;HLOOKUP([.G146];[.$B$110:.$F$111];2));IF(ISBLANK([.A146]);&quot;-&quot;;&quot;M&quot;))" office:value-type="string" office:string-value="-" calcext:value-type="string">
            <text:p>-</text:p>
          </table:table-cell>
          <table:table-cell table:style-name="ce172" table:formula="of:=IF(OR(ISBLANK([.C146]);ISBLANK([.D146]));&quot;&quot;;COM.MICROSOFT.CEILING([.C146]/[.D146];1))">
            <text:p/>
          </table:table-cell>
          <table:table-cell table:style-name="ce175" table:formula="of:=IF(OR(ISBLANK([.C146]);ISBLANK([.D146]));&quot;&quot;;LN([.G14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7]=&quot;&quot;;&quot;-&quot;;HLOOKUP([.G147];[.$B$110:.$F$111];2));IF(ISBLANK([.A147]);&quot;-&quot;;&quot;M&quot;))" office:value-type="string" office:string-value="-" calcext:value-type="string">
            <text:p>-</text:p>
          </table:table-cell>
          <table:table-cell table:style-name="ce172" table:formula="of:=IF(OR(ISBLANK([.C147]);ISBLANK([.D147]));&quot;&quot;;COM.MICROSOFT.CEILING([.C147]/[.D147];1))">
            <text:p/>
          </table:table-cell>
          <table:table-cell table:style-name="ce175" table:formula="of:=IF(OR(ISBLANK([.C147]);ISBLANK([.D147]));&quot;&quot;;LN([.G14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8]=&quot;&quot;;&quot;-&quot;;HLOOKUP([.G148];[.$B$110:.$F$111];2));IF(ISBLANK([.A148]);&quot;-&quot;;&quot;M&quot;))" office:value-type="string" office:string-value="-" calcext:value-type="string">
            <text:p>-</text:p>
          </table:table-cell>
          <table:table-cell table:style-name="ce172" table:formula="of:=IF(OR(ISBLANK([.C148]);ISBLANK([.D148]));&quot;&quot;;COM.MICROSOFT.CEILING([.C148]/[.D148];1))">
            <text:p/>
          </table:table-cell>
          <table:table-cell table:style-name="ce175" table:formula="of:=IF(OR(ISBLANK([.C148]);ISBLANK([.D148]));&quot;&quot;;LN([.G14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9]=&quot;&quot;;&quot;-&quot;;HLOOKUP([.G149];[.$B$110:.$F$111];2));IF(ISBLANK([.A149]);&quot;-&quot;;&quot;M&quot;))" office:value-type="string" office:string-value="-" calcext:value-type="string">
            <text:p>-</text:p>
          </table:table-cell>
          <table:table-cell table:style-name="ce172" table:formula="of:=IF(OR(ISBLANK([.C149]);ISBLANK([.D149]));&quot;&quot;;COM.MICROSOFT.CEILING([.C149]/[.D149];1))">
            <text:p/>
          </table:table-cell>
          <table:table-cell table:style-name="ce175" table:formula="of:=IF(OR(ISBLANK([.C149]);ISBLANK([.D149]));&quot;&quot;;LN([.G14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0]=&quot;&quot;;&quot;-&quot;;HLOOKUP([.G150];[.$B$110:.$F$111];2));IF(ISBLANK([.A150]);&quot;-&quot;;&quot;M&quot;))" office:value-type="string" office:string-value="-" calcext:value-type="string">
            <text:p>-</text:p>
          </table:table-cell>
          <table:table-cell table:style-name="ce172" table:formula="of:=IF(OR(ISBLANK([.C150]);ISBLANK([.D150]));&quot;&quot;;COM.MICROSOFT.CEILING([.C150]/[.D150];1))">
            <text:p/>
          </table:table-cell>
          <table:table-cell table:style-name="ce175" table:formula="of:=IF(OR(ISBLANK([.C150]);ISBLANK([.D150]));&quot;&quot;;LN([.G15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1]=&quot;&quot;;&quot;-&quot;;HLOOKUP([.G151];[.$B$110:.$F$111];2));IF(ISBLANK([.A151]);&quot;-&quot;;&quot;M&quot;))" office:value-type="string" office:string-value="-" calcext:value-type="string">
            <text:p>-</text:p>
          </table:table-cell>
          <table:table-cell table:style-name="ce172" table:formula="of:=IF(OR(ISBLANK([.C151]);ISBLANK([.D151]));&quot;&quot;;COM.MICROSOFT.CEILING([.C151]/[.D151];1))">
            <text:p/>
          </table:table-cell>
          <table:table-cell table:style-name="ce175" table:formula="of:=IF(OR(ISBLANK([.C151]);ISBLANK([.D151]));&quot;&quot;;LN([.G15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2]=&quot;&quot;;&quot;-&quot;;HLOOKUP([.G152];[.$B$110:.$F$111];2));IF(ISBLANK([.A152]);&quot;-&quot;;&quot;M&quot;))" office:value-type="string" office:string-value="-" calcext:value-type="string">
            <text:p>-</text:p>
          </table:table-cell>
          <table:table-cell table:style-name="ce172" table:formula="of:=IF(OR(ISBLANK([.C152]);ISBLANK([.D152]));&quot;&quot;;COM.MICROSOFT.CEILING([.C152]/[.D152];1))">
            <text:p/>
          </table:table-cell>
          <table:table-cell table:style-name="ce175" table:formula="of:=IF(OR(ISBLANK([.C152]);ISBLANK([.D152]));&quot;&quot;;LN([.G15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3]=&quot;&quot;;&quot;-&quot;;HLOOKUP([.G153];[.$B$110:.$F$111];2));IF(ISBLANK([.A153]);&quot;-&quot;;&quot;M&quot;))" office:value-type="string" office:string-value="-" calcext:value-type="string">
            <text:p>-</text:p>
          </table:table-cell>
          <table:table-cell table:style-name="ce172" table:formula="of:=IF(OR(ISBLANK([.C153]);ISBLANK([.D153]));&quot;&quot;;COM.MICROSOFT.CEILING([.C153]/[.D153];1))">
            <text:p/>
          </table:table-cell>
          <table:table-cell table:style-name="ce175" table:formula="of:=IF(OR(ISBLANK([.C153]);ISBLANK([.D153]));&quot;&quot;;LN([.G15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4]=&quot;&quot;;&quot;-&quot;;HLOOKUP([.G154];[.$B$110:.$F$111];2));IF(ISBLANK([.A154]);&quot;-&quot;;&quot;M&quot;))" office:value-type="string" office:string-value="-" calcext:value-type="string">
            <text:p>-</text:p>
          </table:table-cell>
          <table:table-cell table:style-name="ce172" table:formula="of:=IF(OR(ISBLANK([.C154]);ISBLANK([.D154]));&quot;&quot;;COM.MICROSOFT.CEILING([.C154]/[.D154];1))">
            <text:p/>
          </table:table-cell>
          <table:table-cell table:style-name="ce175" table:formula="of:=IF(OR(ISBLANK([.C154]);ISBLANK([.D154]));&quot;&quot;;LN([.G15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5]=&quot;&quot;;&quot;-&quot;;HLOOKUP([.G155];[.$B$110:.$F$111];2));IF(ISBLANK([.A155]);&quot;-&quot;;&quot;M&quot;))" office:value-type="string" office:string-value="-" calcext:value-type="string">
            <text:p>-</text:p>
          </table:table-cell>
          <table:table-cell table:style-name="ce172" table:formula="of:=IF(OR(ISBLANK([.C155]);ISBLANK([.D155]));&quot;&quot;;COM.MICROSOFT.CEILING([.C155]/[.D155];1))">
            <text:p/>
          </table:table-cell>
          <table:table-cell table:style-name="ce175" table:formula="of:=IF(OR(ISBLANK([.C155]);ISBLANK([.D155]));&quot;&quot;;LN([.G15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6]=&quot;&quot;;&quot;-&quot;;HLOOKUP([.G156];[.$B$110:.$F$111];2));IF(ISBLANK([.A156]);&quot;-&quot;;&quot;M&quot;))" office:value-type="string" office:string-value="-" calcext:value-type="string">
            <text:p>-</text:p>
          </table:table-cell>
          <table:table-cell table:style-name="ce172" table:formula="of:=IF(OR(ISBLANK([.C156]);ISBLANK([.D156]));&quot;&quot;;COM.MICROSOFT.CEILING([.C156]/[.D156];1))">
            <text:p/>
          </table:table-cell>
          <table:table-cell table:style-name="ce175" table:formula="of:=IF(OR(ISBLANK([.C156]);ISBLANK([.D156]));&quot;&quot;;LN([.G156]))">
            <text:p/>
          </table:table-cell>
          <table:table-cell table:style-name="ce16" table:number-columns-repeated="2"/>
          <table:table-cell table:style-name="ce139" table:number-columns-repeated="1014"/>
        </table:table-row>
        <table:table-row table:style-name="ro2">
          <table:table-cell table:number-columns-repeated="5"/>
          <table:table-cell table:style-name="ce168"/>
          <table:table-cell table:style-name="ce173" office:value-type="string" calcext:value-type="string">
            <text:p>Average=</text:p>
          </table:table-cell>
          <table:table-cell table:style-name="ce176" table:formula="of:=IF(ISERR(AVERAGE([.H128:.H156]));0;AVERAGE([.H128:.H156]))" office:value-type="float" office:value="0" calcext:value-type="float">
            <text:p>0.00</text:p>
          </table:table-cell>
          <table:table-cell table:number-columns-repeated="1016"/>
        </table:table-row>
        <table:table-row table:style-name="ro2">
          <table:table-cell table:number-columns-repeated="5"/>
          <table:table-cell table:style-name="ce168"/>
          <table:table-cell table:style-name="ce173" office:value-type="string" calcext:value-type="string">
            <text:p>Std=</text:p>
          </table:table-cell>
          <table:table-cell table:style-name="ce176" table:formula="of:=IF(ISERR(STDEV([.H128:.H156]));0;STDEV([.H128:.H156]))" office:value-type="float" office:value="0" calcext:value-type="float">
            <text:p>0.00</text:p>
          </table:table-cell>
          <table:table-cell table:number-columns-repeated="1016"/>
        </table:table-row>
        <table:table-row table:style-name="ro2" table:number-rows-repeated="65378">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DefectLog4A" table:base-cell-address="$Description.$A$1" table:expression="$'historical data'.$#ref!$#REF!"/>
          <table:named-expression table:name="FunctionalSpecification6A" table:base-cell-address="$Description.$A$1" table:expression="$'historical data'.$#ref!$#REF!"/>
          <table:named-expression table:name="HistoricalData4A" table:base-cell-address="$Description.$A$1" table:expression="$'historical data'.$#ref!$#REF!"/>
          <table:named-expression table:name="InstructorAssessment4A" table:base-cell-address="$Description.$A$1" table:expression="$'historical data'.$#ref!$#REF!"/>
          <table:named-expression table:name="LessonLearned4A" table:base-cell-address="$Description.$A$1" table:expression="$'historical data'.$#ref!$#REF!"/>
          <table:named-expression table:name="OperationalSpecification6A" table:base-cell-address="$Description.$A$1" table:expression="$'historical data'.$#ref!$#REF!"/>
          <table:named-range table:name="ProjectPlanSummary4A" table:base-cell-address="$Description.$A$1" table:cell-range-address="$'Historical Data'.$A$45"/>
          <table:named-expression table:name="Schedule6A" table:base-cell-address="$Description.$A$1" table:expression="$'historical data'.$#ref!$#REF!"/>
          <table:named-expression table:name="SizeEstimate4A" table:base-cell-address="$Description.$A$1" table:expression="$'historical data'.$#ref!$#REF!"/>
          <table:named-expression table:name="SourceCode4A" table:base-cell-address="$Description.$A$1" table:expression="$'historical data'.$#ref!$#REF!"/>
          <table:named-expression table:name="TaskPlan6A" table:base-cell-address="$Description.$A$1" table:expression="$'historical data'.$#ref!$#REF!"/>
          <table:named-expression table:name="TestReport4A" table:base-cell-address="$Description.$A$1" table:expression="$'historical data'.$#ref!$#REF!"/>
          <table:named-expression table:name="TimeLog4A" table:base-cell-address="$Description.$A$1" table:expression="$'historical data'.$#ref!$#REF!"/>
          <table:named-expression table:name="toc6A" table:base-cell-address="$Description.$A$1" table:expression="$'historical data'.$#ref!$#REF!"/>
        </table:named-expressions>
      </table:table>
      <table:table table:name="Review" table:style-name="ta7" table:protected="true">
        <loext:table-protection loext:select-protected-cells="true" loext:select-unprotected-cells="true"/>
        <table:table-column table:style-name="co37" table:default-cell-style-name="ce55"/>
        <table:table-column table:style-name="co38" table:default-cell-style-name="ce55"/>
        <table:table-column table:style-name="co2" table:default-cell-style-name="ce55"/>
        <table:table-column table:style-name="co39" table:default-cell-style-name="ce55"/>
        <table:table-column table:style-name="co40" table:default-cell-style-name="ce55"/>
        <table:table-column table:style-name="co7" table:default-cell-style-name="ce55"/>
        <table:table-column table:style-name="co23" table:default-cell-style-name="ce55"/>
        <table:table-column table:style-name="co36" table:number-columns-repeated="250" table:default-cell-style-name="ce55"/>
        <table:table-column table:style-name="co36" table:number-columns-repeated="767" table:default-cell-style-name="Default"/>
        <table:table-row table:style-name="ro1">
          <table:table-cell table:style-name="ce109" office:value-type="string" calcext:value-type="string" table:number-columns-spanned="2" table:number-rows-spanned="1">
            <text:p>Review</text:p>
          </table:table-cell>
          <table:covered-table-cell table:style-name="ce109"/>
          <table:table-cell table:style-name="ce112" table:number-columns-repeated="5"/>
          <table:table-cell table:number-columns-repeated="1017"/>
        </table:table-row>
        <table:table-row table:style-name="ro27" table:visibility="collapse">
          <table:table-cell table:style-name="ce184" table:number-columns-repeated="10"/>
          <table:table-cell table:number-columns-repeated="1014"/>
        </table:table-row>
        <table:table-row table:style-name="ro1" table:visibility="collapse">
          <table:table-cell table:style-name="ce185" office:value-type="string" calcext:value-type="string" table:number-columns-spanned="2" table:number-rows-spanned="1">
            <text:p>Standards</text:p>
          </table:table-cell>
          <table:covered-table-cell table:style-name="ce185"/>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Start date:</text:p>
          </table:table-cell>
          <table:table-cell table:style-name="ce190" office:value-type="date" office:date-value="2000-01-01" calcext:value-type="date">
            <text:p>1/1/2000</text:p>
          </table:table-cell>
          <table:table-cell table:style-name="ce186"/>
          <table:table-cell table:style-name="ce186" office:value-type="string" calcext:value-type="string">
            <text:p>Grades:</text:p>
          </table:table-cell>
          <table:table-cell table:style-name="ce186" table:number-columns-repeated="2"/>
          <table:table-cell table:style-name="ce186" office:value-type="string" calcext:value-type="string">
            <text:p>A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End date:</text:p>
          </table:table-cell>
          <table:table-cell table:style-name="ce190" office:value-type="date" office:date-value="2020-01-01" calcext:value-type="date">
            <text:p>1/1/2020</text:p>
          </table:table-cell>
          <table:table-cell table:style-name="ce186" table:number-columns-repeated="4"/>
          <table:table-cell table:style-name="ce186" office:value-type="string" calcext:value-type="string">
            <text:p>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Phases:</text:p>
          </table:table-cell>
          <table:table-cell table:style-name="ce186" office:value-type="string" calcext:value-type="string">
            <text:p>Analysis</text:p>
          </table:table-cell>
          <table:table-cell table:style-name="ce186" table:number-columns-repeated="4"/>
          <table:table-cell table:style-name="ce186" office:value-type="string" calcext:value-type="string">
            <text:p>A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Architecture</text:p>
          </table:table-cell>
          <table:table-cell table:style-name="ce186" table:number-columns-repeated="4"/>
          <table:table-cell table:style-name="ce186" office:value-type="string" calcext:value-type="string">
            <text:p>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lanning</text:p>
          </table:table-cell>
          <table:table-cell table:style-name="ce186" table:number-columns-repeated="4"/>
          <table:table-cell table:style-name="ce186" office:value-type="string" calcext:value-type="string">
            <text:p>B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Construction</text:p>
          </table:table-cell>
          <table:table-cell table:style-name="ce186" table:number-columns-repeated="4"/>
          <table:table-cell table:style-name="ce186" office:value-type="string" calcext:value-type="string">
            <text:p>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factoring</text:p>
          </table:table-cell>
          <table:table-cell table:style-name="ce186" table:number-columns-repeated="4"/>
          <table:table-cell table:style-name="ce186" office:value-type="string" calcext:value-type="string">
            <text:p>C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view</text:p>
          </table:table-cell>
          <table:table-cell table:style-name="ce186" table:number-columns-repeated="4"/>
          <table:table-cell table:style-name="ce186" office:value-type="string" calcext:value-type="string">
            <text:p>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Integration Test</text:p>
          </table:table-cell>
          <table:table-cell table:style-name="ce186" table:number-columns-repeated="4"/>
          <table:table-cell table:style-name="ce186" office:value-type="string" calcext:value-type="string">
            <text:p>F</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ostmortem</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Sandbox</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Defect Types:</text:p>
          </table:table-cell>
          <table:table-cell table:style-name="ce186" office:value-type="string" calcext:value-type="string">
            <text:p>Documentation</text:p>
          </table:table-cell>
          <table:table-cell table:style-name="ce186"/>
          <table:table-cell table:style-name="ce186" office:value-type="string" calcext:value-type="string">
            <text:p>Iteration</text:p>
          </table:table-cell>
          <table:table-cell table:style-name="ce186" table:number-columns-repeated="2"/>
          <table:table-cell table:style-name="ce186" office:value-type="string" calcext:value-type="string">
            <text:p>NA</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uild</text:p>
          </table:table-cell>
          <table:table-cell table:style-name="ce186" table:number-columns-repeated="4"/>
          <table:table-cell table:style-name="ce186" office:value-type="float" office:value="1" calcext:value-type="float">
            <text:p>1</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syntax</text:p>
          </table:table-cell>
          <table:table-cell table:style-name="ce186" table:number-columns-repeated="4"/>
          <table:table-cell table:style-name="ce186" office:value-type="float" office:value="2" calcext:value-type="float">
            <text:p>2</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logic</text:p>
          </table:table-cell>
          <table:table-cell table:style-name="ce186" table:number-columns-repeated="4"/>
          <table:table-cell table:style-name="ce186" office:value-type="float" office:value="3" calcext:value-type="float">
            <text:p>3</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interface</text:p>
          </table:table-cell>
          <table:table-cell table:style-name="ce186" table:number-columns-repeated="4"/>
          <table:table-cell table:style-name="ce186" office:value-type="float" office:value="4" calcext:value-type="float">
            <text:p>4</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checking</text:p>
          </table:table-cell>
          <table:table-cell table:style-name="ce186" table:number-columns-repeated="4"/>
          <table:table-cell table:style-name="ce186" office:value-type="float" office:value="5" calcext:value-type="float">
            <text:p>5</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syntax</text:p>
          </table:table-cell>
          <table:table-cell table:style-name="ce186" table:number-columns-repeated="4"/>
          <table:table-cell table:style-name="ce186" office:value-type="float" office:value="6" calcext:value-type="float">
            <text:p>6</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logic</text:p>
          </table:table-cell>
          <table:table-cell table:style-name="ce186" table:number-columns-repeated="4"/>
          <table:table-cell table:style-name="ce186" office:value-type="float" office:value="7" calcext:value-type="float">
            <text:p>7</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interface</text:p>
          </table:table-cell>
          <table:table-cell table:style-name="ce186" table:number-columns-repeated="4"/>
          <table:table-cell table:style-name="ce186" office:value-type="float" office:value="8" calcext:value-type="float">
            <text:p>8</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checking</text:p>
          </table:table-cell>
          <table:table-cell table:style-name="ce186" table:number-columns-repeated="4"/>
          <table:table-cell table:style-name="ce186" office:value-type="float" office:value="9" calcext:value-type="float">
            <text:p>9</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ad Smell</text:p>
          </table:table-cell>
          <table:table-cell table:style-name="ce186" table:number-columns-repeated="4"/>
          <table:table-cell table:style-name="ce186" office:value-type="float" office:value="10" calcext:value-type="float">
            <text:p>10</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Y/N:</text:p>
          </table:table-cell>
          <table:table-cell table:style-name="ce186" office:value-type="string" calcext:value-type="string">
            <text:p>Yes</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91" office:value-type="string" calcext:value-type="string">
            <text:p>No</text:p>
          </table:table-cell>
          <table:table-cell table:style-name="ce186" table:number-columns-repeated="5"/>
          <table:table-cell table:style-name="ce204" table:number-columns-repeated="3"/>
          <table:table-cell table:style-name="ce56" table:number-columns-repeated="1014"/>
        </table:table-row>
        <table:table-row table:style-name="ro2" table:visibility="collapse">
          <table:table-cell table:style-name="ce186" office:value-type="string" calcext:value-type="string">
            <text:p>Proxy Types:</text:p>
          </table:table-cell>
          <table:table-cell table:style-name="ce186" office:value-type="string" calcext:value-type="string">
            <text:p>Calculation</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Data</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I/O</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ogic</text:p>
          </table:table-cell>
          <table:table-cell table:style-name="ce186" table:number-columns-repeated="5"/>
          <table:table-cell table:style-name="ce204" table:number-columns-repeated="3"/>
          <table:table-cell table:number-columns-repeated="1014"/>
        </table:table-row>
        <table:table-row table:style-name="ro2" table:visibility="collapse" table:number-rows-repeated="2">
          <table:table-cell table:style-name="ce186" table:number-columns-repeated="7"/>
          <table:table-cell table:style-name="ce204" table:number-columns-repeated="3"/>
          <table:table-cell table:number-columns-repeated="1014"/>
        </table:table-row>
        <table:table-row table:style-name="ro2" table:visibility="collapse">
          <table:table-cell table:style-name="ce186" office:value-type="string" calcext:value-type="string">
            <text:p>Sizes:</text:p>
          </table:table-cell>
          <table:table-cell table:style-name="ce186" office:value-type="string" calcext:value-type="string">
            <text:p>V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M</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VL</text:p>
          </table:table-cell>
          <table:table-cell table:style-name="ce186" table:number-columns-repeated="5"/>
          <table:table-cell table:style-name="ce204" table:number-columns-repeated="3"/>
          <table:table-cell table:number-columns-repeated="1014"/>
        </table:table-row>
        <table:table-row table:style-name="ro1">
          <table:table-cell table:style-name="ce187" table:number-columns-repeated="7"/>
          <table:table-cell table:style-name="ce45" table:number-columns-repeated="1017"/>
        </table:table-row>
        <table:table-row table:style-name="ro2">
          <table:table-cell table:style-name="ce188" office:value-type="string" calcext:value-type="string">
            <text:p>Defect Pareto Analysis (taken from all defects to date)</text:p>
          </table:table-cell>
          <table:table-cell table:style-name="ce192" table:number-columns-repeated="4"/>
          <table:table-cell table:style-name="ce45" table:number-columns-repeated="4"/>
          <table:table-cell table:style-name="ce16" table:number-columns-repeated="1015"/>
        </table:table-row>
        <table:table-row table:style-name="ro2">
          <table:table-cell table:style-name="ce189"/>
          <table:table-cell table:style-name="ce193" office:value-type="string" calcext:value-type="string">
            <text:p>Type</text:p>
          </table:table-cell>
          <table:table-cell table:style-name="ce193" office:value-type="string" calcext:value-type="string">
            <text:p>Description</text:p>
          </table:table-cell>
          <table:table-cell table:style-name="ce193"/>
          <table:table-cell table:style-name="ce193" office:value-type="string" calcext:value-type="string">
            <text:p>Count of Occurrences</text:p>
          </table:table-cell>
          <table:table-cell table:style-name="ce170" office:value-type="string" calcext:value-type="string">
            <text:p>%</text:p>
          </table:table-cell>
          <table:table-cell table:style-name="ce45" table:number-columns-repeated="3"/>
          <table:table-cell table:style-name="ce16" table:number-columns-repeated="1015"/>
        </table:table-row>
        <table:table-row table:style-name="ro8">
          <table:table-cell table:style-name="ce189"/>
          <table:table-cell table:style-name="ce54" table:formula="of:=[.B15]" office:value-type="string" office:string-value="Documentation" calcext:value-type="string">
            <text:p>Documentation</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2]/[.$E$53]);&quot;&quot;;[.E42]/[.$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6]" office:value-type="string" office:string-value="Build" calcext:value-type="string">
            <text:p>Build</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3]/[.$E$53]);&quot;&quot;;[.E43]/[.$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7]" office:value-type="string" office:string-value="Product syntax" calcext:value-type="string">
            <text:p>Produc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4]/[.$E$53]);&quot;&quot;;[.E44]/[.$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8]" office:value-type="string" office:string-value="Product logic" calcext:value-type="string">
            <text:p>Produc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5]/[.$E$53]);&quot;&quot;;[.E45]/[.$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9]" office:value-type="string" office:string-value="Product interface" calcext:value-type="string">
            <text:p>Produc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6]/[.$E$53]);&quot;&quot;;[.E46]/[.$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0]" office:value-type="string" office:string-value="Product checking" calcext:value-type="string">
            <text:p>Produc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7]/[.$E$53]);&quot;&quot;;[.E47]/[.$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1]" office:value-type="string" office:string-value="Test syntax" calcext:value-type="string">
            <text:p>Tes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8]/[.$E$53]);&quot;&quot;;[.E48]/[.$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22]" office:value-type="string" office:string-value="Test logic" calcext:value-type="string">
            <text:p>Tes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9]/[.$E$53]);&quot;&quot;;[.E49]/[.$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3]" office:value-type="string" office:string-value="Test interface" calcext:value-type="string">
            <text:p>Tes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0]/[.$E$53]);&quot;&quot;;[.E50]/[.$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4]" office:value-type="string" office:string-value="Test checking" calcext:value-type="string">
            <text:p>Tes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1]/[.$E$53]);&quot;&quot;;[.E51]/[.$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5]" office:value-type="string" office:string-value="Bad Smell" calcext:value-type="string">
            <text:p>Bad Smell</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2]/[.$E$53]);&quot;&quot;;[.E52]/[.$E$53])">
            <text:p/>
          </table:table-cell>
          <table:table-cell table:style-name="ce203"/>
          <table:table-cell table:style-name="ce45" table:number-columns-repeated="2"/>
          <table:table-cell table:style-name="ce16" table:number-columns-repeated="1015"/>
        </table:table-row>
        <table:table-row table:style-name="ro9">
          <table:table-cell table:style-name="ce189"/>
          <table:table-cell table:style-name="ce45"/>
          <table:table-cell table:style-name="ce197"/>
          <table:table-cell table:style-name="ce198" office:value-type="string" calcext:value-type="string">
            <text:p>Total</text:p>
          </table:table-cell>
          <table:table-cell table:style-name="ce192" table:formula="of:=SUM([.E42:.E52])" office:value-type="float" office:value="0" calcext:value-type="float">
            <text:p>0</text:p>
          </table:table-cell>
          <table:table-cell table:style-name="ce202" table:formula="of:=IF([.E53]=[$'Historical Data'.E90];0;&quot;&lt;-- Warning, defect count doesn't match Historical Data&quot;)" office:value-type="percentage" office:value="0" calcext:value-type="percentage">
            <text:p>0.0%</text:p>
          </table:table-cell>
          <table:table-cell table:style-name="ce203"/>
          <table:table-cell table:style-name="ce45" table:number-columns-repeated="2"/>
          <table:table-cell table:style-name="ce16" table:number-columns-repeated="1015"/>
        </table:table-row>
        <table:table-row table:style-name="ro8">
          <table:table-cell table:style-name="ce188" office:value-type="string" calcext:value-type="string">
            <text:p>Code Review Checklist</text:p>
          </table:table-cell>
          <table:table-cell table:style-name="ce45"/>
          <table:table-cell table:style-name="ce192" table:number-columns-repeated="5"/>
          <table:table-cell table:style-name="ce45" table:number-columns-repeated="2"/>
          <table:table-cell table:style-name="ce16" table:number-columns-repeated="1015"/>
        </table:table-row>
        <table:table-row table:style-name="ro17">
          <table:table-cell table:style-name="ce189"/>
          <table:table-cell table:style-name="ce194" office:value-type="string" calcext:value-type="string" table:number-columns-spanned="2" table:number-rows-spanned="1">
            <text:p>Item</text:p>
          </table:table-cell>
          <table:covered-table-cell table:style-name="ce194"/>
          <table:table-cell table:style-name="ce192"/>
          <table:table-cell table:style-name="ce200" office:value-type="string" calcext:value-type="string">
            <text:p>Number of times this item detected a defect during review</text:p>
          </table:table-cell>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8" table:number-rows-repeated="48">
          <table:table-cell table:number-columns-repeated="1024"/>
        </table:table-row>
        <table:table-row table:style-name="ro2" table:number-rows-repeated="1048448">
          <table:table-cell table:number-columns-repeated="1024"/>
        </table:table-row>
        <table:table-row table:style-name="ro2">
          <table:table-cell table:number-columns-repeated="1024"/>
        </table:table-row>
        <table:named-expressions>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review.$#REF!$#REF!"/>
          <table:named-expression table:name="FunctionalSpecification" table:base-cell-address="$Description.$A$1" table:expression="#REF!"/>
          <table:named-expression table:name="FunctionalSpecification6A" table:base-cell-address="$Description.$A$1" table:expression="$review.$#REF!$#REF!"/>
          <table:named-expression table:name="go_to" table:base-cell-address="$Description.$A$1" table:expression="#REF!"/>
          <table:named-expression table:name="HistoricalData4A" table:base-cell-address="$Description.$A$1" table:expression="$review.$#REF!$#REF!"/>
          <table:named-expression table:name="InstructorAssessment1A" table:base-cell-address="$Description.$A$1" table:expression="#REF!"/>
          <table:named-expression table:name="InstructorAssessment2A" table:base-cell-address="$Description.$A$1" table:expression="#REF!"/>
          <table:named-expression table:name="InstructorAssessment4A" table:base-cell-address="$Description.$A$1" table:expression="$review.$#REF!$#REF!"/>
          <table:named-expression table:name="LessonLearned4A" table:base-cell-address="$Description.$A$1" table:expression="$review.$#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review.$#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review.$#REF!$#REF!"/>
          <table:named-expression table:name="Schedule6A" table:base-cell-address="$Description.$A$1" table:expression="$review.$#REF!$#REF!"/>
          <table:named-expression table:name="SizeEstimate4A" table:base-cell-address="$Description.$A$1" table:expression="$review.$#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review.$#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review.$#REF!$#REF!"/>
          <table:named-expression table:name="TestReport1A" table:base-cell-address="$Description.$A$1" table:expression="#REF!"/>
          <table:named-expression table:name="TestReport2A" table:base-cell-address="$Description.$A$1" table:expression="#REF!"/>
          <table:named-range table:name="TestReport4A" table:base-cell-address="$Description.$A$1" table:cell-range-address="$Review.$A$1"/>
          <table:named-expression table:name="TimeLog1A" table:base-cell-address="$Description.$A$1" table:expression="#REF!"/>
          <table:named-expression table:name="TimeLog4A" table:base-cell-address="$Description.$A$1" table:expression="$review.$#REF!$#REF!"/>
          <table:named-expression table:name="TimeRecordingLog2A" table:base-cell-address="$Description.$A$1" table:expression="#REF!"/>
          <table:named-expression table:name="toc6A" table:base-cell-address="$Description.$A$1" table:expression="$review.$#REF!$#REF!"/>
        </table:named-expressions>
      </table:table>
      <table:table table:name="Acceptance" table:style-name="ta8" table:protected="true">
        <loext:table-protection loext:select-protected-cells="true" loext:select-unprotected-cells="true"/>
        <table:table-column table:style-name="co41" table:default-cell-style-name="ce55"/>
        <table:table-column table:style-name="co42" table:default-cell-style-name="ce55"/>
        <table:table-column table:style-name="co43" table:default-cell-style-name="ce55"/>
        <table:table-column table:style-name="co44" table:default-cell-style-name="ce55"/>
        <table:table-column table:style-name="co45" table:default-cell-style-name="ce55"/>
        <table:table-column table:style-name="co46" table:default-cell-style-name="ce55"/>
        <table:table-column table:style-name="co36" table:number-columns-repeated="251" table:default-cell-style-name="ce55"/>
        <table:table-column table:style-name="co36" table:number-columns-repeated="767" table:default-cell-style-name="Default"/>
        <table:table-row table:style-name="ro2" table:visibility="collapse">
          <table:table-cell table:style-name="ce205" table:formula="of:=[$Constants.A1]" office:value-type="string" office:string-value="Constants" calcext:value-type="string">
            <text:p>Constants</text:p>
          </table:table-cell>
          <table:table-cell table:style-name="ce205" table:formula="of:=[$Constants.B1]" office:value-type="string" office:string-value=" " calcext:value-type="string">
            <text:p><text:s/></text:p>
          </table:table-cell>
          <table:table-cell table:style-name="ce205" table:formula="of:=[$Constants.C1]" office:value-type="string" office:string-value=" " calcext:value-type="string">
            <text:p><text:s/></text:p>
          </table:table-cell>
          <table:table-cell table:style-name="ce205" table:formula="of:=[$Constants.D1]" office:value-type="string" office:string-value=" " calcext:value-type="string">
            <text:p><text:s/></text:p>
          </table:table-cell>
          <table:table-cell table:style-name="ce205" table:formula="of:=[$Constants.E1]" office:value-type="string" office:string-value=" " calcext:value-type="string">
            <text:p><text:s/></text:p>
          </table:table-cell>
          <table:table-cell table:style-name="ce205" table:formula="of:=[$Constants.F1]" office:value-type="string" office:string-value="Assignment 2" calcext:value-type="string">
            <text:p>Assignment 2</text:p>
          </table:table-cell>
          <table:table-cell table:style-name="ce205" table:formula="of:=[$Constants.G1]" office:value-type="string" office:string-value=" " calcext:value-type="string">
            <text:p><text:s/></text:p>
          </table:table-cell>
          <table:table-cell table:number-columns-repeated="1017"/>
        </table:table-row>
        <table:table-row table:style-name="ro2" table:visibility="collapse">
          <table:table-cell table:style-name="ce205" table:formula="of:=[$Constants.A2]" office:value-type="string" office:string-value="Start date:" calcext:value-type="string">
            <text:p>Start date:</text:p>
          </table:table-cell>
          <table:table-cell table:style-name="ce205" table:formula="of:=[$Constants.B2]" office:value-type="float" office:value="36526" calcext:value-type="float">
            <text:p>36526</text:p>
          </table:table-cell>
          <table:table-cell table:style-name="ce205" table:formula="of:=[$Constants.C2]" office:value-type="string" office:string-value=" " calcext:value-type="string">
            <text:p><text:s/></text:p>
          </table:table-cell>
          <table:table-cell table:style-name="ce205" table:formula="of:=[$Constants.D2]" office:value-type="string" office:string-value="Grades:" calcext:value-type="string">
            <text:p>Grades:</text:p>
          </table:table-cell>
          <table:table-cell table:style-name="ce205" table:formula="of:=[$Constants.E2]" office:value-type="string" office:string-value="AA" calcext:value-type="string">
            <text:p>AA</text:p>
          </table:table-cell>
          <table:table-cell table:style-name="ce205" table:formula="of:=[$Constants.F2]" office:value-type="float" office:value="1" calcext:value-type="float">
            <text:p>1</text:p>
          </table:table-cell>
          <table:table-cell table:style-name="ce205" table:formula="of:=[$Constants.G2]" office:value-type="float" office:value="0" calcext:value-type="float">
            <text:p>0</text:p>
          </table:table-cell>
          <table:table-cell table:number-columns-repeated="1017"/>
        </table:table-row>
        <table:table-row table:style-name="ro2" table:visibility="collapse">
          <table:table-cell table:style-name="ce205" table:formula="of:=[$Constants.A3]" office:value-type="string" office:string-value="End date:" calcext:value-type="string">
            <text:p>End date:</text:p>
          </table:table-cell>
          <table:table-cell table:style-name="ce205" table:formula="of:=[$Constants.B3]" office:value-type="float" office:value="73051" calcext:value-type="float">
            <text:p>73051</text:p>
          </table:table-cell>
          <table:table-cell table:style-name="ce205" table:formula="of:=[$Constants.C3]" office:value-type="string" office:string-value=" " calcext:value-type="string">
            <text:p><text:s/></text:p>
          </table:table-cell>
          <table:table-cell table:style-name="ce205" table:formula="of:=[$Constants.D3]" office:value-type="string" office:string-value=" " calcext:value-type="string">
            <text:p><text:s/></text:p>
          </table:table-cell>
          <table:table-cell table:style-name="ce205" table:formula="of:=[$Constants.E3]" office:value-type="string" office:string-value="A" calcext:value-type="string">
            <text:p>A</text:p>
          </table:table-cell>
          <table:table-cell table:style-name="ce205" table:formula="of:=[$Constants.F3]" office:value-type="float" office:value="0.95" calcext:value-type="float">
            <text:p>0.95</text:p>
          </table:table-cell>
          <table:table-cell table:style-name="ce205" table:formula="of:=[$Constants.G3]" office:value-type="float" office:value="0" calcext:value-type="float">
            <text:p>0</text:p>
          </table:table-cell>
          <table:table-cell table:number-columns-repeated="1017"/>
        </table:table-row>
        <table:table-row table:style-name="ro2" table:visibility="collapse">
          <table:table-cell table:style-name="ce205" table:formula="of:=[$Constants.A4]" office:value-type="string" office:string-value="Phases:" calcext:value-type="string">
            <text:p>Phases:</text:p>
          </table:table-cell>
          <table:table-cell table:style-name="ce205" table:formula="of:=[$Constants.B4]" office:value-type="string" office:string-value="Analysis" calcext:value-type="string">
            <text:p>Analysis</text:p>
          </table:table-cell>
          <table:table-cell table:style-name="ce205" table:formula="of:=[$Constants.C4]" office:value-type="string" office:string-value=" " calcext:value-type="string">
            <text:p><text:s/></text:p>
          </table:table-cell>
          <table:table-cell table:style-name="ce205" table:formula="of:=[$Constants.D4]" office:value-type="string" office:string-value=" " calcext:value-type="string">
            <text:p><text:s/></text:p>
          </table:table-cell>
          <table:table-cell table:style-name="ce205" table:formula="of:=[$Constants.E4]" office:value-type="string" office:string-value="AB" calcext:value-type="string">
            <text:p>AB</text:p>
          </table:table-cell>
          <table:table-cell table:style-name="ce205" table:formula="of:=[$Constants.F4]" office:value-type="float" office:value="0.9" calcext:value-type="float">
            <text:p>0.9</text:p>
          </table:table-cell>
          <table:table-cell table:style-name="ce205" table:formula="of:=[$Constants.G4]" office:value-type="float" office:value="0" calcext:value-type="float">
            <text:p>0</text:p>
          </table:table-cell>
          <table:table-cell table:number-columns-repeated="1017"/>
        </table:table-row>
        <table:table-row table:style-name="ro2" table:visibility="collapse">
          <table:table-cell table:style-name="ce205" table:formula="of:=[$Constants.A5]" office:value-type="string" office:string-value=" " calcext:value-type="string">
            <text:p><text:s/></text:p>
          </table:table-cell>
          <table:table-cell table:style-name="ce205" table:formula="of:=[$Constants.B5]" office:value-type="string" office:string-value="Architecture" calcext:value-type="string">
            <text:p>Architecture</text:p>
          </table:table-cell>
          <table:table-cell table:style-name="ce205" table:formula="of:=[$Constants.C5]" office:value-type="string" office:string-value=" " calcext:value-type="string">
            <text:p><text:s/></text:p>
          </table:table-cell>
          <table:table-cell table:style-name="ce205" table:formula="of:=[$Constants.D5]" office:value-type="string" office:string-value=" " calcext:value-type="string">
            <text:p><text:s/></text:p>
          </table:table-cell>
          <table:table-cell table:style-name="ce205" table:formula="of:=[$Constants.E5]" office:value-type="string" office:string-value="B" calcext:value-type="string">
            <text:p>B</text:p>
          </table:table-cell>
          <table:table-cell table:style-name="ce205" table:formula="of:=[$Constants.F5]" office:value-type="float" office:value="0.85" calcext:value-type="float">
            <text:p>0.85</text:p>
          </table:table-cell>
          <table:table-cell table:style-name="ce205" table:formula="of:=[$Constants.G5]" office:value-type="float" office:value="0" calcext:value-type="float">
            <text:p>0</text:p>
          </table:table-cell>
          <table:table-cell table:number-columns-repeated="1017"/>
        </table:table-row>
        <table:table-row table:style-name="ro2" table:visibility="collapse">
          <table:table-cell table:style-name="ce205" table:formula="of:=[$Constants.A6]" office:value-type="string" office:string-value=" " calcext:value-type="string">
            <text:p><text:s/></text:p>
          </table:table-cell>
          <table:table-cell table:style-name="ce205" table:formula="of:=[$Constants.B6]" office:value-type="string" office:string-value="Project planning" calcext:value-type="string">
            <text:p>Project planning</text:p>
          </table:table-cell>
          <table:table-cell table:style-name="ce205" table:formula="of:=[$Constants.C6]" office:value-type="string" office:string-value=" " calcext:value-type="string">
            <text:p><text:s/></text:p>
          </table:table-cell>
          <table:table-cell table:style-name="ce205" table:formula="of:=[$Constants.D6]" office:value-type="string" office:string-value=" " calcext:value-type="string">
            <text:p><text:s/></text:p>
          </table:table-cell>
          <table:table-cell table:style-name="ce205" table:formula="of:=[$Constants.E6]" office:value-type="string" office:string-value="BC" calcext:value-type="string">
            <text:p>BC</text:p>
          </table:table-cell>
          <table:table-cell table:style-name="ce205" table:formula="of:=[$Constants.F6]" office:value-type="float" office:value="0.8" calcext:value-type="float">
            <text:p>0.8</text:p>
          </table:table-cell>
          <table:table-cell table:style-name="ce205" table:formula="of:=[$Constants.G6]" office:value-type="float" office:value="0" calcext:value-type="float">
            <text:p>0</text:p>
          </table:table-cell>
          <table:table-cell table:number-columns-repeated="1017"/>
        </table:table-row>
        <table:table-row table:style-name="ro2" table:visibility="collapse">
          <table:table-cell table:style-name="ce205" table:formula="of:=[$Constants.A7]" office:value-type="string" office:string-value=" " calcext:value-type="string">
            <text:p><text:s/></text:p>
          </table:table-cell>
          <table:table-cell table:style-name="ce205" table:formula="of:=[$Constants.B7]" office:value-type="string" office:string-value="Interation planning" calcext:value-type="string">
            <text:p>Interation planning</text:p>
          </table:table-cell>
          <table:table-cell table:style-name="ce205" table:formula="of:=[$Constants.C7]" office:value-type="string" office:string-value=" " calcext:value-type="string">
            <text:p><text:s/></text:p>
          </table:table-cell>
          <table:table-cell table:style-name="ce205" table:formula="of:=[$Constants.D7]" office:value-type="string" office:string-value=" " calcext:value-type="string">
            <text:p><text:s/></text:p>
          </table:table-cell>
          <table:table-cell table:style-name="ce205" table:formula="of:=[$Constants.E7]" office:value-type="string" office:string-value="C" calcext:value-type="string">
            <text:p>C</text:p>
          </table:table-cell>
          <table:table-cell table:style-name="ce205" table:formula="of:=[$Constants.F7]" office:value-type="float" office:value="0.75" calcext:value-type="float">
            <text:p>0.75</text:p>
          </table:table-cell>
          <table:table-cell table:style-name="ce205" table:formula="of:=[$Constants.G7]" office:value-type="float" office:value="0" calcext:value-type="float">
            <text:p>0</text:p>
          </table:table-cell>
          <table:table-cell table:number-columns-repeated="1017"/>
        </table:table-row>
        <table:table-row table:style-name="ro2" table:visibility="collapse">
          <table:table-cell table:style-name="ce205" table:formula="of:=[$Constants.A8]" office:value-type="string" office:string-value=" " calcext:value-type="string">
            <text:p><text:s/></text:p>
          </table:table-cell>
          <table:table-cell table:style-name="ce205" table:formula="of:=[$Constants.B8]" office:value-type="string" office:string-value="Construction" calcext:value-type="string">
            <text:p>Construction</text:p>
          </table:table-cell>
          <table:table-cell table:style-name="ce205" table:formula="of:=[$Constants.C8]" office:value-type="string" office:string-value=" " calcext:value-type="string">
            <text:p><text:s/></text:p>
          </table:table-cell>
          <table:table-cell table:style-name="ce205" table:formula="of:=[$Constants.D8]" office:value-type="string" office:string-value=" " calcext:value-type="string">
            <text:p><text:s/></text:p>
          </table:table-cell>
          <table:table-cell table:style-name="ce205" table:formula="of:=[$Constants.E8]" office:value-type="string" office:string-value="CD" calcext:value-type="string">
            <text:p>CD</text:p>
          </table:table-cell>
          <table:table-cell table:style-name="ce205" table:formula="of:=[$Constants.F8]" office:value-type="float" office:value="0.7" calcext:value-type="float">
            <text:p>0.7</text:p>
          </table:table-cell>
          <table:table-cell table:style-name="ce205" table:formula="of:=[$Constants.G8]" office:value-type="float" office:value="0" calcext:value-type="float">
            <text:p>0</text:p>
          </table:table-cell>
          <table:table-cell table:number-columns-repeated="1017"/>
        </table:table-row>
        <table:table-row table:style-name="ro2" table:visibility="collapse">
          <table:table-cell table:style-name="ce205" table:formula="of:=[$Constants.A9]" office:value-type="string" office:string-value=" " calcext:value-type="string">
            <text:p><text:s/></text:p>
          </table:table-cell>
          <table:table-cell table:style-name="ce205" table:formula="of:=[$Constants.B9]" office:value-type="string" office:string-value="Refactoring" calcext:value-type="string">
            <text:p>Refactoring</text:p>
          </table:table-cell>
          <table:table-cell table:style-name="ce205" table:formula="of:=[$Constants.C9]" office:value-type="string" office:string-value=" " calcext:value-type="string">
            <text:p><text:s/></text:p>
          </table:table-cell>
          <table:table-cell table:style-name="ce205" table:formula="of:=[$Constants.D9]" office:value-type="string" office:string-value=" " calcext:value-type="string">
            <text:p><text:s/></text:p>
          </table:table-cell>
          <table:table-cell table:style-name="ce205" table:formula="of:=[$Constants.E9]" office:value-type="string" office:string-value="D" calcext:value-type="string">
            <text:p>D</text:p>
          </table:table-cell>
          <table:table-cell table:style-name="ce205" table:formula="of:=[$Constants.F9]" office:value-type="float" office:value="0.65" calcext:value-type="float">
            <text:p>0.65</text:p>
          </table:table-cell>
          <table:table-cell table:style-name="ce205" table:formula="of:=[$Constants.G9]" office:value-type="float" office:value="0" calcext:value-type="float">
            <text:p>0</text:p>
          </table:table-cell>
          <table:table-cell table:number-columns-repeated="1017"/>
        </table:table-row>
        <table:table-row table:style-name="ro2" table:visibility="collapse">
          <table:table-cell table:style-name="ce205" table:formula="of:=[$Constants.A10]" office:value-type="string" office:string-value=" " calcext:value-type="string">
            <text:p><text:s/></text:p>
          </table:table-cell>
          <table:table-cell table:style-name="ce205" table:formula="of:=[$Constants.B10]" office:value-type="string" office:string-value="Review" calcext:value-type="string">
            <text:p>Review</text:p>
          </table:table-cell>
          <table:table-cell table:style-name="ce205" table:formula="of:=[$Constants.C10]" office:value-type="string" office:string-value=" " calcext:value-type="string">
            <text:p><text:s/></text:p>
          </table:table-cell>
          <table:table-cell table:style-name="ce205" table:formula="of:=[$Constants.D10]" office:value-type="string" office:string-value=" " calcext:value-type="string">
            <text:p><text:s/></text:p>
          </table:table-cell>
          <table:table-cell table:style-name="ce205" table:formula="of:=[$Constants.E10]" office:value-type="string" office:string-value="F" calcext:value-type="string">
            <text:p>F</text:p>
          </table:table-cell>
          <table:table-cell table:style-name="ce205" table:formula="of:=[$Constants.F10]" office:value-type="float" office:value="0.5" calcext:value-type="float">
            <text:p>0.5</text:p>
          </table:table-cell>
          <table:table-cell table:style-name="ce205" table:formula="of:=[$Constants.G10]" office:value-type="float" office:value="0" calcext:value-type="float">
            <text:p>0</text:p>
          </table:table-cell>
          <table:table-cell table:number-columns-repeated="1017"/>
        </table:table-row>
        <table:table-row table:style-name="ro2" table:visibility="collapse">
          <table:table-cell table:style-name="ce205" table:formula="of:=[$Constants.A11]" office:value-type="string" office:string-value=" " calcext:value-type="string">
            <text:p><text:s/></text:p>
          </table:table-cell>
          <table:table-cell table:style-name="ce205" table:formula="of:=[$Constants.B11]" office:value-type="string" office:string-value="Integration test" calcext:value-type="string">
            <text:p>Integration test</text:p>
          </table:table-cell>
          <table:table-cell table:style-name="ce205" table:formula="of:=[$Constants.C11]" office:value-type="string" office:string-value=" " calcext:value-type="string">
            <text:p><text:s/></text:p>
          </table:table-cell>
          <table:table-cell table:style-name="ce205" table:formula="of:=[$Constants.D11]" office:value-type="string" office:string-value=" " calcext:value-type="string">
            <text:p><text:s/></text:p>
          </table:table-cell>
          <table:table-cell table:style-name="ce205" table:formula="of:=[$Constants.E11]" office:value-type="string" office:string-value=" " calcext:value-type="string">
            <text:p><text:s/></text:p>
          </table:table-cell>
          <table:table-cell table:style-name="ce205" table:formula="of:=[$Constants.F11]" office:value-type="string" office:string-value=" " calcext:value-type="string">
            <text:p><text:s/></text:p>
          </table:table-cell>
          <table:table-cell table:style-name="ce205" table:formula="of:=[$Constants.G11]" office:value-type="float" office:value="0" calcext:value-type="float">
            <text:p>0</text:p>
          </table:table-cell>
          <table:table-cell table:number-columns-repeated="1017"/>
        </table:table-row>
        <table:table-row table:style-name="ro2" table:visibility="collapse">
          <table:table-cell table:style-name="ce205" table:formula="of:=[$Constants.A12]" office:value-type="string" office:string-value=" " calcext:value-type="string">
            <text:p><text:s/></text:p>
          </table:table-cell>
          <table:table-cell table:style-name="ce205" table:formula="of:=[$Constants.B12]" office:value-type="string" office:string-value="Repatterning" calcext:value-type="string">
            <text:p>Repatterning</text:p>
          </table:table-cell>
          <table:table-cell table:style-name="ce205" table:formula="of:=[$Constants.C12]" office:value-type="string" office:string-value=" " calcext:value-type="string">
            <text:p><text:s/></text:p>
          </table:table-cell>
          <table:table-cell table:style-name="ce205" table:formula="of:=[$Constants.D12]" office:value-type="string" office:string-value=" " calcext:value-type="string">
            <text:p><text:s/></text:p>
          </table:table-cell>
          <table:table-cell table:style-name="ce205" table:formula="of:=[$Constants.E12]" office:value-type="string" office:string-value=" " calcext:value-type="string">
            <text:p><text:s/></text:p>
          </table:table-cell>
          <table:table-cell table:style-name="ce205" table:formula="of:=[$Constants.F12]" office:value-type="string" office:string-value=" " calcext:value-type="string">
            <text:p><text:s/></text:p>
          </table:table-cell>
          <table:table-cell table:style-name="ce205" table:formula="of:=[$Constants.G12]" office:value-type="float" office:value="0" calcext:value-type="float">
            <text:p>0</text:p>
          </table:table-cell>
          <table:table-cell table:number-columns-repeated="1017"/>
        </table:table-row>
        <table:table-row table:style-name="ro2" table:visibility="collapse">
          <table:table-cell table:style-name="ce205" table:formula="of:=[$Constants.A13]" office:value-type="string" office:string-value=" " calcext:value-type="string">
            <text:p><text:s/></text:p>
          </table:table-cell>
          <table:table-cell table:style-name="ce205" table:formula="of:=[$Constants.B13]" office:value-type="string" office:string-value="Postmortem" calcext:value-type="string">
            <text:p>Postmortem</text:p>
          </table:table-cell>
          <table:table-cell table:style-name="ce205" table:formula="of:=[$Constants.C13]" office:value-type="string" office:string-value=" " calcext:value-type="string">
            <text:p><text:s/></text:p>
          </table:table-cell>
          <table:table-cell table:style-name="ce205" table:formula="of:=[$Constants.D13]" office:value-type="string" office:string-value=" " calcext:value-type="string">
            <text:p><text:s/></text:p>
          </table:table-cell>
          <table:table-cell table:style-name="ce205" table:formula="of:=[$Constants.E13]" office:value-type="string" office:string-value=" " calcext:value-type="string">
            <text:p><text:s/></text:p>
          </table:table-cell>
          <table:table-cell table:style-name="ce205" table:formula="of:=[$Constants.F13]" office:value-type="string" office:string-value=" " calcext:value-type="string">
            <text:p><text:s/></text:p>
          </table:table-cell>
          <table:table-cell table:style-name="ce205" table:formula="of:=[$Constants.G13]" office:value-type="float" office:value="0" calcext:value-type="float">
            <text:p>0</text:p>
          </table:table-cell>
          <table:table-cell table:number-columns-repeated="1017"/>
        </table:table-row>
        <table:table-row table:style-name="ro2" table:visibility="collapse">
          <table:table-cell table:style-name="ce205" table:formula="of:=[$Constants.A14]" office:value-type="string" office:string-value=" " calcext:value-type="string">
            <text:p><text:s/></text:p>
          </table:table-cell>
          <table:table-cell table:style-name="ce205" table:formula="of:=[$Constants.B14]" office:value-type="string" office:string-value="Sandbox" calcext:value-type="string">
            <text:p>Sandbox</text:p>
          </table:table-cell>
          <table:table-cell table:style-name="ce205" table:formula="of:=[$Constants.C14]" office:value-type="string" office:string-value=" " calcext:value-type="string">
            <text:p><text:s/></text:p>
          </table:table-cell>
          <table:table-cell table:style-name="ce205" table:formula="of:=[$Constants.D14]" office:value-type="string" office:string-value=" " calcext:value-type="string">
            <text:p><text:s/></text:p>
          </table:table-cell>
          <table:table-cell table:style-name="ce205" table:formula="of:=[$Constants.E14]" office:value-type="string" office:string-value=" " calcext:value-type="string">
            <text:p><text:s/></text:p>
          </table:table-cell>
          <table:table-cell table:style-name="ce205" table:formula="of:=[$Constants.F14]" office:value-type="string" office:string-value=" " calcext:value-type="string">
            <text:p><text:s/></text:p>
          </table:table-cell>
          <table:table-cell table:style-name="ce205" table:formula="of:=[$Constants.G14]" office:value-type="float" office:value="0" calcext:value-type="float">
            <text:p>0</text:p>
          </table:table-cell>
          <table:table-cell table:number-columns-repeated="1017"/>
        </table:table-row>
        <table:table-row table:style-name="ro2" table:visibility="collapse">
          <table:table-cell table:style-name="ce205" table:formula="of:=[$Constants.A15]" office:value-type="string" office:string-value=" " calcext:value-type="string">
            <text:p><text:s/></text:p>
          </table:table-cell>
          <table:table-cell table:style-name="ce205" table:formula="of:=[$Constants.B15]" office:value-type="string" office:string-value=" " calcext:value-type="string">
            <text:p><text:s/></text:p>
          </table:table-cell>
          <table:table-cell table:style-name="ce205" table:formula="of:=[$Constants.C15]" office:value-type="string" office:string-value=" " calcext:value-type="string">
            <text:p><text:s/></text:p>
          </table:table-cell>
          <table:table-cell table:style-name="ce205" table:formula="of:=[$Constants.D15]" office:value-type="string" office:string-value=" " calcext:value-type="string">
            <text:p><text:s/></text:p>
          </table:table-cell>
          <table:table-cell table:style-name="ce205" table:formula="of:=[$Constants.E15]" office:value-type="string" office:string-value=" " calcext:value-type="string">
            <text:p><text:s/></text:p>
          </table:table-cell>
          <table:table-cell table:style-name="ce205" table:formula="of:=[$Constants.F15]" office:value-type="string" office:string-value=" " calcext:value-type="string">
            <text:p><text:s/></text:p>
          </table:table-cell>
          <table:table-cell table:style-name="ce205" table:formula="of:=[$Constants.G15]" office:value-type="float" office:value="0" calcext:value-type="float">
            <text:p>0</text:p>
          </table:table-cell>
          <table:table-cell table:number-columns-repeated="1017"/>
        </table:table-row>
        <table:table-row table:style-name="ro2" table:visibility="collapse">
          <table:table-cell table:style-name="ce205" table:formula="of:=[$Constants.A16]" office:value-type="string" office:string-value=" " calcext:value-type="string">
            <text:p><text:s/></text:p>
          </table:table-cell>
          <table:table-cell table:style-name="ce205" table:formula="of:=[$Constants.B16]" office:value-type="string" office:string-value=" " calcext:value-type="string">
            <text:p><text:s/></text:p>
          </table:table-cell>
          <table:table-cell table:style-name="ce205" table:formula="of:=[$Constants.C16]" office:value-type="string" office:string-value=" " calcext:value-type="string">
            <text:p><text:s/></text:p>
          </table:table-cell>
          <table:table-cell table:style-name="ce205" table:formula="of:=[$Constants.D16]" office:value-type="string" office:string-value=" " calcext:value-type="string">
            <text:p><text:s/></text:p>
          </table:table-cell>
          <table:table-cell table:style-name="ce205" table:formula="of:=[$Constants.E16]" office:value-type="string" office:string-value=" " calcext:value-type="string">
            <text:p><text:s/></text:p>
          </table:table-cell>
          <table:table-cell table:style-name="ce205" table:formula="of:=[$Constants.F16]" office:value-type="string" office:string-value=" " calcext:value-type="string">
            <text:p><text:s/></text:p>
          </table:table-cell>
          <table:table-cell table:style-name="ce205" table:formula="of:=[$Constants.G16]" office:value-type="float" office:value="0" calcext:value-type="float">
            <text:p>0</text:p>
          </table:table-cell>
          <table:table-cell table:number-columns-repeated="1017"/>
        </table:table-row>
        <table:table-row table:style-name="ro2" table:visibility="collapse">
          <table:table-cell table:style-name="ce205" table:formula="of:=[$Constants.A17]" office:value-type="string" office:string-value=" " calcext:value-type="string">
            <text:p><text:s/></text:p>
          </table:table-cell>
          <table:table-cell table:style-name="ce205" table:formula="of:=[$Constants.B17]" office:value-type="string" office:string-value=" " calcext:value-type="string">
            <text:p><text:s/></text:p>
          </table:table-cell>
          <table:table-cell table:style-name="ce205" table:formula="of:=[$Constants.C17]" office:value-type="string" office:string-value=" " calcext:value-type="string">
            <text:p><text:s/></text:p>
          </table:table-cell>
          <table:table-cell table:style-name="ce205" table:formula="of:=[$Constants.D17]" office:value-type="string" office:string-value=" " calcext:value-type="string">
            <text:p><text:s/></text:p>
          </table:table-cell>
          <table:table-cell table:style-name="ce205" table:formula="of:=[$Constants.E17]" office:value-type="string" office:string-value=" " calcext:value-type="string">
            <text:p><text:s/></text:p>
          </table:table-cell>
          <table:table-cell table:style-name="ce205" table:formula="of:=[$Constants.F17]" office:value-type="string" office:string-value=" " calcext:value-type="string">
            <text:p><text:s/></text:p>
          </table:table-cell>
          <table:table-cell table:style-name="ce205" table:formula="of:=[$Constants.G17]" office:value-type="float" office:value="0" calcext:value-type="float">
            <text:p>0</text:p>
          </table:table-cell>
          <table:table-cell table:number-columns-repeated="1017"/>
        </table:table-row>
        <table:table-row table:style-name="ro2" table:visibility="collapse">
          <table:table-cell table:style-name="ce205" table:formula="of:=[$Constants.A18]" office:value-type="string" office:string-value=" " calcext:value-type="string">
            <text:p><text:s/></text:p>
          </table:table-cell>
          <table:table-cell table:style-name="ce205" table:formula="of:=[$Constants.B18]" office:value-type="string" office:string-value=" " calcext:value-type="string">
            <text:p><text:s/></text:p>
          </table:table-cell>
          <table:table-cell table:style-name="ce205" table:formula="of:=[$Constants.C18]" office:value-type="string" office:string-value=" " calcext:value-type="string">
            <text:p><text:s/></text:p>
          </table:table-cell>
          <table:table-cell table:style-name="ce205" table:formula="of:=[$Constants.D18]" office:value-type="string" office:string-value=" " calcext:value-type="string">
            <text:p><text:s/></text:p>
          </table:table-cell>
          <table:table-cell table:style-name="ce205" table:formula="of:=[$Constants.E18]" office:value-type="string" office:string-value=" " calcext:value-type="string">
            <text:p><text:s/></text:p>
          </table:table-cell>
          <table:table-cell table:style-name="ce205" table:formula="of:=[$Constants.F1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19]" office:value-type="string" office:string-value="Defect Types:" calcext:value-type="string">
            <text:p>Defect Types:</text:p>
          </table:table-cell>
          <table:table-cell table:style-name="ce205" table:formula="of:=[$Constants.B19]" office:value-type="string" office:string-value="Requirements Change" calcext:value-type="string">
            <text:p>Requirements Change</text:p>
          </table:table-cell>
          <table:table-cell table:style-name="ce205" table:formula="of:=[$Constants.C19]" office:value-type="string" office:string-value="Changes to requirements" calcext:value-type="string">
            <text:p>Changes to requirements</text:p>
          </table:table-cell>
          <table:table-cell table:style-name="ce205" table:formula="of:=[$Constants.D19]" office:value-type="string" office:string-value="Iteration" calcext:value-type="string">
            <text:p>Iteration</text:p>
          </table:table-cell>
          <table:table-cell table:style-name="ce205" table:formula="of:=[$Constants.E19]" office:value-type="string" office:string-value="NA" calcext:value-type="string">
            <text:p>NA</text:p>
          </table:table-cell>
          <table:table-cell table:style-name="ce205" table:formula="of:=[$Constants.F19]" office:value-type="string" office:string-value="did not follow " calcext:value-type="string">
            <text:p>did not follow </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0]" office:value-type="string" office:string-value=" " calcext:value-type="string">
            <text:p><text:s/></text:p>
          </table:table-cell>
          <table:table-cell table:style-name="ce205" table:formula="of:=[$Constants.B20]" office:value-type="string" office:string-value="Requirements Clarification" calcext:value-type="string">
            <text:p>Requirements Clarification</text:p>
          </table:table-cell>
          <table:table-cell table:style-name="ce205" table:formula="of:=[$Constants.C20]" office:value-type="string" office:string-value="Clarifications to requirements" calcext:value-type="string">
            <text:p>Clarifications to requirements</text:p>
          </table:table-cell>
          <table:table-cell table:style-name="ce205" table:formula="of:=[$Constants.D20]" office:value-type="string" office:string-value=" " calcext:value-type="string">
            <text:p><text:s/></text:p>
          </table:table-cell>
          <table:table-cell table:style-name="ce205" table:formula="of:=[$Constants.E20]" office:value-type="float" office:value="1" calcext:value-type="float">
            <text:p>1</text:p>
          </table:table-cell>
          <table:table-cell table:style-name="ce205" table:formula="of:=[$Constants.F20]" office:value-type="string" office:string-value="very painful" calcext:value-type="string">
            <text:p>very 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1]" office:value-type="string" office:string-value=" " calcext:value-type="string">
            <text:p><text:s/></text:p>
          </table:table-cell>
          <table:table-cell table:style-name="ce205" table:formula="of:=[$Constants.B21]" office:value-type="string" office:string-value="Product syntax" calcext:value-type="string">
            <text:p>Product syntax</text:p>
          </table:table-cell>
          <table:table-cell table:style-name="ce205" table:formula="of:=[$Constants.C21]" office:value-type="string" office:string-value="Syntax flaws in the deliverable product" calcext:value-type="string">
            <text:p>Syntax flaws in the deliverable product</text:p>
          </table:table-cell>
          <table:table-cell table:style-name="ce205" table:formula="of:=[$Constants.D21]" office:value-type="string" office:string-value=" " calcext:value-type="string">
            <text:p><text:s/></text:p>
          </table:table-cell>
          <table:table-cell table:style-name="ce205" table:formula="of:=[$Constants.E21]" office:value-type="float" office:value="2" calcext:value-type="float">
            <text:p>2</text:p>
          </table:table-cell>
          <table:table-cell table:style-name="ce205" table:formula="of:=[$Constants.F21]" office:value-type="string" office:string-value="painful" calcext:value-type="string">
            <text:p>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2]" office:value-type="string" office:string-value=" " calcext:value-type="string">
            <text:p><text:s/></text:p>
          </table:table-cell>
          <table:table-cell table:style-name="ce205" table:formula="of:=[$Constants.B22]" office:value-type="string" office:string-value="Product logic" calcext:value-type="string">
            <text:p>Product logic</text:p>
          </table:table-cell>
          <table:table-cell table:style-name="ce205" table:formula="of:=[$Constants.C22]" office:value-type="string" office:string-value="Logic flaws in the deliverable product" calcext:value-type="string">
            <text:p>Logic flaws in the deliverable product</text:p>
          </table:table-cell>
          <table:table-cell table:style-name="ce205" table:formula="of:=[$Constants.D22]" office:value-type="string" office:string-value=" " calcext:value-type="string">
            <text:p><text:s/></text:p>
          </table:table-cell>
          <table:table-cell table:style-name="ce205" table:formula="of:=[$Constants.E22]" office:value-type="float" office:value="3" calcext:value-type="float">
            <text:p>3</text:p>
          </table:table-cell>
          <table:table-cell table:style-name="ce205" table:formula="of:=[$Constants.F22]" office:value-type="string" office:string-value="neutral" calcext:value-type="string">
            <text:p>neutra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3]" office:value-type="string" office:string-value=" " calcext:value-type="string">
            <text:p><text:s/></text:p>
          </table:table-cell>
          <table:table-cell table:style-name="ce205" table:formula="of:=[$Constants.B23]" office:value-type="string" office:string-value="Product interface" calcext:value-type="string">
            <text:p>Product interface</text:p>
          </table:table-cell>
          <table:table-cell table:style-name="ce205" table:formula="of:=[$Constants.C23]" office:value-type="string" office:string-value="Flaws in the interface of a component of the deliverable product" calcext:value-type="string">
            <text:p>Flaws in the interface of a component of the deliverable product</text:p>
          </table:table-cell>
          <table:table-cell table:style-name="ce205" table:formula="of:=[$Constants.D23]" office:value-type="string" office:string-value=" " calcext:value-type="string">
            <text:p><text:s/></text:p>
          </table:table-cell>
          <table:table-cell table:style-name="ce205" table:formula="of:=[$Constants.E23]" office:value-type="float" office:value="4" calcext:value-type="float">
            <text:p>4</text:p>
          </table:table-cell>
          <table:table-cell table:style-name="ce205" table:formula="of:=[$Constants.F23]" office:value-type="string" office:string-value="helpful" calcext:value-type="string">
            <text:p>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4]" office:value-type="string" office:string-value=" " calcext:value-type="string">
            <text:p><text:s/></text:p>
          </table:table-cell>
          <table:table-cell table:style-name="ce205" table:formula="of:=[$Constants.B24]" office:value-type="string" office:string-value="Product checking" calcext:value-type="string">
            <text:p>Product checking</text:p>
          </table:table-cell>
          <table:table-cell table:style-name="ce20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05" table:formula="of:=[$Constants.D24]" office:value-type="string" office:string-value=" " calcext:value-type="string">
            <text:p><text:s/></text:p>
          </table:table-cell>
          <table:table-cell table:style-name="ce205" table:formula="of:=[$Constants.E24]" office:value-type="float" office:value="5" calcext:value-type="float">
            <text:p>5</text:p>
          </table:table-cell>
          <table:table-cell table:style-name="ce205" table:formula="of:=[$Constants.F24]" office:value-type="string" office:string-value="very helpful" calcext:value-type="string">
            <text:p>very 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5]" office:value-type="string" office:string-value=" " calcext:value-type="string">
            <text:p><text:s/></text:p>
          </table:table-cell>
          <table:table-cell table:style-name="ce205" table:formula="of:=[$Constants.B25]" office:value-type="string" office:string-value="Test syntax" calcext:value-type="string">
            <text:p>Test syntax</text:p>
          </table:table-cell>
          <table:table-cell table:style-name="ce205" table:formula="of:=[$Constants.C25]" office:value-type="string" office:string-value="Syntax flaws in the test code " calcext:value-type="string">
            <text:p>Syntax flaws in the test code </text:p>
          </table:table-cell>
          <table:table-cell table:style-name="ce205" table:formula="of:=[$Constants.D25]" office:value-type="string" office:string-value=" " calcext:value-type="string">
            <text:p><text:s/></text:p>
          </table:table-cell>
          <table:table-cell table:style-name="ce205" table:formula="of:=[$Constants.E25]" office:value-type="float" office:value="6" calcext:value-type="float">
            <text:p>6</text:p>
          </table:table-cell>
          <table:table-cell table:style-name="ce205" table:formula="of:=[$Constants.F25]"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6]" office:value-type="string" office:string-value=" " calcext:value-type="string">
            <text:p><text:s/></text:p>
          </table:table-cell>
          <table:table-cell table:style-name="ce205" table:formula="of:=[$Constants.B26]" office:value-type="string" office:string-value="Test logic" calcext:value-type="string">
            <text:p>Test logic</text:p>
          </table:table-cell>
          <table:table-cell table:style-name="ce205" table:formula="of:=[$Constants.C26]" office:value-type="string" office:string-value="Logic flaws in the test code" calcext:value-type="string">
            <text:p>Logic flaws in the test code</text:p>
          </table:table-cell>
          <table:table-cell table:style-name="ce205" table:formula="of:=[$Constants.D26]" office:value-type="string" office:string-value=" " calcext:value-type="string">
            <text:p><text:s/></text:p>
          </table:table-cell>
          <table:table-cell table:style-name="ce205" table:formula="of:=[$Constants.E26]" office:value-type="float" office:value="7" calcext:value-type="float">
            <text:p>7</text:p>
          </table:table-cell>
          <table:table-cell table:style-name="ce205" table:formula="of:=[$Constants.F26]"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7]" office:value-type="string" office:string-value=" " calcext:value-type="string">
            <text:p><text:s/></text:p>
          </table:table-cell>
          <table:table-cell table:style-name="ce205" table:formula="of:=[$Constants.B27]" office:value-type="string" office:string-value="Test interface" calcext:value-type="string">
            <text:p>Test interface</text:p>
          </table:table-cell>
          <table:table-cell table:style-name="ce205" table:formula="of:=[$Constants.C27]" office:value-type="string" office:string-value="Flaws in the interface of a component of the test code" calcext:value-type="string">
            <text:p>Flaws in the interface of a component of the test code</text:p>
          </table:table-cell>
          <table:table-cell table:style-name="ce205" table:formula="of:=[$Constants.D27]" office:value-type="string" office:string-value=" " calcext:value-type="string">
            <text:p><text:s/></text:p>
          </table:table-cell>
          <table:table-cell table:style-name="ce205" table:formula="of:=[$Constants.E27]" office:value-type="float" office:value="8" calcext:value-type="float">
            <text:p>8</text:p>
          </table:table-cell>
          <table:table-cell table:style-name="ce205" table:formula="of:=[$Constants.F27]"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8]" office:value-type="string" office:string-value=" " calcext:value-type="string">
            <text:p><text:s/></text:p>
          </table:table-cell>
          <table:table-cell table:style-name="ce205" table:formula="of:=[$Constants.B28]" office:value-type="string" office:string-value="Test checking" calcext:value-type="string">
            <text:p>Test checking</text:p>
          </table:table-cell>
          <table:table-cell table:style-name="ce20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05" table:formula="of:=[$Constants.D28]" office:value-type="string" office:string-value=" " calcext:value-type="string">
            <text:p><text:s/></text:p>
          </table:table-cell>
          <table:table-cell table:style-name="ce205" table:formula="of:=[$Constants.E28]" office:value-type="float" office:value="9" calcext:value-type="float">
            <text:p>9</text:p>
          </table:table-cell>
          <table:table-cell table:style-name="ce205" table:formula="of:=[$Constants.F2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9]" office:value-type="string" office:string-value=" " calcext:value-type="string">
            <text:p><text:s/></text:p>
          </table:table-cell>
          <table:table-cell table:style-name="ce205" table:formula="of:=[$Constants.B29]" office:value-type="string" office:string-value="Bad Smell" calcext:value-type="string">
            <text:p>Bad Smell</text:p>
          </table:table-cell>
          <table:table-cell table:style-name="ce20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05" table:formula="of:=[$Constants.D29]" office:value-type="string" office:string-value=" " calcext:value-type="string">
            <text:p><text:s/></text:p>
          </table:table-cell>
          <table:table-cell table:style-name="ce205" table:formula="of:=[$Constants.E29]" office:value-type="float" office:value="10" calcext:value-type="float">
            <text:p>10</text:p>
          </table:table-cell>
          <table:table-cell table:style-name="ce205" table:formula="of:=[$Constants.F29]"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0]" office:value-type="string" office:string-value="Y/N:" calcext:value-type="string">
            <text:p>Y/N:</text:p>
          </table:table-cell>
          <table:table-cell table:style-name="ce205" table:formula="of:=[$Constants.B30]" office:value-type="string" office:string-value="Yes" calcext:value-type="string">
            <text:p>Yes</text:p>
          </table:table-cell>
          <table:table-cell table:style-name="ce205" table:formula="of:=[$Constants.C30]" office:value-type="string" office:string-value=" " calcext:value-type="string">
            <text:p><text:s/></text:p>
          </table:table-cell>
          <table:table-cell table:style-name="ce205" table:formula="of:=[$Constants.D30]" office:value-type="string" office:string-value=" " calcext:value-type="string">
            <text:p><text:s/></text:p>
          </table:table-cell>
          <table:table-cell table:style-name="ce205" table:formula="of:=[$Constants.E30]" office:value-type="string" office:string-value="Passed" calcext:value-type="string">
            <text:p>Passed</text:p>
          </table:table-cell>
          <table:table-cell table:style-name="ce205" table:formula="of:=[$Constants.F30]"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1]" office:value-type="string" office:string-value=" " calcext:value-type="string">
            <text:p><text:s/></text:p>
          </table:table-cell>
          <table:table-cell table:style-name="ce205" table:formula="of:=[$Constants.B31]" office:value-type="string" office:string-value="No" calcext:value-type="string">
            <text:p>No</text:p>
          </table:table-cell>
          <table:table-cell table:style-name="ce205" table:formula="of:=[$Constants.C31]" office:value-type="string" office:string-value=" " calcext:value-type="string">
            <text:p><text:s/></text:p>
          </table:table-cell>
          <table:table-cell table:style-name="ce205" table:formula="of:=[$Constants.D31]" office:value-type="string" office:string-value=" " calcext:value-type="string">
            <text:p><text:s/></text:p>
          </table:table-cell>
          <table:table-cell table:style-name="ce205" table:formula="of:=[$Constants.E31]" office:value-type="string" office:string-value="Passed with issues" calcext:value-type="string">
            <text:p>Passed with issues</text:p>
          </table:table-cell>
          <table:table-cell table:style-name="ce205" table:formula="of:=[$Constants.F31]" office:value-type="float" office:value="0" calcext:value-type="float">
            <text:p>0</text:p>
          </table:table-cell>
          <table:table-cell table:style-name="ce205" table:formula="of:=[$Constants.G31]" office:value-type="float" office:value="0" calcext:value-type="float">
            <text:p>0</text:p>
          </table:table-cell>
          <table:table-cell table:style-name="ce56" table:number-columns-repeated="1017"/>
        </table:table-row>
        <table:table-row table:style-name="ro2" table:visibility="collapse">
          <table:table-cell table:style-name="ce205" table:formula="of:=[$Constants.A32]" office:value-type="string" office:string-value="Proxy Types:" calcext:value-type="string">
            <text:p>Proxy Types:</text:p>
          </table:table-cell>
          <table:table-cell table:style-name="ce205" table:formula="of:=[$Constants.B32]" office:value-type="string" office:string-value="-" calcext:value-type="string">
            <text:p>-</text:p>
          </table:table-cell>
          <table:table-cell table:style-name="ce205" table:formula="of:=[$Constants.C32]" office:value-type="string" office:string-value=" " calcext:value-type="string">
            <text:p><text:s/></text:p>
          </table:table-cell>
          <table:table-cell table:style-name="ce205" table:formula="of:=[$Constants.D32]" office:value-type="string" office:string-value=" " calcext:value-type="string">
            <text:p><text:s/></text:p>
          </table:table-cell>
          <table:table-cell table:style-name="ce205" table:formula="of:=[$Constants.E32]" office:value-type="string" office:string-value="Failed" calcext:value-type="string">
            <text:p>Failed</text:p>
          </table:table-cell>
          <table:table-cell table:style-name="ce205" table:formula="of:=[$Constants.F32]" office:value-type="string" office:string-value=" " calcext:value-type="string">
            <text:p><text:s/></text:p>
          </table:table-cell>
          <table:table-cell table:style-name="ce205" table:formula="of:=[$Constants.G32]" office:value-type="float" office:value="0" calcext:value-type="float">
            <text:p>0</text:p>
          </table:table-cell>
          <table:table-cell table:number-columns-repeated="1017"/>
        </table:table-row>
        <table:table-row table:style-name="ro2" table:visibility="collapse">
          <table:table-cell table:style-name="ce205" table:formula="of:=[$Constants.A33]" office:value-type="string" office:string-value=" " calcext:value-type="string">
            <text:p><text:s/></text:p>
          </table:table-cell>
          <table:table-cell table:style-name="ce205" table:formula="of:=[$Constants.B33]" office:value-type="string" office:string-value="Calculation" calcext:value-type="string">
            <text:p>Calculation</text:p>
          </table:table-cell>
          <table:table-cell table:style-name="ce205" table:formula="of:=[$Constants.C33]" office:value-type="string" office:string-value=" " calcext:value-type="string">
            <text:p><text:s/></text:p>
          </table:table-cell>
          <table:table-cell table:style-name="ce205" table:formula="of:=[$Constants.D33]" office:value-type="string" office:string-value=" " calcext:value-type="string">
            <text:p><text:s/></text:p>
          </table:table-cell>
          <table:table-cell table:style-name="ce205" table:formula="of:=[$Constants.E33]" office:value-type="string" office:string-value="Not tested" calcext:value-type="string">
            <text:p>Not tested</text:p>
          </table:table-cell>
          <table:table-cell table:style-name="ce205" table:formula="of:=[$Constants.F33]" office:value-type="string" office:string-value=" " calcext:value-type="string">
            <text:p><text:s/></text:p>
          </table:table-cell>
          <table:table-cell table:style-name="ce205" table:formula="of:=[$Constants.G33]" office:value-type="float" office:value="0" calcext:value-type="float">
            <text:p>0</text:p>
          </table:table-cell>
          <table:table-cell table:number-columns-repeated="1017"/>
        </table:table-row>
        <table:table-row table:style-name="ro2" table:visibility="collapse">
          <table:table-cell table:style-name="ce205" table:formula="of:=[$Constants.A34]" office:value-type="string" office:string-value=" " calcext:value-type="string">
            <text:p><text:s/></text:p>
          </table:table-cell>
          <table:table-cell table:style-name="ce205" table:formula="of:=[$Constants.B34]" office:value-type="string" office:string-value="Data" calcext:value-type="string">
            <text:p>Data</text:p>
          </table:table-cell>
          <table:table-cell table:style-name="ce205" table:formula="of:=[$Constants.C34]" office:value-type="string" office:string-value=" " calcext:value-type="string">
            <text:p><text:s/></text:p>
          </table:table-cell>
          <table:table-cell table:style-name="ce205" table:formula="of:=[$Constants.D34]" office:value-type="string" office:string-value=" " calcext:value-type="string">
            <text:p><text:s/></text:p>
          </table:table-cell>
          <table:table-cell table:style-name="ce205" table:formula="of:=[$Constants.E34]" office:value-type="string" office:string-value="Not applicable" calcext:value-type="string">
            <text:p>Not applicable</text:p>
          </table:table-cell>
          <table:table-cell table:style-name="ce205" table:formula="of:=[$Constants.F34]" office:value-type="string" office:string-value=" " calcext:value-type="string">
            <text:p><text:s/></text:p>
          </table:table-cell>
          <table:table-cell table:style-name="ce205" table:formula="of:=[$Constants.G34]" office:value-type="float" office:value="0" calcext:value-type="float">
            <text:p>0</text:p>
          </table:table-cell>
          <table:table-cell table:number-columns-repeated="1017"/>
        </table:table-row>
        <table:table-row table:style-name="ro2" table:visibility="collapse">
          <table:table-cell table:style-name="ce205" table:formula="of:=[$Constants.A35]" office:value-type="string" office:string-value=" " calcext:value-type="string">
            <text:p><text:s/></text:p>
          </table:table-cell>
          <table:table-cell table:style-name="ce205" table:formula="of:=[$Constants.B35]" office:value-type="string" office:string-value="I/O" calcext:value-type="string">
            <text:p>I/O</text:p>
          </table:table-cell>
          <table:table-cell table:style-name="ce205" table:formula="of:=[$Constants.C35]" office:value-type="string" office:string-value=" " calcext:value-type="string">
            <text:p><text:s/></text:p>
          </table:table-cell>
          <table:table-cell table:style-name="ce205" table:formula="of:=[$Constants.D35]" office:value-type="string" office:string-value=" " calcext:value-type="string">
            <text:p><text:s/></text:p>
          </table:table-cell>
          <table:table-cell table:style-name="ce205" table:formula="of:=[$Constants.E35]" office:value-type="string" office:string-value=" " calcext:value-type="string">
            <text:p><text:s/></text:p>
          </table:table-cell>
          <table:table-cell table:style-name="ce205" table:formula="of:=[$Constants.F35]" office:value-type="string" office:string-value=" " calcext:value-type="string">
            <text:p><text:s/></text:p>
          </table:table-cell>
          <table:table-cell table:style-name="ce205" table:formula="of:=[$Constants.G35]" office:value-type="float" office:value="0" calcext:value-type="float">
            <text:p>0</text:p>
          </table:table-cell>
          <table:table-cell table:number-columns-repeated="1017"/>
        </table:table-row>
        <table:table-row table:style-name="ro2" table:visibility="collapse">
          <table:table-cell table:style-name="ce205" table:formula="of:=[$Constants.A36]" office:value-type="string" office:string-value=" " calcext:value-type="string">
            <text:p><text:s/></text:p>
          </table:table-cell>
          <table:table-cell table:style-name="ce205" table:formula="of:=[$Constants.B36]" office:value-type="string" office:string-value="Logic" calcext:value-type="string">
            <text:p>Logic</text:p>
          </table:table-cell>
          <table:table-cell table:style-name="ce205" table:formula="of:=[$Constants.C36]" office:value-type="string" office:string-value=" " calcext:value-type="string">
            <text:p><text:s/></text:p>
          </table:table-cell>
          <table:table-cell table:style-name="ce205" table:formula="of:=[$Constants.D36]" office:value-type="string" office:string-value=" " calcext:value-type="string">
            <text:p><text:s/></text:p>
          </table:table-cell>
          <table:table-cell table:style-name="ce205" table:formula="of:=[$Constants.E36]" office:value-type="string" office:string-value=" " calcext:value-type="string">
            <text:p><text:s/></text:p>
          </table:table-cell>
          <table:table-cell table:style-name="ce205" table:formula="of:=[$Constants.F36]" office:value-type="string" office:string-value=" " calcext:value-type="string">
            <text:p><text:s/></text:p>
          </table:table-cell>
          <table:table-cell table:style-name="ce205" table:formula="of:=[$Constants.G36]" office:value-type="float" office:value="0" calcext:value-type="float">
            <text:p>0</text:p>
          </table:table-cell>
          <table:table-cell table:number-columns-repeated="1017"/>
        </table:table-row>
        <table:table-row table:style-name="ro2" table:visibility="collapse">
          <table:table-cell table:style-name="ce205" table:formula="of:=[$Constants.A37]" office:value-type="string" office:string-value=" " calcext:value-type="string">
            <text:p><text:s/></text:p>
          </table:table-cell>
          <table:table-cell table:style-name="ce205" table:formula="of:=[$Constants.B37]" office:value-type="string" office:string-value=" " calcext:value-type="string">
            <text:p><text:s/></text:p>
          </table:table-cell>
          <table:table-cell table:style-name="ce205" table:formula="of:=[$Constants.C37]" office:value-type="string" office:string-value=" " calcext:value-type="string">
            <text:p><text:s/></text:p>
          </table:table-cell>
          <table:table-cell table:style-name="ce205" table:formula="of:=[$Constants.D37]" office:value-type="string" office:string-value=" " calcext:value-type="string">
            <text:p><text:s/></text:p>
          </table:table-cell>
          <table:table-cell table:style-name="ce205" table:formula="of:=[$Constants.E37]" office:value-type="string" office:string-value=" " calcext:value-type="string">
            <text:p><text:s/></text:p>
          </table:table-cell>
          <table:table-cell table:style-name="ce205" table:formula="of:=[$Constants.F37]" office:value-type="string" office:string-value=" " calcext:value-type="string">
            <text:p><text:s/></text:p>
          </table:table-cell>
          <table:table-cell table:style-name="ce205" table:formula="of:=[$Constants.G37]" office:value-type="float" office:value="0" calcext:value-type="float">
            <text:p>0</text:p>
          </table:table-cell>
          <table:table-cell table:number-columns-repeated="1017"/>
        </table:table-row>
        <table:table-row table:style-name="ro2" table:visibility="collapse">
          <table:table-cell table:style-name="ce205" table:formula="of:=[$Constants.A38]" office:value-type="string" office:string-value="Sizes:" calcext:value-type="string">
            <text:p>Sizes:</text:p>
          </table:table-cell>
          <table:table-cell table:style-name="ce205" table:formula="of:=[$Constants.B38]" office:value-type="string" office:string-value="VS" calcext:value-type="string">
            <text:p>VS</text:p>
          </table:table-cell>
          <table:table-cell table:style-name="ce205" table:formula="of:=[$Constants.C38]" office:value-type="string" office:string-value="S" calcext:value-type="string">
            <text:p>S</text:p>
          </table:table-cell>
          <table:table-cell table:style-name="ce205" table:formula="of:=[$Constants.D38]" office:value-type="string" office:string-value="M" calcext:value-type="string">
            <text:p>M</text:p>
          </table:table-cell>
          <table:table-cell table:style-name="ce205" table:formula="of:=[$Constants.E38]" office:value-type="string" office:string-value="L" calcext:value-type="string">
            <text:p>L</text:p>
          </table:table-cell>
          <table:table-cell table:style-name="ce205" table:formula="of:=[$Constants.F38]" office:value-type="string" office:string-value="VL" calcext:value-type="string">
            <text:p>VL</text:p>
          </table:table-cell>
          <table:table-cell table:style-name="ce205" table:formula="of:=[$Constants.G38]" office:value-type="float" office:value="0" calcext:value-type="float">
            <text:p>0</text:p>
          </table:table-cell>
          <table:table-cell table:number-columns-repeated="1017"/>
        </table:table-row>
        <table:table-row table:style-name="ro2" table:visibility="collapse">
          <table:table-cell table:style-name="ce205" table:formula="of:=[$Constants.A39]" office:value-type="string" office:string-value="upper" calcext:value-type="string">
            <text:p>upper</text:p>
          </table:table-cell>
          <table:table-cell table:style-name="ce205" table:formula="of:=[$Constants.B39]" office:value-type="float" office:value="-1.5" calcext:value-type="float">
            <text:p>-1.5</text:p>
          </table:table-cell>
          <table:table-cell table:style-name="ce205" table:formula="of:=[$Constants.C39]" office:value-type="float" office:value="-0.5" calcext:value-type="float">
            <text:p>-0.5</text:p>
          </table:table-cell>
          <table:table-cell table:style-name="ce205" table:formula="of:=[$Constants.D39]" office:value-type="float" office:value="0.5" calcext:value-type="float">
            <text:p>0.5</text:p>
          </table:table-cell>
          <table:table-cell table:style-name="ce205" table:formula="of:=[$Constants.E39]" office:value-type="float" office:value="1.5" calcext:value-type="float">
            <text:p>1.5</text:p>
          </table:table-cell>
          <table:table-cell table:style-name="ce205" table:formula="of:=[$Constants.F39]" office:value-type="float" office:value="99999" calcext:value-type="float">
            <text:p>99999</text:p>
          </table:table-cell>
          <table:table-cell table:style-name="ce205" table:formula="of:=[$Constants.G39]" office:value-type="float" office:value="0" calcext:value-type="float">
            <text:p>0</text:p>
          </table:table-cell>
          <table:table-cell table:number-columns-repeated="1017"/>
        </table:table-row>
        <table:table-row table:style-name="ro2" table:visibility="collapse">
          <table:table-cell table:style-name="ce205" table:formula="of:=[$Constants.A40]" office:value-type="string" office:string-value="mid" calcext:value-type="string">
            <text:p>mid</text:p>
          </table:table-cell>
          <table:table-cell table:style-name="ce205" table:formula="of:=[$Constants.B40]" office:value-type="float" office:value="-2" calcext:value-type="float">
            <text:p>-2</text:p>
          </table:table-cell>
          <table:table-cell table:style-name="ce205" table:formula="of:=[$Constants.C40]" office:value-type="float" office:value="-1" calcext:value-type="float">
            <text:p>-1</text:p>
          </table:table-cell>
          <table:table-cell table:style-name="ce205" table:formula="of:=[$Constants.D40]" office:value-type="float" office:value="0" calcext:value-type="float">
            <text:p>0</text:p>
          </table:table-cell>
          <table:table-cell table:style-name="ce205" table:formula="of:=[$Constants.E40]" office:value-type="float" office:value="1" calcext:value-type="float">
            <text:p>1</text:p>
          </table:table-cell>
          <table:table-cell table:style-name="ce205" table:formula="of:=[$Constants.F40]" office:value-type="float" office:value="2" calcext:value-type="float">
            <text:p>2</text:p>
          </table:table-cell>
          <table:table-cell table:style-name="ce205" table:formula="of:=[$Constants.G40]" office:value-type="float" office:value="0" calcext:value-type="float">
            <text:p>0</text:p>
          </table:table-cell>
          <table:table-cell table:number-columns-repeated="1017"/>
        </table:table-row>
        <table:table-row table:style-name="ro2" table:visibility="collapse">
          <table:table-cell table:style-name="ce205" table:formula="of:=[$Constants.A41]" office:value-type="string" office:string-value="lower" calcext:value-type="string">
            <text:p>lower</text:p>
          </table:table-cell>
          <table:table-cell table:style-name="ce205" table:formula="of:=[$Constants.B41]" office:value-type="float" office:value="0" calcext:value-type="float">
            <text:p>0</text:p>
          </table:table-cell>
          <table:table-cell table:style-name="ce205" table:formula="of:=[$Constants.C41]" office:value-type="float" office:value="-1.5" calcext:value-type="float">
            <text:p>-1.5</text:p>
          </table:table-cell>
          <table:table-cell table:style-name="ce205" table:formula="of:=[$Constants.D41]" office:value-type="float" office:value="-0.5" calcext:value-type="float">
            <text:p>-0.5</text:p>
          </table:table-cell>
          <table:table-cell table:style-name="ce205" table:formula="of:=[$Constants.E41]" office:value-type="float" office:value="0.5" calcext:value-type="float">
            <text:p>0.5</text:p>
          </table:table-cell>
          <table:table-cell table:style-name="ce205" table:formula="of:=[$Constants.F41]" office:value-type="float" office:value="1.5" calcext:value-type="float">
            <text:p>1.5</text:p>
          </table:table-cell>
          <table:table-cell table:style-name="ce205" table:formula="of:=[$Constants.G41]" office:value-type="float" office:value="0" calcext:value-type="float">
            <text:p>0</text:p>
          </table:table-cell>
          <table:table-cell table:number-columns-repeated="1017"/>
        </table:table-row>
        <table:table-row table:style-name="ro2" table:visibility="collapse">
          <table:table-cell table:style-name="ce205" table:formula="of:=[$Constants.A42]" office:value-type="string" office:string-value=" " calcext:value-type="string">
            <text:p><text:s/></text:p>
          </table:table-cell>
          <table:table-cell table:style-name="ce205" table:formula="of:=[$Constants.B42]" office:value-type="float" office:value="0" calcext:value-type="float">
            <text:p>0</text:p>
          </table:table-cell>
          <table:table-cell table:style-name="ce205" table:formula="of:=[$Constants.C42]" office:value-type="float" office:value="0" calcext:value-type="float">
            <text:p>0</text:p>
          </table:table-cell>
          <table:table-cell table:style-name="ce205" table:formula="of:=[$Constants.D42]" office:value-type="float" office:value="0" calcext:value-type="float">
            <text:p>0</text:p>
          </table:table-cell>
          <table:table-cell table:style-name="ce205" table:formula="of:=[$Constants.E42]" office:value-type="float" office:value="0" calcext:value-type="float">
            <text:p>0</text:p>
          </table:table-cell>
          <table:table-cell table:style-name="ce205" table:formula="of:=[$Constants.F42]" office:value-type="string" office:string-value=" " calcext:value-type="string">
            <text:p><text:s/></text:p>
          </table:table-cell>
          <table:table-cell table:style-name="ce205" table:formula="of:=[$Constants.G42]" office:value-type="float" office:value="0" calcext:value-type="float">
            <text:p>0</text:p>
          </table:table-cell>
          <table:table-cell table:number-columns-repeated="1017"/>
        </table:table-row>
        <table:table-row table:style-name="ro1">
          <table:table-cell table:style-name="ce109" office:value-type="string" calcext:value-type="string" table:number-columns-spanned="2" table:number-rows-spanned="1">
            <text:p>Acceptance Test Report</text:p>
          </table:table-cell>
          <table:covered-table-cell table:style-name="ce109"/>
          <table:table-cell table:style-name="ce112" table:number-columns-repeated="4"/>
          <table:table-cell table:number-columns-repeated="1018"/>
        </table:table-row>
        <table:table-row table:style-name="ro14">
          <table:table-cell table:style-name="ce206" office:value-type="string" calcext:value-type="string" table:number-columns-spanned="5" table:number-rows-spanned="1">
            <text:p>Use this worksheet to record tests that, if passed, tell you that your software is complete. <text:s/>List only tests that are directly linked to requirements (in other words, do not list <text:s/>tests for methods or components that you create over and above what is required to fulfill the specified interface definition -- these tests will appear in your individual unit test files). <text:s/>Write the expected results at planning time. <text:s/>Modify if necessary later. <text:s/>Don’t write actual results in advance.</text:p>
          </table:table-cell>
          <table:covered-table-cell table:number-columns-repeated="4" table:style-name="ce206"/>
          <table:table-cell table:style-name="ce112"/>
          <table:table-cell table:number-columns-repeated="1018"/>
        </table:table-row>
        <table:table-row table:style-name="ro10">
          <table:table-cell table:style-name="ce207" office:value-type="string" calcext:value-type="string">
            <text:p>Requirements:</text:p>
          </table:table-cell>
          <table:table-cell table:style-name="ce207" table:number-columns-repeated="4"/>
          <table:table-cell table:style-name="ce112"/>
          <table:table-cell table:number-columns-repeated="1018"/>
        </table:table-row>
        <table:table-row table:style-name="ro2">
          <table:table-cell table:style-name="ce208" office:value-type="string" calcext:value-type="string">
            <text:p>CA01-1.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5</text:p>
          </table:table-cell>
          <table:table-cell table:style-name="ce54"/>
          <table:table-cell table:style-name="ce6" table:number-columns-repeated="254"/>
          <table:table-cell table:number-columns-repeated="768"/>
        </table:table-row>
        <table:table-row table:style-name="ro12">
          <table:table-cell table:style-name="ce209" office:value-type="string" calcext:value-type="string">
            <office:annotation draw:style-name="gr18" draw:text-style-name="P9" svg:width="115.43pt" svg:height="59.98pt" svg:x="85.92pt" svg:y="192.98pt" draw:caption-point-x="-14.06pt" draw:caption-point-y="11.28pt">
              <dc:date>2017-02-12T00:00:00</dc:date>
              <text:p text:style-name="P7"><text:span text:style-name="T4">Establish traceability between the tests and </text:span><text:span text:style-name="T4">requirements.</text:span></text:p>
            </office:annotation>
            <text:p>Requirement</text:p>
          </table:table-cell>
          <table:table-cell table:style-name="ce209" office:value-type="string" calcext:value-type="string">
            <office:annotation draw:style-name="gr19" draw:text-style-name="P9" svg:width="115.11pt" svg:height="28.23pt" svg:x="530.99pt" svg:y="565.29pt" draw:caption-point-x="-177.02pt" draw:caption-point-y="-361.02pt">
              <dc:date>2017-02-12T00:00:00</dc:date>
              <text:p text:style-name="P7"><text:span text:style-name="T6">Defines observable tests that have quantifiable resutls.</text:span></text:p>
            </office:annotation>
            <text:p>Test</text:p>
          </table:table-cell>
          <table:table-cell table:style-name="ce209" office:value-type="string" calcext:value-type="string">
            <office:annotation draw:style-name="gr20" draw:text-style-name="P9" svg:width="115.11pt" svg:height="49.21pt" svg:x="629.91pt" svg:y="312.6pt" draw:caption-point-x="-98.36pt" draw:caption-point-y="-108.34pt">
              <dc:date>2017-02-12T00:00:00</dc:date>
              <text:p text:style-name="P7"><text:span text:style-name="T6">Specifies the result that that the test is anticipated to </text:span><text:span text:style-name="T6">produce. <text:s/></text:span></text:p>
            </office:annotation>
            <text:p>Expected Results</text:p>
          </table:table-cell>
          <table:table-cell table:style-name="ce209"/>
          <table:table-cell table:style-name="ce212" office:value-type="string" calcext:value-type="string">
            <office:annotation draw:style-name="gr21" draw:text-style-name="P9" svg:width="114.69pt" svg:height="49.21pt" svg:x="959.19pt" svg:y="312.6pt" draw:caption-point-x="-319.44pt" draw:caption-point-y="-108.34pt">
              <dc:date>2017-02-12T00:00:00</dc:date>
              <text:p text:style-name="P7"><text:span text:style-name="T6">Defines the result of running the test in relation to the </text:span><text:span text:style-name="T6">expected result. <text:s/></text:span></text:p>
            </office:annotation>
            <text:p>Actual Results</text:p>
          </table:table-cell>
          <table:table-cell table:style-name="ce212" office:value-type="string" calcext:value-type="string">
            <office:annotation draw:style-name="gr22" draw:text-style-name="P9" svg:width="116.53pt" svg:height="102.87pt" svg:x="1118.18pt" svg:y="312.6pt" draw:caption-point-x="-264.73pt" draw:caption-point-y="-108.34pt">
              <dc:date>2017-02-12T00:00:00</dc:date>
              <text:p text:style-name="P7"><text:span text:style-name="T6">Required whenthe actual result is "Passed with issues"; </text:span><text:span text:style-name="T6">optional otherwise. <text:s/>An "issue" is a side-effect that is not part </text:span><text:span text:style-name="T6">of the specified test.</text:span></text:p>
              <text:p text:style-name="P7"><text:span text:style-name="T6"/></text:p>
            </office:annotation>
            <text:p>Issues</text:p>
          </table:table-cell>
          <table:table-cell table:style-name="ce214" table:number-columns-repeated="1018"/>
        </table:table-row>
        <table:table-row table:style-name="ro23">
          <table:table-cell table:style-name="ce210" table:content-validation-name="val5" office:value-type="string" calcext:value-type="string">
            <text:p>CA01-1.1</text:p>
          </table:table-cell>
          <table:table-cell table:style-name="ce210" office:value-type="string" calcext:value-type="string">
            <text:p>Instantiate a Component with name="C1", 4 methods, 20 LOC. </text:p>
          </table:table-cell>
          <table:table-cell table:style-name="ce210" office:value-type="string" calcext:value-type="string">
            <text:p>An instance is created</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2</text:p>
          </table:table-cell>
          <table:table-cell table:style-name="ce210" office:value-type="string" calcext:value-type="string">
            <text:p>Get the instance's name</text:p>
          </table:table-cell>
          <table:table-cell table:style-name="ce210" office:value-type="string" calcext:value-type="string">
            <text:p>"C1"</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3</text:p>
          </table:table-cell>
          <table:table-cell table:style-name="ce210" office:value-type="string" calcext:value-type="string">
            <text:p>Get the instance's method count.</text:p>
          </table:table-cell>
          <table:table-cell table:style-name="ce210" office:value-type="float" office:value="4" calcext:value-type="float">
            <text:p>4</text:p>
          </table:table-cell>
          <table:table-cell table:style-name="ce211"/>
          <table:table-cell table:style-name="ce213" table:content-validation-name="val6"/>
          <table:table-cell table:style-name="ce210"/>
          <table:table-cell table:style-name="ce214" table:number-columns-repeated="1018"/>
        </table:table-row>
        <table:table-row table:style-name="ro2" table:number-rows-repeated="1048517">
          <table:table-cell table:number-columns-repeated="1024"/>
        </table:table-row>
        <table:table-row table:style-name="ro2">
          <table:table-cell table:number-columns-repeated="1024"/>
        </table:table-row>
        <table:named-expressions>
          <table:named-expression table:name="DefectLog4A" table:base-cell-address="$Description.$A$1" table:expression="$acceptance.$#REF!$#REF!"/>
          <table:named-expression table:name="FunctionalSpecification6A" table:base-cell-address="$Description.$A$1" table:expression="$acceptance.$#REF!$#REF!"/>
          <table:named-expression table:name="HistoricalData4A" table:base-cell-address="$Description.$A$1" table:expression="$acceptance.$#REF!$#REF!"/>
          <table:named-expression table:name="InstructorAssessment4A" table:base-cell-address="$Description.$A$1" table:expression="$acceptance.$#REF!$#REF!"/>
          <table:named-expression table:name="LessonLearned4A" table:base-cell-address="$Description.$A$1" table:expression="$acceptance.$#REF!$#REF!"/>
          <table:named-expression table:name="OperationalSpecification6A" table:base-cell-address="$Description.$A$1" table:expression="$acceptance.$#REF!$#REF!"/>
          <table:named-expression table:name="ProjectPlanSummary4A" table:base-cell-address="$Description.$A$1" table:expression="$acceptance.$#REF!$#REF!"/>
          <table:named-expression table:name="Schedule6A" table:base-cell-address="$Description.$A$1" table:expression="$acceptance.$#REF!$#REF!"/>
          <table:named-expression table:name="SizeEstimate4A" table:base-cell-address="$Description.$A$1" table:expression="$acceptance.$#REF!$#REF!"/>
          <table:named-expression table:name="SourceCode4A" table:base-cell-address="$Description.$A$1" table:expression="$acceptance.$#REF!$#REF!"/>
          <table:named-expression table:name="TaskPlan6A" table:base-cell-address="$Description.$A$1" table:expression="$acceptance.$#REF!$#REF!"/>
          <table:named-expression table:name="TestReport4A" table:base-cell-address="$Description.$A$1" table:expression="$acceptance.$#REF!$#REF!"/>
          <table:named-expression table:name="TimeLog4A" table:base-cell-address="$Description.$A$1" table:expression="$acceptance.$#REF!$#REF!"/>
          <table:named-expression table:name="toc6A" table:base-cell-address="$Description.$A$1" table:expression="$acceptance.$#REF!$#REF!"/>
        </table:named-expressions>
      </table:table>
      <table:table table:name="Map" table:style-name="ta9">
        <table:table-column table:style-name="co47" table:default-cell-style-name="ce55"/>
        <table:table-column table:style-name="co6" table:default-cell-style-name="ce55"/>
        <table:table-column table:style-name="co45" table:number-columns-repeated="10" table:default-cell-style-name="ce55"/>
        <table:table-column table:style-name="co36" table:number-columns-repeated="245" table:default-cell-style-name="ce55"/>
        <table:table-column table:style-name="co36" table:number-columns-repeated="767" table:default-cell-style-name="Default"/>
        <table:table-row table:style-name="ro1">
          <table:table-cell table:style-name="ce112" office:value-type="string" calcext:value-type="string">
            <text:p>Sceneario-Component Map</text:p>
          </table:table-cell>
          <table:table-cell table:style-name="ce112" table:number-columns-repeated="11"/>
          <table:table-cell table:style-name="ce215" table:number-columns-repeated="1012"/>
        </table:table-row>
        <table:table-row table:style-name="ro1" table:visibility="collapse">
          <table:table-cell table:style-name="ce112"/>
          <table:table-cell table:style-name="ce217"/>
          <table:table-cell table:style-name="ce112" table:number-columns-repeated="10"/>
          <table:table-cell table:style-name="ce215" table:number-columns-repeated="1012"/>
        </table:table-row>
        <table:table-row table:style-name="ro1" table:visibility="collapse">
          <table:table-cell table:style-name="ce112"/>
          <table:table-cell table:style-name="ce217" office:value-type="string" calcext:value-type="string">
            <text:p>X</text:p>
          </table:table-cell>
          <table:table-cell table:style-name="ce112" table:number-columns-repeated="10"/>
          <table:table-cell table:style-name="ce215" table:number-columns-repeated="1012"/>
        </table:table-row>
        <table:table-row table:style-name="ro1">
          <table:table-cell table:style-name="ce112"/>
          <table:table-cell table:style-name="ce218"/>
          <table:table-cell table:style-name="ce220" table:number-columns-spanned="10" table:number-rows-spanned="1"/>
          <table:covered-table-cell table:number-columns-repeated="9" table:style-name="ce220"/>
          <table:table-cell table:style-name="ce215" table:number-columns-repeated="1012"/>
        </table:table-row>
        <table:table-row table:style-name="ro23">
          <table:table-cell table:style-name="ce215" office:value-type="string" calcext:value-type="string">
            <text:p>Component Names:</text:p>
          </table:table-cell>
          <table:table-cell table:style-name="ce218"/>
          <table:table-cell table:style-name="ce221" table:number-columns-repeated="10"/>
          <table:table-cell table:style-name="ce215" table:number-columns-repeated="1012"/>
        </table:table-row>
        <table:table-row table:style-name="ro10">
          <table:table-cell table:style-name="ce44"/>
          <table:table-cell table:style-name="ce45"/>
          <table:table-cell table:style-name="ce170" table:number-columns-repeated="10"/>
          <table:table-cell table:style-name="ce44" table:number-columns-repeated="1012"/>
        </table:table-row>
        <table:table-row table:style-name="ro29">
          <table:table-cell table:style-name="ce216" table:number-columns-spanned="1" table:number-rows-spanned="9"/>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 table:number-rows-repeated="1048560">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map.$#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map.$#REF!$#REF!"/>
          <table:named-expression table:name="HistoricalData4A" table:base-cell-address="$Description.$A$1" table:expression="$map.$#REF!$#REF!"/>
          <table:named-expression table:name="InstructorAssessment4A" table:base-cell-address="$Description.$A$1" table:expression="$map.$#REF!$#REF!"/>
          <table:named-expression table:name="l" table:base-cell-address="$Description.$A$1" table:expression="#REF!"/>
          <table:named-expression table:name="LessonLearned4A" table:base-cell-address="$Description.$A$1" table:expression="$map.$#REF!$#REF!"/>
          <table:named-expression table:name="OperationalSpecification" table:base-cell-address="$Description.$A$1" table:expression="#REF!"/>
          <table:named-expression table:name="OperationalSpecification6A" table:base-cell-address="$Description.$A$1" table:expression="$map.$#REF!$#REF!"/>
          <table:named-expression table:name="ProjectPlanSummary4A" table:base-cell-address="$Description.$A$1" table:expression="$map.$#REF!$#REF!"/>
          <table:named-expression table:name="Schedule6A" table:base-cell-address="$Description.$A$1" table:expression="$map.$#REF!$#REF!"/>
          <table:named-expression table:name="SizeEstimate4A" table:base-cell-address="$Description.$A$1" table:expression="$map.$#REF!$#REF!"/>
          <table:named-expression table:name="SourceCode4A" table:base-cell-address="$Description.$A$1" table:expression="$map.$#REF!$#REF!"/>
          <table:named-expression table:name="TaskPlan" table:base-cell-address="$Description.$A$1" table:expression="#REF!"/>
          <table:named-expression table:name="TaskPlan6A" table:base-cell-address="$Description.$A$1" table:expression="$map.$#REF!$#REF!"/>
          <table:named-expression table:name="TestReport4A" table:base-cell-address="$Description.$A$1" table:expression="$map.$#REF!$#REF!"/>
          <table:named-expression table:name="TimeLog4A" table:base-cell-address="$Description.$A$1" table:expression="$map.$#REF!$#REF!"/>
          <table:named-expression table:name="toc6A" table:base-cell-address="$Description.$A$1" table:expression="$map.$#REF!$#REF!"/>
        </table:named-expressions>
      </table:table>
      <table:table table:name="Architecture" table:style-name="ta10" table:protected="true" table:print-ranges="Architecture.B3:Architecture.C202">
        <loext:table-protection loext:select-protected-cells="true" loext:select-unprotected-cells="true"/>
        <table:table-column table:style-name="co48" table:visibility="collapse" table:default-cell-style-name="ce55"/>
        <table:table-column table:style-name="co49" table:default-cell-style-name="ce55"/>
        <table:table-column table:style-name="co50" table:default-cell-style-name="ce55"/>
        <table:table-column table:style-name="co36" table:number-columns-repeated="254" table:default-cell-style-name="ce55"/>
        <table:table-column table:style-name="co36" table:number-columns-repeated="767" table:default-cell-style-name="Default"/>
        <table:table-row table:style-name="ro1">
          <table:table-cell/>
          <table:table-cell table:style-name="ce112" office:value-type="string" calcext:value-type="string">
            <text:p>Architecture</text:p>
          </table:table-cell>
          <table:table-cell table:number-columns-repeated="1022"/>
        </table:table-row>
        <table:table-row table:style-name="ro19">
          <table:table-cell table:style-name="ce206" office:value-type="string" calcext:value-type="string" table:number-columns-spanned="5" table:number-rows-spanned="1">
            <text:p>Use this worksheet to describe components required to implement the specifications. <text:s/>List new components and base components. <text:s/>Do not include extraneous components.</text:p>
          </table:table-cell>
          <table:covered-table-cell table:number-columns-repeated="4" table:style-name="ce206"/>
          <table:table-cell table:style-name="ce112"/>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1" table:visibility="collapse">
          <table:table-cell/>
          <table:table-cell table:style-name="ce224" office:value-type="string" calcext:value-type="string">
            <text:p>Standards</text:p>
          </table:table-cell>
          <table:table-cell table:style-name="ce191" table:number-columns-repeated="4"/>
          <table:table-cell table:number-columns-repeated="1018"/>
        </table:table-row>
        <table:table-row table:style-name="ro2" table:visibility="collapse">
          <table:table-cell/>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End date:</text:p>
          </table:table-cell>
          <table:table-cell table:style-name="ce225" office:value-type="date" office:date-value="2010-01-01" calcext:value-type="date">
            <text:p>1/1/2010</text:p>
          </table:table-cell>
          <table:table-cell table:style-name="ce191" table:number-columns-repeated="3"/>
          <table:table-cell table:number-columns-repeated="1018"/>
        </table:table-row>
        <table:table-row table:style-name="ro2" table:visibility="collapse">
          <table:table-cell/>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mpil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Tes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Postmortem</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Defect Types:</text:p>
          </table:table-cell>
          <table:table-cell table:style-name="ce191" office:value-type="string" calcext:value-type="string">
            <text:p>Documenta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ntax</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Build, Packag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Assignmen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Interfac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Check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Data</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Func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stem</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Environment</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Y/N:</text:p>
          </table:table-cell>
          <table:table-cell table:style-name="ce191" office:value-type="string" calcext:value-type="string">
            <text:p>Yes</text:p>
          </table:table-cell>
          <table:table-cell table:style-name="ce191" table:number-columns-repeated="3"/>
          <table:table-cell table:number-columns-repeated="1018"/>
        </table:table-row>
        <table:table-row table:style-name="ro2" table:visibility="collapse">
          <table:table-cell table:style-name="ce56"/>
          <table:table-cell table:style-name="ce204"/>
          <table:table-cell table:style-name="ce204" office:value-type="string" calcext:value-type="string">
            <text:p>No</text:p>
          </table:table-cell>
          <table:table-cell table:style-name="ce204" table:number-columns-repeated="3"/>
          <table:table-cell table:style-name="ce56" table:number-columns-repeated="1018"/>
        </table:table-row>
        <table:table-row table:style-name="ro2" table:visibility="collapse">
          <table:table-cell/>
          <table:table-cell table:style-name="ce204" office:value-type="string" calcext:value-type="string">
            <text:p>Component Types:</text:p>
          </table:table-cell>
          <table:table-cell table:style-name="ce204" office:value-type="string" calcext:value-type="string">
            <text:p>Calculation</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Data</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I/O</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gic</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esign Approaches:</text:p>
          </table:table-cell>
          <table:table-cell table:style-name="ce204" office:value-type="string" calcext:value-type="string">
            <text:p>Object-oriented</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Functiona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M</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V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Ca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Productivity</text:p>
          </table:table-cell>
          <table:table-cell table:style-name="ce204" table:number-columns-repeated="3"/>
          <table:table-cell table:number-columns-repeated="1018"/>
        </table:table-row>
        <table:table-row table:style-name="ro2" table:visibility="collapse">
          <table:table-cell/>
          <table:table-cell table:style-name="ce204" table:number-columns-repeated="5"/>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2">
          <table:table-cell table:style-name="ce223" office:value-type="float" office:value="1" calcext:value-type="float" table:number-columns-spanned="1" table:number-rows-spanned="17">
            <text:p>1</text:p>
          </table:table-cell>
          <table:table-cell office:value-type="string" calcext:value-type="string">
            <office:annotation draw:style-name="gr23" draw:text-style-name="P8" svg:width="206.28pt" svg:height="46.01pt" svg:x="774.14pt" svg:y="532.01pt" draw:caption-point-x="-673.63pt" draw:caption-point-y="-493.74pt">
              <dc:date>2017-02-12T00:00:00</dc:date>
              <text:p text:style-name="P7"><text:span text:style-name="T5">Identifying name for this design class or function.</text:span></text:p>
              <text:p text:style-name="P7"><text:span text:style-name="T5"/></text:p>
            </office:annotation>
            <text:p>Component Name:</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4" draw:text-style-name="P8" svg:width="173.03pt" svg:height="38.98pt" svg:x="774.14pt" svg:y="571.01pt" draw:caption-point-x="-673.63pt" draw:caption-point-y="-519.73pt">
              <dc:date>2017-02-12T00:00:00</dc:date>
              <text:p text:style-name="P7"><text:span text:style-name="T5">Indicate if this design component will follow an </text:span><text:span text:style-name="T5">object-oriented approach or a functional approach.</text:span></text:p>
            </office:annotation>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office:annotation draw:style-name="gr25" draw:text-style-name="P8" svg:width="161.89pt" svg:height="40pt" svg:x="774.14pt" svg:y="571.01pt" draw:caption-point-x="-673.63pt" draw:caption-point-y="-506.75pt">
              <dc:date>2017-02-12T00:00:00</dc:date>
              <text:p text:style-name="P7"><text:span text:style-name="T5">Superclass of this design component. <text:s/>Leave blank </text:span><text:span text:style-name="T5">if no superclass.</text:span></text:p>
            </office:annotation>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office:annotation draw:style-name="gr26" draw:text-style-name="P8" svg:width="222.97pt" svg:height="33.02pt" svg:x="774.14pt" svg:y="583.99pt" draw:caption-point-x="-673.63pt" draw:caption-point-y="-506.72pt">
              <dc:date>2017-02-12T00:00:00</dc:date>
              <text:p text:style-name="P7"><text:span text:style-name="T5">Attributes (e.g., public fields, public constants) </text:span><text:span text:style-name="T5">associated with this design component. <text:s/>OPTIONAL</text:span></text:p>
            </office:annotation>
            <text:p>Attributes (optional):</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7" draw:text-style-name="P8" svg:width="127.67pt" svg:height="33pt" svg:x="774.14pt" svg:y="598.99pt" draw:caption-point-x="-673.63pt" draw:caption-point-y="-521.72pt">
              <dc:date>2017-02-12T00:00:00</dc:date>
              <text:p text:style-name="P7"><text:span text:style-name="T5">Standard category of the design component.</text:span></text:p>
            </office:annotation>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office:annotation draw:style-name="gr28" draw:text-style-name="P8" svg:width="248.8pt" svg:height="24.01pt" svg:x="774.14pt" svg:y="623pt" draw:caption-point-x="-673.63pt" draw:caption-point-y="-532.71pt">
              <dc:date>2017-02-12T00:00:00</dc:date>
              <text:p text:style-name="P7"><text:span text:style-name="T5">List components that this component calls upon to </text:span><text:span text:style-name="T5">fulfill its purpose.</text:span></text:p>
            </office:annotation>
            <text:p>Collaborators:</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9" draw:text-style-name="P8" svg:width="466.1pt" svg:height="95.98pt" svg:x="774.14pt" svg:y="532.01pt" draw:caption-point-x="-673.63pt" draw:caption-point-y="-428.74pt">
              <dc:date>2017-02-12T00:00:00</dc:date>
              <text:p text:style-name="P7"><text:span text:style-name="T5">Description of the operations of this design </text:span><text:span text:style-name="T5">component. <text:s/></text:span></text:p>
              <text:p text:style-name="P7"><text:span text:style-name="T5"/></text:p>
              <text:p text:style-name="P7"><text:span text:style-name="T5">If your are taking an object-oriented approach, list </text:span><text:span text:style-name="T5">the methods associated with this object in the </text:span><text:span text:style-name="T5">"operation" column.</text:span></text:p>
              <text:p text:style-name="P7"><text:span text:style-name="T5"/></text:p>
              <text:p text:style-name="P7"><text:span text:style-name="T5">If you are taking a functional approach, list the </text:span><text:span text:style-name="T5">component name in the "operation" column. </text:span></text:p>
              <text:p text:style-name="P7"><text:span text:style-name="T5"/></text:p>
              <text:p text:style-name="P7"><text:span text:style-name="T5">Note: an object-oriented approach may result in </text:span><text:span text:style-name="T5">zero or more operations; a functional approach will </text:span><text:span text:style-name="T5">have only one operation listed.</text:span></text:p>
            </office:annotation>
            <text:p>Operations:</text:p>
          </table:table-cell>
          <table:table-cell table:style-name="ce227"/>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2">
          <table:covered-table-cell table:style-name="ce223"/>
          <table:table-cell table:number-columns-repeated="1023"/>
        </table:table-row>
        <table:table-row table:style-name="ro2">
          <table:table-cell table:style-name="ce223" table:formula="of:=[.A43]+1" office:value-type="float" office:value="2" calcext:value-type="float" table:number-columns-spanned="1" table:number-rows-spanned="17">
            <text:p>2</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2">
          <table:covered-table-cell table:style-name="ce223"/>
          <table:table-cell table:number-columns-repeated="1023"/>
        </table:table-row>
        <table:table-row table:style-name="ro2">
          <table:table-cell table:style-name="ce223" table:formula="of:=[.A60]+1" office:value-type="float" office:value="3" calcext:value-type="float" table:number-columns-spanned="1" table:number-rows-spanned="17">
            <text:p>3</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2">
          <table:covered-table-cell table:style-name="ce223"/>
          <table:table-cell table:number-columns-repeated="1023"/>
        </table:table-row>
        <table:table-row table:style-name="ro2">
          <table:table-cell table:style-name="ce223" table:formula="of:=[.A77]+1" office:value-type="float" office:value="4" calcext:value-type="float" table:number-columns-spanned="1" table:number-rows-spanned="17">
            <text:p>4</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2">
          <table:covered-table-cell table:style-name="ce223"/>
          <table:table-cell table:number-columns-repeated="1023"/>
        </table:table-row>
        <table:table-row table:style-name="ro2">
          <table:table-cell table:style-name="ce223" table:formula="of:=[.A94]+1" office:value-type="float" office:value="5" calcext:value-type="float" table:number-columns-spanned="1" table:number-rows-spanned="17">
            <text:p>5</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2">
          <table:covered-table-cell table:style-name="ce223"/>
          <table:table-cell table:number-columns-repeated="1023"/>
        </table:table-row>
        <table:table-row table:style-name="ro2">
          <table:table-cell table:style-name="ce223" table:formula="of:=[.A111]+1" office:value-type="float" office:value="6" calcext:value-type="float" table:number-columns-spanned="1" table:number-rows-spanned="17">
            <text:p>6</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2">
          <table:covered-table-cell table:style-name="ce223"/>
          <table:table-cell table:number-columns-repeated="1023"/>
        </table:table-row>
        <table:table-row table:style-name="ro2">
          <table:table-cell table:style-name="ce223" table:formula="of:=[.A128]+1" office:value-type="float" office:value="7" calcext:value-type="float" table:number-columns-spanned="1" table:number-rows-spanned="17">
            <text:p>7</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2">
          <table:covered-table-cell table:style-name="ce223"/>
          <table:table-cell table:number-columns-repeated="1023"/>
        </table:table-row>
        <table:table-row table:style-name="ro2">
          <table:table-cell table:style-name="ce223" table:formula="of:=[.A145]+1" office:value-type="float" office:value="8" calcext:value-type="float" table:number-columns-spanned="1" table:number-rows-spanned="17">
            <text:p>8</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2">
          <table:covered-table-cell table:style-name="ce223"/>
          <table:table-cell table:number-columns-repeated="1023"/>
        </table:table-row>
        <table:table-row table:style-name="ro2">
          <table:table-cell table:style-name="ce223" table:formula="of:=[.A162]+1" office:value-type="float" office:value="9" calcext:value-type="float" table:number-columns-spanned="1" table:number-rows-spanned="17">
            <text:p>9</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2">
          <table:covered-table-cell table:style-name="ce223"/>
          <table:table-cell table:number-columns-repeated="1023"/>
        </table:table-row>
        <table:table-row table:style-name="ro2">
          <table:table-cell table:style-name="ce223" table:formula="of:=[.A179]+1" office:value-type="float" office:value="10" calcext:value-type="float" table:number-columns-spanned="1" table:number-rows-spanned="17">
            <text:p>10</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196]+1" office:value-type="float" office:value="11" calcext:value-type="float" table:number-columns-spanned="1" table:number-rows-spanned="17">
            <text:p>11</text:p>
          </table:table-cell>
          <table:table-cell office:value-type="string" calcext:value-type="string">
            <text:p>Component Name:</text:p>
          </table:table-cell>
          <table:table-cell table:style-name="ce227" table:formula="of:=OFFSET([$Map.$C$5];0;[.A213]-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13]+1" office:value-type="float" office:value="12" calcext:value-type="float" table:number-columns-spanned="1" table:number-rows-spanned="17">
            <text:p>12</text:p>
          </table:table-cell>
          <table:table-cell office:value-type="string" calcext:value-type="string">
            <text:p>Component Name:</text:p>
          </table:table-cell>
          <table:table-cell table:style-name="ce227" table:formula="of:=OFFSET([$Map.$C$5];0;[.A230]-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30]+1" office:value-type="float" office:value="13" calcext:value-type="float" table:number-columns-spanned="1" table:number-rows-spanned="17">
            <text:p>13</text:p>
          </table:table-cell>
          <table:table-cell office:value-type="string" calcext:value-type="string">
            <text:p>Component Name:</text:p>
          </table:table-cell>
          <table:table-cell table:style-name="ce227" table:formula="of:=OFFSET([$Map.$C$5];0;[.A247]-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47]+1" office:value-type="float" office:value="14" calcext:value-type="float" table:number-columns-spanned="1" table:number-rows-spanned="17">
            <text:p>14</text:p>
          </table:table-cell>
          <table:table-cell office:value-type="string" calcext:value-type="string">
            <text:p>Component Name:</text:p>
          </table:table-cell>
          <table:table-cell table:style-name="ce227" table:formula="of:=OFFSET([$Map.$C$5];0;[.A264]-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64]+1" office:value-type="float" office:value="15" calcext:value-type="float" table:number-columns-spanned="1" table:number-rows-spanned="17">
            <text:p>15</text:p>
          </table:table-cell>
          <table:table-cell office:value-type="string" calcext:value-type="string">
            <text:p>Component Name:</text:p>
          </table:table-cell>
          <table:table-cell table:style-name="ce227" table:formula="of:=OFFSET([$Map.$C$5];0;[.A281]-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2">
          <table:covered-table-cell/>
          <table:table-cell table:number-columns-repeated="1023"/>
        </table:table-row>
        <table:table-row table:style-name="ro2" table:number-rows-repeated="65239">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2008%20Spring/2007%20Fall/6old.xls'#$Assessment.$IV$65536]"/>
          <table:named-expression table:name="CodeChecklist" table:base-cell-address="$Description.$A$1" table:expression="['file:///home/lord/Desktop/CSSE/UntitledUsers/umphress/Desktop/umphress/davidu/course/comp6700/assignment/@@archive/201310_2012_Fall/umphress/davidu/course/comp6700/assignment/8.xls'#$''.$IV$65536]"/>
          <table:named-expression table:name="ConceptualDesign" table:base-cell-address="$Description.$A$1" table:expression="['file:///home/lord/Desktop/CSSE/UntitledUsers/umphress/Desktop/umphress/davidu/course/comp6700/assignment/@@archive/201310_2012_Fall/umphress/davidu/course/comp6700/assignment/8.xls'#$''.$IV$65536]"/>
          <table:named-expression table:name="ConceptualDesign1" table:base-cell-address="$Description.$A$1" table:expression="['file:///home/lord/Desktop/CSSE/UntitledUsers/umphress/Desktop/umphress/davidu/course/comp6700/assignment/@@archive/201310_2012_Fall/umphress/davidu/course/comp6700/assignment/8.xls'#$''.$IV$65536]"/>
          <table:named-expression table:name="DefectLog4A" table:base-cell-address="$Description.$A$1" table:expression="$architecture.$#REF!$#REF!"/>
          <table:named-expression table:name="DefectLog4AX" table:base-cell-address="$Description.$A$1" table:expression="['file:///home/lord/Desktop/CSSE/UntitledUsers/umphress/Desktop/umphress/davidu/course/comp6700/assignment/@@archive/201310_2012_Fall/umphress/davidu/course/comp6700/assignment/8.xls'#$''.$IV$65536]"/>
          <table:named-range table:name="Excel_BuiltIn_Print_Area" table:base-cell-address="$Description.$A$1" table:cell-range-address="$Architecture.$B$3:.$C$202" table:range-usable-as="print-range"/>
          <table:named-expression table:name="FunctionalSpecification" table:base-cell-address="$Description.$A$1" table:expression="['file:///home/lord/Desktop/CSSE/UntitledUsers/umphress/Desktop/umphress/davidu/course/comp6700/assignment/@@archive/201310_2012_Fall/umphress/davidu/course/comp6700/assignment/8.xls'#$''.$IV$65536]"/>
          <table:named-expression table:name="FunctionalSpecification6A" table:base-cell-address="$Description.$A$1" table:expression="$architecture.$#REF!$#REF!"/>
          <table:named-expression table:name="HistoricalData4A" table:base-cell-address="$Description.$A$1" table:expression="$architecture.$#REF!$#REF!"/>
          <table:named-expression table:name="InstructorAssessment4A" table:base-cell-address="$Description.$A$1" table:expression="$architecture.$#REF!$#REF!"/>
          <table:named-expression table:name="LessonLearned4A" table:base-cell-address="$Description.$A$1" table:expression="$architecture.$#REF!$#REF!"/>
          <table:named-expression table:name="OperationalSpecification" table:base-cell-address="$Description.$A$1" table:expression="['file:///home/lord/Desktop/CSSE/UntitledUsers/umphress/Desktop/umphress/davidu/course/comp6700/assignment/@@archive/201310_2012_Fall/umphress/davidu/course/comp6700/assignment/8.xls'#$''.$IV$65536]"/>
          <table:named-expression table:name="OperationalSpecification6A" table:base-cell-address="$Description.$A$1" table:expression="$architecture.$#REF!$#REF!"/>
          <table:named-expression table:name="ProjectPlanSummary4A" table:base-cell-address="$Description.$A$1" table:expression="$architecture.$#REF!$#REF!"/>
          <table:named-expression table:name="Schedule6A" table:base-cell-address="$Description.$A$1" table:expression="$architecture.$#REF!$#REF!"/>
          <table:named-expression table:name="SizeEstimate4A" table:base-cell-address="$Description.$A$1" table:expression="$architecture.$#REF!$#REF!"/>
          <table:named-expression table:name="SourceCode4A" table:base-cell-address="$Description.$A$1" table:expression="$architecture.$#REF!$#REF!"/>
          <table:named-expression table:name="TaskPlan" table:base-cell-address="$Description.$A$1" table:expression="['file:///home/lord/Desktop/CSSE/UntitledUsers/umphress/Desktop/umphress/davidu/course/comp6700/assignment/@@archive/201310_2012_Fall/umphress/davidu/course/comp6700/assignment/8.xls'#$''.$IV$65536]"/>
          <table:named-expression table:name="TaskPlan6A" table:base-cell-address="$Description.$A$1" table:expression="$architecture.$#REF!$#REF!"/>
          <table:named-expression table:name="TestReport4A" table:base-cell-address="$Description.$A$1" table:expression="$architecture.$#REF!$#REF!"/>
          <table:named-expression table:name="TimeLog4A" table:base-cell-address="$Description.$A$1" table:expression="$architecture.$#REF!$#REF!"/>
          <table:named-expression table:name="toc6A" table:base-cell-address="$Description.$A$1" table:expression="$architecture.$#REF!$#REF!"/>
        </table:named-expressions>
        <calcext:conditional-formats>
          <calcext:conditional-format calcext:target-range-address="Architecture.C50:Architecture.C58">
            <calcext:condition calcext:apply-style-name="Excel_CondFormat_10_1_1" calcext:value="formula-is([$Architecture.$C$44]=&quot;Functional&quot;)" calcext:base-cell-address="Architecture.C50"/>
          </calcext:conditional-format>
          <calcext:conditional-format calcext:target-range-address="Architecture.C67:Architecture.C75">
            <calcext:condition calcext:apply-style-name="Excel_CondFormat_10_2_1" calcext:value="formula-is([$Architecture.$C$61]=&quot;Functional&quot;)" calcext:base-cell-address="Architecture.C67"/>
          </calcext:conditional-format>
          <calcext:conditional-format calcext:target-range-address="Architecture.C84:Architecture.C92">
            <calcext:condition calcext:apply-style-name="Excel_CondFormat_10_3_1" calcext:value="formula-is([$Architecture.$C$78]=&quot;Functional&quot;)" calcext:base-cell-address="Architecture.C84"/>
          </calcext:conditional-format>
          <calcext:conditional-format calcext:target-range-address="Architecture.C101:Architecture.C109">
            <calcext:condition calcext:apply-style-name="Excel_CondFormat_10_4_1" calcext:value="formula-is([$Architecture.$C$95]=&quot;Functional&quot;)" calcext:base-cell-address="Architecture.C101"/>
          </calcext:conditional-format>
          <calcext:conditional-format calcext:target-range-address="Architecture.C118:Architecture.C126">
            <calcext:condition calcext:apply-style-name="Excel_CondFormat_10_5_1" calcext:value="formula-is([$Architecture.$C$112]=&quot;Functional&quot;)" calcext:base-cell-address="Architecture.C118"/>
          </calcext:conditional-format>
          <calcext:conditional-format calcext:target-range-address="Architecture.C135:Architecture.C143">
            <calcext:condition calcext:apply-style-name="Excel_CondFormat_10_6_1" calcext:value="formula-is([$Architecture.$C$129]=&quot;Functional&quot;)" calcext:base-cell-address="Architecture.C135"/>
          </calcext:conditional-format>
          <calcext:conditional-format calcext:target-range-address="Architecture.C152:Architecture.C160">
            <calcext:condition calcext:apply-style-name="Excel_CondFormat_10_7_1" calcext:value="formula-is([$Architecture.$C$146]=&quot;Functional&quot;)" calcext:base-cell-address="Architecture.C152"/>
          </calcext:conditional-format>
          <calcext:conditional-format calcext:target-range-address="Architecture.C169:Architecture.C177">
            <calcext:condition calcext:apply-style-name="Excel_CondFormat_10_8_1" calcext:value="formula-is([$Architecture.$C$163]=&quot;Functional&quot;)" calcext:base-cell-address="Architecture.C169"/>
          </calcext:conditional-format>
          <calcext:conditional-format calcext:target-range-address="Architecture.C186:Architecture.C194">
            <calcext:condition calcext:apply-style-name="Excel_CondFormat_10_9_1" calcext:value="formula-is([$Architecture.$C$180]=&quot;Functional&quot;)" calcext:base-cell-address="Architecture.C186"/>
          </calcext:conditional-format>
          <calcext:conditional-format calcext:target-range-address="Architecture.C203:Architecture.C211">
            <calcext:condition calcext:apply-style-name="Excel_CondFormat_10_10_1" calcext:value="formula-is([$Architecture.$C$197]=&quot;Functional&quot;)" calcext:base-cell-address="Architecture.C203"/>
          </calcext:conditional-format>
          <calcext:conditional-format calcext:target-range-address="Architecture.C220:Architecture.C228">
            <calcext:condition calcext:apply-style-name="Excel_CondFormat_10_11_1" calcext:value="formula-is([$Architecture.$C$214]=&quot;Functional&quot;)" calcext:base-cell-address="Architecture.C220"/>
          </calcext:conditional-format>
          <calcext:conditional-format calcext:target-range-address="Architecture.C237:Architecture.C245">
            <calcext:condition calcext:apply-style-name="Excel_CondFormat_10_12_1" calcext:value="formula-is([$Architecture.$C$231]=&quot;Functional&quot;)" calcext:base-cell-address="Architecture.C237"/>
          </calcext:conditional-format>
          <calcext:conditional-format calcext:target-range-address="Architecture.C254:Architecture.C262">
            <calcext:condition calcext:apply-style-name="Excel_CondFormat_10_13_1" calcext:value="formula-is([$Architecture.$C$248]=&quot;Functional&quot;)" calcext:base-cell-address="Architecture.C254"/>
          </calcext:conditional-format>
          <calcext:conditional-format calcext:target-range-address="Architecture.C271:Architecture.C279">
            <calcext:condition calcext:apply-style-name="Excel_CondFormat_10_14_1" calcext:value="formula-is([$Architecture.$C$265]=&quot;Functional&quot;)" calcext:base-cell-address="Architecture.C271"/>
          </calcext:conditional-format>
          <calcext:conditional-format calcext:target-range-address="Architecture.C288:Architecture.C296">
            <calcext:condition calcext:apply-style-name="Excel_CondFormat_10_15_1" calcext:value="formula-is([$Architecture.$C$282]=&quot;Functional&quot;)" calcext:base-cell-address="Architecture.C288"/>
          </calcext:conditional-format>
        </calcext:conditional-formats>
      </table:table>
      <table:table table:name="Estimation" table:style-name="ta11" table:protected="true">
        <loext:table-protection loext:select-protected-cells="true" loext:select-unprotected-cells="true"/>
        <table:table-column table:style-name="co51" table:default-cell-style-name="ce6"/>
        <table:table-column table:style-name="co29" table:number-columns-repeated="4" table:default-cell-style-name="Default"/>
        <table:table-column table:style-name="co52" table:default-cell-style-name="ce6"/>
        <table:table-column table:style-name="co53" table:default-cell-style-name="ce6"/>
        <table:table-column table:style-name="co29" table:number-columns-repeated="1017" table:default-cell-style-name="Default"/>
        <table:table-row table:style-name="ro1">
          <table:table-cell table:style-name="ce243" office:value-type="string" calcext:value-type="string">
            <text:p>Size Estimate</text:p>
          </table:table-cell>
          <table:table-cell table:style-name="ce44" table:number-columns-repeated="11"/>
          <table:table-cell table:style-name="ce55" table:number-columns-repeated="1012"/>
        </table:table-row>
        <table:table-row table:style-name="ro27" table:visibility="collapse">
          <table:table-cell table:style-name="ce184" table:number-columns-repeated="7"/>
          <table:table-cell table:style-name="ce55" table:number-columns-repeated="1017"/>
        </table:table-row>
        <table:table-row table:style-name="ro1" table:visibility="collapse">
          <table:table-cell table:style-name="ce244" office:value-type="string" calcext:value-type="string">
            <text:p>Standards</text:p>
          </table:table-cell>
          <table:table-cell table:style-name="ce204" table:number-columns-repeated="7"/>
          <table:table-cell table:style-name="ce55" table:number-columns-repeated="1016"/>
        </table:table-row>
        <table:table-row table:style-name="ro2" table:visibility="collapse">
          <table:table-cell table:style-name="ce204" office:value-type="string" calcext:value-type="string">
            <text:p>Start date:</text:p>
          </table:table-cell>
          <table:table-cell table:style-name="ce249" office:value-type="date" office:date-value="2000-01-01" calcext:value-type="date">
            <text:p>1/1/2000</text:p>
          </table:table-cell>
          <table:table-cell table:style-name="ce249"/>
          <table:table-cell table:style-name="ce204"/>
          <table:table-cell table:style-name="ce204" office:value-type="string" calcext:value-type="string">
            <text:p>Grades:</text:p>
          </table:table-cell>
          <table:table-cell table:style-name="ce204" office:value-type="string" calcext:value-type="string">
            <text:p>A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End date:</text:p>
          </table:table-cell>
          <table:table-cell table:style-name="ce249" office:value-type="date" office:date-value="2020-01-01" calcext:value-type="date">
            <text:p>1/1/2020</text:p>
          </table:table-cell>
          <table:table-cell table:style-name="ce249"/>
          <table:table-cell table:style-name="ce204" table:number-columns-repeated="2"/>
          <table:table-cell table:style-name="ce204" office:value-type="string" calcext:value-type="string">
            <text:p>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Phases:</text:p>
          </table:table-cell>
          <table:table-cell table:style-name="ce250" office:value-type="string" calcext:value-type="string">
            <text:p>Planning</text:p>
          </table:table-cell>
          <table:table-cell table:style-name="ce250"/>
          <table:table-cell table:style-name="ce204" table:number-columns-repeated="2"/>
          <table:table-cell table:style-name="ce204" office:value-type="string" calcext:value-type="string">
            <text:p>A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Architecture</text:p>
          </table:table-cell>
          <table:table-cell table:style-name="ce250"/>
          <table:table-cell table:style-name="ce204" table:number-columns-repeated="2"/>
          <table:table-cell table:style-name="ce250" office:value-type="string" calcext:value-type="string">
            <text:p>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Construction</text:p>
          </table:table-cell>
          <table:table-cell table:style-name="ce250"/>
          <table:table-cell table:style-name="ce204" table:number-columns-repeated="2"/>
          <table:table-cell table:style-name="ce250" office:value-type="string" calcext:value-type="string">
            <text:p>B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factoring</text:p>
          </table:table-cell>
          <table:table-cell table:style-name="ce250"/>
          <table:table-cell table:style-name="ce204" table:number-columns-repeated="2"/>
          <table:table-cell table:style-name="ce204" office:value-type="string" calcext:value-type="string">
            <text:p>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Integration Test</text:p>
          </table:table-cell>
          <table:table-cell table:style-name="ce250"/>
          <table:table-cell table:style-name="ce204" table:number-columns-repeated="2"/>
          <table:table-cell table:style-name="ce204" office:value-type="string" calcext:value-type="string">
            <text:p>C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view</text:p>
          </table:table-cell>
          <table:table-cell table:style-name="ce250"/>
          <table:table-cell table:style-name="ce204" table:number-columns-repeated="2"/>
          <table:table-cell table:style-name="ce204" office:value-type="string" calcext:value-type="string">
            <text:p>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Sandbox</text:p>
          </table:table-cell>
          <table:table-cell table:style-name="ce250"/>
          <table:table-cell table:style-name="ce204" table:number-columns-repeated="2"/>
          <table:table-cell table:style-name="ce204" office:value-type="string" calcext:value-type="string">
            <text:p>F</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Postmortem</text:p>
          </table:table-cell>
          <table:table-cell table:style-name="ce250"/>
          <table:table-cell table:style-name="ce204" table:number-columns-repeated="5"/>
          <table:table-cell table:style-name="ce55" table:number-columns-repeated="1016"/>
        </table:table-row>
        <table:table-row table:style-name="ro2" table:visibility="collapse">
          <table:table-cell table:style-name="ce204" office:value-type="string" calcext:value-type="string">
            <text:p>Defect Types:</text:p>
          </table:table-cell>
          <table:table-cell table:style-name="ce204" office:value-type="string" calcext:value-type="string">
            <text:p>Document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Build</text:p>
          </table:table-cell>
          <table:table-cell table:style-name="ce204" table:number-columns-repeated="2"/>
          <table:table-cell table:style-name="ce204" office:value-type="string" calcext:value-type="string">
            <text:p>Type</text:p>
          </table:table-cell>
          <table:table-cell table:style-name="ce204" office:value-type="string" calcext:value-type="string">
            <text:p>Ev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syntax</text:p>
          </table:table-cell>
          <table:table-cell table:style-name="ce204" table:number-columns-repeated="3"/>
          <table:table-cell table:style-name="ce204" office:value-type="string" calcext:value-type="string">
            <text:p>Respons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logic</text:p>
          </table:table-cell>
          <table:table-cell table:style-name="ce204" table:number-columns-repeated="2"/>
          <table:table-cell table:style-name="ce204" office:value-type="string" calcext:value-type="string">
            <text:p>Origin</text:p>
          </table:table-cell>
          <table:table-cell table:style-name="ce204" office:value-type="string" calcext:value-type="string">
            <text:p>Test Compon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interface</text:p>
          </table:table-cell>
          <table:table-cell table:style-name="ce204" table:number-columns-repeated="3"/>
          <table:table-cell table:style-name="ce204" office:value-type="string" calcext:value-type="string">
            <text:p>Blackbox</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checking</text:p>
          </table:table-cell>
          <table:table-cell table:style-name="ce204" table:number-columns-repeated="3"/>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syntax</text:p>
          </table:table-cell>
          <table:table-cell table:style-name="ce204" table:number-columns-repeated="3"/>
          <table:table-cell table:style-name="ce204" office:value-type="string" calcext:value-type="string">
            <text:p>External Component (specify)</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logic</text:p>
          </table:table-cell>
          <table:table-cell table:style-name="ce204" table:number-columns-repeated="2"/>
          <table:table-cell table:style-name="ce204" office:value-type="string" calcext:value-type="string">
            <text:p>Op Spec type</text:p>
          </table:table-cell>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interface</text:p>
          </table:table-cell>
          <table:table-cell table:style-name="ce204" table:number-columns-repeated="3"/>
          <table:table-cell table:style-name="ce204" office:value-type="string" calcext:value-type="string">
            <text:p>Interfac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checking</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Y/N:</text:p>
          </table:table-cell>
          <table:table-cell table:style-name="ce204" office:value-type="string" calcext:value-type="string">
            <text:p>Ye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No</text:p>
          </table:table-cell>
          <table:table-cell table:style-name="ce204" table:number-columns-repeated="6"/>
          <table:table-cell table:style-name="ce56" table:number-columns-repeated="1016"/>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Data</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I/O</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gic</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Metaphysics:</text:p>
          </table:table-cell>
          <table:table-cell table:style-name="ce204" office:value-type="string" calcext:value-type="string">
            <text:p>Object-oriented</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Functiona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M</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V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6"/>
          <table:table-cell table:style-name="ce55" table:number-columns-repeated="1016"/>
        </table:table-row>
        <table:table-row table:style-name="ro2" table:visibility="collapse" table:number-rows-repeated="2">
          <table:table-cell table:style-name="ce204" table:number-columns-repeated="8"/>
          <table:table-cell table:style-name="ce55" table:number-columns-repeated="1016"/>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265"/>
          <table:table-cell table:style-name="ce251" office:value-type="string" calcext:value-type="string" table:number-columns-spanned="4" table:number-rows-spanned="1">
            <text:p>Actual</text:p>
          </table:table-cell>
          <table:covered-table-cell table:number-columns-repeated="3" table:style-name="ce251"/>
          <table:table-cell table:style-name="ce44" table:number-columns-repeated="2"/>
          <table:table-cell table:style-name="ce55" table:number-columns-repeated="1012"/>
        </table:table-row>
        <table:table-row table:style-name="ro2">
          <table:table-cell table:style-name="ce188" office:value-type="string" calcext:value-type="string">
            <text:p>Base Components</text:p>
          </table:table-cell>
          <table:table-cell table:style-name="ce150" office:value-type="string" calcext:value-type="string">
            <text:p>Base LOC</text:p>
          </table:table-cell>
          <table:table-cell table:style-name="ce158" office:value-type="string" calcext:value-type="string">
            <text:p>Deleted LOC</text:p>
          </table:table-cell>
          <table:table-cell table:style-name="ce158" office:value-type="string" calcext:value-type="string">
            <text:p>Modified LOC</text:p>
          </table:table-cell>
          <table:table-cell table:style-name="ce161" office:value-type="string" calcext:value-type="string">
            <text:p>Added LOC</text:p>
          </table:table-cell>
          <table:table-cell table:style-name="ce105"/>
          <table:table-cell table:style-name="ce268" office:value-type="string" calcext:value-type="string">
            <text:p>Base LOC</text:p>
          </table:table-cell>
          <table:table-cell table:style-name="ce272" office:value-type="string" calcext:value-type="string">
            <text:p>Deleted LOC</text:p>
          </table:table-cell>
          <table:table-cell table:style-name="ce272" office:value-type="string" calcext:value-type="string">
            <text:p>Modified LOC</text:p>
          </table:table-cell>
          <table:table-cell table:style-name="ce273" office:value-type="string" calcext:value-type="string">
            <text:p>Added LOC</text:p>
          </table:table-cell>
          <table:table-cell table:style-name="ce16" table:number-columns-repeated="2"/>
          <table:table-cell table:style-name="ce139" table:number-columns-repeated="1012"/>
        </table:table-row>
        <table:table-row table:style-name="ro2">
          <table:table-cell table:style-name="ce245"/>
          <table:table-cell table:style-name="ce159" table:number-columns-repeated="4"/>
          <table:table-cell table:style-name="ce266"/>
          <table:table-cell table:style-name="ce269" table:number-columns-repeated="4"/>
          <table:table-cell table:style-name="ce16" table:number-columns-repeated="2"/>
          <table:table-cell table:style-name="ce139" table:number-columns-repeated="1012"/>
        </table:table-row>
        <table:table-row table:style-name="ro2" table:number-rows-repeated="6">
          <table:table-cell table:style-name="ce245"/>
          <table:table-cell table:style-name="ce159" table:number-columns-repeated="4"/>
          <table:table-cell table:style-name="ce266"/>
          <table:table-cell table:style-name="ce159" table:number-columns-repeated="4"/>
          <table:table-cell table:style-name="ce16" table:number-columns-repeated="2"/>
          <table:table-cell table:style-name="ce139" table:number-columns-repeated="1012"/>
        </table:table-row>
        <table:table-row table:style-name="ro2" table:number-rows-repeated="3">
          <table:table-cell table:style-name="ce246"/>
          <table:table-cell table:style-name="ce152" table:number-columns-repeated="4"/>
          <table:table-cell table:style-name="ce104"/>
          <table:table-cell table:style-name="ce159"/>
          <table:table-cell table:style-name="ce152" table:number-columns-repeated="3"/>
          <table:table-cell table:style-name="ce16" table:number-columns-repeated="2"/>
          <table:table-cell table:style-name="ce139" table:number-columns-repeated="1012"/>
        </table:table-row>
        <table:table-row table:style-name="ro2" table:visibility="collapse" table:number-rows-repeated="10">
          <table:table-cell table:style-name="ce247"/>
          <table:table-cell table:style-name="ce252" table:number-columns-repeated="4"/>
          <table:table-cell table:style-name="ce104"/>
          <table:table-cell table:style-name="ce270"/>
          <table:table-cell table:style-name="ce252" table:number-columns-repeated="3"/>
          <table:table-cell table:style-name="ce16" table:number-columns-repeated="2"/>
          <table:table-cell table:style-name="ce139" table:number-columns-repeated="1012"/>
        </table:table-row>
        <table:table-row table:style-name="ro2">
          <table:table-cell table:style-name="ce142" office:value-type="string" calcext:value-type="string">
            <text:p>Totals</text:p>
          </table:table-cell>
          <table:table-cell table:style-name="ce253" table:formula="of:=SUM([.B44:.B63])" office:value-type="float" office:value="0" calcext:value-type="float">
            <text:p>0</text:p>
          </table:table-cell>
          <table:table-cell table:style-name="ce253" table:formula="of:=SUM([.C44:.C63])" office:value-type="float" office:value="0" calcext:value-type="float">
            <text:p>0</text:p>
          </table:table-cell>
          <table:table-cell table:style-name="ce253" table:formula="of:=SUM([.D44:.D63])" office:value-type="float" office:value="0" calcext:value-type="float">
            <text:p>0</text:p>
          </table:table-cell>
          <table:table-cell table:style-name="ce253" table:formula="of:=SUM([.E44:.E63])" office:value-type="float" office:value="0" calcext:value-type="float">
            <text:p>0</text:p>
          </table:table-cell>
          <table:table-cell table:style-name="ce104"/>
          <table:table-cell table:style-name="ce253" table:formula="of:=SUM([.G44:.G63])" office:value-type="float" office:value="0" calcext:value-type="float">
            <text:p>0</text:p>
          </table:table-cell>
          <table:table-cell table:style-name="ce253" table:formula="of:=SUM([.H44:.H63])" office:value-type="float" office:value="0" calcext:value-type="float">
            <text:p>0</text:p>
          </table:table-cell>
          <table:table-cell table:style-name="ce253" table:formula="of:=SUM([.I44:.I63])" office:value-type="float" office:value="0" calcext:value-type="float">
            <text:p>0</text:p>
          </table:table-cell>
          <table:table-cell table:style-name="ce253" table:formula="of:=SUM([.J44:.J63])" office:value-type="float" office:value="0" calcext:value-type="float">
            <text:p>0</text:p>
          </table:table-cell>
          <table:table-cell table:style-name="ce16" table:number-columns-repeated="2"/>
          <table:table-cell table:style-name="ce271" table:number-columns-repeated="1012"/>
        </table:table-row>
        <table:table-row table:style-name="ro2">
          <table:table-cell table:style-name="ce188"/>
          <table:table-cell table:style-name="ce105" table:number-columns-repeated="5"/>
          <table:table-cell table:style-name="ce266"/>
          <table:table-cell table:style-name="ce105" table:number-columns-repeated="3"/>
          <table:table-cell table:style-name="ce16" table:number-columns-repeated="2"/>
          <table:table-cell table:style-name="ce139" table:number-columns-repeated="1012"/>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55"/>
          <table:table-cell table:style-name="ce149" office:value-type="string" calcext:value-type="string" table:number-columns-spanned="3" table:number-rows-spanned="1">
            <text:p>Actual</text:p>
          </table:table-cell>
          <table:covered-table-cell table:number-columns-repeated="2" table:style-name="ce149"/>
          <table:table-cell table:style-name="ce55" table:number-columns-repeated="1015"/>
        </table:table-row>
        <table:table-row table:style-name="ro2">
          <table:table-cell table:style-name="ce188" office:value-type="string" calcext:value-type="string">
            <text:p>New Components</text:p>
          </table:table-cell>
          <table:table-cell table:style-name="ce150" office:value-type="string" calcext:value-type="string">
            <text:p>Method Count</text:p>
          </table:table-cell>
          <table:table-cell table:style-name="ce158" office:value-type="string" calcext:value-type="string">
            <text:p>Rel Size</text:p>
          </table:table-cell>
          <table:table-cell table:style-name="ce158" office:value-type="string" calcext:value-type="string">
            <text:p>LOCr</text:p>
          </table:table-cell>
          <table:table-cell table:style-name="ce264" office:value-type="string" calcext:value-type="string">
            <text:p>Reuseable?</text:p>
          </table:table-cell>
          <table:table-cell table:style-name="ce139"/>
          <table:table-cell table:style-name="ce150" office:value-type="string" calcext:value-type="string">
            <text:p>Method Count</text:p>
          </table:table-cell>
          <table:table-cell table:style-name="ce158" office:value-type="string" calcext:value-type="string">
            <text:p>LOCa</text:p>
          </table:table-cell>
          <table:table-cell table:style-name="ce161" office:value-type="string" calcext:value-type="string">
            <text:p>Reusable?</text:p>
          </table:table-cell>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68]);ISBLANK([.B68]);ISBLANK([.C68]));0;HLOOKUP([.C68];[$'Historical Data'.$B$107:.$F$109];3;FALSE())*[.B68])"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69]);ISBLANK([.B69]);ISBLANK([.C69]));0;HLOOKUP([.C69];[$'Historical Data'.$B$107:.$F$109];3;FALSE())*[.B6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0]);ISBLANK([.B70]);ISBLANK([.C70]));0;HLOOKUP([.C70];[$'Historical Data'.$B$107:.$F$109];3;FALSE())*[.B7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1]);ISBLANK([.B71]);ISBLANK([.C71]));0;HLOOKUP([.C71];[$'Historical Data'.$B$107:.$F$109];3;FALSE())*[.B7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2]);ISBLANK([.B72]);ISBLANK([.C72]));0;HLOOKUP([.C72];[$'Historical Data'.$B$107:.$F$109];3;FALSE())*[.B7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3]);ISBLANK([.B73]);ISBLANK([.C73]));0;HLOOKUP([.C73];[$'Historical Data'.$B$107:.$F$109];3;FALSE())*[.B73])"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4]);ISBLANK([.B74]);ISBLANK([.C74]));0;HLOOKUP([.C74];[$'Historical Data'.$B$107:.$F$109];3;FALSE())*[.B7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5]);ISBLANK([.B75]);ISBLANK([.C75]));0;HLOOKUP([.C75];[$'Historical Data'.$B$107:.$F$109];3;FALSE())*[.B7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6]);ISBLANK([.B76]);ISBLANK([.C76]));0;HLOOKUP([.C76];[$'Historical Data'.$B$107:.$F$109];3;FALSE())*[.B7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7]);ISBLANK([.B77]);ISBLANK([.C77]));0;HLOOKUP([.C77];[$'Historical Data'.$B$107:.$F$109];3;FALSE())*[.B7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8]);ISBLANK([.B78]);ISBLANK([.C78]));0;HLOOKUP([.C78];[$'Historical Data'.$B$107:.$F$109];3;FALSE())*[.B78])"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9]);ISBLANK([.B79]);ISBLANK([.C79]));0;HLOOKUP([.C79];[$'Historical Data'.$B$107:.$F$109];3;FALSE())*[.B7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0]);ISBLANK([.B80]);ISBLANK([.C80]));0;HLOOKUP([.C80];[$'Historical Data'.$B$107:.$F$109];3;FALSE())*[.B8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1]);ISBLANK([.B81]);ISBLANK([.C81]));0;HLOOKUP([.C81];[$'Historical Data'.$B$107:.$F$109];3;FALSE())*[.B8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2]);ISBLANK([.B82]);ISBLANK([.C82]));0;HLOOKUP([.C82];[$'Historical Data'.$B$107:.$F$109];3;FALSE())*[.B8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83]);ISBLANK([.B83]);ISBLANK([.C83]));0;HLOOKUP([.C83];[$'Historical Data'.$B$107:.$F$109];3;FALSE())*[.B83])"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4]);ISBLANK([.B84]);ISBLANK([.C84]));0;HLOOKUP([.C84];[$'Historical Data'.$B$107:.$F$109];3;FALSE())*[.B8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5]);ISBLANK([.B85]);ISBLANK([.C85]));0;HLOOKUP([.C85];[$'Historical Data'.$B$107:.$F$109];3;FALSE())*[.B8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6]);ISBLANK([.B86]);ISBLANK([.C86]));0;HLOOKUP([.C86];[$'Historical Data'.$B$107:.$F$109];3;FALSE())*[.B8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7]);ISBLANK([.B87]);ISBLANK([.C87]));0;HLOOKUP([.C87];[$'Historical Data'.$B$107:.$F$109];3;FALSE())*[.B8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142" office:value-type="string" calcext:value-type="string">
            <text:p>Totals</text:p>
          </table:table-cell>
          <table:table-cell table:style-name="ce104" table:number-columns-repeated="2"/>
          <table:table-cell table:style-name="ce253" table:formula="of:=SUM([.D68:.D87])" office:value-type="float" office:value="0" calcext:value-type="float">
            <text:p>0</text:p>
          </table:table-cell>
          <table:table-cell table:style-name="ce104" table:formula="of:=SUMIF([.E68:.E87];[.B24];[.D68:.D87])" office:value-type="float" office:value="0" calcext:value-type="float">
            <text:p>0</text:p>
          </table:table-cell>
          <table:table-cell table:style-name="ce104" table:number-columns-repeated="2"/>
          <table:table-cell table:style-name="ce253" table:formula="of:=SUM([.H68:.H87])" office:value-type="float" office:value="0" calcext:value-type="float">
            <text:p>0</text:p>
          </table:table-cell>
          <table:table-cell table:style-name="ce104" table:formula="of:=SUMIF([.I68:.I87];[.B24];[.H68:.H87])" office:value-type="float" office:value="0" calcext:value-type="float">
            <text:p>0</text:p>
          </table:table-cell>
          <table:table-cell table:style-name="ce16" table:number-columns-repeated="2"/>
          <table:table-cell table:style-name="ce271" table:number-columns-repeated="1013"/>
        </table:table-row>
        <table:table-row table:style-name="ro2">
          <table:table-cell table:style-name="ce248"/>
          <table:table-cell table:style-name="ce104" table:number-columns-repeated="5"/>
          <table:table-cell table:style-name="ce271" table:number-columns-repeated="1018"/>
        </table:table-row>
        <table:table-row table:style-name="ro1">
          <table:table-cell table:style-name="ce243"/>
          <table:table-cell table:style-name="ce251" office:value-type="string" calcext:value-type="string">
            <text:p>Estimated</text:p>
          </table:table-cell>
          <table:table-cell table:style-name="ce251" office:value-type="string" calcext:value-type="string">
            <text:p>Actual</text:p>
          </table:table-cell>
          <table:table-cell table:style-name="ce55" table:number-columns-repeated="1021"/>
        </table:table-row>
        <table:table-row table:style-name="ro2">
          <table:table-cell table:style-name="ce188" office:value-type="string" calcext:value-type="string">
            <text:p>Reused Parts</text:p>
          </table:table-cell>
          <table:table-cell table:number-columns-repeated="2" table:style-name="ce255" office:value-type="string" calcext:value-type="string">
            <text:p>LOC</text:p>
          </table:table-cell>
          <table:table-cell table:style-name="ce139" table:number-columns-repeated="1021"/>
        </table:table-row>
        <table:table-row table:style-name="ro2">
          <table:table-cell table:style-name="ce246"/>
          <table:table-cell table:style-name="ce256" table:number-columns-repeated="2"/>
          <table:table-cell table:style-name="ce139" table:number-columns-repeated="1021"/>
        </table:table-row>
        <table:table-row table:style-name="ro2">
          <table:table-cell table:style-name="ce246"/>
          <table:table-cell table:style-name="ce152" table:number-columns-repeated="2"/>
          <table:table-cell table:style-name="ce139" table:number-columns-repeated="5"/>
          <table:table-cell table:style-name="ce253"/>
          <table:table-cell table:style-name="ce139" table:number-columns-repeated="1015"/>
        </table:table-row>
        <table:table-row table:style-name="ro2" table:number-rows-repeated="3">
          <table:table-cell table:style-name="ce246"/>
          <table:table-cell table:style-name="ce152" table:number-columns-repeated="2"/>
          <table:table-cell table:style-name="ce139" table:number-columns-repeated="1021"/>
        </table:table-row>
        <table:table-row table:style-name="ro2">
          <table:table-cell table:style-name="ce142" office:value-type="string" calcext:value-type="string">
            <text:p>Totals</text:p>
          </table:table-cell>
          <table:table-cell table:style-name="ce253" table:formula="of:=SUM([.B92:.B96])" office:value-type="float" office:value="0" calcext:value-type="float">
            <text:p>0</text:p>
          </table:table-cell>
          <table:table-cell table:style-name="ce253" table:formula="of:=SUM([.C92:.C96])" office:value-type="float" office:value="0" calcext:value-type="float">
            <text:p>0</text:p>
          </table:table-cell>
          <table:table-cell table:style-name="ce104" table:number-columns-repeated="3"/>
          <table:table-cell table:style-name="ce16"/>
          <table:table-cell table:style-name="ce271" table:number-columns-repeated="1017"/>
        </table:table-row>
        <table:table-row table:style-name="ro2">
          <table:table-cell table:style-name="ce188"/>
          <table:table-cell table:style-name="ce105" table:number-columns-repeated="2"/>
          <table:table-cell table:style-name="ce139" table:number-columns-repeated="4"/>
          <table:table-cell table:style-name="ce105" table:number-columns-repeated="3"/>
          <table:table-cell table:style-name="ce139" table:number-columns-repeated="1014"/>
        </table:table-row>
        <table:table-row table:style-name="ro2">
          <table:table-cell table:style-name="ce138" office:value-type="string" calcext:value-type="string">
            <text:p>Size Calculation</text:p>
          </table:table-cell>
          <table:table-cell table:style-name="ce55" table:number-columns-repeated="1023"/>
        </table:table-row>
        <table:table-row table:style-name="ro2">
          <table:table-cell table:style-name="ce55"/>
          <table:table-cell table:style-name="ce55" office:value-type="string" calcext:value-type="string">
            <text:p>LOCr=</text:p>
          </table:table-cell>
          <table:table-cell table:style-name="ce55"/>
          <table:table-cell table:style-name="ce260" table:formula="of:=[.D88]+[.E64]+[.D64]"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sum(LOCa)/sum(LOCr)=</text:p>
          </table:table-cell>
          <table:table-cell table:style-name="ce55"/>
          <table:table-cell table:style-name="ce261" table:formula="of:=IF(ISERR(SUM([$'Historical Data'.D116:.D120])/SUM([$'Historical Data'.B116:.B120]));0;SUM([$'Historical Data'.D116:.D120])/SUM([$'Historical Data'.B116:.B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LOCp=</text:p>
          </table:table-cell>
          <table:table-cell table:style-name="ce55"/>
          <table:table-cell table:style-name="ce260" table:formula="of:=COM.MICROSOFT.CEILING([.D100]*[.D101];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B116:.B120];[$'Historical Data'.D116:.D120])^2);0;CORREL([$'Historical Data'.B116:.B120];[$'Historical Data'.D116:.D120])^2)" office:value-type="float" office:value="0" calcext:value-type="float">
            <text:p>0.00</text:p>
          </table:table-cell>
          <table:table-cell table:style-name="ce55" table:formula="of:=IF([.D103]&gt;=0.75;&quot;High&quot;;IF([.D103]&gt;=0.5;&quot;Medium&quot;;&quot;Low&quot;))" office:value-type="string" office:string-value="Low" calcext:value-type="string">
            <text:p>Low</text:p>
          </table:table-cell>
          <table:table-cell table:style-name="ce267"/>
          <table:table-cell table:style-name="ce55" table:number-columns-repeated="1018"/>
        </table:table-row>
        <table:table-row table:style-name="ro2">
          <table:table-cell table:style-name="ce55" table:number-columns-repeated="3"/>
          <table:table-cell table:style-name="ce56"/>
          <table:table-cell table:style-name="ce55" table:number-columns-repeated="1020"/>
        </table:table-row>
        <table:table-row table:style-name="ro2">
          <table:table-cell table:style-name="ce138" office:value-type="string" calcext:value-type="string">
            <text:p>Effort Calculation</text:p>
          </table:table-cell>
          <table:table-cell table:style-name="ce55" table:number-columns-repeated="2"/>
          <table:table-cell table:style-name="ce56"/>
          <table:table-cell table:style-name="ce55" table:number-columns-repeated="1020"/>
        </table:table-row>
        <table:table-row table:style-name="ro2">
          <table:table-cell table:style-name="ce139"/>
          <table:table-cell table:style-name="ce55" office:value-type="string" calcext:value-type="string">
            <text:p>Productivity=</text:p>
          </table:table-cell>
          <table:table-cell table:style-name="ce55"/>
          <table:table-cell table:style-name="ce260" table:formula="of:=[$'Historical Data'.B123]">
            <text:p/>
          </table:table-cell>
          <table:table-cell table:style-name="ce55" table:number-columns-repeated="1020"/>
        </table:table-row>
        <table:table-row table:style-name="ro2">
          <table:table-cell table:style-name="ce55"/>
          <table:table-cell table:style-name="ce55" office:value-type="string" calcext:value-type="string">
            <text:p>sum(Ea)/sum(LOCa)=</text:p>
          </table:table-cell>
          <table:table-cell table:style-name="ce55"/>
          <table:table-cell table:style-name="ce261" table:formula="of:=IF(ISERR(SUM([$'Historical Data'.F116:.F120])/SUM([$'Historical Data'.D116:.D120]));0;SUM([$'Historical Data'.F116:.F120])/SUM([$'Historical Data'.D116:.D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0" table:formula="of:=COM.MICROSOFT.CEILING([.D102]*[.D107];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LPI=</text:p>
          </table:table-cell>
          <table:table-cell table:style-name="ce55"/>
          <table:table-cell table:style-name="ce260" table:formula="of:=COM.MICROSOFT.FLOOR([.D102]*MIN([$'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UPI=</text:p>
          </table:table-cell>
          <table:table-cell table:style-name="ce55"/>
          <table:table-cell table:style-name="ce260" table:formula="of:=COM.MICROSOFT.CEILING([.D102]*MAX([$'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F116:.F120];[$'Historical Data'.D116:.D120])^2);0;CORREL([$'Historical Data'.F116:.F120];[$'Historical Data'.D116:.D120])^2)" office:value-type="float" office:value="0" calcext:value-type="float">
            <text:p>0.00</text:p>
          </table:table-cell>
          <table:table-cell table:style-name="ce55" table:formula="of:=IF(MIN([.D111];[.D103])&gt;=0.75;&quot;High&quot;;IF(MIN([.D111];[.D103])&gt;=0.5;&quot;Medium&quot;;&quot;Low&quot;))" office:value-type="string" office:string-value="Low" calcext:value-type="string">
            <text:p>Low</text:p>
          </table:table-cell>
          <table:table-cell table:style-name="ce55" table:number-columns-repeated="1019"/>
        </table:table-row>
        <table:table-row table:style-name="ro2" table:number-rows-repeated="2">
          <table:table-cell table:style-name="ce55" table:number-columns-repeated="1024"/>
        </table:table-row>
        <table:table-row table:style-name="ro2">
          <table:table-cell table:style-name="ce138" office:value-type="string" calcext:value-type="string">
            <text:p>Estimation Override</text:p>
          </table:table-cell>
          <table:table-cell table:style-name="ce55" office:value-type="string" calcext:value-type="string">
            <text:p>LOCp=</text:p>
          </table:table-cell>
          <table:table-cell table:style-name="ce55"/>
          <table:table-cell table:style-name="ce157" table:formula="of:=[.D102]"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2" table:formula="of:=[.D108]" office:value-type="float" office:value="0" calcext:value-type="float">
            <text:p>0</text:p>
          </table:table-cell>
          <table:table-cell table:style-name="ce55" table:number-columns-repeated="1020"/>
        </table:table-row>
        <table:table-row table:style-name="ro31">
          <table:table-cell table:style-name="ce55"/>
          <table:table-cell table:style-name="ce257" office:value-type="string" calcext:value-type="string">
            <text:p>Rationale for override:</text:p>
          </table:table-cell>
          <table:table-cell table:style-name="ce55"/>
          <table:table-cell table:style-name="ce263" table:number-columns-spanned="7" table:number-rows-spanned="1"/>
          <table:covered-table-cell table:number-columns-repeated="6" table:style-name="ce263"/>
          <table:table-cell table:style-name="ce55"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Plan" table:style-name="ta12" table:protected="true">
        <loext:table-protection loext:select-protected-cells="true" loext:select-unprotected-cells="true"/>
        <office:forms form:automatic-focus="false" form:apply-design-mode="false"/>
        <table:table-column table:style-name="co19" table:default-cell-style-name="ce55"/>
        <table:table-column table:style-name="co21" table:default-cell-style-name="ce55"/>
        <table:table-column table:style-name="co48" table:visibility="collapse" table:default-cell-style-name="ce55"/>
        <table:table-column table:style-name="co21" table:default-cell-style-name="ce55"/>
        <table:table-column table:style-name="co23"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number-columns-repeated="1018"/>
        </table:table-row>
        <table:table-row table:style-name="ro2"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style-name="ce44" table:number-columns-repeated="2"/>
          <table:table-cell table:number-columns-repeated="1016"/>
        </table:table-row>
        <table:table-row table:style-name="ro2"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style-name="ce44" table:number-columns-repeated="2"/>
          <table:table-cell table:number-columns-repeated="1016"/>
        </table:table-row>
        <table:table-row table:style-name="ro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style-name="ce44" table:number-columns-repeated="2"/>
          <table:table-cell table:number-columns-repeated="1016"/>
        </table:table-row>
        <table:table-row table:style-name="ro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style-name="ce44" table:number-columns-repeated="2"/>
          <table:table-cell table:number-columns-repeated="1016"/>
        </table:table-row>
        <table:table-row table:style-name="ro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style-name="ce44" table:number-columns-repeated="2"/>
          <table:table-cell table:number-columns-repeated="1016"/>
        </table:table-row>
        <table:table-row table:style-name="ro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style-name="ce44" table:number-columns-repeated="2"/>
          <table:table-cell table:number-columns-repeated="1016"/>
        </table:table-row>
        <table:table-row table:style-name="ro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style-name="ce44" table:number-columns-repeated="2"/>
          <table:table-cell table:number-columns-repeated="1016"/>
        </table:table-row>
        <table:table-row table:style-name="ro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style-name="ce44" table:number-columns-repeated="2"/>
          <table:table-cell table:number-columns-repeated="1016"/>
        </table:table-row>
        <table:table-row table:style-name="ro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style-name="ce44" table:number-columns-repeated="2"/>
          <table:table-cell table:number-columns-repeated="1016"/>
        </table:table-row>
        <table:table-row table:style-name="ro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style-name="ce45" table:number-columns-repeated="2"/>
          <table:table-cell/>
          <table:table-cell table:style-name="ce56" table:number-columns-repeated="1015"/>
        </table:table-row>
        <table:table-row table:style-name="ro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style-name="ce45"/>
          <table:table-cell table:style-name="ce44"/>
          <table:table-cell table:number-columns-repeated="1016"/>
        </table:table-row>
        <table:table-row table:style-name="ro2"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style-name="ce45"/>
          <table:table-cell table:style-name="ce44"/>
          <table:table-cell table:number-columns-repeated="1016"/>
        </table:table-row>
        <table:table-row table:style-name="ro2"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32">
          <table:table-cell table:style-name="ce206" office:value-type="string" calcext:value-type="string" table:number-columns-spanned="6" table:number-rows-spanned="1">
            <text:p>Use this worksheet to record how much production code you plan to write and the amount of time to write it. <text:s/>Record the actual size once the project is complete. <text:s/>The actual time will be calculated from the Time Log. <text:s/>Please note that you are not being evaluated on how close your planned values to your actual values. </text:p>
          </table:table-cell>
          <table:covered-table-cell table:number-columns-repeated="5" table:style-name="ce206"/>
          <table:table-cell table:style-name="ce284" table:number-columns-repeated="4"/>
          <table:table-cell table:number-columns-repeated="1014"/>
        </table:table-row>
        <table:table-row table:style-name="ro2">
          <table:table-cell table:style-name="ce138" office:value-type="string" calcext:value-type="string">
            <text:p>Program Size (LOC)</text:p>
          </table:table-cell>
          <table:table-cell table:style-name="ce138"/>
          <table:table-cell table:style-name="ce276" office:value-type="string" calcext:value-type="string">
            <text:p>Plan</text:p>
          </table:table-cell>
          <table:table-cell table:style-name="ce276" office:value-type="string" calcext:value-type="string">
            <text:p>Actual</text:p>
          </table:table-cell>
          <table:table-cell table:style-name="ce276"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2]" office:value-type="string" office:string-value="Base code LOC count" calcext:value-type="string">
            <text:p>Base code LOC count</text:p>
          </table:table-cell>
          <table:table-cell table:style-name="ce138"/>
          <table:table-cell table:style-name="ce154">
            <office:annotation draw:style-name="gr30" draw:text-style-name="P8" svg:width="114.89pt" svg:height="35.91pt" svg:x="235.84pt" svg:y="22pt" draw:caption-point-x="-56.69pt" draw:caption-point-y="84.27pt">
              <dc:date>2017-02-12T00:00:00</dc:date>
              <text:p text:style-name="P7"><text:span text:style-name="T4">Number of lines used from previously-written code</text:span></text:p>
              <text:p text:style-name="P7"><text:span text:style-name="T4"/></text:p>
            </office:annotation>
          </table:table-cell>
          <table:table-cell table:style-name="ce154"/>
          <table:table-cell table:style-name="ce280" table:formula="of:=[.D48]+[$'Historical Data'.E52]"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3]" office:value-type="string" office:string-value="   Lines deleted from Base" calcext:value-type="string">
            <text:p><text:s text:c="3"/>Lines deleted from Base</text:p>
          </table:table-cell>
          <table:table-cell table:style-name="ce138"/>
          <table:table-cell table:style-name="ce154">
            <office:annotation draw:style-name="gr31" draw:text-style-name="P8" svg:width="114.89pt" svg:height="39.94pt" svg:x="235.84pt" svg:y="33.96pt" draw:caption-point-x="-56.69pt" draw:caption-point-y="72.31pt">
              <dc:date>2017-02-12T00:00:00</dc:date>
              <text:p text:style-name="P7"><text:span text:style-name="T4">Estimate of the number of lines deleted from previously-</text:span><text:span text:style-name="T4">written code</text:span></text:p>
              <text:p text:style-name="P7"><text:span text:style-name="T4"/></text:p>
            </office:annotation>
          </table:table-cell>
          <table:table-cell table:style-name="ce154"/>
          <table:table-cell table:style-name="ce280" table:formula="of:=[.D49]+[$'Historical Data'.E53]"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4]" office:value-type="string" office:string-value="   Lines modified from Base" calcext:value-type="string">
            <text:p><text:s text:c="3"/>Lines modified from Base</text:p>
          </table:table-cell>
          <table:table-cell table:style-name="ce138"/>
          <table:table-cell table:style-name="ce154">
            <office:annotation draw:style-name="gr32" draw:text-style-name="P8" svg:width="114.89pt" svg:height="27.95pt" svg:x="235.84pt" svg:y="45.95pt" draw:caption-point-x="-56.69pt" draw:caption-point-y="60.32pt">
              <dc:date>2017-02-12T00:00:00</dc:date>
              <text:p text:style-name="P7"><text:span text:style-name="T4">Estimated of the number of lines modified from </text:span><text:span text:style-name="T4">previously-written code</text:span></text:p>
              <text:p text:style-name="P7"><text:span text:style-name="T4"/></text:p>
            </office:annotation>
          </table:table-cell>
          <table:table-cell table:style-name="ce154"/>
          <table:table-cell table:style-name="ce280" table:formula="of:=[.D50]+[$'Historical Data'.E54]"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5]" office:value-type="string" office:string-value="   Lines added to Base" calcext:value-type="string">
            <text:p><text:s text:c="3"/>Lines added to Base</text:p>
          </table:table-cell>
          <table:table-cell table:style-name="ce138"/>
          <table:table-cell table:style-name="ce154">
            <office:annotation draw:style-name="gr33" draw:text-style-name="P8" svg:width="114.89pt" svg:height="77.07pt" svg:x="235.84pt" svg:y="57.91pt" draw:caption-point-x="-56.69pt" draw:caption-point-y="48.36pt">
              <dc:date>2017-02-12T00:00:00</dc:date>
              <text:p text:style-name="P7"><text:span text:style-name="T4">Estimate of the number of lines added to previously-</text:span><text:span text:style-name="T4">written code to bring it to the point where new </text:span><text:span text:style-name="T4">functionality can be added</text:span></text:p>
              <text:p text:style-name="P7"><text:span text:style-name="T4"/></text:p>
            </office:annotation>
          </table:table-cell>
          <table:table-cell table:style-name="ce154"/>
          <table:table-cell table:style-name="ce280" table:formula="of:=[.D51]+[$'Historical Data'.E55]"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6]" office:value-type="string" office:string-value="Reused lines" calcext:value-type="string">
            <text:p>Reused lines</text:p>
          </table:table-cell>
          <table:table-cell table:style-name="ce138"/>
          <table:table-cell table:style-name="ce154">
            <office:annotation draw:style-name="gr34" draw:text-style-name="P8" svg:width="114.89pt" svg:height="80.08pt" svg:x="235.84pt" svg:y="69.9pt" draw:caption-point-x="-56.69pt" draw:caption-point-y="36.37pt">
              <dc:date>2017-02-12T00:00:00</dc:date>
              <text:p text:style-name="P7"><text:span text:style-name="T4">Count of the number of lines of reused source code</text:span></text:p>
              <text:p text:style-name="P7"><text:span text:style-name="T4"/></text:p>
            </office:annotation>
          </table:table-cell>
          <table:table-cell table:style-name="ce154"/>
          <table:table-cell table:style-name="ce280" table:formula="of:=[.D52]+[$'Historical Data'.E56]" office:value-type="float" office:value="0" calcext:value-type="float">
            <text:p>0</text:p>
          </table:table-cell>
          <table:table-cell/>
          <table:table-cell table:style-name="ce138"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39"/>
          <table:table-cell table:style-name="ce154">
            <office:annotation draw:style-name="gr35" draw:text-style-name="P8" svg:width="112.11pt" svg:height="129.12pt" svg:x="235.84pt" svg:y="81.89pt" draw:caption-point-x="-56.69pt" draw:caption-point-y="24.38pt">
              <dc:date>2017-02-12T00:00:00</dc:date>
              <text:p text:style-name="P7"><text:span text:style-name="T5">Estimate the number of new lines of production </text:span><text:span text:style-name="T5">code that provide new functionality to meet the </text:span><text:span text:style-name="T5">specifications of </text:span></text:p>
              <text:p text:style-name="P7"><text:span text:style-name="T5">this assignment.</text:span></text:p>
            </office:annotation>
          </table:table-cell>
          <table:table-cell table:style-name="ce154"/>
          <table:table-cell table:style-name="ce280" table:formula="of:=[.D53]+[$'Historical Data'.E57]"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38" table:number-columns-repeated="3"/>
          <table:table-cell table:number-columns-repeated="1019"/>
        </table:table-row>
        <table:table-row table:style-name="ro2" table:visibility="collapse">
          <table:table-cell table:style-name="ce138" office:value-type="string" calcext:value-type="string">
            <text:p>Component Count</text:p>
          </table:table-cell>
          <table:table-cell table:style-name="ce138"/>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0]" office:value-type="string" office:string-value="Reused components" calcext:value-type="string">
            <text:p>Reused components</text:p>
          </table:table-cell>
          <table:table-cell table:style-name="ce138"/>
          <table:table-cell table:style-name="ce154" table:number-columns-repeated="2"/>
          <table:table-cell table:style-name="ce280" table:formula="of:=[.D56]+[$'Historical Data'.E60]"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1]" office:value-type="string" office:string-value="Modified components" calcext:value-type="string">
            <text:p>Modified components</text:p>
          </table:table-cell>
          <table:table-cell table:style-name="ce139"/>
          <table:table-cell table:style-name="ce154" table:number-columns-repeated="2"/>
          <table:table-cell table:style-name="ce280" table:formula="of:=[.D57]+[$'Historical Data'.E61]"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table:formula="of:=[$'Historical Data'.A62]" office:value-type="string" office:string-value="New components" calcext:value-type="string">
            <text:p>New components</text:p>
          </table:table-cell>
          <table:table-cell table:style-name="ce139"/>
          <table:table-cell table:style-name="ce154" table:number-columns-repeated="2"/>
          <table:table-cell table:style-name="ce280" table:formula="of:=[.D58]+[$'Historical Data'.E62]" office:value-type="float" office:value="0" calcext:value-type="float">
            <text:p>0</text:p>
          </table:table-cell>
          <table:table-cell/>
          <table:table-cell table:style-name="ce139" table:number-columns-repeated="2"/>
          <table:table-cell table:number-columns-repeated="1016"/>
        </table:table-row>
        <table:table-row table:style-name="ro2">
          <table:table-cell table:style-name="ce138" table:number-columns-repeated="2"/>
          <table:table-cell table:style-name="ce277" table:content-validation-name="val2"/>
          <table:table-cell table:style-name="ce277" table:content-validation-name="val3"/>
          <table:table-cell table:style-name="ce281"/>
          <table:table-cell table:style-name="ce138" table:number-columns-repeated="1019"/>
        </table:table-row>
        <table:table-row table:style-name="ro2">
          <table:table-cell table:style-name="ce138" office:value-type="string" calcext:value-type="string">
            <text:p>Time In Phase (minutes)</text:p>
          </table:table-cell>
          <table:table-cell table:style-name="ce138"/>
          <table:table-cell table:style-name="ce277" table:content-validation-name="val2" office:value-type="string" calcext:value-type="string">
            <text:p>Plan</text:p>
          </table:table-cell>
          <table:table-cell table:style-name="ce277" table:content-validation-name="val3"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table-cell table:style-name="ce135" table:formula="of:=[.B4]" office:value-type="string" office:string-value="Analysis" calcext:value-type="string">
            <text:p>Analysis</text:p>
          </table:table-cell>
          <table:table-cell/>
          <table:table-cell table:style-name="ce278" table:content-validation-name="val2" table:formula="of:=IF([.$F$1]=&quot;CA01&quot;;&quot;&quot;;[.$C$72]*[$'Historical Data'.F65])" office:value-type="float" office:value="0" calcext:value-type="float">
            <text:p>0</text:p>
          </table:table-cell>
          <table:table-cell table:style-name="ce278" table:content-validation-name="val3" table:formula="of:=SUMIF([$'Time Log'.$F$48:.$F$137];[.A61];[$'Time Log'.$E$48:.$E$137])" office:value-type="float" office:value="25" calcext:value-type="float">
            <text:p>25</text:p>
          </table:table-cell>
          <table:table-cell table:style-name="ce260" table:formula="of:=[.D61]+[$'Historical Data'.E65]" office:value-type="float" office:value="25" calcext:value-type="float">
            <text:p>25</text:p>
          </table:table-cell>
          <table:table-cell table:style-name="ce165" table:formula="of:=IF([.$E$72]=0;0;[.E61]/[.$E$72])" office:value-type="percentage" office:value="0.0477099236641221" calcext:value-type="percentage">
            <text:p>4.8%</text:p>
          </table:table-cell>
          <table:table-cell table:number-columns-repeated="1018"/>
        </table:table-row>
        <table:table-row table:style-name="ro2">
          <table:table-cell table:style-name="ce135" table:formula="of:=[.B5]" office:value-type="string" office:string-value="Architecture" calcext:value-type="string">
            <text:p>Architecture</text:p>
          </table:table-cell>
          <table:table-cell/>
          <table:table-cell table:style-name="ce278" table:content-validation-name="val2" table:formula="of:=IF([.$F$1]=&quot;CA01&quot;;&quot;&quot;;[.$C$72]*[$'Historical Data'.F66])" office:value-type="float" office:value="0" calcext:value-type="float">
            <text:p>0</text:p>
          </table:table-cell>
          <table:table-cell table:style-name="ce278" table:content-validation-name="val3" table:formula="of:=SUMIF([$'Time Log'.$F$48:.$F$137];[.A62];[$'Time Log'.$E$48:.$E$137])" office:value-type="float" office:value="80.0000000000001" calcext:value-type="float">
            <text:p>80</text:p>
          </table:table-cell>
          <table:table-cell table:style-name="ce260" table:formula="of:=[.D62]+[$'Historical Data'.E66]" office:value-type="float" office:value="80.0000000000001" calcext:value-type="float">
            <text:p>80</text:p>
          </table:table-cell>
          <table:table-cell table:style-name="ce165" table:formula="of:=IF([.$E$72]=0;0;[.E62]/[.$E$72])" office:value-type="percentage" office:value="0.152671755725191" calcext:value-type="percentage">
            <text:p>15.3%</text:p>
          </table:table-cell>
          <table:table-cell table:number-columns-repeated="1018"/>
        </table:table-row>
        <table:table-row table:style-name="ro2">
          <table:table-cell table:style-name="ce135" table:formula="of:=[.B6]" office:value-type="string" office:string-value="Project planning" calcext:value-type="string">
            <text:p>Project planning</text:p>
          </table:table-cell>
          <table:table-cell/>
          <table:table-cell table:style-name="ce278" table:content-validation-name="val2" table:formula="of:=IF([.$F$1]=&quot;CA01&quot;;&quot;&quot;;[.$C$72]*[$'Historical Data'.F67])" office:value-type="float" office:value="0" calcext:value-type="float">
            <text:p>0</text:p>
          </table:table-cell>
          <table:table-cell table:style-name="ce278" table:content-validation-name="val3" table:formula="of:=SUMIF([$'Time Log'.$F$48:.$F$137];[.A63];[$'Time Log'.$E$48:.$E$137])" office:value-type="float" office:value="25.0000000000001" calcext:value-type="float">
            <text:p>25</text:p>
          </table:table-cell>
          <table:table-cell table:style-name="ce260" table:formula="of:=[.D63]+[$'Historical Data'.E67]" office:value-type="float" office:value="25.0000000000001" calcext:value-type="float">
            <text:p>25</text:p>
          </table:table-cell>
          <table:table-cell table:style-name="ce165" table:formula="of:=IF([.$E$72]=0;0;[.E63]/[.$E$72])" office:value-type="percentage" office:value="0.0477099236641223" calcext:value-type="percentage">
            <text:p>4.8%</text:p>
          </table:table-cell>
          <table:table-cell table:number-columns-repeated="1018"/>
        </table:table-row>
        <table:table-row table:style-name="ro2">
          <table:table-cell table:style-name="ce135" table:formula="of:=[.B7]" office:value-type="string" office:string-value="Interation planning" calcext:value-type="string">
            <text:p>Interation planning</text:p>
          </table:table-cell>
          <table:table-cell/>
          <table:table-cell table:style-name="ce278" table:content-validation-name="val2" table:formula="of:=IF([.$F$1]=&quot;CA01&quot;;&quot;&quot;;[.$C$72]*[$'Historical Data'.F68])" office:value-type="float" office:value="0" calcext:value-type="float">
            <text:p>0</text:p>
          </table:table-cell>
          <table:table-cell table:style-name="ce278" table:content-validation-name="val3" table:formula="of:=SUMIF([$'Time Log'.$F$48:.$F$137];[.A64];[$'Time Log'.$E$48:.$E$137])" office:value-type="float" office:value="0" calcext:value-type="float">
            <text:p>0</text:p>
          </table:table-cell>
          <table:table-cell table:style-name="ce260" table:formula="of:=[.D64]+[$'Historical Data'.E68]" office:value-type="float" office:value="0" calcext:value-type="float">
            <text:p>0</text:p>
          </table:table-cell>
          <table:table-cell table:style-name="ce165" table:formula="of:=IF([.$E$72]=0;0;[.E64]/[.$E$72])" office:value-type="percentage" office:value="0" calcext:value-type="percentage">
            <text:p>0.0%</text:p>
          </table:table-cell>
          <table:table-cell table:number-columns-repeated="1018"/>
        </table:table-row>
        <table:table-row table:style-name="ro2">
          <table:table-cell table:style-name="ce135" table:formula="of:=[.B8]" office:value-type="string" office:string-value="Construction" calcext:value-type="string">
            <text:p>Construction</text:p>
          </table:table-cell>
          <table:table-cell/>
          <table:table-cell table:style-name="ce278" table:content-validation-name="val2" table:formula="of:=IF([.$F$1]=&quot;CA01&quot;;&quot;&quot;;[.$C$72]*[$'Historical Data'.F69])" office:value-type="float" office:value="0" calcext:value-type="float">
            <text:p>0</text:p>
          </table:table-cell>
          <table:table-cell table:style-name="ce278" table:content-validation-name="val3" table:formula="of:=SUMIF([$'Time Log'.$F$48:.$F$137];[.A65];[$'Time Log'.$E$48:.$E$137])" office:value-type="float" office:value="170" calcext:value-type="float">
            <text:p>170</text:p>
          </table:table-cell>
          <table:table-cell table:style-name="ce260" table:formula="of:=[.D65]+[$'Historical Data'.E69]" office:value-type="float" office:value="170" calcext:value-type="float">
            <text:p>170</text:p>
          </table:table-cell>
          <table:table-cell table:style-name="ce165" table:formula="of:=IF([.$E$72]=0;0;[.E65]/[.$E$72])" office:value-type="percentage" office:value="0.32442748091603" calcext:value-type="percentage">
            <text:p>32.4%</text:p>
          </table:table-cell>
          <table:table-cell table:number-columns-repeated="1018"/>
        </table:table-row>
        <table:table-row table:style-name="ro2">
          <table:table-cell table:style-name="ce135" table:formula="of:=[.B9]" office:value-type="string" office:string-value="Refactoring" calcext:value-type="string">
            <text:p>Refactoring</text:p>
          </table:table-cell>
          <table:table-cell/>
          <table:table-cell table:style-name="ce278" table:content-validation-name="val2" table:formula="of:=IF([.$F$1]=&quot;CA01&quot;;&quot;&quot;;[.$C$72]*[$'Historical Data'.F70])" office:value-type="float" office:value="0" calcext:value-type="float">
            <text:p>0</text:p>
          </table:table-cell>
          <table:table-cell table:style-name="ce278" table:content-validation-name="val3" table:formula="of:=SUMIF([$'Time Log'.$F$48:.$F$137];[.A66];[$'Time Log'.$E$48:.$E$137])" office:value-type="float" office:value="30.0000000000001" calcext:value-type="float">
            <text:p>30</text:p>
          </table:table-cell>
          <table:table-cell table:style-name="ce260" table:formula="of:=[.D66]+[$'Historical Data'.E70]" office:value-type="float" office:value="30.0000000000001" calcext:value-type="float">
            <text:p>30</text:p>
          </table:table-cell>
          <table:table-cell table:style-name="ce165" table:formula="of:=IF([.$E$72]=0;0;[.E66]/[.$E$72])" office:value-type="percentage" office:value="0.0572519083969467" calcext:value-type="percentage">
            <text:p>5.7%</text:p>
          </table:table-cell>
          <table:table-cell table:number-columns-repeated="1018"/>
        </table:table-row>
        <table:table-row table:style-name="ro2">
          <table:table-cell table:style-name="ce135" table:formula="of:=[.B10]" office:value-type="string" office:string-value="Review" calcext:value-type="string">
            <text:p>Review</text:p>
          </table:table-cell>
          <table:table-cell/>
          <table:table-cell table:style-name="ce278" table:content-validation-name="val2" table:formula="of:=IF([.$F$1]=&quot;CA01&quot;;&quot;&quot;;[.$C$72]*[$'Historical Data'.F71])" office:value-type="float" office:value="0" calcext:value-type="float">
            <text:p>0</text:p>
          </table:table-cell>
          <table:table-cell table:style-name="ce278" table:content-validation-name="val3" table:formula="of:=SUMIF([$'Time Log'.$F$48:.$F$137];[.A67];[$'Time Log'.$E$48:.$E$137])" office:value-type="float" office:value="0" calcext:value-type="float">
            <text:p>0</text:p>
          </table:table-cell>
          <table:table-cell table:style-name="ce260" table:formula="of:=[.D67]+[$'Historical Data'.E71]" office:value-type="float" office:value="0" calcext:value-type="float">
            <text:p>0</text:p>
          </table:table-cell>
          <table:table-cell table:style-name="ce165" table:formula="of:=IF([.$E$72]=0;0;[.E67]/[.$E$72])" office:value-type="percentage" office:value="0" calcext:value-type="percentage">
            <text:p>0.0%</text:p>
          </table:table-cell>
          <table:table-cell table:number-columns-repeated="1018"/>
        </table:table-row>
        <table:table-row table:style-name="ro2">
          <table:table-cell table:style-name="ce135" table:formula="of:=[.B11]" office:value-type="string" office:string-value="Integration test" calcext:value-type="string">
            <text:p>Integration test</text:p>
          </table:table-cell>
          <table:table-cell/>
          <table:table-cell table:style-name="ce278" table:content-validation-name="val2" table:formula="of:=IF([.$F$1]=&quot;CA01&quot;;&quot;&quot;;[.$C$72]*[$'Historical Data'.F72])" office:value-type="float" office:value="0" calcext:value-type="float">
            <text:p>0</text:p>
          </table:table-cell>
          <table:table-cell table:style-name="ce278" table:content-validation-name="val3" table:formula="of:=SUMIF([$'Time Log'.$F$48:.$F$137];[.A68];[$'Time Log'.$E$48:.$E$137])" office:value-type="float" office:value="164" calcext:value-type="float">
            <text:p>164</text:p>
          </table:table-cell>
          <table:table-cell table:style-name="ce260" table:formula="of:=[.D68]+[$'Historical Data'.E72]" office:value-type="float" office:value="164" calcext:value-type="float">
            <text:p>164</text:p>
          </table:table-cell>
          <table:table-cell table:style-name="ce165" table:formula="of:=IF([.$E$72]=0;0;[.E68]/[.$E$72])" office:value-type="percentage" office:value="0.312977099236641" calcext:value-type="percentage">
            <text:p>31.3%</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278" table:content-validation-name="val2" table:formula="of:=IF([.$F$1]=&quot;CA01&quot;;&quot;&quot;;[.$C$72]*[$'Historical Data'.F73])" office:value-type="float" office:value="0" calcext:value-type="float">
            <text:p>0</text:p>
          </table:table-cell>
          <table:table-cell table:style-name="ce278" table:content-validation-name="val3" table:formula="of:=SUMIF([$'Time Log'.$F$48:.$F$137];[.A69];[$'Time Log'.$E$48:.$E$137])" office:value-type="float" office:value="0" calcext:value-type="float">
            <text:p>0</text:p>
          </table:table-cell>
          <table:table-cell table:style-name="ce260" table:formula="of:=[.D69]+[$'Historical Data'.E73]" office:value-type="float" office:value="0" calcext:value-type="float">
            <text:p>0</text:p>
          </table:table-cell>
          <table:table-cell table:style-name="ce165" table:formula="of:=IF([.$E$72]=0;0;[.E69]/[.$E$72])"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278" table:content-validation-name="val2" table:formula="of:=IF([.$F$1]=&quot;CA01&quot;;&quot;&quot;;[.$C$72]*[$'Historical Data'.F74])" office:value-type="float" office:value="0" calcext:value-type="float">
            <text:p>0</text:p>
          </table:table-cell>
          <table:table-cell table:style-name="ce278" table:content-validation-name="val3" table:formula="of:=SUMIF([$'Time Log'.$F$48:.$F$137];[.A70];[$'Time Log'.$E$48:.$E$137])" office:value-type="float" office:value="30.0000000000001" calcext:value-type="float">
            <text:p>30</text:p>
          </table:table-cell>
          <table:table-cell table:style-name="ce260" table:formula="of:=[.D70]+[$'Historical Data'.E74]" office:value-type="float" office:value="30.0000000000001" calcext:value-type="float">
            <text:p>30</text:p>
          </table:table-cell>
          <table:table-cell table:style-name="ce165" table:formula="of:=IF([.$E$72]=0;0;[.E70]/[.$E$72])" office:value-type="percentage" office:value="0.0572519083969466" calcext:value-type="percentage">
            <text:p>5.7%</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278" table:content-validation-name="val2" table:formula="of:=IF([.$F$1]=&quot;CA01&quot;;&quot;&quot;;[.$C$72]*[$'Historical Data'.F75])" office:value-type="float" office:value="0" calcext:value-type="float">
            <text:p>0</text:p>
          </table:table-cell>
          <table:table-cell table:style-name="ce278" table:content-validation-name="val3" table:formula="of:=SUMIF([$'Time Log'.$F$48:.$F$137];[.A71];[$'Time Log'.$E$48:.$E$137])" office:value-type="float" office:value="0" calcext:value-type="float">
            <text:p>0</text:p>
          </table:table-cell>
          <table:table-cell table:style-name="ce260" table:formula="of:=[.D71]+[$'Historical Data'.E75]" office:value-type="float" office:value="0" calcext:value-type="float">
            <text:p>0</text:p>
          </table:table-cell>
          <table:table-cell table:style-name="ce165" table:formula="of:=IF([.$E$72]=0;0;[.E71]/[.$E$72])" office:value-type="percentage" office:value="0" calcext:value-type="percentage">
            <text:p>0.0%</text:p>
          </table:table-cell>
          <table:table-cell table:number-columns-repeated="1018"/>
        </table:table-row>
        <table:table-row table:style-name="ro2">
          <table:table-cell office:value-type="string" calcext:value-type="string">
            <text:p>TOTAL</text:p>
          </table:table-cell>
          <table:table-cell/>
          <table:table-cell table:style-name="ce154">
            <office:annotation draw:style-name="gr36" draw:text-style-name="P9" svg:width="114.92pt" svg:height="58pt" svg:x="339.56pt" svg:y="549.98pt" draw:caption-point-x="-160.41pt" draw:caption-point-y="-261.69pt">
              <dc:date>2017-02-12T00:00:00</dc:date>
              <text:p text:style-name="P7"><text:span text:style-name="T4">Estimate in minutes how much time you plan to expend </text:span><text:span text:style-name="T4">on this assignment.</text:span></text:p>
              <text:p text:style-name="P7"><text:span text:style-name="T4"/></text:p>
            </office:annotation>
          </table:table-cell>
          <table:table-cell table:style-name="ce278" table:content-validation-name="val3" table:formula="of:=SUM([.D61:.D71])" office:value-type="float" office:value="524.000000000001" calcext:value-type="float">
            <text:p>524</text:p>
          </table:table-cell>
          <table:table-cell table:style-name="ce260" table:formula="of:=[.D72]+[$'Historical Data'.E76]" office:value-type="float" office:value="524.000000000001" calcext:value-type="float">
            <text:p>524</text:p>
          </table:table-cell>
          <table:table-cell table:style-name="ce165" table:formula="of:=IF([.$E$72]=0;0;[.E72]/[.$E$72])" office:value-type="percentage" office:value="1" calcext:value-type="percentage">
            <text:p>100.0%</text:p>
          </table:table-cell>
          <table:table-cell table:number-columns-repeated="1018"/>
        </table:table-row>
        <table:table-row table:style-name="ro2">
          <table:table-cell table:number-columns-repeated="2"/>
          <table:table-cell table:style-name="ce218"/>
          <table:table-cell table:style-name="ce218" table:content-validation-name="val3"/>
          <table:table-cell table:style-name="ce56"/>
          <table:table-cell table:number-columns-repeated="1019"/>
        </table:table-row>
        <table:table-row table:style-name="ro2" table:visibility="collapse">
          <table:table-cell table:style-name="ce138" office:value-type="string" calcext:value-type="string">
            <text:p>Changes Injec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D$60:.$D$134];[.A75])" office:value-type="float" office:value="0" calcext:value-type="float">
            <text:p>0</text:p>
          </table:table-cell>
          <table:table-cell table:style-name="ce163" table:formula="of:=[.D75]+[$'Historical Data'.E79]" office:value-type="float" office:value="0" calcext:value-type="float">
            <text:p>0</text:p>
          </table:table-cell>
          <table:table-cell table:style-name="ce165" table:formula="of:=IF([.E75]=0;0;[.E75]/[.$E$86])"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D$60:.$D$134];[.A76])" office:value-type="float" office:value="0" calcext:value-type="float">
            <text:p>0</text:p>
          </table:table-cell>
          <table:table-cell table:style-name="ce163" table:formula="of:=[.D76]+[$'Historical Data'.E80]" office:value-type="float" office:value="0" calcext:value-type="float">
            <text:p>0</text:p>
          </table:table-cell>
          <table:table-cell table:style-name="ce165" table:formula="of:=IF([.E76]=0;0;[.E76]/[.$E$86])"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D$60:.$D$134];[.A77])" office:value-type="float" office:value="0" calcext:value-type="float">
            <text:p>0</text:p>
          </table:table-cell>
          <table:table-cell table:style-name="ce163" table:formula="of:=[.D77]+[$'Historical Data'.E81]" office:value-type="float" office:value="0" calcext:value-type="float">
            <text:p>0</text:p>
          </table:table-cell>
          <table:table-cell table:style-name="ce165" table:formula="of:=IF([.E77]=0;0;[.E77]/[.$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D$60:.$D$134];[.A78])" office:value-type="float" office:value="0" calcext:value-type="float">
            <text:p>0</text:p>
          </table:table-cell>
          <table:table-cell table:style-name="ce163" table:formula="of:=[.D78]+[$'Historical Data'.E82]" office:value-type="float" office:value="0" calcext:value-type="float">
            <text:p>0</text:p>
          </table:table-cell>
          <table:table-cell table:style-name="ce165" table:formula="of:=IF([.E78]=0;0;[.E78]/[.$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D$60:.$D$134];[.A79])" office:value-type="float" office:value="0" calcext:value-type="float">
            <text:p>0</text:p>
          </table:table-cell>
          <table:table-cell table:style-name="ce163" table:formula="of:=[.D79]+[$'Historical Data'.E83]" office:value-type="float" office:value="0" calcext:value-type="float">
            <text:p>0</text:p>
          </table:table-cell>
          <table:table-cell table:style-name="ce165" table:formula="of:=IF([.E79]=0;0;[.E79]/[.$E$86])"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D$60:.$D$134];[.A80])" office:value-type="float" office:value="0" calcext:value-type="float">
            <text:p>0</text:p>
          </table:table-cell>
          <table:table-cell table:style-name="ce163" table:formula="of:=[.D80]+[$'Historical Data'.E84]" office:value-type="float" office:value="0" calcext:value-type="float">
            <text:p>0</text:p>
          </table:table-cell>
          <table:table-cell table:style-name="ce165" table:formula="of:=IF([.E80]=0;0;[.E80]/[.$E$86])"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D$60:.$D$134];[.A81])" office:value-type="float" office:value="0" calcext:value-type="float">
            <text:p>0</text:p>
          </table:table-cell>
          <table:table-cell table:style-name="ce163" table:formula="of:=[.D81]+[$'Historical Data'.E85]" office:value-type="float" office:value="0" calcext:value-type="float">
            <text:p>0</text:p>
          </table:table-cell>
          <table:table-cell table:style-name="ce165" table:formula="of:=IF([.E81]=0;0;[.E81]/[.$E$86])"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D$60:.$D$134];[.A82])" office:value-type="float" office:value="0" calcext:value-type="float">
            <text:p>0</text:p>
          </table:table-cell>
          <table:table-cell table:style-name="ce163" table:formula="of:=[.D82]+[$'Historical Data'.E86]" office:value-type="float" office:value="0" calcext:value-type="float">
            <text:p>0</text:p>
          </table:table-cell>
          <table:table-cell table:style-name="ce165" table:formula="of:=IF([.E82]=0;0;[.E82]/[.$E$86])"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D$60:.$D$134];[.A83])" office:value-type="float" office:value="0" calcext:value-type="float">
            <text:p>0</text:p>
          </table:table-cell>
          <table:table-cell table:style-name="ce163" table:formula="of:=[.D83]+[$'Historical Data'.E87]" office:value-type="float" office:value="0" calcext:value-type="float">
            <text:p>0</text:p>
          </table:table-cell>
          <table:table-cell table:style-name="ce165" table:formula="of:=IF([.E83]=0;0;[.E83]/[.$E$86])"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D$60:.$D$134];[.A84])" office:value-type="float" office:value="0" calcext:value-type="float">
            <text:p>0</text:p>
          </table:table-cell>
          <table:table-cell table:style-name="ce163" table:formula="of:=[.D84]+[$'Historical Data'.E88]" office:value-type="float" office:value="0" calcext:value-type="float">
            <text:p>0</text:p>
          </table:table-cell>
          <table:table-cell table:style-name="ce165" table:formula="of:=IF([.E84]=0;0;[.E84]/[.$E$86])"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D$60:.$D$134];[.A85])" office:value-type="float" office:value="0" calcext:value-type="float">
            <text:p>0</text:p>
          </table:table-cell>
          <table:table-cell table:style-name="ce163" table:formula="of:=[.D85]+[$'Historical Data'.E89]" office:value-type="float" office:value="0" calcext:value-type="float">
            <text:p>0</text:p>
          </table:table-cell>
          <table:table-cell table:style-name="ce165" table:formula="of:=IF([.E85]=0;0;[.E85]/[.$E$86])"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content-validation-name="val3" table:formula="of:=SUM([.D75:.D85])" office:value-type="float" office:value="0" calcext:value-type="float">
            <text:p>0</text:p>
          </table:table-cell>
          <table:table-cell table:style-name="ce163" table:formula="of:=[.D86]+[$'Historical Data'.E90]" office:value-type="float" office:value="0" calcext:value-type="float">
            <text:p>0</text:p>
          </table:table-cell>
          <table:table-cell table:style-name="ce165" table:formula="of:=IF([.E86]=0;0;[.E86]/[.$E$86])" office:value-type="percentage" office:value="0" calcext:value-type="percentage">
            <text:p>0.0%</text:p>
          </table:table-cell>
          <table:table-cell table:number-columns-repeated="1018"/>
        </table:table-row>
        <table:table-row table:style-name="ro2" table:visibility="collapse">
          <table:table-cell table:number-columns-repeated="3"/>
          <table:table-cell table:content-validation-name="val3"/>
          <table:table-cell table:style-name="ce163"/>
          <table:table-cell table:number-columns-repeated="1019"/>
        </table:table-row>
        <table:table-row table:style-name="ro2" table:visibility="collapse">
          <table:table-cell table:style-name="ce138" office:value-type="string" calcext:value-type="string">
            <text:p>Changes Implemen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F$60:.$F$134];[.A89])" office:value-type="float" office:value="0" calcext:value-type="float">
            <text:p>0</text:p>
          </table:table-cell>
          <table:table-cell table:style-name="ce163" table:formula="of:=[.D89]+[$'Historical Data'.E93]" office:value-type="float" office:value="0" calcext:value-type="float">
            <text:p>0</text:p>
          </table:table-cell>
          <table:table-cell table:style-name="ce283" table:formula="of:=IF([.E89]=0;0;[.E89]/[.$E$100])"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F$60:.$F$134];[.A90])" office:value-type="float" office:value="0" calcext:value-type="float">
            <text:p>0</text:p>
          </table:table-cell>
          <table:table-cell table:style-name="ce163" table:formula="of:=[.D90]+[$'Historical Data'.E94]" office:value-type="float" office:value="0" calcext:value-type="float">
            <text:p>0</text:p>
          </table:table-cell>
          <table:table-cell table:style-name="ce283" table:formula="of:=IF([.E90]=0;0;[.E90]/[.$E$100])"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F$60:.$F$134];[.A91])" office:value-type="float" office:value="0" calcext:value-type="float">
            <text:p>0</text:p>
          </table:table-cell>
          <table:table-cell table:style-name="ce163" table:formula="of:=[.D91]+[$'Historical Data'.E95]" office:value-type="float" office:value="0" calcext:value-type="float">
            <text:p>0</text:p>
          </table:table-cell>
          <table:table-cell table:style-name="ce283" table:formula="of:=IF([.E91]=0;0;[.E91]/[.$E$100])" office:value-type="percentage" office:value="0" calcext:value-type="percentage">
            <text:p>0.0%</text:p>
          </table:table-cell>
          <table:table-cell table:number-columns-repeated="1018"/>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F$60:.$F$134];[.A92])" office:value-type="float" office:value="0" calcext:value-type="float">
            <text:p>0</text:p>
          </table:table-cell>
          <table:table-cell table:style-name="ce163" table:formula="of:=[.D92]+[$'Historical Data'.E96]" office:value-type="float" office:value="0" calcext:value-type="float">
            <text:p>0</text:p>
          </table:table-cell>
          <table:table-cell table:style-name="ce283" table:formula="of:=IF([.E92]=0;0;[.E92]/[.$E$100])" office:value-type="percentage" office:value="0" calcext:value-type="percentage">
            <text:p>0.0%</text:p>
          </table:table-cell>
          <table:table-cell table:number-columns-repeated="1018"/>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F$60:.$F$134];[.A93])" office:value-type="float" office:value="0" calcext:value-type="float">
            <text:p>0</text:p>
          </table:table-cell>
          <table:table-cell table:style-name="ce163" table:formula="of:=[.D93]+[$'Historical Data'.E97]" office:value-type="float" office:value="0" calcext:value-type="float">
            <text:p>0</text:p>
          </table:table-cell>
          <table:table-cell table:style-name="ce283" table:formula="of:=IF([.E93]=0;0;[.E93]/[.$E$100])"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F$60:.$F$134];[.A94])" office:value-type="float" office:value="0" calcext:value-type="float">
            <text:p>0</text:p>
          </table:table-cell>
          <table:table-cell table:style-name="ce163" table:formula="of:=[.D94]+[$'Historical Data'.E98]" office:value-type="float" office:value="0" calcext:value-type="float">
            <text:p>0</text:p>
          </table:table-cell>
          <table:table-cell table:style-name="ce283" table:formula="of:=IF([.E94]=0;0;[.E94]/[.$E$100])"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F$60:.$F$134];[.A95])" office:value-type="float" office:value="0" calcext:value-type="float">
            <text:p>0</text:p>
          </table:table-cell>
          <table:table-cell table:style-name="ce163" table:formula="of:=[.D95]+[$'Historical Data'.E99]" office:value-type="float" office:value="0" calcext:value-type="float">
            <text:p>0</text:p>
          </table:table-cell>
          <table:table-cell table:style-name="ce283" table:formula="of:=IF([.E95]=0;0;[.E95]/[.$E$100])"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F$60:.$F$134];[.A96])" office:value-type="float" office:value="0" calcext:value-type="float">
            <text:p>0</text:p>
          </table:table-cell>
          <table:table-cell table:style-name="ce163" table:formula="of:=[.D96]+[$'Historical Data'.E100]" office:value-type="float" office:value="0" calcext:value-type="float">
            <text:p>0</text:p>
          </table:table-cell>
          <table:table-cell table:style-name="ce283" table:formula="of:=IF([.E96]=0;0;[.E96]/[.$E$100])"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F$60:.$F$134];[.A97])" office:value-type="float" office:value="0" calcext:value-type="float">
            <text:p>0</text:p>
          </table:table-cell>
          <table:table-cell table:style-name="ce163" table:formula="of:=[.D97]+[$'Historical Data'.E101]" office:value-type="float" office:value="0" calcext:value-type="float">
            <text:p>0</text:p>
          </table:table-cell>
          <table:table-cell table:style-name="ce283" table:formula="of:=IF([.E97]=0;0;[.E97]/[.$E$100])"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F$60:.$F$134];[.A98])" office:value-type="float" office:value="0" calcext:value-type="float">
            <text:p>0</text:p>
          </table:table-cell>
          <table:table-cell table:style-name="ce163" table:formula="of:=[.D98]+[$'Historical Data'.E102]" office:value-type="float" office:value="0" calcext:value-type="float">
            <text:p>0</text:p>
          </table:table-cell>
          <table:table-cell table:style-name="ce283" table:formula="of:=IF([.E98]=0;0;[.E98]/[.$E$100])"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F$60:.$F$134];[.A99])" office:value-type="float" office:value="0" calcext:value-type="float">
            <text:p>0</text:p>
          </table:table-cell>
          <table:table-cell table:style-name="ce163" table:formula="of:=[.D99]+[$'Historical Data'.E103]" office:value-type="float" office:value="0" calcext:value-type="float">
            <text:p>0</text:p>
          </table:table-cell>
          <table:table-cell table:style-name="ce283" table:formula="of:=IF([.E99]=0;0;[.E99]/[.$E$100])"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formula="of:=SUM([.D89:.D99])" office:value-type="float" office:value="0" calcext:value-type="float">
            <text:p>0</text:p>
          </table:table-cell>
          <table:table-cell table:style-name="ce163" table:formula="of:=[.D100]+[$'Historical Data'.E104]" office:value-type="float" office:value="0" calcext:value-type="float">
            <text:p>0</text:p>
          </table:table-cell>
          <table:table-cell table:style-name="ce283" table:formula="of:=IF([.E100]=0;0;[.E100]/[.$E$100])" office:value-type="percentage" office:value="0" calcext:value-type="percentage">
            <text:p>0.0%</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plan.$#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plan.$#REF!$#REF!"/>
          <table:named-expression table:name="HistoricalData4A" table:base-cell-address="$Description.$A$1" table:expression="$plan.$#REF!$#REF!"/>
          <table:named-expression table:name="InstructorAssessment4A" table:base-cell-address="$Description.$A$1" table:expression="$plan.$#REF!$#REF!"/>
          <table:named-expression table:name="l" table:base-cell-address="$Description.$A$1" table:expression="#REF!"/>
          <table:named-expression table:name="LessonLearned4A" table:base-cell-address="$Description.$A$1" table:expression="$plan.$#REF!$#REF!"/>
          <table:named-expression table:name="OperationalSpecification" table:base-cell-address="$Description.$A$1" table:expression="#REF!"/>
          <table:named-expression table:name="OperationalSpecification6A" table:base-cell-address="$Description.$A$1" table:expression="$plan.$#REF!$#REF!"/>
          <table:named-range table:name="ProjectPlanSummary4A" table:base-cell-address="$Description.$A$1" table:cell-range-address="$Plan.$A$45"/>
          <table:named-expression table:name="Schedule6A" table:base-cell-address="$Description.$A$1" table:expression="$plan.$#REF!$#REF!"/>
          <table:named-expression table:name="SizeEstimate4A" table:base-cell-address="$Description.$A$1" table:expression="$plan.$#REF!$#REF!"/>
          <table:named-expression table:name="SourceCode4A" table:base-cell-address="$Description.$A$1" table:expression="$plan.$#REF!$#REF!"/>
          <table:named-expression table:name="TaskPlan" table:base-cell-address="$Description.$A$1" table:expression="#REF!"/>
          <table:named-expression table:name="TaskPlan6A" table:base-cell-address="$Description.$A$1" table:expression="$plan.$#REF!$#REF!"/>
          <table:named-expression table:name="TestReport4A" table:base-cell-address="$Description.$A$1" table:expression="$plan.$#REF!$#REF!"/>
          <table:named-expression table:name="TimeLog4A" table:base-cell-address="$Description.$A$1" table:expression="$plan.$#REF!$#REF!"/>
          <table:named-expression table:name="toc6A" table:base-cell-address="$Description.$A$1" table:expression="$plan.$#REF!$#REF!"/>
        </table:named-expressions>
      </table:table>
      <table:table table:name="Iterations" table:style-name="ta13" table:protected="true">
        <loext:table-protection loext:select-protected-cells="true" loext:select-unprotected-cells="true"/>
        <table:table-column table:style-name="co54" table:default-cell-style-name="ce105"/>
        <table:table-column table:style-name="co55" table:number-columns-repeated="256" table:default-cell-style-name="ce105"/>
        <table:table-column table:style-name="co55" table:number-columns-repeated="767" table:default-cell-style-name="Default"/>
        <table:table-row table:style-name="ro1">
          <table:table-cell table:style-name="ce112" office:value-type="string" calcext:value-type="string">
            <text:p>Iterations</text:p>
          </table:table-cell>
          <table:table-cell table:style-name="ce112" table:number-columns-repeated="5"/>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1" table:visibility="collapse">
          <table:table-cell table:style-name="ce224" office:value-type="string" calcext:value-type="string">
            <text:p>Standards</text:p>
          </table:table-cell>
          <table:table-cell table:style-name="ce191" table:number-columns-repeated="5"/>
          <table:table-cell table:style-name="ce55" table:number-columns-repeated="1018"/>
        </table:table-row>
        <table:table-row table:style-name="ro2" table:visibility="collapse">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End date:</text:p>
          </table:table-cell>
          <table:table-cell table:style-name="ce225" office:value-type="date" office:date-value="2025-01-01" calcext:value-type="date">
            <text:p>1/1/2025</text:p>
          </table:table-cell>
          <table:table-cell table:style-name="ce191" table:number-columns-repeated="4"/>
          <table:table-cell table:style-name="ce55" table:number-columns-repeated="1018"/>
        </table:table-row>
        <table:table-row table:style-name="ro2" table:visibility="collapse">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Design</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Design Review</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Cod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de Review</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mpil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Tes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Postmor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ocumenta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ntax</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Defect Types:</text:p>
          </table:table-cell>
          <table:table-cell table:style-name="ce191" office:value-type="string" calcext:value-type="string">
            <text:p>Build, Packag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Assignmen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Interfac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Check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ata</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Func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s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Environment</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Y/N:</text:p>
          </table:table-cell>
          <table:table-cell table:style-name="ce191" office:value-type="string" calcext:value-type="string">
            <text:p>Yes</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04" office:value-type="string" calcext:value-type="string">
            <text:p>No</text:p>
          </table:table-cell>
          <table:table-cell table:style-name="ce204" table:number-columns-repeated="4"/>
          <table:table-cell table:style-name="ce56" table:number-columns-repeated="1018"/>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Data</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I/O</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gic</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 table:visibility="collapse">
          <table:table-cell table:style-name="ce204" table:number-columns-repeated="3"/>
          <table:table-cell table:style-name="ce204" office:value-type="string" calcext:value-type="string">
            <text:p>estimation methods</text:p>
          </table:table-cell>
          <table:table-cell table:style-name="ce204" office:value-type="string" calcext:value-type="string">
            <text:p>A</text:p>
          </table:table-cell>
          <table:table-cell table:style-name="ce204"/>
          <table:table-cell table:style-name="ce55" table:number-columns-repeated="1018"/>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2"/>
          <table:table-cell table:style-name="ce204" office:value-type="string" calcext:value-type="string">
            <text:p>B</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S</text:p>
          </table:table-cell>
          <table:table-cell table:style-name="ce204" table:number-columns-repeated="2"/>
          <table:table-cell table:style-name="ce204" office:value-type="string" calcext:value-type="string">
            <text:p>C</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M</text:p>
          </table:table-cell>
          <table:table-cell table:style-name="ce204" table:number-columns-repeated="2"/>
          <table:table-cell table:style-name="ce204" office:value-type="string" calcext:value-type="string">
            <text:p>D</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L</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VL</text:p>
          </table:table-cell>
          <table:table-cell table:style-name="ce204" table:number-columns-repeated="4"/>
          <table:table-cell table:style-name="ce55" table:number-columns-repeated="1018"/>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2">
          <table:table-cell table:style-name="ce45" table:number-columns-repeated="6"/>
          <table:table-cell table:style-name="ce44" table:number-columns-repeated="1018"/>
        </table:table-row>
        <table:table-row table:style-name="ro1">
          <table:table-cell table:style-name="ce112" office:value-type="string" calcext:value-type="string">
            <text:p>Component-Iteration Map</text:p>
          </table:table-cell>
          <table:table-cell table:style-name="ce112" table:number-columns-repeated="2"/>
          <table:table-cell table:style-name="ce218" table:number-columns-repeated="3"/>
          <table:table-cell table:style-name="ce215" table:number-columns-repeated="1018"/>
        </table:table-row>
        <table:table-row table:style-name="ro27">
          <table:table-cell table:style-name="ce215"/>
          <table:table-cell table:style-name="ce218" office:value-type="string" calcext:value-type="string">
            <text:p>Component</text:p>
          </table:table-cell>
          <table:table-cell table:style-name="ce300" office:value-type="string" calcext:value-type="string">
            <text:p>Iteration 1</text:p>
          </table:table-cell>
          <table:table-cell table:style-name="ce300" office:value-type="string" calcext:value-type="string">
            <text:p>Iteration 2</text:p>
          </table:table-cell>
          <table:table-cell table:style-name="ce300" office:value-type="string" calcext:value-type="string">
            <text:p>Iteration 3</text:p>
          </table:table-cell>
          <table:table-cell table:style-name="ce300" office:value-type="string" calcext:value-type="string">
            <text:p>Iteration 4</text:p>
          </table:table-cell>
          <table:table-cell table:style-name="ce300" office:value-type="string" calcext:value-type="string">
            <text:p>Iteration 5</text:p>
          </table:table-cell>
          <table:table-cell table:style-name="ce327" office:value-type="string" calcext:value-type="string">
            <text:p>Iteration 6</text:p>
          </table:table-cell>
          <table:table-cell table:style-name="ce327" office:value-type="string" calcext:value-type="string">
            <text:p>Iteration 7</text:p>
          </table:table-cell>
          <table:table-cell table:style-name="ce327" office:value-type="string" calcext:value-type="string">
            <text:p>Iteration 8</text:p>
          </table:table-cell>
          <table:table-cell table:style-name="ce327" office:value-type="string" calcext:value-type="string">
            <text:p>Iteration 9</text:p>
          </table:table-cell>
          <table:table-cell table:style-name="ce327" office:value-type="string" calcext:value-type="string">
            <text:p>Iteration 10</text:p>
          </table:table-cell>
          <table:table-cell table:style-name="ce215" table:number-columns-repeated="1012"/>
        </table:table-row>
        <table:table-row table:style-name="ro5">
          <table:table-cell table:style-name="ce285" office:value-type="string" calcext:value-type="string" table:number-columns-spanned="1" table:number-rows-spanned="10">
            <text:p>Base Components</text:p>
          </table:table-cell>
          <table:table-cell table:style-name="ce289" table:formula="of:=IF(ISBLANK([$Estimation.A44]);&quot;&quot;;[$Estimation.A44])">
            <text:p/>
          </table:table-cell>
          <table:table-cell table:style-name="ce301"/>
          <table:table-cell table:style-name="ce304" table:number-columns-repeated="8"/>
          <table:table-cell table:style-name="ce328"/>
          <table:table-cell table:style-name="ce215" table:formula="of:=SUM([.C45:.L4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5]);&quot;&quot;;[$Estimation.A45])">
            <text:p/>
          </table:table-cell>
          <table:table-cell table:style-name="ce302"/>
          <table:table-cell table:style-name="ce305" table:number-columns-repeated="8"/>
          <table:table-cell table:style-name="ce329"/>
          <table:table-cell table:style-name="ce215" table:formula="of:=SUM([.C46:.L4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6]);&quot;&quot;;[$Estimation.A46])">
            <text:p/>
          </table:table-cell>
          <table:table-cell table:style-name="ce302"/>
          <table:table-cell table:style-name="ce305" table:number-columns-repeated="8"/>
          <table:table-cell table:style-name="ce329"/>
          <table:table-cell table:style-name="ce215" table:formula="of:=SUM([.C47:.L4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7]);&quot;&quot;;[$Estimation.A47])">
            <text:p/>
          </table:table-cell>
          <table:table-cell table:style-name="ce302"/>
          <table:table-cell table:style-name="ce305" table:number-columns-repeated="8"/>
          <table:table-cell table:style-name="ce329"/>
          <table:table-cell table:style-name="ce215" table:formula="of:=SUM([.C48:.L4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8]);&quot;&quot;;[$Estimation.A48])">
            <text:p/>
          </table:table-cell>
          <table:table-cell table:style-name="ce302"/>
          <table:table-cell table:style-name="ce305" table:number-columns-repeated="8"/>
          <table:table-cell table:style-name="ce329"/>
          <table:table-cell table:style-name="ce215" table:formula="of:=SUM([.C49:.L4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9]);&quot;&quot;;[$Estimation.A49])">
            <text:p/>
          </table:table-cell>
          <table:table-cell table:style-name="ce302"/>
          <table:table-cell table:style-name="ce305" table:number-columns-repeated="8"/>
          <table:table-cell table:style-name="ce329"/>
          <table:table-cell table:style-name="ce215" table:formula="of:=SUM([.C50:.L5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0]);&quot;&quot;;[$Estimation.A50])">
            <text:p/>
          </table:table-cell>
          <table:table-cell table:style-name="ce302"/>
          <table:table-cell table:style-name="ce305" table:number-columns-repeated="8"/>
          <table:table-cell table:style-name="ce329"/>
          <table:table-cell table:style-name="ce215" table:formula="of:=SUM([.C51:.L5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1]);&quot;&quot;;[$Estimation.A51])">
            <text:p/>
          </table:table-cell>
          <table:table-cell table:style-name="ce302"/>
          <table:table-cell table:style-name="ce305" table:number-columns-repeated="8"/>
          <table:table-cell table:style-name="ce329"/>
          <table:table-cell table:style-name="ce215" table:formula="of:=SUM([.C52:.L5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2]);&quot;&quot;;[$Estimation.A52])">
            <text:p/>
          </table:table-cell>
          <table:table-cell table:style-name="ce302"/>
          <table:table-cell table:style-name="ce305" table:number-columns-repeated="8"/>
          <table:table-cell table:style-name="ce329"/>
          <table:table-cell table:style-name="ce215" table:formula="of:=SUM([.C53:.L53])"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53]);&quot;&quot;;[$Estimation.A53])">
            <text:p/>
          </table:table-cell>
          <table:table-cell table:style-name="ce303"/>
          <table:table-cell table:style-name="ce306" table:number-columns-repeated="8"/>
          <table:table-cell table:style-name="ce330"/>
          <table:table-cell table:style-name="ce215" table:formula="of:=SUM([.C54:.L54])" office:value-type="float" office:value="0" calcext:value-type="float">
            <text:p>0</text:p>
          </table:table-cell>
          <table:table-cell table:style-name="ce215" table:number-columns-repeated="1011"/>
        </table:table-row>
        <table:table-row table:style-name="ro27">
          <table:table-cell table:style-name="ce286"/>
          <table:table-cell table:style-name="ce292"/>
          <table:table-cell table:style-name="ce219" table:number-columns-repeated="10"/>
          <table:table-cell table:style-name="ce215"/>
          <table:table-cell table:style-name="ce44" table:number-columns-repeated="2"/>
          <table:table-cell table:style-name="ce215" table:number-columns-repeated="1009"/>
        </table:table-row>
        <table:table-row table:style-name="ro5">
          <table:table-cell table:style-name="ce285" office:value-type="string" calcext:value-type="string" table:number-columns-spanned="1" table:number-rows-spanned="20">
            <text:p>New Components</text:p>
          </table:table-cell>
          <table:table-cell table:style-name="ce289" table:formula="of:=IF(ISBLANK([$Estimation.A68]);&quot;&quot;;[$Estimation.A68])">
            <text:p/>
          </table:table-cell>
          <table:table-cell table:style-name="ce304" table:number-columns-repeated="9"/>
          <table:table-cell table:style-name="ce328"/>
          <table:table-cell table:style-name="ce215" table:formula="of:=SUM([.C56:.L5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69]);&quot;&quot;;[$Estimation.A69])">
            <text:p/>
          </table:table-cell>
          <table:table-cell table:style-name="ce305" table:number-columns-repeated="9"/>
          <table:table-cell table:style-name="ce329"/>
          <table:table-cell table:style-name="ce215" table:formula="of:=SUM([.C57:.L5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0]);&quot;&quot;;[$Estimation.A70])">
            <text:p/>
          </table:table-cell>
          <table:table-cell table:style-name="ce305" table:number-columns-repeated="9"/>
          <table:table-cell table:style-name="ce329"/>
          <table:table-cell table:style-name="ce215" table:formula="of:=SUM([.C58:.L5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1]);&quot;&quot;;[$Estimation.A71])">
            <text:p/>
          </table:table-cell>
          <table:table-cell table:style-name="ce305" table:number-columns-repeated="9"/>
          <table:table-cell table:style-name="ce329"/>
          <table:table-cell table:style-name="ce215" table:formula="of:=SUM([.C59:.L5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2]);&quot;&quot;;[$Estimation.A72])">
            <text:p/>
          </table:table-cell>
          <table:table-cell table:style-name="ce305" table:number-columns-repeated="9"/>
          <table:table-cell table:style-name="ce329"/>
          <table:table-cell table:style-name="ce215" table:formula="of:=SUM([.C60:.L6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3]);&quot;&quot;;[$Estimation.A73])">
            <text:p/>
          </table:table-cell>
          <table:table-cell table:style-name="ce305" table:number-columns-repeated="9"/>
          <table:table-cell table:style-name="ce329"/>
          <table:table-cell table:style-name="ce215" table:formula="of:=SUM([.C61:.L6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4]);&quot;&quot;;[$Estimation.A74])">
            <text:p/>
          </table:table-cell>
          <table:table-cell table:style-name="ce305" table:number-columns-repeated="9"/>
          <table:table-cell table:style-name="ce329"/>
          <table:table-cell table:style-name="ce215" table:formula="of:=SUM([.C62:.L6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5]);&quot;&quot;;[$Estimation.A75])">
            <text:p/>
          </table:table-cell>
          <table:table-cell table:style-name="ce305" table:number-columns-repeated="9"/>
          <table:table-cell table:style-name="ce329"/>
          <table:table-cell table:style-name="ce215" table:formula="of:=SUM([.C63:.L6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6]);&quot;&quot;;[$Estimation.A76])">
            <text:p/>
          </table:table-cell>
          <table:table-cell table:style-name="ce305" table:number-columns-repeated="9"/>
          <table:table-cell table:style-name="ce329"/>
          <table:table-cell table:style-name="ce215" table:formula="of:=SUM([.C64:.L64])"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7]);&quot;&quot;;[$Estimation.A77])">
            <text:p/>
          </table:table-cell>
          <table:table-cell table:style-name="ce305" table:number-columns-repeated="9"/>
          <table:table-cell table:style-name="ce329"/>
          <table:table-cell table:style-name="ce215" table:formula="of:=SUM([.C65:.L6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8]);&quot;&quot;;[$Estimation.A78])">
            <text:p/>
          </table:table-cell>
          <table:table-cell table:style-name="ce305" table:number-columns-repeated="9"/>
          <table:table-cell table:style-name="ce329"/>
          <table:table-cell table:style-name="ce215" table:formula="of:=SUM([.C66:.L6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9]);&quot;&quot;;[$Estimation.A79])">
            <text:p/>
          </table:table-cell>
          <table:table-cell table:style-name="ce305" table:number-columns-repeated="9"/>
          <table:table-cell table:style-name="ce329"/>
          <table:table-cell table:style-name="ce215" table:formula="of:=SUM([.C67:.L6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0]);&quot;&quot;;[$Estimation.A80])">
            <text:p/>
          </table:table-cell>
          <table:table-cell table:style-name="ce305" table:number-columns-repeated="9"/>
          <table:table-cell table:style-name="ce329"/>
          <table:table-cell table:style-name="ce215" table:formula="of:=SUM([.C68:.L6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1]);&quot;&quot;;[$Estimation.A81])">
            <text:p/>
          </table:table-cell>
          <table:table-cell table:style-name="ce305" table:number-columns-repeated="9"/>
          <table:table-cell table:style-name="ce329"/>
          <table:table-cell table:style-name="ce215" table:formula="of:=SUM([.C69:.L6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2]);&quot;&quot;;[$Estimation.A82])">
            <text:p/>
          </table:table-cell>
          <table:table-cell table:style-name="ce305" table:number-columns-repeated="9"/>
          <table:table-cell table:style-name="ce329"/>
          <table:table-cell table:style-name="ce215" table:formula="of:=SUM([.C70:.L7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3]);&quot;&quot;;[$Estimation.A83])">
            <text:p/>
          </table:table-cell>
          <table:table-cell table:style-name="ce305" table:number-columns-repeated="9"/>
          <table:table-cell table:style-name="ce329"/>
          <table:table-cell table:style-name="ce215" table:formula="of:=SUM([.C71:.L7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4]);&quot;&quot;;[$Estimation.A84])">
            <text:p/>
          </table:table-cell>
          <table:table-cell table:style-name="ce305" table:number-columns-repeated="9"/>
          <table:table-cell table:style-name="ce329"/>
          <table:table-cell table:style-name="ce215" table:formula="of:=SUM([.C72:.L7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5]);&quot;&quot;;[$Estimation.A85])">
            <text:p/>
          </table:table-cell>
          <table:table-cell table:style-name="ce305" table:number-columns-repeated="9"/>
          <table:table-cell table:style-name="ce329"/>
          <table:table-cell table:style-name="ce215" table:formula="of:=SUM([.C73:.L7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6]);&quot;&quot;;[$Estimation.A86])">
            <text:p/>
          </table:table-cell>
          <table:table-cell table:style-name="ce305" table:number-columns-repeated="9"/>
          <table:table-cell table:style-name="ce329"/>
          <table:table-cell table:style-name="ce215" table:formula="of:=SUM([.C74:.L74])"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87]);&quot;&quot;;[$Estimation.A87])">
            <text:p/>
          </table:table-cell>
          <table:table-cell table:style-name="ce306" table:number-columns-repeated="9"/>
          <table:table-cell table:style-name="ce330"/>
          <table:table-cell table:style-name="ce215" table:formula="of:=SUM([.C75:.L75])" office:value-type="float" office:value="0" calcext:value-type="float">
            <text:p>0</text:p>
          </table:table-cell>
          <table:table-cell table:style-name="ce215" table:number-columns-repeated="1011"/>
        </table:table-row>
        <table:table-row table:style-name="ro2">
          <table:table-cell table:style-name="ce215"/>
          <table:table-cell table:style-name="ce293" office:value-type="string" calcext:value-type="string">
            <text:p>Number of tasks:</text:p>
          </table:table-cell>
          <table:table-cell table:style-name="ce278" table:formula="of:=SUM([.C45:.C75])" office:value-type="float" office:value="0" calcext:value-type="float">
            <text:p>0</text:p>
          </table:table-cell>
          <table:table-cell table:style-name="ce278" table:formula="of:=SUM([.D45:.D75])" office:value-type="float" office:value="0" calcext:value-type="float">
            <text:p>0</text:p>
          </table:table-cell>
          <table:table-cell table:style-name="ce278" table:formula="of:=SUM([.E45:.E75])" office:value-type="float" office:value="0" calcext:value-type="float">
            <text:p>0</text:p>
          </table:table-cell>
          <table:table-cell table:style-name="ce278" table:formula="of:=SUM([.F45:.F75])" office:value-type="float" office:value="0" calcext:value-type="float">
            <text:p>0</text:p>
          </table:table-cell>
          <table:table-cell table:style-name="ce278" table:formula="of:=SUM([.G45:.G75])" office:value-type="float" office:value="0" calcext:value-type="float">
            <text:p>0</text:p>
          </table:table-cell>
          <table:table-cell table:style-name="ce278" table:formula="of:=SUM([.H45:.H75])" office:value-type="float" office:value="0" calcext:value-type="float">
            <text:p>0</text:p>
          </table:table-cell>
          <table:table-cell table:style-name="ce278" table:formula="of:=SUM([.I45:.I75])" office:value-type="float" office:value="0" calcext:value-type="float">
            <text:p>0</text:p>
          </table:table-cell>
          <table:table-cell table:style-name="ce278" table:formula="of:=SUM([.J45:.J75])" office:value-type="float" office:value="0" calcext:value-type="float">
            <text:p>0</text:p>
          </table:table-cell>
          <table:table-cell table:style-name="ce278" table:formula="of:=SUM([.K45:.K75])" office:value-type="float" office:value="0" calcext:value-type="float">
            <text:p>0</text:p>
          </table:table-cell>
          <table:table-cell table:style-name="ce278" table:formula="of:=SUM([.L45:.L75])" office:value-type="float" office:value="0" calcext:value-type="float">
            <text:p>0</text:p>
          </table:table-cell>
          <table:table-cell table:style-name="ce331" table:formula="of:=SUM([.C76:.L76])" office:value-type="float" office:value="0" calcext:value-type="float">
            <text:p>0</text:p>
          </table:table-cell>
          <table:table-cell table:style-name="ce215" table:number-columns-repeated="1011"/>
        </table:table-row>
        <table:table-row table:style-name="ro2">
          <table:table-cell table:style-name="ce56"/>
          <table:table-cell table:style-name="ce141" office:value-type="string" calcext:value-type="string">
            <text:p>Effort:</text:p>
          </table:table-cell>
          <table:table-cell table:style-name="ce153" table:formula="of:=IF(SUM([.$C76:.$L76])=0;0;([.C76]/SUM([.$C76:.$L76])*[$Estimation.$D$115]))" office:value-type="float" office:value="0" calcext:value-type="float">
            <text:p>0</text:p>
          </table:table-cell>
          <table:table-cell table:style-name="ce153" table:formula="of:=IF(SUM([.$C76:.$L76])=0;0;([.D76]/SUM([.$C76:.$L76])*[$Estimation.$D$115]))" office:value-type="float" office:value="0" calcext:value-type="float">
            <text:p>0</text:p>
          </table:table-cell>
          <table:table-cell table:style-name="ce153" table:formula="of:=IF(SUM([.$C76:.$L76])=0;0;([.E76]/SUM([.$C76:.$L76])*[$Estimation.$D$115]))" office:value-type="float" office:value="0" calcext:value-type="float">
            <text:p>0</text:p>
          </table:table-cell>
          <table:table-cell table:style-name="ce153" table:formula="of:=IF(SUM([.$C76:.$L76])=0;0;([.F76]/SUM([.$C76:.$L76])*[$Estimation.$D$115]))" office:value-type="float" office:value="0" calcext:value-type="float">
            <text:p>0</text:p>
          </table:table-cell>
          <table:table-cell table:style-name="ce153" table:formula="of:=IF(SUM([.$C76:.$L76])=0;0;([.G76]/SUM([.$C76:.$L76])*[$Estimation.$D$115]))" office:value-type="float" office:value="0" calcext:value-type="float">
            <text:p>0</text:p>
          </table:table-cell>
          <table:table-cell table:style-name="ce153" table:formula="of:=IF(SUM([.$C76:.$L76])=0;0;([.H76]/SUM([.$C76:.$L76])*[$Estimation.$D$115]))" office:value-type="float" office:value="0" calcext:value-type="float">
            <text:p>0</text:p>
          </table:table-cell>
          <table:table-cell table:style-name="ce153" table:formula="of:=IF(SUM([.$C76:.$L76])=0;0;([.I76]/SUM([.$C76:.$L76])*[$Estimation.$D$115]))" office:value-type="float" office:value="0" calcext:value-type="float">
            <text:p>0</text:p>
          </table:table-cell>
          <table:table-cell table:style-name="ce153" table:formula="of:=IF(SUM([.$C76:.$L76])=0;0;([.J76]/SUM([.$C76:.$L76])*[$Estimation.$D$115]))" office:value-type="float" office:value="0" calcext:value-type="float">
            <text:p>0</text:p>
          </table:table-cell>
          <table:table-cell table:style-name="ce153" table:formula="of:=IF(SUM([.$C76:.$L76])=0;0;([.K76]/SUM([.$C76:.$L76])*[$Estimation.$D$115]))" office:value-type="float" office:value="0" calcext:value-type="float">
            <text:p>0</text:p>
          </table:table-cell>
          <table:table-cell table:style-name="ce153" table:formula="of:=IF(SUM([.$C76:.$L76])=0;0;([.L76]/SUM([.$C76:.$L76])*[$Estimation.$D$115]))" office:value-type="float" office:value="0" calcext:value-type="float">
            <text:p>0</text:p>
          </table:table-cell>
          <table:table-cell table:style-name="ce260" table:formula="of:=SUM([.C77:.L77])" office:value-type="float" office:value="0" calcext:value-type="float">
            <text:p>0</text:p>
          </table:table-cell>
          <table:table-cell table:style-name="ce56" table:number-columns-repeated="1011"/>
        </table:table-row>
        <table:table-row table:style-name="ro2">
          <table:table-cell table:number-columns-repeated="1024"/>
        </table:table-row>
        <table:table-row table:style-name="ro6">
          <table:table-cell table:style-name="ce112" office:value-type="string" calcext:value-type="string">
            <text:p>WBS</text:p>
          </table:table-cell>
          <table:table-cell table:style-name="ce218" table:number-columns-repeated="5"/>
          <table:table-cell table:style-name="ce215" table:number-columns-repeated="1018"/>
        </table:table-row>
        <table:table-row table:style-name="ro33">
          <table:table-cell table:style-name="ce287"/>
          <table:table-cell table:style-name="ce294" office:value-type="string" calcext:value-type="string">
            <text:p>Iteration Number</text:p>
          </table:table-cell>
          <table:table-cell table:style-name="ce294" office:value-type="string" calcext:value-type="string">
            <text:p>Planned Effort (minutes)</text:p>
          </table:table-cell>
          <table:table-cell table:style-name="ce311" office:value-type="string" calcext:value-type="string">
            <text:p>Cumulative Planned Effort</text:p>
          </table:table-cell>
          <table:table-cell table:style-name="ce311" office:value-type="string" calcext:value-type="string">
            <text:p>Planned Velocity</text:p>
          </table:table-cell>
          <table:table-cell table:style-name="ce311" office:value-type="string" calcext:value-type="string">
            <text:p>Cumulative Planned Velocity</text:p>
          </table:table-cell>
          <table:table-cell table:style-name="ce322" office:value-type="string" calcext:value-type="string">
            <text:p>Planned Completion Date</text:p>
          </table:table-cell>
          <table:table-cell table:style-name="ce287" table:number-columns-repeated="1017"/>
        </table:table-row>
        <table:table-row table:style-name="ro2">
          <table:table-cell/>
          <table:table-cell table:style-name="ce295" office:value-type="float" office:value="1" calcext:value-type="float">
            <text:p>1</text:p>
          </table:table-cell>
          <table:table-cell table:style-name="ce307"/>
          <table:table-cell table:style-name="ce151" table:formula="of:=[.C81]" office:value-type="float" office:value="0" calcext:value-type="float">
            <text:p>0</text:p>
          </table:table-cell>
          <table:table-cell table:style-name="ce152"/>
          <table:table-cell table:style-name="ce318" table:formula="of:=[.E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2" calcext:value-type="float">
            <text:p>2</text:p>
          </table:table-cell>
          <table:table-cell table:style-name="ce307"/>
          <table:table-cell table:style-name="ce151" table:formula="of:=[.C82]+[.D81]" office:value-type="float" office:value="0" calcext:value-type="float">
            <text:p>0</text:p>
          </table:table-cell>
          <table:table-cell table:style-name="ce152"/>
          <table:table-cell table:style-name="ce318" table:formula="of:=[.E82]+[.F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3" calcext:value-type="float">
            <text:p>3</text:p>
          </table:table-cell>
          <table:table-cell table:style-name="ce307"/>
          <table:table-cell table:style-name="ce151" table:formula="of:=[.C83]+[.D82]" office:value-type="float" office:value="0" calcext:value-type="float">
            <text:p>0</text:p>
          </table:table-cell>
          <table:table-cell table:style-name="ce152"/>
          <table:table-cell table:style-name="ce318" table:formula="of:=[.E83]+[.F82]"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4" calcext:value-type="float">
            <text:p>4</text:p>
          </table:table-cell>
          <table:table-cell table:style-name="ce307"/>
          <table:table-cell table:style-name="ce151" table:formula="of:=[.C84]+[.D83]" office:value-type="float" office:value="0" calcext:value-type="float">
            <text:p>0</text:p>
          </table:table-cell>
          <table:table-cell table:style-name="ce152"/>
          <table:table-cell table:style-name="ce318" table:formula="of:=[.E84]+[.F83]"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5" calcext:value-type="float">
            <text:p>5</text:p>
          </table:table-cell>
          <table:table-cell table:style-name="ce307"/>
          <table:table-cell table:style-name="ce151" table:formula="of:=[.C85]+[.D84]" office:value-type="float" office:value="0" calcext:value-type="float">
            <text:p>0</text:p>
          </table:table-cell>
          <table:table-cell table:style-name="ce152"/>
          <table:table-cell table:style-name="ce318" table:formula="of:=[.E85]+[.F84]"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6" calcext:value-type="float">
            <text:p>6</text:p>
          </table:table-cell>
          <table:table-cell table:style-name="ce307"/>
          <table:table-cell table:style-name="ce151" table:formula="of:=[.C86]+[.D85]" office:value-type="float" office:value="0" calcext:value-type="float">
            <text:p>0</text:p>
          </table:table-cell>
          <table:table-cell table:style-name="ce152"/>
          <table:table-cell table:style-name="ce318" table:formula="of:=[.E86]+[.F85]"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7" calcext:value-type="float">
            <text:p>7</text:p>
          </table:table-cell>
          <table:table-cell table:style-name="ce307"/>
          <table:table-cell table:style-name="ce151" table:formula="of:=[.C87]+[.D86]" office:value-type="float" office:value="0" calcext:value-type="float">
            <text:p>0</text:p>
          </table:table-cell>
          <table:table-cell table:style-name="ce152"/>
          <table:table-cell table:style-name="ce318" table:formula="of:=[.E87]+[.F86]"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8" calcext:value-type="float">
            <text:p>8</text:p>
          </table:table-cell>
          <table:table-cell table:style-name="ce307"/>
          <table:table-cell table:style-name="ce151" table:formula="of:=[.C88]+[.D87]" office:value-type="float" office:value="0" calcext:value-type="float">
            <text:p>0</text:p>
          </table:table-cell>
          <table:table-cell table:style-name="ce152"/>
          <table:table-cell table:style-name="ce318" table:formula="of:=[.E88]+[.F87]"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9" calcext:value-type="float">
            <text:p>9</text:p>
          </table:table-cell>
          <table:table-cell table:style-name="ce307"/>
          <table:table-cell table:style-name="ce151" table:formula="of:=[.C89]+[.D88]" office:value-type="float" office:value="0" calcext:value-type="float">
            <text:p>0</text:p>
          </table:table-cell>
          <table:table-cell table:style-name="ce152"/>
          <table:table-cell table:style-name="ce318" table:formula="of:=[.E89]+[.F88]" office:value-type="float" office:value="0" calcext:value-type="float">
            <text:p>0</text:p>
          </table:table-cell>
          <table:table-cell table:style-name="ce323" table:content-validation-name="val13"/>
          <table:table-cell table:number-columns-repeated="1017"/>
        </table:table-row>
        <table:table-row table:style-name="ro27">
          <table:table-cell/>
          <table:table-cell table:style-name="ce296" office:value-type="float" office:value="10" calcext:value-type="float">
            <text:p>10</text:p>
          </table:table-cell>
          <table:table-cell table:style-name="ce308"/>
          <table:table-cell table:style-name="ce312" table:formula="of:=[.C90]+[.D89]" office:value-type="float" office:value="0" calcext:value-type="float">
            <text:p>0</text:p>
          </table:table-cell>
          <table:table-cell table:style-name="ce315"/>
          <table:table-cell table:style-name="ce319" table:formula="of:=[.E90]+[.F89]" office:value-type="float" office:value="0" calcext:value-type="float">
            <text:p>0</text:p>
          </table:table-cell>
          <table:table-cell table:style-name="ce324" table:content-validation-name="val13"/>
          <table:table-cell table:number-columns-repeated="1017"/>
        </table:table-row>
        <table:table-row table:style-name="ro2">
          <table:table-cell table:style-name="ce56"/>
          <table:table-cell table:style-name="ce297"/>
          <table:table-cell table:style-name="ce56" table:number-columns-repeated="1022"/>
        </table:table-row>
        <table:table-row table:style-name="ro6">
          <table:table-cell table:style-name="ce109" office:value-type="string" calcext:value-type="string">
            <text:p>Calendar</text:p>
          </table:table-cell>
          <table:table-cell table:style-name="ce109" table:number-columns-repeated="5"/>
          <table:table-cell table:style-name="ce56" table:number-columns-repeated="1018"/>
        </table:table-row>
        <table:table-row table:style-name="ro34">
          <table:table-cell table:style-name="ce288"/>
          <table:table-cell table:style-name="ce294" office:value-type="string" calcext:value-type="string">
            <text:p>Day #</text:p>
          </table:table-cell>
          <table:table-cell table:style-name="ce309" office:value-type="string" calcext:value-type="string">
            <text:p>Date</text:p>
          </table:table-cell>
          <table:table-cell table:style-name="ce294" office:value-type="string" calcext:value-type="string">
            <text:p>Available Minutes</text:p>
          </table:table-cell>
          <table:table-cell table:style-name="ce311" office:value-type="string" calcext:value-type="string">
            <text:p>Cumulative Minutes</text:p>
          </table:table-cell>
          <table:table-cell table:style-name="ce311" office:value-type="string" calcext:value-type="string">
            <text:p>Planned Velocity</text:p>
          </table:table-cell>
          <table:table-cell table:style-name="ce322" office:value-type="string" calcext:value-type="string">
            <text:p>Cumulative Planned Velocity</text:p>
          </table:table-cell>
          <table:table-cell table:style-name="ce288" table:number-columns-repeated="1017"/>
        </table:table-row>
        <table:table-row table:style-name="ro2">
          <table:table-cell table:style-name="ce257"/>
          <table:table-cell table:style-name="ce298" office:value-type="float" office:value="1" calcext:value-type="float">
            <text:p>1</text:p>
          </table:table-cell>
          <table:table-cell table:style-name="ce310" table:content-validation-name="val12" office:value-type="string" calcext:value-type="string">
            <text:p>due date - 24</text:p>
          </table:table-cell>
          <table:table-cell table:style-name="ce313"/>
          <table:table-cell table:style-name="ce316" table:formula="of:=[.D94]" office:value-type="float" office:value="0" calcext:value-type="float">
            <text:p>0</text:p>
          </table:table-cell>
          <table:table-cell table:style-name="ce320"/>
          <table:table-cell table:style-name="ce325" table:formula="of:=[.F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 calcext:value-type="float">
            <text:p>2</text:p>
          </table:table-cell>
          <table:table-cell table:style-name="ce310" table:content-validation-name="val12" office:value-type="string" calcext:value-type="string">
            <text:p>due date - 23</text:p>
          </table:table-cell>
          <table:table-cell table:style-name="ce313"/>
          <table:table-cell table:style-name="ce316" table:formula="of:=[.D95]+[.E94]" office:value-type="float" office:value="0" calcext:value-type="float">
            <text:p>0</text:p>
          </table:table-cell>
          <table:table-cell table:style-name="ce320"/>
          <table:table-cell table:style-name="ce325" table:formula="of:=[.F95]+[.G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 calcext:value-type="float">
            <text:p>3</text:p>
          </table:table-cell>
          <table:table-cell table:style-name="ce310" table:content-validation-name="val12" office:value-type="string" calcext:value-type="string">
            <text:p>due date - 22</text:p>
          </table:table-cell>
          <table:table-cell table:style-name="ce313"/>
          <table:table-cell table:style-name="ce316" table:formula="of:=[.D96]+[.E95]" office:value-type="float" office:value="0" calcext:value-type="float">
            <text:p>0</text:p>
          </table:table-cell>
          <table:table-cell table:style-name="ce320"/>
          <table:table-cell table:style-name="ce325" table:formula="of:=[.F96]+[.G9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 calcext:value-type="float">
            <text:p>4</text:p>
          </table:table-cell>
          <table:table-cell table:style-name="ce310" table:content-validation-name="val12" office:value-type="string" calcext:value-type="string">
            <text:p>due date - 21</text:p>
          </table:table-cell>
          <table:table-cell table:style-name="ce313"/>
          <table:table-cell table:style-name="ce316" table:formula="of:=[.D97]+[.E96]" office:value-type="float" office:value="0" calcext:value-type="float">
            <text:p>0</text:p>
          </table:table-cell>
          <table:table-cell table:style-name="ce320"/>
          <table:table-cell table:style-name="ce325" table:formula="of:=[.F97]+[.G9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5" calcext:value-type="float">
            <text:p>5</text:p>
          </table:table-cell>
          <table:table-cell table:style-name="ce310" table:content-validation-name="val12" office:value-type="string" calcext:value-type="string">
            <text:p>due date - 20</text:p>
          </table:table-cell>
          <table:table-cell table:style-name="ce313"/>
          <table:table-cell table:style-name="ce316" table:formula="of:=[.D98]+[.E97]" office:value-type="float" office:value="0" calcext:value-type="float">
            <text:p>0</text:p>
          </table:table-cell>
          <table:table-cell table:style-name="ce320"/>
          <table:table-cell table:style-name="ce325" table:formula="of:=[.F98]+[.G9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6" calcext:value-type="float">
            <text:p>6</text:p>
          </table:table-cell>
          <table:table-cell table:style-name="ce310" table:content-validation-name="val12" office:value-type="string" calcext:value-type="string">
            <text:p>due date - 19</text:p>
          </table:table-cell>
          <table:table-cell table:style-name="ce313"/>
          <table:table-cell table:style-name="ce316" table:formula="of:=[.D99]+[.E98]" office:value-type="float" office:value="0" calcext:value-type="float">
            <text:p>0</text:p>
          </table:table-cell>
          <table:table-cell table:style-name="ce320"/>
          <table:table-cell table:style-name="ce325" table:formula="of:=[.F99]+[.G9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7" calcext:value-type="float">
            <text:p>7</text:p>
          </table:table-cell>
          <table:table-cell table:style-name="ce310" table:content-validation-name="val12" office:value-type="string" calcext:value-type="string">
            <text:p>due date - 18</text:p>
          </table:table-cell>
          <table:table-cell table:style-name="ce313"/>
          <table:table-cell table:style-name="ce316" table:formula="of:=[.D100]+[.E99]" office:value-type="float" office:value="0" calcext:value-type="float">
            <text:p>0</text:p>
          </table:table-cell>
          <table:table-cell table:style-name="ce320"/>
          <table:table-cell table:style-name="ce325" table:formula="of:=[.F100]+[.G9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8" calcext:value-type="float">
            <text:p>8</text:p>
          </table:table-cell>
          <table:table-cell table:style-name="ce310" table:content-validation-name="val12" office:value-type="string" calcext:value-type="string">
            <text:p>due date - 17</text:p>
          </table:table-cell>
          <table:table-cell table:style-name="ce313"/>
          <table:table-cell table:style-name="ce316" table:formula="of:=[.D101]+[.E100]" office:value-type="float" office:value="0" calcext:value-type="float">
            <text:p>0</text:p>
          </table:table-cell>
          <table:table-cell table:style-name="ce320"/>
          <table:table-cell table:style-name="ce325" table:formula="of:=[.F101]+[.G10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9" calcext:value-type="float">
            <text:p>9</text:p>
          </table:table-cell>
          <table:table-cell table:style-name="ce310" table:content-validation-name="val12" office:value-type="string" calcext:value-type="string">
            <text:p>due date - 16</text:p>
          </table:table-cell>
          <table:table-cell table:style-name="ce313"/>
          <table:table-cell table:style-name="ce316" table:formula="of:=[.D102]+[.E101]" office:value-type="float" office:value="0" calcext:value-type="float">
            <text:p>0</text:p>
          </table:table-cell>
          <table:table-cell table:style-name="ce320"/>
          <table:table-cell table:style-name="ce325" table:formula="of:=[.F102]+[.G10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0" calcext:value-type="float">
            <text:p>10</text:p>
          </table:table-cell>
          <table:table-cell table:style-name="ce310" table:content-validation-name="val12" office:value-type="string" calcext:value-type="string">
            <text:p>due date - 15</text:p>
          </table:table-cell>
          <table:table-cell table:style-name="ce313"/>
          <table:table-cell table:style-name="ce316" table:formula="of:=[.D103]+[.E102]" office:value-type="float" office:value="0" calcext:value-type="float">
            <text:p>0</text:p>
          </table:table-cell>
          <table:table-cell table:style-name="ce320"/>
          <table:table-cell table:style-name="ce325" table:formula="of:=[.F103]+[.G10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1" calcext:value-type="float">
            <text:p>11</text:p>
          </table:table-cell>
          <table:table-cell table:style-name="ce310" table:content-validation-name="val12" office:value-type="string" calcext:value-type="string">
            <text:p>due date - 14</text:p>
          </table:table-cell>
          <table:table-cell table:style-name="ce313"/>
          <table:table-cell table:style-name="ce316" table:formula="of:=[.D104]+[.E103]" office:value-type="float" office:value="0" calcext:value-type="float">
            <text:p>0</text:p>
          </table:table-cell>
          <table:table-cell table:style-name="ce320"/>
          <table:table-cell table:style-name="ce325" table:formula="of:=[.F104]+[.G10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2" calcext:value-type="float">
            <text:p>12</text:p>
          </table:table-cell>
          <table:table-cell table:style-name="ce310" table:content-validation-name="val12" office:value-type="string" calcext:value-type="string">
            <text:p>due date - 13</text:p>
          </table:table-cell>
          <table:table-cell table:style-name="ce313"/>
          <table:table-cell table:style-name="ce316" table:formula="of:=[.D105]+[.E104]" office:value-type="float" office:value="0" calcext:value-type="float">
            <text:p>0</text:p>
          </table:table-cell>
          <table:table-cell table:style-name="ce320"/>
          <table:table-cell table:style-name="ce325" table:formula="of:=[.F105]+[.G10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3" calcext:value-type="float">
            <text:p>13</text:p>
          </table:table-cell>
          <table:table-cell table:style-name="ce310" table:content-validation-name="val12" office:value-type="string" calcext:value-type="string">
            <text:p>due date - 12</text:p>
          </table:table-cell>
          <table:table-cell table:style-name="ce313"/>
          <table:table-cell table:style-name="ce316" table:formula="of:=[.D106]+[.E105]" office:value-type="float" office:value="0" calcext:value-type="float">
            <text:p>0</text:p>
          </table:table-cell>
          <table:table-cell table:style-name="ce320"/>
          <table:table-cell table:style-name="ce325" table:formula="of:=[.F106]+[.G10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4" calcext:value-type="float">
            <text:p>14</text:p>
          </table:table-cell>
          <table:table-cell table:style-name="ce310" table:content-validation-name="val12" office:value-type="string" calcext:value-type="string">
            <text:p>due date - 11</text:p>
          </table:table-cell>
          <table:table-cell table:style-name="ce313"/>
          <table:table-cell table:style-name="ce316" table:formula="of:=[.D107]+[.E106]" office:value-type="float" office:value="0" calcext:value-type="float">
            <text:p>0</text:p>
          </table:table-cell>
          <table:table-cell table:style-name="ce320"/>
          <table:table-cell table:style-name="ce325" table:formula="of:=[.F107]+[.G10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5" calcext:value-type="float">
            <text:p>15</text:p>
          </table:table-cell>
          <table:table-cell table:style-name="ce310" table:content-validation-name="val12" office:value-type="string" calcext:value-type="string">
            <text:p>due date - 10</text:p>
          </table:table-cell>
          <table:table-cell table:style-name="ce313"/>
          <table:table-cell table:style-name="ce316" table:formula="of:=[.D108]+[.E107]" office:value-type="float" office:value="0" calcext:value-type="float">
            <text:p>0</text:p>
          </table:table-cell>
          <table:table-cell table:style-name="ce320"/>
          <table:table-cell table:style-name="ce325" table:formula="of:=[.F108]+[.G10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6" calcext:value-type="float">
            <text:p>16</text:p>
          </table:table-cell>
          <table:table-cell table:style-name="ce310" table:content-validation-name="val12" office:value-type="string" calcext:value-type="string">
            <text:p>due date - 9</text:p>
          </table:table-cell>
          <table:table-cell table:style-name="ce313"/>
          <table:table-cell table:style-name="ce316" table:formula="of:=[.D109]+[.E108]" office:value-type="float" office:value="0" calcext:value-type="float">
            <text:p>0</text:p>
          </table:table-cell>
          <table:table-cell table:style-name="ce320"/>
          <table:table-cell table:style-name="ce325" table:formula="of:=[.F109]+[.G10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7" calcext:value-type="float">
            <text:p>17</text:p>
          </table:table-cell>
          <table:table-cell table:style-name="ce310" table:content-validation-name="val12" office:value-type="string" calcext:value-type="string">
            <text:p>due date - 8</text:p>
          </table:table-cell>
          <table:table-cell table:style-name="ce313"/>
          <table:table-cell table:style-name="ce316" table:formula="of:=[.D110]+[.E109]" office:value-type="float" office:value="0" calcext:value-type="float">
            <text:p>0</text:p>
          </table:table-cell>
          <table:table-cell table:style-name="ce320"/>
          <table:table-cell table:style-name="ce325" table:formula="of:=[.F110]+[.G10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8" calcext:value-type="float">
            <text:p>18</text:p>
          </table:table-cell>
          <table:table-cell table:style-name="ce310" table:content-validation-name="val12" office:value-type="string" calcext:value-type="string">
            <text:p>due date - 7</text:p>
          </table:table-cell>
          <table:table-cell table:style-name="ce313"/>
          <table:table-cell table:style-name="ce316" table:formula="of:=[.D111]+[.E110]" office:value-type="float" office:value="0" calcext:value-type="float">
            <text:p>0</text:p>
          </table:table-cell>
          <table:table-cell table:style-name="ce320"/>
          <table:table-cell table:style-name="ce325" table:formula="of:=[.F111]+[.G11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9" calcext:value-type="float">
            <text:p>19</text:p>
          </table:table-cell>
          <table:table-cell table:style-name="ce310" table:content-validation-name="val12" office:value-type="string" calcext:value-type="string">
            <text:p>due date - 6</text:p>
          </table:table-cell>
          <table:table-cell table:style-name="ce313"/>
          <table:table-cell table:style-name="ce316" table:formula="of:=[.D112]+[.E111]" office:value-type="float" office:value="0" calcext:value-type="float">
            <text:p>0</text:p>
          </table:table-cell>
          <table:table-cell table:style-name="ce320"/>
          <table:table-cell table:style-name="ce325" table:formula="of:=[.F112]+[.G11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0" calcext:value-type="float">
            <text:p>20</text:p>
          </table:table-cell>
          <table:table-cell table:style-name="ce310" table:content-validation-name="val12" office:value-type="string" calcext:value-type="string">
            <text:p>due date - 5</text:p>
          </table:table-cell>
          <table:table-cell table:style-name="ce313"/>
          <table:table-cell table:style-name="ce316" table:formula="of:=[.D113]+[.E112]" office:value-type="float" office:value="0" calcext:value-type="float">
            <text:p>0</text:p>
          </table:table-cell>
          <table:table-cell table:style-name="ce320"/>
          <table:table-cell table:style-name="ce325" table:formula="of:=[.F113]+[.G11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1" calcext:value-type="float">
            <text:p>21</text:p>
          </table:table-cell>
          <table:table-cell table:style-name="ce310" table:content-validation-name="val12" office:value-type="string" calcext:value-type="string">
            <text:p>due date - 4</text:p>
          </table:table-cell>
          <table:table-cell table:style-name="ce313"/>
          <table:table-cell table:style-name="ce316" table:formula="of:=[.D114]+[.E113]" office:value-type="float" office:value="0" calcext:value-type="float">
            <text:p>0</text:p>
          </table:table-cell>
          <table:table-cell table:style-name="ce320"/>
          <table:table-cell table:style-name="ce325" table:formula="of:=[.F114]+[.G11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2" calcext:value-type="float">
            <text:p>22</text:p>
          </table:table-cell>
          <table:table-cell table:style-name="ce310" table:content-validation-name="val12" office:value-type="string" calcext:value-type="string">
            <text:p>due date - 3</text:p>
          </table:table-cell>
          <table:table-cell table:style-name="ce313"/>
          <table:table-cell table:style-name="ce316" table:formula="of:=[.D115]+[.E114]" office:value-type="float" office:value="0" calcext:value-type="float">
            <text:p>0</text:p>
          </table:table-cell>
          <table:table-cell table:style-name="ce320"/>
          <table:table-cell table:style-name="ce325" table:formula="of:=[.F115]+[.G11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3" calcext:value-type="float">
            <text:p>23</text:p>
          </table:table-cell>
          <table:table-cell table:style-name="ce310" table:content-validation-name="val12" office:value-type="string" calcext:value-type="string">
            <text:p>due date - 2</text:p>
          </table:table-cell>
          <table:table-cell table:style-name="ce313"/>
          <table:table-cell table:style-name="ce316" table:formula="of:=[.D116]+[.E115]" office:value-type="float" office:value="0" calcext:value-type="float">
            <text:p>0</text:p>
          </table:table-cell>
          <table:table-cell table:style-name="ce320"/>
          <table:table-cell table:style-name="ce325" table:formula="of:=[.F116]+[.G11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4" calcext:value-type="float">
            <text:p>24</text:p>
          </table:table-cell>
          <table:table-cell table:style-name="ce310" table:content-validation-name="val12" office:value-type="string" calcext:value-type="string">
            <text:p>due date - 1</text:p>
          </table:table-cell>
          <table:table-cell table:style-name="ce313"/>
          <table:table-cell table:style-name="ce316" table:formula="of:=[.D117]+[.E116]" office:value-type="float" office:value="0" calcext:value-type="float">
            <text:p>0</text:p>
          </table:table-cell>
          <table:table-cell table:style-name="ce320"/>
          <table:table-cell table:style-name="ce325" table:formula="of:=[.F117]+[.G11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5" calcext:value-type="float">
            <text:p>25</text:p>
          </table:table-cell>
          <table:table-cell table:style-name="ce310" table:content-validation-name="val12" office:value-type="string" calcext:value-type="string">
            <text:p>due date</text:p>
          </table:table-cell>
          <table:table-cell table:style-name="ce313"/>
          <table:table-cell table:style-name="ce316" table:formula="of:=[.D118]+[.E117]" office:value-type="float" office:value="0" calcext:value-type="float">
            <text:p>0</text:p>
          </table:table-cell>
          <table:table-cell table:style-name="ce320"/>
          <table:table-cell table:style-name="ce325" table:formula="of:=[.F118]+[.G11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6" calcext:value-type="float">
            <text:p>26</text:p>
          </table:table-cell>
          <table:table-cell table:style-name="ce310" table:content-validation-name="val12" office:value-type="string" calcext:value-type="string">
            <text:p>due date + 1</text:p>
          </table:table-cell>
          <table:table-cell table:style-name="ce313"/>
          <table:table-cell table:style-name="ce316" table:formula="of:=[.D119]+[.E118]" office:value-type="float" office:value="0" calcext:value-type="float">
            <text:p>0</text:p>
          </table:table-cell>
          <table:table-cell table:style-name="ce320"/>
          <table:table-cell table:style-name="ce325" table:formula="of:=[.F119]+[.G11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7" calcext:value-type="float">
            <text:p>27</text:p>
          </table:table-cell>
          <table:table-cell table:style-name="ce310" table:content-validation-name="val12" office:value-type="string" calcext:value-type="string">
            <text:p>due date + 2</text:p>
          </table:table-cell>
          <table:table-cell table:style-name="ce313"/>
          <table:table-cell table:style-name="ce316" table:formula="of:=[.D120]+[.E119]" office:value-type="float" office:value="0" calcext:value-type="float">
            <text:p>0</text:p>
          </table:table-cell>
          <table:table-cell table:style-name="ce320"/>
          <table:table-cell table:style-name="ce325" table:formula="of:=[.F120]+[.G11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8" calcext:value-type="float">
            <text:p>28</text:p>
          </table:table-cell>
          <table:table-cell table:style-name="ce310" table:content-validation-name="val12" office:value-type="string" calcext:value-type="string">
            <text:p>due date + 3</text:p>
          </table:table-cell>
          <table:table-cell table:style-name="ce313"/>
          <table:table-cell table:style-name="ce316" table:formula="of:=[.D121]+[.E120]" office:value-type="float" office:value="0" calcext:value-type="float">
            <text:p>0</text:p>
          </table:table-cell>
          <table:table-cell table:style-name="ce320"/>
          <table:table-cell table:style-name="ce325" table:formula="of:=[.F121]+[.G12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9" calcext:value-type="float">
            <text:p>29</text:p>
          </table:table-cell>
          <table:table-cell table:style-name="ce310" table:content-validation-name="val12" office:value-type="string" calcext:value-type="string">
            <text:p>due date + 4</text:p>
          </table:table-cell>
          <table:table-cell table:style-name="ce313"/>
          <table:table-cell table:style-name="ce316" table:formula="of:=[.D122]+[.E121]" office:value-type="float" office:value="0" calcext:value-type="float">
            <text:p>0</text:p>
          </table:table-cell>
          <table:table-cell table:style-name="ce320"/>
          <table:table-cell table:style-name="ce325" table:formula="of:=[.F122]+[.G12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0" calcext:value-type="float">
            <text:p>30</text:p>
          </table:table-cell>
          <table:table-cell table:style-name="ce310" table:content-validation-name="val12" office:value-type="string" calcext:value-type="string">
            <text:p>due date + 5</text:p>
          </table:table-cell>
          <table:table-cell table:style-name="ce313"/>
          <table:table-cell table:style-name="ce316" table:formula="of:=[.D123]+[.E122]" office:value-type="float" office:value="0" calcext:value-type="float">
            <text:p>0</text:p>
          </table:table-cell>
          <table:table-cell table:style-name="ce320"/>
          <table:table-cell table:style-name="ce325" table:formula="of:=[.F123]+[.G12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1" calcext:value-type="float">
            <text:p>31</text:p>
          </table:table-cell>
          <table:table-cell table:style-name="ce310" table:content-validation-name="val12" office:value-type="string" calcext:value-type="string">
            <text:p>due date + 6</text:p>
          </table:table-cell>
          <table:table-cell table:style-name="ce313"/>
          <table:table-cell table:style-name="ce316" table:formula="of:=[.D124]+[.E123]" office:value-type="float" office:value="0" calcext:value-type="float">
            <text:p>0</text:p>
          </table:table-cell>
          <table:table-cell table:style-name="ce320"/>
          <table:table-cell table:style-name="ce325" table:formula="of:=[.F124]+[.G12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2" calcext:value-type="float">
            <text:p>32</text:p>
          </table:table-cell>
          <table:table-cell table:style-name="ce310" table:content-validation-name="val12" office:value-type="string" calcext:value-type="string">
            <text:p>due date + 7</text:p>
          </table:table-cell>
          <table:table-cell table:style-name="ce313"/>
          <table:table-cell table:style-name="ce316" table:formula="of:=[.D125]+[.E124]" office:value-type="float" office:value="0" calcext:value-type="float">
            <text:p>0</text:p>
          </table:table-cell>
          <table:table-cell table:style-name="ce320"/>
          <table:table-cell table:style-name="ce325" table:formula="of:=[.F125]+[.G12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3" calcext:value-type="float">
            <text:p>33</text:p>
          </table:table-cell>
          <table:table-cell table:style-name="ce310" table:content-validation-name="val12" office:value-type="string" calcext:value-type="string">
            <text:p>due date + 8</text:p>
          </table:table-cell>
          <table:table-cell table:style-name="ce313"/>
          <table:table-cell table:style-name="ce316" table:formula="of:=[.D126]+[.E125]" office:value-type="float" office:value="0" calcext:value-type="float">
            <text:p>0</text:p>
          </table:table-cell>
          <table:table-cell table:style-name="ce320"/>
          <table:table-cell table:style-name="ce325" table:formula="of:=[.F126]+[.G12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4" calcext:value-type="float">
            <text:p>34</text:p>
          </table:table-cell>
          <table:table-cell table:style-name="ce310" table:content-validation-name="val12" office:value-type="string" calcext:value-type="string">
            <text:p>due date + 9</text:p>
          </table:table-cell>
          <table:table-cell table:style-name="ce313"/>
          <table:table-cell table:style-name="ce316" table:formula="of:=[.D127]+[.E126]" office:value-type="float" office:value="0" calcext:value-type="float">
            <text:p>0</text:p>
          </table:table-cell>
          <table:table-cell table:style-name="ce320"/>
          <table:table-cell table:style-name="ce325" table:formula="of:=[.F127]+[.G12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5" calcext:value-type="float">
            <text:p>35</text:p>
          </table:table-cell>
          <table:table-cell table:style-name="ce310" table:content-validation-name="val12" office:value-type="string" calcext:value-type="string">
            <text:p>due date + 10</text:p>
          </table:table-cell>
          <table:table-cell table:style-name="ce313"/>
          <table:table-cell table:style-name="ce316" table:formula="of:=[.D128]+[.E127]" office:value-type="float" office:value="0" calcext:value-type="float">
            <text:p>0</text:p>
          </table:table-cell>
          <table:table-cell table:style-name="ce320"/>
          <table:table-cell table:style-name="ce325" table:formula="of:=[.F128]+[.G12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6" calcext:value-type="float">
            <text:p>36</text:p>
          </table:table-cell>
          <table:table-cell table:style-name="ce310" table:content-validation-name="val12" office:value-type="string" calcext:value-type="string">
            <text:p>due date + 11</text:p>
          </table:table-cell>
          <table:table-cell table:style-name="ce313"/>
          <table:table-cell table:style-name="ce316" table:formula="of:=[.D129]+[.E128]" office:value-type="float" office:value="0" calcext:value-type="float">
            <text:p>0</text:p>
          </table:table-cell>
          <table:table-cell table:style-name="ce320"/>
          <table:table-cell table:style-name="ce325" table:formula="of:=[.F129]+[.G12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7" calcext:value-type="float">
            <text:p>37</text:p>
          </table:table-cell>
          <table:table-cell table:style-name="ce310" table:content-validation-name="val12" office:value-type="string" calcext:value-type="string">
            <text:p>due date + 12</text:p>
          </table:table-cell>
          <table:table-cell table:style-name="ce313"/>
          <table:table-cell table:style-name="ce316" table:formula="of:=[.D130]+[.E129]" office:value-type="float" office:value="0" calcext:value-type="float">
            <text:p>0</text:p>
          </table:table-cell>
          <table:table-cell table:style-name="ce320"/>
          <table:table-cell table:style-name="ce325" table:formula="of:=[.F130]+[.G12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8" calcext:value-type="float">
            <text:p>38</text:p>
          </table:table-cell>
          <table:table-cell table:style-name="ce310" table:content-validation-name="val12" office:value-type="string" calcext:value-type="string">
            <text:p>due date + 13</text:p>
          </table:table-cell>
          <table:table-cell table:style-name="ce313"/>
          <table:table-cell table:style-name="ce316" table:formula="of:=[.D131]+[.E130]" office:value-type="float" office:value="0" calcext:value-type="float">
            <text:p>0</text:p>
          </table:table-cell>
          <table:table-cell table:style-name="ce320"/>
          <table:table-cell table:style-name="ce325" table:formula="of:=[.F131]+[.G13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9" calcext:value-type="float">
            <text:p>39</text:p>
          </table:table-cell>
          <table:table-cell table:style-name="ce310" table:content-validation-name="val12" office:value-type="string" calcext:value-type="string">
            <text:p>due date + 14</text:p>
          </table:table-cell>
          <table:table-cell table:style-name="ce313"/>
          <table:table-cell table:style-name="ce316" table:formula="of:=[.D132]+[.E131]" office:value-type="float" office:value="0" calcext:value-type="float">
            <text:p>0</text:p>
          </table:table-cell>
          <table:table-cell table:style-name="ce320"/>
          <table:table-cell table:style-name="ce325" table:formula="of:=[.F132]+[.G13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0" calcext:value-type="float">
            <text:p>40</text:p>
          </table:table-cell>
          <table:table-cell table:style-name="ce310" table:content-validation-name="val12" office:value-type="string" calcext:value-type="string">
            <text:p>due date + 15</text:p>
          </table:table-cell>
          <table:table-cell table:style-name="ce313"/>
          <table:table-cell table:style-name="ce316" table:formula="of:=[.D133]+[.E132]" office:value-type="float" office:value="0" calcext:value-type="float">
            <text:p>0</text:p>
          </table:table-cell>
          <table:table-cell table:style-name="ce320"/>
          <table:table-cell table:style-name="ce325" table:formula="of:=[.F133]+[.G13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1" calcext:value-type="float">
            <text:p>41</text:p>
          </table:table-cell>
          <table:table-cell table:style-name="ce310" table:content-validation-name="val12" office:value-type="string" calcext:value-type="string">
            <text:p>due date + 16</text:p>
          </table:table-cell>
          <table:table-cell table:style-name="ce313"/>
          <table:table-cell table:style-name="ce316" table:formula="of:=[.D134]+[.E133]" office:value-type="float" office:value="0" calcext:value-type="float">
            <text:p>0</text:p>
          </table:table-cell>
          <table:table-cell table:style-name="ce320"/>
          <table:table-cell table:style-name="ce325" table:formula="of:=[.F134]+[.G133]" office:value-type="float" office:value="0" calcext:value-type="float">
            <text:p>0</text:p>
          </table:table-cell>
          <table:table-cell table:style-name="ce257" table:number-columns-repeated="1017"/>
        </table:table-row>
        <table:table-row table:style-name="ro27">
          <table:table-cell table:style-name="ce257"/>
          <table:table-cell table:style-name="ce299" office:value-type="float" office:value="42" calcext:value-type="float">
            <text:p>42</text:p>
          </table:table-cell>
          <table:table-cell table:style-name="ce310" table:content-validation-name="val12" office:value-type="string" calcext:value-type="string">
            <text:p>due date + 17</text:p>
          </table:table-cell>
          <table:table-cell table:style-name="ce314"/>
          <table:table-cell table:style-name="ce317" table:formula="of:=[.D135]+[.E134]" office:value-type="float" office:value="0" calcext:value-type="float">
            <text:p>0</text:p>
          </table:table-cell>
          <table:table-cell table:style-name="ce321"/>
          <table:table-cell table:style-name="ce326" table:formula="of:=[.F135]+[.G134]" office:value-type="float" office:value="0" calcext:value-type="float">
            <text:p>0</text:p>
          </table:table-cell>
          <table:table-cell table:style-name="ce257"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PlanSummary" table:style-name="ta14" table:protected="true">
        <loext:table-protection loext:select-protected-cells="true" loext:select-unprotected-cells="true"/>
        <table:table-column table:style-name="co23" table:number-columns-repeated="5"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27" table:visibility="collapse">
          <table:table-cell table:style-name="ce184" table:number-columns-repeated="8"/>
          <table:table-cell table:number-columns-repeated="1016"/>
        </table:table-row>
        <table:table-row table:style-name="ro1" table:visibility="collapse">
          <table:table-cell table:style-name="ce332" office:value-type="string" calcext:value-type="string" table:number-columns-spanned="2" table:number-rows-spanned="1">
            <text:p>Standards</text:p>
          </table:table-cell>
          <table:covered-table-cell table:style-name="ce332"/>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Start date:</text:p>
          </table:table-cell>
          <table:table-cell table:style-name="ce334" office:value-type="date" office:date-value="2000-01-01" calcext:value-type="date">
            <text:p>1/1/2000</text:p>
          </table:table-cell>
          <table:table-cell table:style-name="ce333"/>
          <table:table-cell table:style-name="ce333" office:value-type="string" calcext:value-type="string">
            <text:p>Grades:</text:p>
          </table:table-cell>
          <table:table-cell table:style-name="ce333" office:value-type="string" calcext:value-type="string">
            <text:p>A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End date:</text:p>
          </table:table-cell>
          <table:table-cell table:style-name="ce191" office:value-type="float" office:value="40179" calcext:value-type="float">
            <text:p>40179</text:p>
          </table:table-cell>
          <table:table-cell table:style-name="ce333" table:number-columns-repeated="2"/>
          <table:table-cell table:style-name="ce333" office:value-type="string" calcext:value-type="string">
            <text:p>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Phases:</text:p>
          </table:table-cell>
          <table:table-cell table:style-name="ce333" office:value-type="string" calcext:value-type="string">
            <text:p>Analysis</text:p>
          </table:table-cell>
          <table:table-cell table:style-name="ce333" table:number-columns-repeated="2"/>
          <table:table-cell table:style-name="ce333" office:value-type="string" calcext:value-type="string">
            <text:p>A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Architecture</text:p>
          </table:table-cell>
          <table:table-cell table:style-name="ce333" table:number-columns-repeated="2"/>
          <table:table-cell table:style-name="ce333" office:value-type="string" calcext:value-type="string">
            <text:p>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lanning</text:p>
          </table:table-cell>
          <table:table-cell table:style-name="ce333" table:number-columns-repeated="2"/>
          <table:table-cell table:style-name="ce333" office:value-type="string" calcext:value-type="string">
            <text:p>B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Construction</text:p>
          </table:table-cell>
          <table:table-cell table:style-name="ce333" table:number-columns-repeated="2"/>
          <table:table-cell table:style-name="ce333" office:value-type="string" calcext:value-type="string">
            <text:p>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factoring</text:p>
          </table:table-cell>
          <table:table-cell table:style-name="ce333" table:number-columns-repeated="2"/>
          <table:table-cell table:style-name="ce333" office:value-type="string" calcext:value-type="string">
            <text:p>C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view</text:p>
          </table:table-cell>
          <table:table-cell table:style-name="ce333" table:number-columns-repeated="2"/>
          <table:table-cell table:style-name="ce333" office:value-type="string" calcext:value-type="string">
            <text:p>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Integration Test</text:p>
          </table:table-cell>
          <table:table-cell table:style-name="ce333" table:number-columns-repeated="2"/>
          <table:table-cell table:style-name="ce333" office:value-type="string" calcext:value-type="string">
            <text:p>F</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ostmortem</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Sandbox</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Defect Types:</text:p>
          </table:table-cell>
          <table:table-cell table:style-name="ce333" office:value-type="string" calcext:value-type="string">
            <text:p>Documentation</text:p>
          </table:table-cell>
          <table:table-cell table:style-name="ce333"/>
          <table:table-cell table:style-name="ce333" office:value-type="string" calcext:value-type="string">
            <text:p>Iteration</text:p>
          </table:table-cell>
          <table:table-cell table:style-name="ce333" office:value-type="string" calcext:value-type="string">
            <text:p>NA</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uild</text:p>
          </table:table-cell>
          <table:table-cell table:style-name="ce333" table:number-columns-repeated="2"/>
          <table:table-cell table:style-name="ce333" office:value-type="float" office:value="1" calcext:value-type="float">
            <text:p>1</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syntax</text:p>
          </table:table-cell>
          <table:table-cell table:style-name="ce333" table:number-columns-repeated="2"/>
          <table:table-cell table:style-name="ce333" office:value-type="float" office:value="2" calcext:value-type="float">
            <text:p>2</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logic</text:p>
          </table:table-cell>
          <table:table-cell table:style-name="ce333" table:number-columns-repeated="2"/>
          <table:table-cell table:style-name="ce333" office:value-type="float" office:value="3" calcext:value-type="float">
            <text:p>3</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interface</text:p>
          </table:table-cell>
          <table:table-cell table:style-name="ce333" table:number-columns-repeated="2"/>
          <table:table-cell table:style-name="ce333" office:value-type="float" office:value="4" calcext:value-type="float">
            <text:p>4</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checking</text:p>
          </table:table-cell>
          <table:table-cell table:style-name="ce333" table:number-columns-repeated="2"/>
          <table:table-cell table:style-name="ce333" office:value-type="float" office:value="5" calcext:value-type="float">
            <text:p>5</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syntax</text:p>
          </table:table-cell>
          <table:table-cell table:style-name="ce333" table:number-columns-repeated="2"/>
          <table:table-cell table:style-name="ce333" office:value-type="float" office:value="6" calcext:value-type="float">
            <text:p>6</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logic</text:p>
          </table:table-cell>
          <table:table-cell table:style-name="ce333" table:number-columns-repeated="2"/>
          <table:table-cell table:style-name="ce333" office:value-type="float" office:value="7" calcext:value-type="float">
            <text:p>7</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interface</text:p>
          </table:table-cell>
          <table:table-cell table:style-name="ce333" table:number-columns-repeated="2"/>
          <table:table-cell table:style-name="ce333" office:value-type="float" office:value="8" calcext:value-type="float">
            <text:p>8</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checking</text:p>
          </table:table-cell>
          <table:table-cell table:style-name="ce333" table:number-columns-repeated="2"/>
          <table:table-cell table:style-name="ce333" office:value-type="float" office:value="9" calcext:value-type="float">
            <text:p>9</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ad Smell</text:p>
          </table:table-cell>
          <table:table-cell table:style-name="ce333" table:number-columns-repeated="2"/>
          <table:table-cell table:style-name="ce333" office:value-type="float" office:value="10" calcext:value-type="float">
            <text:p>10</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Y/N:</text:p>
          </table:table-cell>
          <table:table-cell table:style-name="ce333" office:value-type="string" calcext:value-type="string">
            <text:p>Yes</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191" office:value-type="string" calcext:value-type="string">
            <text:p>No</text:p>
          </table:table-cell>
          <table:table-cell table:style-name="ce333" table:number-columns-repeated="3"/>
          <table:table-cell table:style-name="ce204" table:number-columns-repeated="3"/>
          <table:table-cell table:style-name="ce56" table:number-columns-repeated="1016"/>
        </table:table-row>
        <table:table-row table:style-name="ro2" table:visibility="collapse">
          <table:table-cell table:style-name="ce333" office:value-type="string" calcext:value-type="string">
            <text:p>Proxy Types:</text:p>
          </table:table-cell>
          <table:table-cell table:style-name="ce333" office:value-type="string" calcext:value-type="string">
            <text:p>Calculation</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Data</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I/O</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ogic</text:p>
          </table:table-cell>
          <table:table-cell table:style-name="ce333" table:number-columns-repeated="3"/>
          <table:table-cell table:style-name="ce204" table:number-columns-repeated="3"/>
          <table:table-cell table:number-columns-repeated="1016"/>
        </table:table-row>
        <table:table-row table:style-name="ro2" table:visibility="collapse" table:number-rows-repeated="2">
          <table:table-cell table:style-name="ce333" table:number-columns-repeated="5"/>
          <table:table-cell table:style-name="ce204" table:number-columns-repeated="3"/>
          <table:table-cell table:number-columns-repeated="1016"/>
        </table:table-row>
        <table:table-row table:style-name="ro2" table:visibility="collapse">
          <table:table-cell table:style-name="ce333" office:value-type="string" calcext:value-type="string">
            <text:p>Sizes:</text:p>
          </table:table-cell>
          <table:table-cell table:style-name="ce333" office:value-type="string" calcext:value-type="string">
            <text:p>V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M</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VL</text:p>
          </table:table-cell>
          <table:table-cell table:style-name="ce333" table:number-columns-repeated="3"/>
          <table:table-cell table:style-name="ce204" table:number-columns-repeated="3"/>
          <table:table-cell table:number-columns-repeated="1016"/>
        </table:table-row>
        <table:table-row table:style-name="ro2">
          <table:table-cell table:number-columns-repeated="2"/>
          <table:table-cell table:style-name="ce335" office:value-type="string" calcext:value-type="string">
            <text:p>Plan</text:p>
          </table:table-cell>
          <table:table-cell table:style-name="ce335" office:value-type="string" calcext:value-type="string">
            <text:p>Actual</text:p>
          </table:table-cell>
          <table:table-cell table:style-name="ce335" office:value-type="string" calcext:value-type="string">
            <text:p>To Date</text:p>
          </table:table-cell>
          <table:table-cell table:number-columns-repeated="1019"/>
        </table:table-row>
        <table:table-row table:style-name="ro2">
          <table:table-cell table:style-name="ce138" table:formula="of:=[$'Historical Data'.A51]" office:value-type="string" office:string-value="Program Size (LOC)" calcext:value-type="string">
            <text:p>Program Size (LOC)</text:p>
          </table:table-cell>
          <table:table-cell table:style-name="ce138"/>
          <table:table-cell table:style-name="ce281" table:number-columns-repeated="3"/>
          <table:table-cell/>
          <table:table-cell table:style-name="ce138" table:number-columns-repeated="2"/>
          <table:table-cell table:number-columns-repeated="1016"/>
        </table:table-row>
        <table:table-row table:style-name="ro2">
          <table:table-cell table:style-name="ce139" table:formula="of:=[$'Historical Data'.A52]" office:value-type="string" office:string-value="Base code LOC count" calcext:value-type="string">
            <text:p>Base code LOC count</text:p>
          </table:table-cell>
          <table:table-cell table:style-name="ce181"/>
          <table:table-cell table:style-name="ce336" table:formula="of:=[$Estimation.B64]" office:value-type="float" office:value="0" calcext:value-type="float">
            <text:p>0</text:p>
          </table:table-cell>
          <table:table-cell table:style-name="ce336" table:formula="of:=[$Estimation.G64]" office:value-type="float" office:value="0" calcext:value-type="float">
            <text:p>0</text:p>
          </table:table-cell>
          <table:table-cell table:style-name="ce336" table:formula="of:=[.D41]+[$'Historical Data'.E52]"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3]" office:value-type="string" office:string-value="   Lines deleted from Base" calcext:value-type="string">
            <text:p><text:s text:c="3"/>Lines deleted from Base</text:p>
          </table:table-cell>
          <table:table-cell table:style-name="ce181"/>
          <table:table-cell table:style-name="ce336" table:formula="of:=[$Estimation.C64]" office:value-type="float" office:value="0" calcext:value-type="float">
            <text:p>0</text:p>
          </table:table-cell>
          <table:table-cell table:style-name="ce336" table:formula="of:=[$Estimation.H64]" office:value-type="float" office:value="0" calcext:value-type="float">
            <text:p>0</text:p>
          </table:table-cell>
          <table:table-cell table:style-name="ce336" table:formula="of:=[.D42]+[$'Historical Data'.E53]"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4]" office:value-type="string" office:string-value="   Lines modified from Base" calcext:value-type="string">
            <text:p><text:s text:c="3"/>Lines modified from Base</text:p>
          </table:table-cell>
          <table:table-cell table:style-name="ce181"/>
          <table:table-cell table:style-name="ce336" table:formula="of:=[$Estimation.D64]" office:value-type="float" office:value="0" calcext:value-type="float">
            <text:p>0</text:p>
          </table:table-cell>
          <table:table-cell table:style-name="ce336" table:formula="of:=[$Estimation.I64]" office:value-type="float" office:value="0" calcext:value-type="float">
            <text:p>0</text:p>
          </table:table-cell>
          <table:table-cell table:style-name="ce336" table:formula="of:=[.D43]+[$'Historical Data'.E54]"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5]" office:value-type="string" office:string-value="   Lines added to Base" calcext:value-type="string">
            <text:p><text:s text:c="3"/>Lines added to Base</text:p>
          </table:table-cell>
          <table:table-cell table:style-name="ce181"/>
          <table:table-cell table:style-name="ce336" table:formula="of:=[$Estimation.E64]" office:value-type="float" office:value="0" calcext:value-type="float">
            <text:p>0</text:p>
          </table:table-cell>
          <table:table-cell table:style-name="ce336" table:formula="of:=[$Estimation.J64]" office:value-type="float" office:value="0" calcext:value-type="float">
            <text:p>0</text:p>
          </table:table-cell>
          <table:table-cell table:style-name="ce336" table:formula="of:=[.D44]+[$'Historical Data'.E55]"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6]" office:value-type="string" office:string-value="Reused lines" calcext:value-type="string">
            <text:p>Reused lines</text:p>
          </table:table-cell>
          <table:table-cell table:style-name="ce181"/>
          <table:table-cell table:style-name="ce336" table:formula="of:=[$Estimation.B97]" office:value-type="float" office:value="0" calcext:value-type="float">
            <text:p>0</text:p>
          </table:table-cell>
          <table:table-cell table:style-name="ce336" table:formula="of:=[$Estimation.C97]" office:value-type="float" office:value="0" calcext:value-type="float">
            <text:p>0</text:p>
          </table:table-cell>
          <table:table-cell table:style-name="ce336" table:formula="of:=[.D45]+[$'Historical Data'.E56]"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81"/>
          <table:table-cell table:style-name="ce336" table:formula="of:=[$Estimation.D88]" office:value-type="float" office:value="0" calcext:value-type="float">
            <text:p>0</text:p>
          </table:table-cell>
          <table:table-cell table:style-name="ce336" table:formula="of:=[$Estimation.H88]" office:value-type="float" office:value="0" calcext:value-type="float">
            <text:p>0</text:p>
          </table:table-cell>
          <table:table-cell table:style-name="ce336" table:formula="of:=[.D46]+[$'Historical Data'.E57]"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number-columns-repeated="2"/>
          <table:table-cell table:style-name="ce277" table:number-columns-repeated="2"/>
          <table:table-cell table:style-name="ce281"/>
          <table:table-cell table:number-columns-repeated="1019"/>
        </table:table-row>
        <table:table-row table:style-name="ro2">
          <table:table-cell table:style-name="ce138" table:number-columns-repeated="2"/>
          <table:table-cell table:style-name="ce337" office:value-type="string" calcext:value-type="string">
            <text:p>Plan</text:p>
          </table:table-cell>
          <table:table-cell table:style-name="ce337" office:value-type="string" calcext:value-type="string">
            <text:p>Actual</text:p>
          </table:table-cell>
          <table:table-cell table:style-name="ce338" office:value-type="string" calcext:value-type="string">
            <text:p>To Date</text:p>
          </table:table-cell>
          <table:table-cell table:style-name="ce335" office:value-type="string" calcext:value-type="string">
            <text:p>To Date %</text:p>
          </table:table-cell>
          <table:table-cell table:style-name="ce138" table:number-columns-repeated="1018"/>
        </table:table-row>
        <table:table-row table:style-name="ro2">
          <table:table-cell table:style-name="ce138" table:formula="of:=[$'Historical Data'.A64]" office:value-type="string" office:string-value="Time In Phase (minutes)" calcext:value-type="string">
            <text:p>Time In Phase (minutes)</text:p>
          </table:table-cell>
          <table:table-cell table:style-name="ce138"/>
          <table:table-cell table:style-name="ce277" table:number-columns-repeated="2"/>
          <table:table-cell table:style-name="ce281"/>
          <table:table-cell table:style-name="ce138"/>
          <table:table-cell/>
          <table:table-cell table:style-name="ce138"/>
          <table:table-cell table:number-columns-repeated="1016"/>
        </table:table-row>
        <table:table-row table:style-name="ro2">
          <table:table-cell table:style-name="ce139" table:formula="of:=[$'Historical Data'.A65]" office:value-type="string" office:string-value="Analysis" calcext:value-type="string">
            <text:p>Analysis</text:p>
          </table:table-cell>
          <table:table-cell/>
          <table:table-cell table:style-name="ce278" table:content-validation-name="val2" table:formula="of:=[.$C$61]*[$'Historical Data'.F65]" office:value-type="float" office:value="0" calcext:value-type="float">
            <text:p>0</text:p>
          </table:table-cell>
          <table:table-cell table:style-name="ce278" table:content-validation-name="val3" table:formula="of:=SUMIF([$'Time Log'.$F$48:.$F$137];[.A50];[$'Time Log'.$E$48:.$E$137])" office:value-type="float" office:value="25" calcext:value-type="float">
            <text:p>25</text:p>
          </table:table-cell>
          <table:table-cell table:style-name="ce260" table:formula="of:=[.D50]+[$'Historical Data'.E65]" office:value-type="float" office:value="25" calcext:value-type="float">
            <text:p>25</text:p>
          </table:table-cell>
          <table:table-cell table:style-name="ce165" table:formula="of:=IF([.$E$59]=0;0;[.E50]/[.$E$59])" office:value-type="percentage" office:value="0.833333333333332" calcext:value-type="percentage">
            <text:p>83.3%</text:p>
          </table:table-cell>
          <table:table-cell table:number-columns-repeated="1018"/>
        </table:table-row>
        <table:table-row table:style-name="ro2">
          <table:table-cell table:style-name="ce139" table:formula="of:=[$'Historical Data'.A66]" office:value-type="string" office:string-value="Architecture" calcext:value-type="string">
            <text:p>Architecture</text:p>
          </table:table-cell>
          <table:table-cell/>
          <table:table-cell table:style-name="ce278" table:content-validation-name="val2" table:formula="of:=[.$C$61]*[$'Historical Data'.F66]" office:value-type="float" office:value="0" calcext:value-type="float">
            <text:p>0</text:p>
          </table:table-cell>
          <table:table-cell table:style-name="ce278" table:content-validation-name="val3" table:formula="of:=SUMIF([$'Time Log'.$F$48:.$F$137];[.A51];[$'Time Log'.$E$48:.$E$137])" office:value-type="float" office:value="80.0000000000001" calcext:value-type="float">
            <text:p>80</text:p>
          </table:table-cell>
          <table:table-cell table:style-name="ce260" table:formula="of:=[.D51]+[$'Historical Data'.E66]" office:value-type="float" office:value="80.0000000000001" calcext:value-type="float">
            <text:p>80</text:p>
          </table:table-cell>
          <table:table-cell table:style-name="ce165" table:formula="of:=IF([.$E$59]=0;0;[.E51]/[.$E$59])" office:value-type="percentage" office:value="2.66666666666667" calcext:value-type="percentage">
            <text:p>266.7%</text:p>
          </table:table-cell>
          <table:table-cell table:number-columns-repeated="1018"/>
        </table:table-row>
        <table:table-row table:style-name="ro2">
          <table:table-cell table:style-name="ce139" table:formula="of:=[$'Historical Data'.A67]" office:value-type="string" office:string-value="Project planning" calcext:value-type="string">
            <text:p>Project planning</text:p>
          </table:table-cell>
          <table:table-cell/>
          <table:table-cell table:style-name="ce278" table:content-validation-name="val2" table:formula="of:=[.$C$61]*[$'Historical Data'.F67]" office:value-type="float" office:value="0" calcext:value-type="float">
            <text:p>0</text:p>
          </table:table-cell>
          <table:table-cell table:style-name="ce278" table:content-validation-name="val3" table:formula="of:=SUMIF([$'Time Log'.$F$48:.$F$137];[.A52];[$'Time Log'.$E$48:.$E$137])" office:value-type="float" office:value="25.0000000000001" calcext:value-type="float">
            <text:p>25</text:p>
          </table:table-cell>
          <table:table-cell table:style-name="ce260" table:formula="of:=[.D52]+[$'Historical Data'.E67]" office:value-type="float" office:value="25.0000000000001" calcext:value-type="float">
            <text:p>25</text:p>
          </table:table-cell>
          <table:table-cell table:style-name="ce165" table:formula="of:=IF([.$E$59]=0;0;[.E52]/[.$E$59])" office:value-type="percentage" office:value="0.833333333333335" calcext:value-type="percentage">
            <text:p>83.3%</text:p>
          </table:table-cell>
          <table:table-cell table:number-columns-repeated="1018"/>
        </table:table-row>
        <table:table-row table:style-name="ro2">
          <table:table-cell table:style-name="ce139" table:formula="of:=[$'Historical Data'.A68]" office:value-type="string" office:string-value="Interation planning" calcext:value-type="string">
            <text:p>Interation planning</text:p>
          </table:table-cell>
          <table:table-cell/>
          <table:table-cell table:style-name="ce278" table:content-validation-name="val2" table:formula="of:=[.$C$61]*[$'Historical Data'.F68]" office:value-type="float" office:value="0" calcext:value-type="float">
            <text:p>0</text:p>
          </table:table-cell>
          <table:table-cell table:style-name="ce278" table:content-validation-name="val3" table:formula="of:=SUMIF([$'Time Log'.$F$48:.$F$137];[.A53];[$'Time Log'.$E$48:.$E$137])" office:value-type="float" office:value="0" calcext:value-type="float">
            <text:p>0</text:p>
          </table:table-cell>
          <table:table-cell table:style-name="ce260" table:formula="of:=[.D53]+[$'Historical Data'.E68]" office:value-type="float" office:value="0" calcext:value-type="float">
            <text:p>0</text:p>
          </table:table-cell>
          <table:table-cell table:style-name="ce165" table:formula="of:=IF([.$E$59]=0;0;[.E53]/[.$E$59])" office:value-type="percentage" office:value="0" calcext:value-type="percentage">
            <text:p>0.0%</text:p>
          </table:table-cell>
          <table:table-cell table:number-columns-repeated="1018"/>
        </table:table-row>
        <table:table-row table:style-name="ro2">
          <table:table-cell table:style-name="ce139" table:formula="of:=[$'Historical Data'.A69]" office:value-type="string" office:string-value="Construction" calcext:value-type="string">
            <text:p>Construction</text:p>
          </table:table-cell>
          <table:table-cell/>
          <table:table-cell table:style-name="ce278" table:content-validation-name="val2" table:formula="of:=[.$C$61]*[$'Historical Data'.F69]" office:value-type="float" office:value="0" calcext:value-type="float">
            <text:p>0</text:p>
          </table:table-cell>
          <table:table-cell table:style-name="ce278" table:content-validation-name="val3" table:formula="of:=SUMIF([$'Time Log'.$F$48:.$F$137];[.A54];[$'Time Log'.$E$48:.$E$137])" office:value-type="float" office:value="170" calcext:value-type="float">
            <text:p>170</text:p>
          </table:table-cell>
          <table:table-cell table:style-name="ce260" table:formula="of:=[.D54]+[$'Historical Data'.E69]" office:value-type="float" office:value="170" calcext:value-type="float">
            <text:p>170</text:p>
          </table:table-cell>
          <table:table-cell table:style-name="ce165" table:formula="of:=IF([.$E$59]=0;0;[.E54]/[.$E$59])" office:value-type="percentage" office:value="5.66666666666666" calcext:value-type="percentage">
            <text:p>566.7%</text:p>
          </table:table-cell>
          <table:table-cell table:number-columns-repeated="1018"/>
        </table:table-row>
        <table:table-row table:style-name="ro2">
          <table:table-cell table:style-name="ce139" table:formula="of:=[$'Historical Data'.A70]" office:value-type="string" office:string-value="Refactoring" calcext:value-type="string">
            <text:p>Refactoring</text:p>
          </table:table-cell>
          <table:table-cell/>
          <table:table-cell table:style-name="ce278" table:content-validation-name="val2" table:formula="of:=[.$C$61]*[$'Historical Data'.F70]" office:value-type="float" office:value="0" calcext:value-type="float">
            <text:p>0</text:p>
          </table:table-cell>
          <table:table-cell table:style-name="ce278" table:content-validation-name="val3" table:formula="of:=SUMIF([$'Time Log'.$F$48:.$F$137];[.A55];[$'Time Log'.$E$48:.$E$137])" office:value-type="float" office:value="30.0000000000001" calcext:value-type="float">
            <text:p>30</text:p>
          </table:table-cell>
          <table:table-cell table:style-name="ce260" table:formula="of:=[.D55]+[$'Historical Data'.E70]" office:value-type="float" office:value="30.0000000000001" calcext:value-type="float">
            <text:p>30</text:p>
          </table:table-cell>
          <table:table-cell table:style-name="ce165" table:formula="of:=IF([.$E$59]=0;0;[.E55]/[.$E$59])" office:value-type="percentage" office:value="1" calcext:value-type="percentage">
            <text:p>100.0%</text:p>
          </table:table-cell>
          <table:table-cell table:number-columns-repeated="1018"/>
        </table:table-row>
        <table:table-row table:style-name="ro2">
          <table:table-cell table:style-name="ce139" table:formula="of:=[$'Historical Data'.A71]" office:value-type="string" office:string-value="Review" calcext:value-type="string">
            <text:p>Review</text:p>
          </table:table-cell>
          <table:table-cell/>
          <table:table-cell table:style-name="ce278" table:content-validation-name="val2" table:formula="of:=[.$C$61]*[$'Historical Data'.F71]" office:value-type="float" office:value="0" calcext:value-type="float">
            <text:p>0</text:p>
          </table:table-cell>
          <table:table-cell table:style-name="ce278" table:content-validation-name="val3" table:formula="of:=SUMIF([$'Time Log'.$F$48:.$F$137];[.A56];[$'Time Log'.$E$48:.$E$137])" office:value-type="float" office:value="0" calcext:value-type="float">
            <text:p>0</text:p>
          </table:table-cell>
          <table:table-cell table:style-name="ce260" table:formula="of:=[.D56]+[$'Historical Data'.E71]" office:value-type="float" office:value="0" calcext:value-type="float">
            <text:p>0</text:p>
          </table:table-cell>
          <table:table-cell table:style-name="ce165" table:formula="of:=IF([.$E$59]=0;0;[.E56]/[.$E$59])" office:value-type="percentage" office:value="0" calcext:value-type="percentage">
            <text:p>0.0%</text:p>
          </table:table-cell>
          <table:table-cell table:number-columns-repeated="1018"/>
        </table:table-row>
        <table:table-row table:style-name="ro2">
          <table:table-cell table:style-name="ce139" table:formula="of:=[$'Historical Data'.A72]" office:value-type="string" office:string-value="Integration test" calcext:value-type="string">
            <text:p>Integration test</text:p>
          </table:table-cell>
          <table:table-cell/>
          <table:table-cell table:style-name="ce278" table:content-validation-name="val2" table:formula="of:=[.$C$61]*[$'Historical Data'.F72]" office:value-type="float" office:value="0" calcext:value-type="float">
            <text:p>0</text:p>
          </table:table-cell>
          <table:table-cell table:style-name="ce278" table:content-validation-name="val3" table:formula="of:=SUMIF([$'Time Log'.$F$48:.$F$137];[.A57];[$'Time Log'.$E$48:.$E$137])" office:value-type="float" office:value="164" calcext:value-type="float">
            <text:p>164</text:p>
          </table:table-cell>
          <table:table-cell table:style-name="ce260" table:formula="of:=[.D57]+[$'Historical Data'.E72]" office:value-type="float" office:value="164" calcext:value-type="float">
            <text:p>164</text:p>
          </table:table-cell>
          <table:table-cell table:style-name="ce165" table:formula="of:=IF([.$E$59]=0;0;[.E57]/[.$E$59])" office:value-type="percentage" office:value="5.46666666666666" calcext:value-type="percentage">
            <text:p>546.7%</text:p>
          </table:table-cell>
          <table:table-cell table:number-columns-repeated="1018"/>
        </table:table-row>
        <table:table-row table:style-name="ro2">
          <table:table-cell table:style-name="ce139" table:formula="of:=[$'Historical Data'.A73]" office:value-type="string" office:string-value="Repatterning" calcext:value-type="string">
            <text:p>Repatterning</text:p>
          </table:table-cell>
          <table:table-cell/>
          <table:table-cell table:style-name="ce278" table:content-validation-name="val2" table:formula="of:=[.$C$61]*[$'Historical Data'.F73]" office:value-type="float" office:value="0" calcext:value-type="float">
            <text:p>0</text:p>
          </table:table-cell>
          <table:table-cell table:style-name="ce278" table:content-validation-name="val3" table:formula="of:=SUMIF([$'Time Log'.$F$48:.$F$137];[.A58];[$'Time Log'.$E$48:.$E$137])" office:value-type="float" office:value="0" calcext:value-type="float">
            <text:p>0</text:p>
          </table:table-cell>
          <table:table-cell table:style-name="ce260" table:formula="of:=[.D58]+[$'Historical Data'.E73]" office:value-type="float" office:value="0" calcext:value-type="float">
            <text:p>0</text:p>
          </table:table-cell>
          <table:table-cell table:style-name="ce165" table:formula="of:=IF([.$E$59]=0;0;[.E58]/[.$E$59])" office:value-type="percentage" office:value="0" calcext:value-type="percentage">
            <text:p>0.0%</text:p>
          </table:table-cell>
          <table:table-cell table:number-columns-repeated="1018"/>
        </table:table-row>
        <table:table-row table:style-name="ro2">
          <table:table-cell table:style-name="ce139" table:formula="of:=[$'Historical Data'.A74]" office:value-type="string" office:string-value="Postmortem" calcext:value-type="string">
            <text:p>Postmortem</text:p>
          </table:table-cell>
          <table:table-cell/>
          <table:table-cell table:style-name="ce278" table:content-validation-name="val2" table:formula="of:=[.$C$61]*[$'Historical Data'.F74]" office:value-type="float" office:value="0" calcext:value-type="float">
            <text:p>0</text:p>
          </table:table-cell>
          <table:table-cell table:style-name="ce278" table:content-validation-name="val3" table:formula="of:=SUMIF([$'Time Log'.$F$48:.$F$137];[.A59];[$'Time Log'.$E$48:.$E$137])" office:value-type="float" office:value="30.0000000000001" calcext:value-type="float">
            <text:p>30</text:p>
          </table:table-cell>
          <table:table-cell table:style-name="ce260" table:formula="of:=[.D59]+[$'Historical Data'.E74]" office:value-type="float" office:value="30.0000000000001" calcext:value-type="float">
            <text:p>30</text:p>
          </table:table-cell>
          <table:table-cell table:style-name="ce165" table:formula="of:=IF([.$E$59]=0;0;[.E59]/[.$E$59])" office:value-type="percentage" office:value="1" calcext:value-type="percentage">
            <text:p>100.0%</text:p>
          </table:table-cell>
          <table:table-cell table:number-columns-repeated="1018"/>
        </table:table-row>
        <table:table-row table:style-name="ro2">
          <table:table-cell table:style-name="ce139" table:formula="of:=[$'Historical Data'.A75]" office:value-type="string" office:string-value="Sandbox" calcext:value-type="string">
            <text:p>Sandbox</text:p>
          </table:table-cell>
          <table:table-cell/>
          <table:table-cell table:style-name="ce278" table:content-validation-name="val2" table:formula="of:=[.$C$61]*[$'Historical Data'.F75]" office:value-type="float" office:value="0" calcext:value-type="float">
            <text:p>0</text:p>
          </table:table-cell>
          <table:table-cell table:style-name="ce278" table:content-validation-name="val3" table:formula="of:=SUMIF([$'Time Log'.$F$48:.$F$137];[.A60];[$'Time Log'.$E$48:.$E$137])" office:value-type="float" office:value="0" calcext:value-type="float">
            <text:p>0</text:p>
          </table:table-cell>
          <table:table-cell table:style-name="ce260" table:formula="of:=[.D60]+[$'Historical Data'.E75]" office:value-type="float" office:value="0" calcext:value-type="float">
            <text:p>0</text:p>
          </table:table-cell>
          <table:table-cell table:style-name="ce165" table:formula="of:=IF([.$E$59]=0;0;[.E60]/[.$E$59])" office:value-type="percentage" office:value="0" calcext:value-type="percentage">
            <text:p>0.0%</text:p>
          </table:table-cell>
          <table:table-cell table:number-columns-repeated="1018"/>
        </table:table-row>
        <table:table-row table:style-name="ro2">
          <table:table-cell table:style-name="ce139" table:formula="of:=[$'Historical Data'.A76]" office:value-type="string" office:string-value="TOTAL" calcext:value-type="string">
            <text:p>TOTAL</text:p>
          </table:table-cell>
          <table:table-cell/>
          <table:table-cell table:style-name="ce278" table:formula="of:=[$Estimation.D115]" office:value-type="float" office:value="0" calcext:value-type="float">
            <text:p>0</text:p>
          </table:table-cell>
          <table:table-cell table:style-name="ce278" table:formula="of:=SUM([.D50:.D60])" office:value-type="float" office:value="524.000000000001" calcext:value-type="float">
            <text:p>524</text:p>
          </table:table-cell>
          <table:table-cell table:style-name="ce278" table:formula="of:=[.D61]+[$'Historical Data'.E76]" office:value-type="float" office:value="524.000000000001" calcext:value-type="float">
            <text:p>524</text:p>
          </table:table-cell>
          <table:table-cell table:style-name="ce165" table:formula="of:=IF([.$E$59]=0;0;[.E61]/[.$E$59])" office:value-type="percentage" office:value="17.4666666666667" calcext:value-type="percentage">
            <text:p>1746.7%</text:p>
          </table:table-cell>
          <table:table-cell table:number-columns-repeated="1018"/>
        </table:table-row>
        <table:table-row table:style-name="ro2">
          <table:table-cell table:number-columns-repeated="2"/>
          <table:table-cell table:style-name="ce218" table:number-columns-repeated="2"/>
          <table:table-cell table:style-name="ce56"/>
          <table:table-cell table:number-columns-repeated="1019"/>
        </table:table-row>
        <table:table-row table:style-name="ro2">
          <table:table-cell table:style-name="ce138" table:formula="of:=[$'Historical Data'.A78]" office:value-type="string" office:string-value="Changes traced to" calcext:value-type="string">
            <text:p>Changes traced to</text:p>
          </table:table-cell>
          <table:table-cell table:style-name="ce138" table:number-columns-repeated="3"/>
          <table:table-cell/>
          <table:table-cell table:style-name="ce138"/>
          <table:table-cell/>
          <table:table-cell table:style-name="ce138"/>
          <table:table-cell table:number-columns-repeated="1016"/>
        </table:table-row>
        <table:table-row table:style-name="ro2">
          <table:table-cell table:style-name="ce139" table:formula="of:=[$'Historical Data'.A79]" office:value-type="string" office:string-value="Analysis" calcext:value-type="string">
            <text:p>Analysis</text:p>
          </table:table-cell>
          <table:table-cell table:number-columns-repeated="2"/>
          <table:table-cell table:style-name="ce163" table:content-validation-name="val3" table:formula="of:=COUNTIF([$'Change Log'.$D$60:.$D$60];[.A64])" office:value-type="float" office:value="0" calcext:value-type="float">
            <text:p>0</text:p>
          </table:table-cell>
          <table:table-cell table:style-name="ce163" table:formula="of:=[.D64]+[$'Historical Data'.E79]" office:value-type="float" office:value="0" calcext:value-type="float">
            <text:p>0</text:p>
          </table:table-cell>
          <table:table-cell table:number-columns-repeated="1019"/>
        </table:table-row>
        <table:table-row table:style-name="ro2">
          <table:table-cell table:style-name="ce139" table:formula="of:=[$'Historical Data'.A80]" office:value-type="string" office:string-value="Architecture" calcext:value-type="string">
            <text:p>Architecture</text:p>
          </table:table-cell>
          <table:table-cell table:number-columns-repeated="2"/>
          <table:table-cell table:style-name="ce163" table:content-validation-name="val3" table:formula="of:=COUNTIF([$'Change Log'.$D$60:.$D$60];[.A65])" office:value-type="float" office:value="0" calcext:value-type="float">
            <text:p>0</text:p>
          </table:table-cell>
          <table:table-cell table:style-name="ce163" table:formula="of:=[.D65]+[$'Historical Data'.E80]" office:value-type="float" office:value="0" calcext:value-type="float">
            <text:p>0</text:p>
          </table:table-cell>
          <table:table-cell table:number-columns-repeated="1019"/>
        </table:table-row>
        <table:table-row table:style-name="ro2">
          <table:table-cell table:style-name="ce139" table:formula="of:=[$'Historical Data'.A81]" office:value-type="string" office:string-value="Project planning" calcext:value-type="string">
            <text:p>Project planning</text:p>
          </table:table-cell>
          <table:table-cell table:style-name="ce45" table:number-columns-repeated="2"/>
          <table:table-cell table:style-name="ce163" table:content-validation-name="val3" table:formula="of:=COUNTIF([$'Change Log'.$D$60:.$D$60];[.A66])" office:value-type="float" office:value="0" calcext:value-type="float">
            <text:p>0</text:p>
          </table:table-cell>
          <table:table-cell table:style-name="ce163" table:formula="of:=[.D66]+[$'Historical Data'.E81]" office:value-type="float" office:value="0" calcext:value-type="float">
            <text:p>0</text:p>
          </table:table-cell>
          <table:table-cell table:style-name="ce45"/>
          <table:table-cell/>
          <table:table-cell table:style-name="ce45"/>
          <table:table-cell table:number-columns-repeated="1016"/>
        </table:table-row>
        <table:table-row table:style-name="ro2">
          <table:table-cell table:style-name="ce139" table:formula="of:=[$'Historical Data'.A82]" office:value-type="string" office:string-value="Interation planning" calcext:value-type="string">
            <text:p>Interation planning</text:p>
          </table:table-cell>
          <table:table-cell table:number-columns-repeated="2"/>
          <table:table-cell table:style-name="ce163" table:content-validation-name="val3" table:formula="of:=COUNTIF([$'Change Log'.$D$60:.$D$60];[.A67])" office:value-type="float" office:value="0" calcext:value-type="float">
            <text:p>0</text:p>
          </table:table-cell>
          <table:table-cell table:style-name="ce163" table:formula="of:=[.D67]+[$'Historical Data'.E82]" office:value-type="float" office:value="0" calcext:value-type="float">
            <text:p>0</text:p>
          </table:table-cell>
          <table:table-cell table:number-columns-repeated="1019"/>
        </table:table-row>
        <table:table-row table:style-name="ro2">
          <table:table-cell table:style-name="ce139" table:formula="of:=[$'Historical Data'.A83]" office:value-type="string" office:string-value="Construction" calcext:value-type="string">
            <text:p>Construction</text:p>
          </table:table-cell>
          <table:table-cell table:number-columns-repeated="2"/>
          <table:table-cell table:style-name="ce163" table:content-validation-name="val3" table:formula="of:=COUNTIF([$'Change Log'.$D$60:.$D$60];[.A68])" office:value-type="float" office:value="0" calcext:value-type="float">
            <text:p>0</text:p>
          </table:table-cell>
          <table:table-cell table:style-name="ce163" table:formula="of:=[.D68]+[$'Historical Data'.E83]" office:value-type="float" office:value="0" calcext:value-type="float">
            <text:p>0</text:p>
          </table:table-cell>
          <table:table-cell table:number-columns-repeated="1019"/>
        </table:table-row>
        <table:table-row table:style-name="ro2">
          <table:table-cell table:style-name="ce139" table:formula="of:=[$'Historical Data'.A84]" office:value-type="string" office:string-value="Refactoring" calcext:value-type="string">
            <text:p>Refactoring</text:p>
          </table:table-cell>
          <table:table-cell table:number-columns-repeated="2"/>
          <table:table-cell table:style-name="ce163" table:content-validation-name="val3" table:formula="of:=COUNTIF([$'Change Log'.$D$60:.$D$60];[.A69])" office:value-type="float" office:value="0" calcext:value-type="float">
            <text:p>0</text:p>
          </table:table-cell>
          <table:table-cell table:style-name="ce163" table:formula="of:=[.D69]+[$'Historical Data'.E84]" office:value-type="float" office:value="0" calcext:value-type="float">
            <text:p>0</text:p>
          </table:table-cell>
          <table:table-cell table:number-columns-repeated="1019"/>
        </table:table-row>
        <table:table-row table:style-name="ro2">
          <table:table-cell table:style-name="ce139" table:formula="of:=[$'Historical Data'.A85]" office:value-type="string" office:string-value="Review" calcext:value-type="string">
            <text:p>Review</text:p>
          </table:table-cell>
          <table:table-cell table:number-columns-repeated="2"/>
          <table:table-cell table:style-name="ce163" table:content-validation-name="val3" table:formula="of:=COUNTIF([$'Change Log'.$D$60:.$D$60];[.A70])" office:value-type="float" office:value="0" calcext:value-type="float">
            <text:p>0</text:p>
          </table:table-cell>
          <table:table-cell table:style-name="ce163" table:formula="of:=[.D70]+[$'Historical Data'.E85]" office:value-type="float" office:value="0" calcext:value-type="float">
            <text:p>0</text:p>
          </table:table-cell>
          <table:table-cell table:number-columns-repeated="1019"/>
        </table:table-row>
        <table:table-row table:style-name="ro2">
          <table:table-cell table:style-name="ce139" table:formula="of:=[$'Historical Data'.A86]" office:value-type="string" office:string-value="Integration test" calcext:value-type="string">
            <text:p>Integration test</text:p>
          </table:table-cell>
          <table:table-cell table:number-columns-repeated="2"/>
          <table:table-cell table:style-name="ce163" table:content-validation-name="val3" table:formula="of:=COUNTIF([$'Change Log'.$D$60:.$D$60];[.A71])" office:value-type="float" office:value="0" calcext:value-type="float">
            <text:p>0</text:p>
          </table:table-cell>
          <table:table-cell table:style-name="ce163" table:formula="of:=[.D71]+[$'Historical Data'.E86]" office:value-type="float" office:value="0" calcext:value-type="float">
            <text:p>0</text:p>
          </table:table-cell>
          <table:table-cell table:number-columns-repeated="1019"/>
        </table:table-row>
        <table:table-row table:style-name="ro2">
          <table:table-cell table:style-name="ce139" table:formula="of:=[$'Historical Data'.A87]" office:value-type="string" office:string-value="Repatterning" calcext:value-type="string">
            <text:p>Repatterning</text:p>
          </table:table-cell>
          <table:table-cell table:number-columns-repeated="2"/>
          <table:table-cell table:style-name="ce163" table:content-validation-name="val3" table:formula="of:=COUNTIF([$'Change Log'.$D$60:.$D$60];[.A72])" office:value-type="float" office:value="0" calcext:value-type="float">
            <text:p>0</text:p>
          </table:table-cell>
          <table:table-cell table:style-name="ce163" table:formula="of:=[.D72]+[$'Historical Data'.E87]" office:value-type="float" office:value="0" calcext:value-type="float">
            <text:p>0</text:p>
          </table:table-cell>
          <table:table-cell table:number-columns-repeated="1019"/>
        </table:table-row>
        <table:table-row table:style-name="ro2">
          <table:table-cell table:style-name="ce139" table:formula="of:=[$'Historical Data'.A88]" office:value-type="string" office:string-value="Postmortem" calcext:value-type="string">
            <text:p>Postmortem</text:p>
          </table:table-cell>
          <table:table-cell table:number-columns-repeated="2"/>
          <table:table-cell table:style-name="ce163" table:content-validation-name="val3" table:formula="of:=COUNTIF([$'Change Log'.$D$60:.$D$60];[.A73])" office:value-type="float" office:value="0" calcext:value-type="float">
            <text:p>0</text:p>
          </table:table-cell>
          <table:table-cell table:style-name="ce163" table:formula="of:=[.D73]+[$'Historical Data'.E88]" office:value-type="float" office:value="0" calcext:value-type="float">
            <text:p>0</text:p>
          </table:table-cell>
          <table:table-cell table:number-columns-repeated="1019"/>
        </table:table-row>
        <table:table-row table:style-name="ro2">
          <table:table-cell table:style-name="ce139" table:formula="of:=[$'Historical Data'.A89]" office:value-type="string" office:string-value="Sandbox" calcext:value-type="string">
            <text:p>Sandbox</text:p>
          </table:table-cell>
          <table:table-cell table:style-name="ce138" table:number-columns-repeated="2"/>
          <table:table-cell table:style-name="ce163" table:content-validation-name="val3" table:formula="of:=COUNTIF([$'Change Log'.$D$60:.$D$60];[.A74])" office:value-type="float" office:value="0" calcext:value-type="float">
            <text:p>0</text:p>
          </table:table-cell>
          <table:table-cell table:style-name="ce163" table:formula="of:=[.D74]+[$'Historical Data'.E89]"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9" table:formula="of:=[$'Historical Data'.A90]" office:value-type="string" office:string-value="TOTAL" calcext:value-type="string">
            <text:p>TOTAL</text:p>
          </table:table-cell>
          <table:table-cell table:style-name="ce138" table:number-columns-repeated="2"/>
          <table:table-cell table:style-name="ce163" table:content-validation-name="val3" table:formula="of:=SUM([.D64:.D74])" office:value-type="float" office:value="0" calcext:value-type="float">
            <text:p>0</text:p>
          </table:table-cell>
          <table:table-cell table:style-name="ce163" table:formula="of:=[.D75]+[$'Historical Data'.E90]"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8" table:number-columns-repeated="4"/>
          <table:table-cell table:style-name="ce163"/>
          <table:table-cell table:style-name="ce138"/>
          <table:table-cell/>
          <table:table-cell table:style-name="ce138"/>
          <table:table-cell table:number-columns-repeated="1016"/>
        </table:table-row>
        <table:table-row table:style-name="ro2">
          <table:table-cell table:style-name="ce138" table:formula="of:=[$'Historical Data'.A92]" office:value-type="string" office:string-value="Changes implemented in" calcext:value-type="string">
            <text:p>Changes implemented in</text:p>
          </table:table-cell>
          <table:table-cell table:style-name="ce138" table:number-columns-repeated="3"/>
          <table:table-cell table:style-name="ce163"/>
          <table:table-cell table:style-name="ce138"/>
          <table:table-cell/>
          <table:table-cell table:style-name="ce138"/>
          <table:table-cell table:number-columns-repeated="1016"/>
        </table:table-row>
        <table:table-row table:style-name="ro2">
          <table:table-cell table:style-name="ce139" table:formula="of:=[$'Historical Data'.A93]" office:value-type="string" office:string-value="Analysis" calcext:value-type="string">
            <text:p>Analysis</text:p>
          </table:table-cell>
          <table:table-cell table:number-columns-repeated="2"/>
          <table:table-cell table:style-name="ce163" table:content-validation-name="val3" table:formula="of:=COUNTIF([$'Change Log'.$F$60:.$F$60];[.A78])" office:value-type="float" office:value="0" calcext:value-type="float">
            <text:p>0</text:p>
          </table:table-cell>
          <table:table-cell table:style-name="ce163" table:formula="of:=[.D78]+[$'Historical Data'.E93]" office:value-type="float" office:value="0" calcext:value-type="float">
            <text:p>0</text:p>
          </table:table-cell>
          <table:table-cell table:number-columns-repeated="1019"/>
        </table:table-row>
        <table:table-row table:style-name="ro2">
          <table:table-cell table:style-name="ce139" table:formula="of:=[$'Historical Data'.A94]" office:value-type="string" office:string-value="Architecture" calcext:value-type="string">
            <text:p>Architecture</text:p>
          </table:table-cell>
          <table:table-cell table:number-columns-repeated="2"/>
          <table:table-cell table:style-name="ce163" table:content-validation-name="val3" table:formula="of:=COUNTIF([$'Change Log'.$F$60:.$F$60];[.A79])" office:value-type="float" office:value="0" calcext:value-type="float">
            <text:p>0</text:p>
          </table:table-cell>
          <table:table-cell table:style-name="ce163" table:formula="of:=[.D79]+[$'Historical Data'.E94]" office:value-type="float" office:value="0" calcext:value-type="float">
            <text:p>0</text:p>
          </table:table-cell>
          <table:table-cell table:number-columns-repeated="1019"/>
        </table:table-row>
        <table:table-row table:style-name="ro2">
          <table:table-cell table:style-name="ce139" table:formula="of:=[$'Historical Data'.A95]" office:value-type="string" office:string-value="Project planning" calcext:value-type="string">
            <text:p>Project planning</text:p>
          </table:table-cell>
          <table:table-cell table:number-columns-repeated="2"/>
          <table:table-cell table:style-name="ce163" table:content-validation-name="val3" table:formula="of:=COUNTIF([$'Change Log'.$F$60:.$F$60];[.A80])" office:value-type="float" office:value="0" calcext:value-type="float">
            <text:p>0</text:p>
          </table:table-cell>
          <table:table-cell table:style-name="ce163" table:formula="of:=[.D80]+[$'Historical Data'.E95]" office:value-type="float" office:value="0" calcext:value-type="float">
            <text:p>0</text:p>
          </table:table-cell>
          <table:table-cell table:number-columns-repeated="1019"/>
        </table:table-row>
        <table:table-row table:style-name="ro2">
          <table:table-cell table:style-name="ce139" table:formula="of:=[$'Historical Data'.A96]" office:value-type="string" office:string-value="Interation planning" calcext:value-type="string">
            <text:p>Interation planning</text:p>
          </table:table-cell>
          <table:table-cell table:number-columns-repeated="2"/>
          <table:table-cell table:style-name="ce163" table:content-validation-name="val3" table:formula="of:=COUNTIF([$'Change Log'.$F$60:.$F$60];[.A81])" office:value-type="float" office:value="0" calcext:value-type="float">
            <text:p>0</text:p>
          </table:table-cell>
          <table:table-cell table:style-name="ce163" table:formula="of:=[.D81]+[$'Historical Data'.E96]" office:value-type="float" office:value="0" calcext:value-type="float">
            <text:p>0</text:p>
          </table:table-cell>
          <table:table-cell table:number-columns-repeated="1019"/>
        </table:table-row>
        <table:table-row table:style-name="ro2">
          <table:table-cell table:style-name="ce139" table:formula="of:=[$'Historical Data'.A97]" office:value-type="string" office:string-value="Construction" calcext:value-type="string">
            <text:p>Construction</text:p>
          </table:table-cell>
          <table:table-cell table:number-columns-repeated="2"/>
          <table:table-cell table:style-name="ce163" table:content-validation-name="val3" table:formula="of:=COUNTIF([$'Change Log'.$F$60:.$F$60];[.A82])" office:value-type="float" office:value="0" calcext:value-type="float">
            <text:p>0</text:p>
          </table:table-cell>
          <table:table-cell table:style-name="ce163" table:formula="of:=[.D82]+[$'Historical Data'.E97]" office:value-type="float" office:value="0" calcext:value-type="float">
            <text:p>0</text:p>
          </table:table-cell>
          <table:table-cell table:number-columns-repeated="1019"/>
        </table:table-row>
        <table:table-row table:style-name="ro2">
          <table:table-cell table:style-name="ce139" table:formula="of:=[$'Historical Data'.A98]" office:value-type="string" office:string-value="Refactoring" calcext:value-type="string">
            <text:p>Refactoring</text:p>
          </table:table-cell>
          <table:table-cell table:number-columns-repeated="2"/>
          <table:table-cell table:style-name="ce163" table:content-validation-name="val3" table:formula="of:=COUNTIF([$'Change Log'.$F$60:.$F$60];[.A83])" office:value-type="float" office:value="0" calcext:value-type="float">
            <text:p>0</text:p>
          </table:table-cell>
          <table:table-cell table:style-name="ce163" table:formula="of:=[.D83]+[$'Historical Data'.E98]" office:value-type="float" office:value="0" calcext:value-type="float">
            <text:p>0</text:p>
          </table:table-cell>
          <table:table-cell table:number-columns-repeated="1019"/>
        </table:table-row>
        <table:table-row table:style-name="ro2">
          <table:table-cell table:style-name="ce139" table:formula="of:=[$'Historical Data'.A99]" office:value-type="string" office:string-value="Review" calcext:value-type="string">
            <text:p>Review</text:p>
          </table:table-cell>
          <table:table-cell table:number-columns-repeated="2"/>
          <table:table-cell table:style-name="ce163" table:content-validation-name="val3" table:formula="of:=COUNTIF([$'Change Log'.$F$60:.$F$60];[.A84])" office:value-type="float" office:value="0" calcext:value-type="float">
            <text:p>0</text:p>
          </table:table-cell>
          <table:table-cell table:style-name="ce163" table:formula="of:=[.D84]+[$'Historical Data'.E99]" office:value-type="float" office:value="0" calcext:value-type="float">
            <text:p>0</text:p>
          </table:table-cell>
          <table:table-cell table:number-columns-repeated="1019"/>
        </table:table-row>
        <table:table-row table:style-name="ro2">
          <table:table-cell table:style-name="ce139" table:formula="of:=[$'Historical Data'.A100]" office:value-type="string" office:string-value="Integration test" calcext:value-type="string">
            <text:p>Integration test</text:p>
          </table:table-cell>
          <table:table-cell table:number-columns-repeated="2"/>
          <table:table-cell table:style-name="ce163" table:content-validation-name="val3" table:formula="of:=COUNTIF([$'Change Log'.$F$60:.$F$60];[.A85])" office:value-type="float" office:value="0" calcext:value-type="float">
            <text:p>0</text:p>
          </table:table-cell>
          <table:table-cell table:style-name="ce163" table:formula="of:=[.D85]+[$'Historical Data'.E100]" office:value-type="float" office:value="0" calcext:value-type="float">
            <text:p>0</text:p>
          </table:table-cell>
          <table:table-cell table:number-columns-repeated="1019"/>
        </table:table-row>
        <table:table-row table:style-name="ro2">
          <table:table-cell table:style-name="ce139" table:formula="of:=[$'Historical Data'.A101]" office:value-type="string" office:string-value="Repatterning" calcext:value-type="string">
            <text:p>Repatterning</text:p>
          </table:table-cell>
          <table:table-cell table:number-columns-repeated="2"/>
          <table:table-cell table:style-name="ce163" table:content-validation-name="val3" table:formula="of:=COUNTIF([$'Change Log'.$F$60:.$F$60];[.A86])" office:value-type="float" office:value="0" calcext:value-type="float">
            <text:p>0</text:p>
          </table:table-cell>
          <table:table-cell table:style-name="ce163" table:formula="of:=[.D86]+[$'Historical Data'.E101]" office:value-type="float" office:value="0" calcext:value-type="float">
            <text:p>0</text:p>
          </table:table-cell>
          <table:table-cell table:number-columns-repeated="1019"/>
        </table:table-row>
        <table:table-row table:style-name="ro2">
          <table:table-cell table:style-name="ce139" table:formula="of:=[$'Historical Data'.A102]" office:value-type="string" office:string-value="Postmortem" calcext:value-type="string">
            <text:p>Postmortem</text:p>
          </table:table-cell>
          <table:table-cell table:number-columns-repeated="2"/>
          <table:table-cell table:style-name="ce163" table:content-validation-name="val3" table:formula="of:=COUNTIF([$'Change Log'.$F$60:.$F$60];[.A87])" office:value-type="float" office:value="0" calcext:value-type="float">
            <text:p>0</text:p>
          </table:table-cell>
          <table:table-cell table:style-name="ce163" table:formula="of:=[.D87]+[$'Historical Data'.E102]" office:value-type="float" office:value="0" calcext:value-type="float">
            <text:p>0</text:p>
          </table:table-cell>
          <table:table-cell table:number-columns-repeated="1019"/>
        </table:table-row>
        <table:table-row table:style-name="ro2">
          <table:table-cell table:style-name="ce139" table:formula="of:=[$'Historical Data'.A103]" office:value-type="string" office:string-value="Sandbox" calcext:value-type="string">
            <text:p>Sandbox</text:p>
          </table:table-cell>
          <table:table-cell table:number-columns-repeated="2"/>
          <table:table-cell table:style-name="ce163" table:content-validation-name="val3" table:formula="of:=COUNTIF([$'Change Log'.$F$60:.$F$60];[.A88])" office:value-type="float" office:value="0" calcext:value-type="float">
            <text:p>0</text:p>
          </table:table-cell>
          <table:table-cell table:style-name="ce163" table:formula="of:=[.D88]+[$'Historical Data'.E103]" office:value-type="float" office:value="0" calcext:value-type="float">
            <text:p>0</text:p>
          </table:table-cell>
          <table:table-cell table:number-columns-repeated="1019"/>
        </table:table-row>
        <table:table-row table:style-name="ro2">
          <table:table-cell table:style-name="ce139" table:formula="of:=[$'Historical Data'.A104]" office:value-type="string" office:string-value="TOTAL" calcext:value-type="string">
            <text:p>TOTAL</text:p>
          </table:table-cell>
          <table:table-cell table:number-columns-repeated="2"/>
          <table:table-cell table:style-name="ce163" table:content-validation-name="val3" table:formula="of:=SUM([.D78:.D88])" office:value-type="float" office:value="0" calcext:value-type="float">
            <text:p>0</text:p>
          </table:table-cell>
          <table:table-cell table:style-name="ce163" table:formula="of:=[.D89]+[$'Historical Data'.E104]" office:value-type="float" office:value="0" calcext:value-type="float">
            <text:p>0</text:p>
          </table:table-cell>
          <table:table-cell table:number-columns-repeated="1019"/>
        </table:table-row>
        <table:table-row table:style-name="ro2" table:number-rows-repeated="1048486">
          <table:table-cell table:number-columns-repeated="1024"/>
        </table:table-row>
        <table:table-row table:style-name="ro2">
          <table:table-cell table:number-columns-repeated="1024"/>
        </table:table-row>
        <table:named-expressions>
          <table:named-expression table:name="DefectLog4A" table:base-cell-address="$Description.$A$1" table:expression="$plansummary.$#REF!$#REF!"/>
          <table:named-expression table:name="FunctionalSpecification6A" table:base-cell-address="$Description.$A$1" table:expression="$plansummary.$#REF!$#REF!"/>
          <table:named-expression table:name="HistoricalData4A" table:base-cell-address="$Description.$A$1" table:expression="$plansummary.$#REF!$#REF!"/>
          <table:named-expression table:name="InstructorAssessment4A" table:base-cell-address="$Description.$A$1" table:expression="$plansummary.$#REF!$#REF!"/>
          <table:named-expression table:name="LessonLearned4A" table:base-cell-address="$Description.$A$1" table:expression="$plansummary.$#REF!$#REF!"/>
          <table:named-expression table:name="OperationalSpecification6A" table:base-cell-address="$Description.$A$1" table:expression="$plansummary.$#REF!$#REF!"/>
          <table:named-range table:name="ProjectPlanSummary4A" table:base-cell-address="$Description.$A$1" table:cell-range-address="$PlanSummary.$A$1"/>
          <table:named-expression table:name="Schedule6A" table:base-cell-address="$Description.$A$1" table:expression="$plansummary.$#REF!$#REF!"/>
          <table:named-expression table:name="SizeEstimate4A" table:base-cell-address="$Description.$A$1" table:expression="$plansummary.$#REF!$#REF!"/>
          <table:named-expression table:name="SourceCode4A" table:base-cell-address="$Description.$A$1" table:expression="$plansummary.$#REF!$#REF!"/>
          <table:named-expression table:name="TaskPlan6A" table:base-cell-address="$Description.$A$1" table:expression="$plansummary.$#REF!$#REF!"/>
          <table:named-expression table:name="TestReport4A" table:base-cell-address="$Description.$A$1" table:expression="$plansummary.$#REF!$#REF!"/>
          <table:named-expression table:name="TimeLog4A" table:base-cell-address="$Description.$A$1" table:expression="$plansummary.$#REF!$#REF!"/>
          <table:named-expression table:name="toc6A" table:base-cell-address="$Description.$A$1" table:expression="$plansummary.$#REF!$#REF!"/>
        </table:named-expressions>
      </table:table>
      <table:table table:name="Change Log" table:style-name="ta15" table:protected="true">
        <loext:table-protection loext:select-protected-cells="true" loext:select-unprotected-cells="true"/>
        <table:table-column table:style-name="co23" table:number-columns-repeated="2" table:default-cell-style-name="ce55"/>
        <table:table-column table:style-name="co56" table:default-cell-style-name="ce55"/>
        <table:table-column table:style-name="co57" table:default-cell-style-name="ce55"/>
        <table:table-column table:style-name="co48" table:visibility="collapse" table:default-cell-style-name="ce55"/>
        <table:table-column table:style-name="co58" table:default-cell-style-name="ce55"/>
        <table:table-column table:style-name="co48" table:visibility="collapse" table:default-cell-style-name="ce55"/>
        <table:table-column table:style-name="co15" table:default-cell-style-name="ce55"/>
        <table:table-column table:style-name="co32" table:default-cell-style-name="ce55"/>
        <table:table-column table:style-name="co59" table:default-cell-style-name="ce55"/>
        <table:table-column table:style-name="co60" table:default-cell-style-name="ce55"/>
        <table:table-column table:style-name="co36" table:number-columns-repeated="246" table:default-cell-style-name="ce55"/>
        <table:table-column table:style-name="co36" table:number-columns-repeated="767" table:default-cell-style-name="Default"/>
        <table:table-row table:style-name="ro35"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formula="of:=[$Constants.G1]" office:value-type="string" office:string-value=" " calcext:value-type="string">
            <text:p><text:s/></text:p>
          </table:table-cell>
          <table:table-cell table:formula="of:=[$Constants.H1]" office:value-type="string" office:string-value=" " calcext:value-type="string">
            <text:p><text:s/></text:p>
          </table:table-cell>
          <table:table-cell table:formula="of:=[$Constants.I1]" office:value-type="string" office:string-value=" " calcext:value-type="string">
            <text:p><text:s/></text:p>
          </table:table-cell>
          <table:table-cell table:number-columns-repeated="1015"/>
        </table:table-row>
        <table:table-row table:style-name="ro35"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formula="of:=[$Constants.G2]" office:value-type="float" office:value="0" calcext:value-type="float">
            <text:p>0</text:p>
          </table:table-cell>
          <table:table-cell table:formula="of:=[$Constants.H2]" office:value-type="float" office:value="0" calcext:value-type="float">
            <text:p>0</text:p>
          </table:table-cell>
          <table:table-cell table:formula="of:=[$Constants.I2]" office:value-type="float" office:value="0" calcext:value-type="float">
            <text:p>0</text:p>
          </table:table-cell>
          <table:table-cell table:number-columns-repeated="1015"/>
        </table:table-row>
        <table:table-row table:style-name="ro35"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formula="of:=[$Constants.G3]" office:value-type="float" office:value="0" calcext:value-type="float">
            <text:p>0</text:p>
          </table:table-cell>
          <table:table-cell table:formula="of:=[$Constants.H3]" office:value-type="float" office:value="0" calcext:value-type="float">
            <text:p>0</text:p>
          </table:table-cell>
          <table:table-cell table:formula="of:=[$Constants.I3]" office:value-type="float" office:value="0" calcext:value-type="float">
            <text:p>0</text:p>
          </table:table-cell>
          <table:table-cell table:number-columns-repeated="1015"/>
        </table:table-row>
        <table:table-row table:style-name="ro35"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formula="of:=[$Constants.G4]" office:value-type="float" office:value="0" calcext:value-type="float">
            <text:p>0</text:p>
          </table:table-cell>
          <table:table-cell table:formula="of:=[$Constants.H4]" office:value-type="float" office:value="0" calcext:value-type="float">
            <text:p>0</text:p>
          </table:table-cell>
          <table:table-cell table:formula="of:=[$Constants.I4]" office:value-type="float" office:value="0" calcext:value-type="float">
            <text:p>0</text:p>
          </table:table-cell>
          <table:table-cell table:number-columns-repeated="1015"/>
        </table:table-row>
        <table:table-row table:style-name="ro35"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formula="of:=[$Constants.G5]" office:value-type="float" office:value="0" calcext:value-type="float">
            <text:p>0</text:p>
          </table:table-cell>
          <table:table-cell table:formula="of:=[$Constants.H5]" office:value-type="float" office:value="0" calcext:value-type="float">
            <text:p>0</text:p>
          </table:table-cell>
          <table:table-cell table:formula="of:=[$Constants.I5]" office:value-type="float" office:value="0" calcext:value-type="float">
            <text:p>0</text:p>
          </table:table-cell>
          <table:table-cell table:number-columns-repeated="1015"/>
        </table:table-row>
        <table:table-row table:style-name="ro35"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formula="of:=[$Constants.G6]" office:value-type="float" office:value="0" calcext:value-type="float">
            <text:p>0</text:p>
          </table:table-cell>
          <table:table-cell table:formula="of:=[$Constants.H6]" office:value-type="float" office:value="0" calcext:value-type="float">
            <text:p>0</text:p>
          </table:table-cell>
          <table:table-cell table:formula="of:=[$Constants.I6]" office:value-type="float" office:value="0" calcext:value-type="float">
            <text:p>0</text:p>
          </table:table-cell>
          <table:table-cell table:number-columns-repeated="1015"/>
        </table:table-row>
        <table:table-row table:style-name="ro35"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formula="of:=[$Constants.G7]" office:value-type="float" office:value="0" calcext:value-type="float">
            <text:p>0</text:p>
          </table:table-cell>
          <table:table-cell table:formula="of:=[$Constants.H7]" office:value-type="float" office:value="0" calcext:value-type="float">
            <text:p>0</text:p>
          </table:table-cell>
          <table:table-cell table:formula="of:=[$Constants.I7]" office:value-type="float" office:value="0" calcext:value-type="float">
            <text:p>0</text:p>
          </table:table-cell>
          <table:table-cell table:number-columns-repeated="1015"/>
        </table:table-row>
        <table:table-row table:style-name="ro35"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formula="of:=[$Constants.G8]" office:value-type="float" office:value="0" calcext:value-type="float">
            <text:p>0</text:p>
          </table:table-cell>
          <table:table-cell table:formula="of:=[$Constants.H8]" office:value-type="float" office:value="0" calcext:value-type="float">
            <text:p>0</text:p>
          </table:table-cell>
          <table:table-cell table:formula="of:=[$Constants.I8]" office:value-type="float" office:value="0" calcext:value-type="float">
            <text:p>0</text:p>
          </table:table-cell>
          <table:table-cell table:number-columns-repeated="1015"/>
        </table:table-row>
        <table:table-row table:style-name="ro35"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formula="of:=[$Constants.G9]" office:value-type="float" office:value="0" calcext:value-type="float">
            <text:p>0</text:p>
          </table:table-cell>
          <table:table-cell table:formula="of:=[$Constants.H9]" office:value-type="float" office:value="0" calcext:value-type="float">
            <text:p>0</text:p>
          </table:table-cell>
          <table:table-cell table:formula="of:=[$Constants.I9]" office:value-type="float" office:value="0" calcext:value-type="float">
            <text:p>0</text:p>
          </table:table-cell>
          <table:table-cell table:number-columns-repeated="1015"/>
        </table:table-row>
        <table:table-row table:style-name="ro35"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formula="of:=[$Constants.G10]" office:value-type="float" office:value="0" calcext:value-type="float">
            <text:p>0</text:p>
          </table:table-cell>
          <table:table-cell table:formula="of:=[$Constants.H10]" office:value-type="float" office:value="0" calcext:value-type="float">
            <text:p>0</text:p>
          </table:table-cell>
          <table:table-cell table:formula="of:=[$Constants.I10]" office:value-type="float" office:value="0" calcext:value-type="float">
            <text:p>0</text:p>
          </table:table-cell>
          <table:table-cell table:number-columns-repeated="1015"/>
        </table:table-row>
        <table:table-row table:style-name="ro35"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formula="of:=[$Constants.G11]" office:value-type="float" office:value="0" calcext:value-type="float">
            <text:p>0</text:p>
          </table:table-cell>
          <table:table-cell table:formula="of:=[$Constants.H11]" office:value-type="float" office:value="0" calcext:value-type="float">
            <text:p>0</text:p>
          </table:table-cell>
          <table:table-cell table:formula="of:=[$Constants.I11]" office:value-type="float" office:value="0" calcext:value-type="float">
            <text:p>0</text:p>
          </table:table-cell>
          <table:table-cell table:number-columns-repeated="1015"/>
        </table:table-row>
        <table:table-row table:style-name="ro35"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formula="of:=[$Constants.G12]" office:value-type="float" office:value="0" calcext:value-type="float">
            <text:p>0</text:p>
          </table:table-cell>
          <table:table-cell table:formula="of:=[$Constants.H12]" office:value-type="float" office:value="0" calcext:value-type="float">
            <text:p>0</text:p>
          </table:table-cell>
          <table:table-cell table:formula="of:=[$Constants.I12]" office:value-type="float" office:value="0" calcext:value-type="float">
            <text:p>0</text:p>
          </table:table-cell>
          <table:table-cell table:number-columns-repeated="1015"/>
        </table:table-row>
        <table:table-row table:style-name="ro35"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formula="of:=[$Constants.G13]" office:value-type="float" office:value="0" calcext:value-type="float">
            <text:p>0</text:p>
          </table:table-cell>
          <table:table-cell table:formula="of:=[$Constants.H13]" office:value-type="float" office:value="0" calcext:value-type="float">
            <text:p>0</text:p>
          </table:table-cell>
          <table:table-cell table:formula="of:=[$Constants.I13]" office:value-type="float" office:value="0" calcext:value-type="float">
            <text:p>0</text:p>
          </table:table-cell>
          <table:table-cell table:number-columns-repeated="1015"/>
        </table:table-row>
        <table:table-row table:style-name="ro35"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formula="of:=[$Constants.G14]" office:value-type="float" office:value="0" calcext:value-type="float">
            <text:p>0</text:p>
          </table:table-cell>
          <table:table-cell table:formula="of:=[$Constants.H14]" office:value-type="float" office:value="0" calcext:value-type="float">
            <text:p>0</text:p>
          </table:table-cell>
          <table:table-cell table:formula="of:=[$Constants.I14]" office:value-type="float" office:value="0" calcext:value-type="float">
            <text:p>0</text:p>
          </table:table-cell>
          <table:table-cell table:number-columns-repeated="1015"/>
        </table:table-row>
        <table:table-row table:style-name="ro35"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formula="of:=[$Constants.G15]" office:value-type="float" office:value="0" calcext:value-type="float">
            <text:p>0</text:p>
          </table:table-cell>
          <table:table-cell table:formula="of:=[$Constants.H15]" office:value-type="float" office:value="0" calcext:value-type="float">
            <text:p>0</text:p>
          </table:table-cell>
          <table:table-cell table:formula="of:=[$Constants.I15]" office:value-type="float" office:value="0" calcext:value-type="float">
            <text:p>0</text:p>
          </table:table-cell>
          <table:table-cell table:number-columns-repeated="1015"/>
        </table:table-row>
        <table:table-row table:style-name="ro35"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formula="of:=[$Constants.G16]" office:value-type="float" office:value="0" calcext:value-type="float">
            <text:p>0</text:p>
          </table:table-cell>
          <table:table-cell table:formula="of:=[$Constants.H16]" office:value-type="float" office:value="0" calcext:value-type="float">
            <text:p>0</text:p>
          </table:table-cell>
          <table:table-cell table:formula="of:=[$Constants.I16]" office:value-type="float" office:value="0" calcext:value-type="float">
            <text:p>0</text:p>
          </table:table-cell>
          <table:table-cell table:number-columns-repeated="1015"/>
        </table:table-row>
        <table:table-row table:style-name="ro35"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formula="of:=[$Constants.G17]" office:value-type="float" office:value="0" calcext:value-type="float">
            <text:p>0</text:p>
          </table:table-cell>
          <table:table-cell table:formula="of:=[$Constants.H17]" office:value-type="float" office:value="0" calcext:value-type="float">
            <text:p>0</text:p>
          </table:table-cell>
          <table:table-cell table:formula="of:=[$Constants.I17]" office:value-type="float" office:value="0" calcext:value-type="float">
            <text:p>0</text:p>
          </table:table-cell>
          <table:table-cell table:number-columns-repeated="1015"/>
        </table:table-row>
        <table:table-row table:style-name="ro35"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formula="of:=[$Constants.G18]" office:value-type="float" office:value="0" calcext:value-type="float">
            <text:p>0</text:p>
          </table:table-cell>
          <table:table-cell table:formula="of:=[$Constants.H18]" office:value-type="float" office:value="0" calcext:value-type="float">
            <text:p>0</text:p>
          </table:table-cell>
          <table:table-cell table:formula="of:=[$Constants.I18]" office:value-type="float" office:value="0" calcext:value-type="float">
            <text:p>0</text:p>
          </table:table-cell>
          <table:table-cell table:number-columns-repeated="1015"/>
        </table:table-row>
        <table:table-row table:style-name="ro35"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formula="of:=[$Constants.G19]" office:value-type="float" office:value="0" calcext:value-type="float">
            <text:p>0</text:p>
          </table:table-cell>
          <table:table-cell table:formula="of:=[$Constants.H19]" office:value-type="float" office:value="0" calcext:value-type="float">
            <text:p>0</text:p>
          </table:table-cell>
          <table:table-cell table:formula="of:=[$Constants.I19]" office:value-type="float" office:value="0" calcext:value-type="float">
            <text:p>0</text:p>
          </table:table-cell>
          <table:table-cell table:number-columns-repeated="1015"/>
        </table:table-row>
        <table:table-row table:style-name="ro35"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formula="of:=[$Constants.G20]" office:value-type="float" office:value="0" calcext:value-type="float">
            <text:p>0</text:p>
          </table:table-cell>
          <table:table-cell table:formula="of:=[$Constants.H20]" office:value-type="float" office:value="0" calcext:value-type="float">
            <text:p>0</text:p>
          </table:table-cell>
          <table:table-cell table:formula="of:=[$Constants.I20]" office:value-type="float" office:value="0" calcext:value-type="float">
            <text:p>0</text:p>
          </table:table-cell>
          <table:table-cell table:number-columns-repeated="1015"/>
        </table:table-row>
        <table:table-row table:style-name="ro35"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formula="of:=[$Constants.G21]" office:value-type="float" office:value="0" calcext:value-type="float">
            <text:p>0</text:p>
          </table:table-cell>
          <table:table-cell table:formula="of:=[$Constants.H21]" office:value-type="float" office:value="0" calcext:value-type="float">
            <text:p>0</text:p>
          </table:table-cell>
          <table:table-cell table:formula="of:=[$Constants.I21]" office:value-type="float" office:value="0" calcext:value-type="float">
            <text:p>0</text:p>
          </table:table-cell>
          <table:table-cell table:number-columns-repeated="1015"/>
        </table:table-row>
        <table:table-row table:style-name="ro35"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formula="of:=[$Constants.G22]" office:value-type="float" office:value="0" calcext:value-type="float">
            <text:p>0</text:p>
          </table:table-cell>
          <table:table-cell table:formula="of:=[$Constants.H22]" office:value-type="float" office:value="0" calcext:value-type="float">
            <text:p>0</text:p>
          </table:table-cell>
          <table:table-cell table:formula="of:=[$Constants.I22]" office:value-type="float" office:value="0" calcext:value-type="float">
            <text:p>0</text:p>
          </table:table-cell>
          <table:table-cell table:number-columns-repeated="1015"/>
        </table:table-row>
        <table:table-row table:style-name="ro35"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formula="of:=[$Constants.G23]" office:value-type="float" office:value="0" calcext:value-type="float">
            <text:p>0</text:p>
          </table:table-cell>
          <table:table-cell table:formula="of:=[$Constants.H23]" office:value-type="float" office:value="0" calcext:value-type="float">
            <text:p>0</text:p>
          </table:table-cell>
          <table:table-cell table:formula="of:=[$Constants.I23]" office:value-type="float" office:value="0" calcext:value-type="float">
            <text:p>0</text:p>
          </table:table-cell>
          <table:table-cell table:number-columns-repeated="1015"/>
        </table:table-row>
        <table:table-row table:style-name="ro35"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formula="of:=[$Constants.G24]" office:value-type="float" office:value="0" calcext:value-type="float">
            <text:p>0</text:p>
          </table:table-cell>
          <table:table-cell table:formula="of:=[$Constants.H24]" office:value-type="float" office:value="0" calcext:value-type="float">
            <text:p>0</text:p>
          </table:table-cell>
          <table:table-cell table:formula="of:=[$Constants.I24]" office:value-type="float" office:value="0" calcext:value-type="float">
            <text:p>0</text:p>
          </table:table-cell>
          <table:table-cell table:number-columns-repeated="1015"/>
        </table:table-row>
        <table:table-row table:style-name="ro35"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formula="of:=[$Constants.G25]" office:value-type="float" office:value="0" calcext:value-type="float">
            <text:p>0</text:p>
          </table:table-cell>
          <table:table-cell table:formula="of:=[$Constants.H25]" office:value-type="float" office:value="0" calcext:value-type="float">
            <text:p>0</text:p>
          </table:table-cell>
          <table:table-cell table:formula="of:=[$Constants.I25]" office:value-type="float" office:value="0" calcext:value-type="float">
            <text:p>0</text:p>
          </table:table-cell>
          <table:table-cell table:number-columns-repeated="1015"/>
        </table:table-row>
        <table:table-row table:style-name="ro35"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formula="of:=[$Constants.G26]" office:value-type="float" office:value="0" calcext:value-type="float">
            <text:p>0</text:p>
          </table:table-cell>
          <table:table-cell table:formula="of:=[$Constants.H26]" office:value-type="float" office:value="0" calcext:value-type="float">
            <text:p>0</text:p>
          </table:table-cell>
          <table:table-cell table:formula="of:=[$Constants.I26]" office:value-type="float" office:value="0" calcext:value-type="float">
            <text:p>0</text:p>
          </table:table-cell>
          <table:table-cell table:number-columns-repeated="1015"/>
        </table:table-row>
        <table:table-row table:style-name="ro35"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formula="of:=[$Constants.G27]" office:value-type="float" office:value="0" calcext:value-type="float">
            <text:p>0</text:p>
          </table:table-cell>
          <table:table-cell table:formula="of:=[$Constants.H27]" office:value-type="float" office:value="0" calcext:value-type="float">
            <text:p>0</text:p>
          </table:table-cell>
          <table:table-cell table:formula="of:=[$Constants.I27]" office:value-type="float" office:value="0" calcext:value-type="float">
            <text:p>0</text:p>
          </table:table-cell>
          <table:table-cell table:number-columns-repeated="1015"/>
        </table:table-row>
        <table:table-row table:style-name="ro35"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formula="of:=[$Constants.G28]" office:value-type="float" office:value="0" calcext:value-type="float">
            <text:p>0</text:p>
          </table:table-cell>
          <table:table-cell table:formula="of:=[$Constants.H28]" office:value-type="float" office:value="0" calcext:value-type="float">
            <text:p>0</text:p>
          </table:table-cell>
          <table:table-cell table:formula="of:=[$Constants.I28]" office:value-type="float" office:value="0" calcext:value-type="float">
            <text:p>0</text:p>
          </table:table-cell>
          <table:table-cell table:number-columns-repeated="1015"/>
        </table:table-row>
        <table:table-row table:style-name="ro35"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formula="of:=[$Constants.G29]" office:value-type="float" office:value="0" calcext:value-type="float">
            <text:p>0</text:p>
          </table:table-cell>
          <table:table-cell table:formula="of:=[$Constants.H29]" office:value-type="float" office:value="0" calcext:value-type="float">
            <text:p>0</text:p>
          </table:table-cell>
          <table:table-cell table:formula="of:=[$Constants.I29]" office:value-type="float" office:value="0" calcext:value-type="float">
            <text:p>0</text:p>
          </table:table-cell>
          <table:table-cell table:number-columns-repeated="1015"/>
        </table:table-row>
        <table:table-row table:style-name="ro35"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formula="of:=[$Constants.G30]" office:value-type="float" office:value="0" calcext:value-type="float">
            <text:p>0</text:p>
          </table:table-cell>
          <table:table-cell table:formula="of:=[$Constants.H30]" office:value-type="float" office:value="0" calcext:value-type="float">
            <text:p>0</text:p>
          </table:table-cell>
          <table:table-cell table:formula="of:=[$Constants.I30]" office:value-type="float" office:value="0" calcext:value-type="float">
            <text:p>0</text:p>
          </table:table-cell>
          <table:table-cell table:number-columns-repeated="1015"/>
        </table:table-row>
        <table:table-row table:style-name="ro35"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formula="of:=[$Constants.G31]" office:value-type="float" office:value="0" calcext:value-type="float">
            <text:p>0</text:p>
          </table:table-cell>
          <table:table-cell table:formula="of:=[$Constants.H31]" office:value-type="float" office:value="0" calcext:value-type="float">
            <text:p>0</text:p>
          </table:table-cell>
          <table:table-cell table:formula="of:=[$Constants.I31]" office:value-type="float" office:value="0" calcext:value-type="float">
            <text:p>0</text:p>
          </table:table-cell>
          <table:table-cell table:style-name="ce56" table:number-columns-repeated="1015"/>
        </table:table-row>
        <table:table-row table:style-name="ro35"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formula="of:=[$Constants.G32]" office:value-type="float" office:value="0" calcext:value-type="float">
            <text:p>0</text:p>
          </table:table-cell>
          <table:table-cell table:formula="of:=[$Constants.H32]" office:value-type="float" office:value="0" calcext:value-type="float">
            <text:p>0</text:p>
          </table:table-cell>
          <table:table-cell table:formula="of:=[$Constants.I32]" office:value-type="float" office:value="0" calcext:value-type="float">
            <text:p>0</text:p>
          </table:table-cell>
          <table:table-cell table:number-columns-repeated="1015"/>
        </table:table-row>
        <table:table-row table:style-name="ro35"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formula="of:=[$Constants.G33]" office:value-type="float" office:value="0" calcext:value-type="float">
            <text:p>0</text:p>
          </table:table-cell>
          <table:table-cell table:formula="of:=[$Constants.H33]" office:value-type="float" office:value="0" calcext:value-type="float">
            <text:p>0</text:p>
          </table:table-cell>
          <table:table-cell table:formula="of:=[$Constants.I33]" office:value-type="float" office:value="0" calcext:value-type="float">
            <text:p>0</text:p>
          </table:table-cell>
          <table:table-cell table:number-columns-repeated="1015"/>
        </table:table-row>
        <table:table-row table:style-name="ro35"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formula="of:=[$Constants.G34]" office:value-type="float" office:value="0" calcext:value-type="float">
            <text:p>0</text:p>
          </table:table-cell>
          <table:table-cell table:formula="of:=[$Constants.H34]" office:value-type="float" office:value="0" calcext:value-type="float">
            <text:p>0</text:p>
          </table:table-cell>
          <table:table-cell table:formula="of:=[$Constants.I34]" office:value-type="float" office:value="0" calcext:value-type="float">
            <text:p>0</text:p>
          </table:table-cell>
          <table:table-cell table:number-columns-repeated="1015"/>
        </table:table-row>
        <table:table-row table:style-name="ro35"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formula="of:=[$Constants.G35]" office:value-type="float" office:value="0" calcext:value-type="float">
            <text:p>0</text:p>
          </table:table-cell>
          <table:table-cell table:formula="of:=[$Constants.H35]" office:value-type="float" office:value="0" calcext:value-type="float">
            <text:p>0</text:p>
          </table:table-cell>
          <table:table-cell table:formula="of:=[$Constants.I35]" office:value-type="float" office:value="0" calcext:value-type="float">
            <text:p>0</text:p>
          </table:table-cell>
          <table:table-cell table:number-columns-repeated="1015"/>
        </table:table-row>
        <table:table-row table:style-name="ro35"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formula="of:=[$Constants.G36]" office:value-type="float" office:value="0" calcext:value-type="float">
            <text:p>0</text:p>
          </table:table-cell>
          <table:table-cell table:formula="of:=[$Constants.H36]" office:value-type="float" office:value="0" calcext:value-type="float">
            <text:p>0</text:p>
          </table:table-cell>
          <table:table-cell table:formula="of:=[$Constants.I36]" office:value-type="float" office:value="0" calcext:value-type="float">
            <text:p>0</text:p>
          </table:table-cell>
          <table:table-cell table:number-columns-repeated="1015"/>
        </table:table-row>
        <table:table-row table:style-name="ro35"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formula="of:=[$Constants.G37]" office:value-type="float" office:value="0" calcext:value-type="float">
            <text:p>0</text:p>
          </table:table-cell>
          <table:table-cell table:formula="of:=[$Constants.H37]" office:value-type="float" office:value="0" calcext:value-type="float">
            <text:p>0</text:p>
          </table:table-cell>
          <table:table-cell table:formula="of:=[$Constants.I37]" office:value-type="float" office:value="0" calcext:value-type="float">
            <text:p>0</text:p>
          </table:table-cell>
          <table:table-cell table:number-columns-repeated="1015"/>
        </table:table-row>
        <table:table-row table:style-name="ro35"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formula="of:=[$Constants.G38]" office:value-type="float" office:value="0" calcext:value-type="float">
            <text:p>0</text:p>
          </table:table-cell>
          <table:table-cell table:formula="of:=[$Constants.H38]" office:value-type="float" office:value="0" calcext:value-type="float">
            <text:p>0</text:p>
          </table:table-cell>
          <table:table-cell table:formula="of:=[$Constants.I38]" office:value-type="float" office:value="0" calcext:value-type="float">
            <text:p>0</text:p>
          </table:table-cell>
          <table:table-cell table:number-columns-repeated="1015"/>
        </table:table-row>
        <table:table-row table:style-name="ro35"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formula="of:=[$Constants.G39]" office:value-type="float" office:value="0" calcext:value-type="float">
            <text:p>0</text:p>
          </table:table-cell>
          <table:table-cell table:formula="of:=[$Constants.H39]" office:value-type="float" office:value="0" calcext:value-type="float">
            <text:p>0</text:p>
          </table:table-cell>
          <table:table-cell table:formula="of:=[$Constants.I39]" office:value-type="float" office:value="0" calcext:value-type="float">
            <text:p>0</text:p>
          </table:table-cell>
          <table:table-cell table:number-columns-repeated="1015"/>
        </table:table-row>
        <table:table-row table:style-name="ro35"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formula="of:=[$Constants.G40]" office:value-type="float" office:value="0" calcext:value-type="float">
            <text:p>0</text:p>
          </table:table-cell>
          <table:table-cell table:formula="of:=[$Constants.H40]" office:value-type="float" office:value="0" calcext:value-type="float">
            <text:p>0</text:p>
          </table:table-cell>
          <table:table-cell table:formula="of:=[$Constants.I40]" office:value-type="float" office:value="0" calcext:value-type="float">
            <text:p>0</text:p>
          </table:table-cell>
          <table:table-cell table:number-columns-repeated="1015"/>
        </table:table-row>
        <table:table-row table:style-name="ro35"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formula="of:=[$Constants.G41]" office:value-type="float" office:value="0" calcext:value-type="float">
            <text:p>0</text:p>
          </table:table-cell>
          <table:table-cell table:formula="of:=[$Constants.H41]" office:value-type="float" office:value="0" calcext:value-type="float">
            <text:p>0</text:p>
          </table:table-cell>
          <table:table-cell table:formula="of:=[$Constants.I41]" office:value-type="float" office:value="0" calcext:value-type="float">
            <text:p>0</text:p>
          </table:table-cell>
          <table:table-cell table:number-columns-repeated="1015"/>
        </table:table-row>
        <table:table-row table:style-name="ro35"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formula="of:=[$Constants.G42]" office:value-type="float" office:value="0" calcext:value-type="float">
            <text:p>0</text:p>
          </table:table-cell>
          <table:table-cell table:formula="of:=[$Constants.H42]" office:value-type="float" office:value="0" calcext:value-type="float">
            <text:p>0</text:p>
          </table:table-cell>
          <table:table-cell table:formula="of:=[$Constants.I42]" office:value-type="float" office:value="0" calcext:value-type="float">
            <text:p>0</text:p>
          </table:table-cell>
          <table:table-cell table:number-columns-repeated="1015"/>
        </table:table-row>
        <table:table-row table:style-name="ro35"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formula="of:=[$Constants.G43]" office:value-type="float" office:value="0" calcext:value-type="float">
            <text:p>0</text:p>
          </table:table-cell>
          <table:table-cell table:formula="of:=[$Constants.H43]" office:value-type="float" office:value="0" calcext:value-type="float">
            <text:p>0</text:p>
          </table:table-cell>
          <table:table-cell table:formula="of:=[$Constants.I43]" office:value-type="float" office:value="0" calcext:value-type="float">
            <text:p>0</text:p>
          </table:table-cell>
          <table:table-cell table:style-name="ce6" table:number-columns-repeated="247"/>
          <table:table-cell table:number-columns-repeated="768"/>
        </table:table-row>
        <table:table-row table:style-name="ro36"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formula="of:=[$Constants.G44]" office:value-type="float" office:value="0" calcext:value-type="float">
            <text:p>0</text:p>
          </table:table-cell>
          <table:table-cell table:formula="of:=[$Constants.H44]" office:value-type="float" office:value="0" calcext:value-type="float">
            <text:p>0</text:p>
          </table:table-cell>
          <table:table-cell table:formula="of:=[$Constants.I44]" office:value-type="float" office:value="0" calcext:value-type="float">
            <text:p>0</text:p>
          </table:table-cell>
          <table:table-cell table:style-name="ce47" table:number-columns-repeated="2"/>
          <table:table-cell table:style-name="ce54" table:number-columns-repeated="1013"/>
        </table:table-row>
        <table:table-row table:style-name="ro1">
          <table:table-cell table:style-name="ce109" office:value-type="string" calcext:value-type="string" table:number-columns-spanned="3" table:number-rows-spanned="1">
            <text:p>Change Log</text:p>
          </table:table-cell>
          <table:covered-table-cell table:number-columns-repeated="2" table:style-name="ce109"/>
          <table:table-cell table:number-columns-repeated="1021"/>
        </table:table-row>
        <table:table-row table:style-name="ro29">
          <table:table-cell table:style-name="ce206" office:value-type="string" calcext:value-type="string" table:number-columns-spanned="10" table:number-rows-spanned="1">
            <text:p>Use this worksheet to record changes to made to artifacts after the project is underway. <text:s/>Record repairs to defects, as well as changes that result from requirements clarifications/changes.</text:p>
          </table:table-cell>
          <table:covered-table-cell table:number-columns-repeated="9" table:style-name="ce206"/>
          <table:table-cell table:number-columns-repeated="1014"/>
        </table:table-row>
        <table:table-row table:style-name="ro2">
          <table:table-cell table:style-name="ce207"/>
          <table:table-cell table:style-name="ce341"/>
          <table:table-cell table:style-name="ce343" office:value-type="string" calcext:value-type="string">
            <text:p>Change Designation</text:p>
          </table:table-cell>
          <table:table-cell table:style-name="ce345" office:value-type="string" calcext:value-type="string" table:number-columns-spanned="7" table:number-rows-spanned="1">
            <text:p>Description</text:p>
          </table:table-cell>
          <table:covered-table-cell table:number-columns-repeated="6" table:style-name="ce345"/>
          <table:table-cell table:number-columns-repeated="1014"/>
        </table:table-row>
        <table:table-row table:style-name="ro7">
          <table:table-cell table:style-name="ce207"/>
          <table:table-cell table:style-name="ce284"/>
          <table:table-cell table:style-name="ce284" table:formula="of:=[.B19]" office:value-type="string" office:string-value="Requirements Change" calcext:value-type="string">
            <text:p>Requirements Change</text:p>
          </table:table-cell>
          <table:table-cell table:style-name="ce206" table:formula="of:=[.C19]" office:value-type="string" office:string-value="Changes to requirements" calcext:value-type="string" table:number-columns-spanned="7" table:number-rows-spanned="1">
            <text:p>Change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0]" office:value-type="string" office:string-value="Requirements Clarification" calcext:value-type="string">
            <text:p>Requirements Clarification</text:p>
          </table:table-cell>
          <table:table-cell table:style-name="ce206" table:formula="of:=[.C20]" office:value-type="string" office:string-value="Clarifications to requirements" calcext:value-type="string" table:number-columns-spanned="7" table:number-rows-spanned="1">
            <text:p>Clarification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1]" office:value-type="string" office:string-value="Product syntax" calcext:value-type="string">
            <text:p>Product syntax</text:p>
          </table:table-cell>
          <table:table-cell table:style-name="ce206" table:formula="of:=[.C21]" office:value-type="string" office:string-value="Syntax flaws in the deliverable product" calcext:value-type="string" table:number-columns-spanned="7" table:number-rows-spanned="1">
            <text:p>Syntax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2]" office:value-type="string" office:string-value="Product logic" calcext:value-type="string">
            <text:p>Product logic</text:p>
          </table:table-cell>
          <table:table-cell table:style-name="ce206" table:formula="of:=[.C22]" office:value-type="string" office:string-value="Logic flaws in the deliverable product" calcext:value-type="string" table:number-columns-spanned="7" table:number-rows-spanned="1">
            <text:p>Logic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3]" office:value-type="string" office:string-value="Product interface" calcext:value-type="string">
            <text:p>Product interface</text:p>
          </table:table-cell>
          <table:table-cell table:style-name="ce206" table:formula="of:=[.C23]" office:value-type="string" office:string-value="Flaws in the interface of a component of the deliverable product" calcext:value-type="string" table:number-columns-spanned="7" table:number-rows-spanned="1">
            <text:p>Flaws in the interface of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4]" office:value-type="string" office:string-value="Product checking" calcext:value-type="string">
            <text:p>Product checking</text:p>
          </table:table-cell>
          <table:table-cell table:style-name="ce206" table:formula="of:=[.C24]" office:value-type="string" office:string-value="Flaws with boundary/type checking within a component of the deliverable product" calcext:value-type="string" table:number-columns-spanned="7" table:number-rows-spanned="1">
            <text:p>Flaws with boundary/type checking within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5]" office:value-type="string" office:string-value="Test syntax" calcext:value-type="string">
            <text:p>Test syntax</text:p>
          </table:table-cell>
          <table:table-cell table:style-name="ce206" table:formula="of:=[.C25]" office:value-type="string" office:string-value="Syntax flaws in the test code " calcext:value-type="string" table:number-columns-spanned="7" table:number-rows-spanned="1">
            <text:p>Syntax flaws in the test code </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6]" office:value-type="string" office:string-value="Test logic" calcext:value-type="string">
            <text:p>Test logic</text:p>
          </table:table-cell>
          <table:table-cell table:style-name="ce206" table:formula="of:=[.C26]" office:value-type="string" office:string-value="Logic flaws in the test code" calcext:value-type="string" table:number-columns-spanned="7" table:number-rows-spanned="1">
            <text:p>Logic flaws in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7]" office:value-type="string" office:string-value="Test interface" calcext:value-type="string">
            <text:p>Test interface</text:p>
          </table:table-cell>
          <table:table-cell table:style-name="ce206" table:formula="of:=[.C27]" office:value-type="string" office:string-value="Flaws in the interface of a component of the test code" calcext:value-type="string" table:number-columns-spanned="7" table:number-rows-spanned="1">
            <text:p>Flaws in the interface of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8]" office:value-type="string" office:string-value="Test checking" calcext:value-type="string">
            <text:p>Test checking</text:p>
          </table:table-cell>
          <table:table-cell table:style-name="ce206" table:formula="of:=[.C28]" office:value-type="string" office:string-value="Flaws with boundary/type checking within a component of the test code" calcext:value-type="string" table:number-columns-spanned="7" table:number-rows-spanned="1">
            <text:p>Flaws with boundary/type checking within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9]" office:value-type="string" office:string-value="Bad Smell" calcext:value-type="string">
            <text:p>Bad Smell</text:p>
          </table:table-cell>
          <table:table-cell table:style-name="ce206" table:formula="of:=[.C29]" office:value-type="string" office:string-value="Refactoring changes (please note the bad smell in the defect description)" calcext:value-type="string" table:number-columns-spanned="7" table:number-rows-spanned="1">
            <text:p>Refactoring changes (please note the bad smell in the defect description)</text:p>
          </table:table-cell>
          <table:covered-table-cell table:number-columns-repeated="6" table:style-name="ce206"/>
          <table:table-cell table:number-columns-repeated="1014"/>
        </table:table-row>
        <table:table-row table:style-name="ro15">
          <table:table-cell table:style-name="ce339" office:value-type="string" calcext:value-type="string">
            <text:p>Number</text:p>
          </table:table-cell>
          <table:table-cell table:style-name="ce339" office:value-type="string" calcext:value-type="string">
            <text:p>Date</text:p>
          </table:table-cell>
          <table:table-cell table:style-name="ce339" office:value-type="string" calcext:value-type="string">
            <text:p>Type</text:p>
          </table:table-cell>
          <table:table-cell table:style-name="ce339" office:value-type="string" calcext:value-type="string">
            <text:p>Where Injected</text:p>
          </table:table-cell>
          <table:table-cell table:style-name="ce346" office:value-type="string" calcext:value-type="string">
            <text:p>Inject Iteration</text:p>
          </table:table-cell>
          <table:table-cell table:style-name="ce346" office:value-type="string" calcext:value-type="string">
            <text:p>Where Removed</text:p>
          </table:table-cell>
          <table:table-cell table:style-name="ce346" office:value-type="string" calcext:value-type="string">
            <text:p>Remove Iteration</text:p>
          </table:table-cell>
          <table:table-cell table:style-name="ce346" office:value-type="string" calcext:value-type="string">
            <text:p>Fix Time</text:p>
          </table:table-cell>
          <table:table-cell table:style-name="ce346" office:value-type="string" calcext:value-type="string">
            <text:p>Fix Reference</text:p>
          </table:table-cell>
          <table:table-cell table:style-name="ce155" office:value-type="string" calcext:value-type="string">
            <text:p>Description</text:p>
          </table:table-cell>
          <table:table-cell table:style-name="ce181" table:number-columns-repeated="3"/>
          <table:table-cell table:style-name="ce139" table:number-columns-repeated="1011"/>
        </table:table-row>
        <table:table-row table:style-name="ro2">
          <table:table-cell table:style-name="ce340" table:content-validation-name="val14" table:formula="of:=1" office:value-type="float" office:value="1" calcext:value-type="float">
            <text:p>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0]);&quot;&quot;;IF([.I60]=[.A60];&quot;&lt;-- Circular reference&quot;;IF(ISBLANK(OFFSET([.$C$59];[.I6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0]+1" office:value-type="float" office:value="2" calcext:value-type="float">
            <text:p>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1]);&quot;&quot;;IF([.I61]=[.A61];&quot;&lt;-- Circular reference&quot;;IF(ISBLANK(OFFSET([.$C$59];[.I6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1]+1" office:value-type="float" office:value="3" calcext:value-type="float">
            <text:p>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2]);&quot;&quot;;IF([.I62]=[.A62];&quot;&lt;-- Circular reference&quot;;IF(ISBLANK(OFFSET([.$C$59];[.I6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2]+1" office:value-type="float" office:value="4" calcext:value-type="float">
            <text:p>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3]);&quot;&quot;;IF([.I63]=[.A63];&quot;&lt;-- Circular reference&quot;;IF(ISBLANK(OFFSET([.$C$59];[.I6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3]+1" office:value-type="float" office:value="5" calcext:value-type="float">
            <text:p>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4]);&quot;&quot;;IF([.I64]=[.A64];&quot;&lt;-- Circular reference&quot;;IF(ISBLANK(OFFSET([.$C$59];[.I6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4]+1" office:value-type="float" office:value="6" calcext:value-type="float">
            <text:p>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5]);&quot;&quot;;IF([.I65]=[.A65];&quot;&lt;-- Circular reference&quot;;IF(ISBLANK(OFFSET([.$C$59];[.I6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5]+1" office:value-type="float" office:value="7" calcext:value-type="float">
            <text:p>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6]);&quot;&quot;;IF([.I66]=[.A66];&quot;&lt;-- Circular reference&quot;;IF(ISBLANK(OFFSET([.$C$59];[.I6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6]+1" office:value-type="float" office:value="8" calcext:value-type="float">
            <text:p>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7]);&quot;&quot;;IF([.I67]=[.A67];&quot;&lt;-- Circular reference&quot;;IF(ISBLANK(OFFSET([.$C$59];[.I6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7]+1" office:value-type="float" office:value="9" calcext:value-type="float">
            <text:p>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8]);&quot;&quot;;IF([.I68]=[.A68];&quot;&lt;-- Circular reference&quot;;IF(ISBLANK(OFFSET([.$C$59];[.I6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8]+1" office:value-type="float" office:value="10" calcext:value-type="float">
            <text:p>1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9]);&quot;&quot;;IF([.I69]=[.A69];&quot;&lt;-- Circular reference&quot;;IF(ISBLANK(OFFSET([.$C$59];[.I6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9]+1" office:value-type="float" office:value="11" calcext:value-type="float">
            <text:p>1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0]);&quot;&quot;;IF([.I70]=[.A70];&quot;&lt;-- Circular reference&quot;;IF(ISBLANK(OFFSET([.$C$59];[.I7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0]+1" office:value-type="float" office:value="12" calcext:value-type="float">
            <text:p>1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1]);&quot;&quot;;IF([.I71]=[.A71];&quot;&lt;-- Circular reference&quot;;IF(ISBLANK(OFFSET([.$C$59];[.I7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1]+1" office:value-type="float" office:value="13" calcext:value-type="float">
            <text:p>1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2]);&quot;&quot;;IF([.I72]=[.A72];&quot;&lt;-- Circular reference&quot;;IF(ISBLANK(OFFSET([.$C$59];[.I7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2]+1" office:value-type="float" office:value="14" calcext:value-type="float">
            <text:p>1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3]);&quot;&quot;;IF([.I73]=[.A73];&quot;&lt;-- Circular reference&quot;;IF(ISBLANK(OFFSET([.$C$59];[.I7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3]+1" office:value-type="float" office:value="15" calcext:value-type="float">
            <text:p>1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4]);&quot;&quot;;IF([.I74]=[.A74];&quot;&lt;-- Circular reference&quot;;IF(ISBLANK(OFFSET([.$C$59];[.I7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4]+1" office:value-type="float" office:value="16" calcext:value-type="float">
            <text:p>1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5]);&quot;&quot;;IF([.I75]=[.A75];&quot;&lt;-- Circular reference&quot;;IF(ISBLANK(OFFSET([.$C$59];[.I7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5]+1" office:value-type="float" office:value="17" calcext:value-type="float">
            <text:p>1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6]);&quot;&quot;;IF([.I76]=[.A76];&quot;&lt;-- Circular reference&quot;;IF(ISBLANK(OFFSET([.$C$59];[.I7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6]+1" office:value-type="float" office:value="18" calcext:value-type="float">
            <text:p>1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7]);&quot;&quot;;IF([.I77]=[.A77];&quot;&lt;-- Circular reference&quot;;IF(ISBLANK(OFFSET([.$C$59];[.I7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7]+1" office:value-type="float" office:value="19" calcext:value-type="float">
            <text:p>1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8]);&quot;&quot;;IF([.I78]=[.A78];&quot;&lt;-- Circular reference&quot;;IF(ISBLANK(OFFSET([.$C$59];[.I7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8]+1" office:value-type="float" office:value="20" calcext:value-type="float">
            <text:p>2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9]);&quot;&quot;;IF([.I79]=[.A79];&quot;&lt;-- Circular reference&quot;;IF(ISBLANK(OFFSET([.$C$59];[.I7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9]+1" office:value-type="float" office:value="21" calcext:value-type="float">
            <text:p>2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0]);&quot;&quot;;IF([.I80]=[.A80];&quot;&lt;-- Circular reference&quot;;IF(ISBLANK(OFFSET([.$C$59];[.I8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0]+1" office:value-type="float" office:value="22" calcext:value-type="float">
            <text:p>2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1]);&quot;&quot;;IF([.I81]=[.A81];&quot;&lt;-- Circular reference&quot;;IF(ISBLANK(OFFSET([.$C$59];[.I8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1]+1" office:value-type="float" office:value="23" calcext:value-type="float">
            <text:p>2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2]);&quot;&quot;;IF([.I82]=[.A82];&quot;&lt;-- Circular reference&quot;;IF(ISBLANK(OFFSET([.$C$59];[.I8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2]+1" office:value-type="float" office:value="24" calcext:value-type="float">
            <text:p>2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3]);&quot;&quot;;IF([.I83]=[.A83];&quot;&lt;-- Circular reference&quot;;IF(ISBLANK(OFFSET([.$C$59];[.I8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3]+1" office:value-type="float" office:value="25" calcext:value-type="float">
            <text:p>2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4]);&quot;&quot;;IF([.I84]=[.A84];&quot;&lt;-- Circular reference&quot;;IF(ISBLANK(OFFSET([.$C$59];[.I8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4]+1" office:value-type="float" office:value="26" calcext:value-type="float">
            <text:p>2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5]);&quot;&quot;;IF([.I85]=[.A85];&quot;&lt;-- Circular reference&quot;;IF(ISBLANK(OFFSET([.$C$59];[.I8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5]+1" office:value-type="float" office:value="27" calcext:value-type="float">
            <text:p>2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6]);&quot;&quot;;IF([.I86]=[.A86];&quot;&lt;-- Circular reference&quot;;IF(ISBLANK(OFFSET([.$C$59];[.I8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6]+1" office:value-type="float" office:value="28" calcext:value-type="float">
            <text:p>2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7]);&quot;&quot;;IF([.I87]=[.A87];&quot;&lt;-- Circular reference&quot;;IF(ISBLANK(OFFSET([.$C$59];[.I8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7]+1" office:value-type="float" office:value="29" calcext:value-type="float">
            <text:p>2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8]);&quot;&quot;;IF([.I88]=[.A88];&quot;&lt;-- Circular reference&quot;;IF(ISBLANK(OFFSET([.$C$59];[.I8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8]+1" office:value-type="float" office:value="30" calcext:value-type="float">
            <text:p>3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9]);&quot;&quot;;IF([.I89]=[.A89];&quot;&lt;-- Circular reference&quot;;IF(ISBLANK(OFFSET([.$C$59];[.I8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9]+1" office:value-type="float" office:value="31" calcext:value-type="float">
            <text:p>3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0]);&quot;&quot;;IF([.I90]=[.A90];&quot;&lt;-- Circular reference&quot;;IF(ISBLANK(OFFSET([.$C$59];[.I9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0]+1" office:value-type="float" office:value="32" calcext:value-type="float">
            <text:p>3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1]);&quot;&quot;;IF([.I91]=[.A91];&quot;&lt;-- Circular reference&quot;;IF(ISBLANK(OFFSET([.$C$59];[.I9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1]+1" office:value-type="float" office:value="33" calcext:value-type="float">
            <text:p>3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2]);&quot;&quot;;IF([.I92]=[.A92];&quot;&lt;-- Circular reference&quot;;IF(ISBLANK(OFFSET([.$C$59];[.I9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2]+1" office:value-type="float" office:value="34" calcext:value-type="float">
            <text:p>3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3]);&quot;&quot;;IF([.I93]=[.A93];&quot;&lt;-- Circular reference&quot;;IF(ISBLANK(OFFSET([.$C$59];[.I9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3]+1" office:value-type="float" office:value="35" calcext:value-type="float">
            <text:p>3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4]);&quot;&quot;;IF([.I94]=[.A94];&quot;&lt;-- Circular reference&quot;;IF(ISBLANK(OFFSET([.$C$59];[.I9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4]+1" office:value-type="float" office:value="36" calcext:value-type="float">
            <text:p>3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5]);&quot;&quot;;IF([.I95]=[.A95];&quot;&lt;-- Circular reference&quot;;IF(ISBLANK(OFFSET([.$C$59];[.I9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5]+1" office:value-type="float" office:value="37" calcext:value-type="float">
            <text:p>3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6]);&quot;&quot;;IF([.I96]=[.A96];&quot;&lt;-- Circular reference&quot;;IF(ISBLANK(OFFSET([.$C$59];[.I9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6]+1" office:value-type="float" office:value="38" calcext:value-type="float">
            <text:p>3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7]);&quot;&quot;;IF([.I97]=[.A97];&quot;&lt;-- Circular reference&quot;;IF(ISBLANK(OFFSET([.$C$59];[.I9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7]+1" office:value-type="float" office:value="39" calcext:value-type="float">
            <text:p>3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8]);&quot;&quot;;IF([.I98]=[.A98];&quot;&lt;-- Circular reference&quot;;IF(ISBLANK(OFFSET([.$C$59];[.I9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8]+1" office:value-type="float" office:value="40" calcext:value-type="float">
            <text:p>4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9]);&quot;&quot;;IF([.I99]=[.A99];&quot;&lt;-- Circular reference&quot;;IF(ISBLANK(OFFSET([.$C$59];[.I9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9]+1" office:value-type="float" office:value="41" calcext:value-type="float">
            <text:p>4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0]);&quot;&quot;;IF([.I100]=[.A100];&quot;&lt;-- Circular reference&quot;;IF(ISBLANK(OFFSET([.$C$59];[.I10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0]+1" office:value-type="float" office:value="42" calcext:value-type="float">
            <text:p>4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1]);&quot;&quot;;IF([.I101]=[.A101];&quot;&lt;-- Circular reference&quot;;IF(ISBLANK(OFFSET([.$C$59];[.I10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1]+1" office:value-type="float" office:value="43" calcext:value-type="float">
            <text:p>4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2]);&quot;&quot;;IF([.I102]=[.A102];&quot;&lt;-- Circular reference&quot;;IF(ISBLANK(OFFSET([.$C$59];[.I10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2]+1" office:value-type="float" office:value="44" calcext:value-type="float">
            <text:p>4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3]);&quot;&quot;;IF([.I103]=[.A103];&quot;&lt;-- Circular reference&quot;;IF(ISBLANK(OFFSET([.$C$59];[.I10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3]+1" office:value-type="float" office:value="45" calcext:value-type="float">
            <text:p>4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4]);&quot;&quot;;IF([.I104]=[.A104];&quot;&lt;-- Circular reference&quot;;IF(ISBLANK(OFFSET([.$C$59];[.I10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4]+1" office:value-type="float" office:value="46" calcext:value-type="float">
            <text:p>4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5]);&quot;&quot;;IF([.I105]=[.A105];&quot;&lt;-- Circular reference&quot;;IF(ISBLANK(OFFSET([.$C$59];[.I10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5]+1" office:value-type="float" office:value="47" calcext:value-type="float">
            <text:p>4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6]);&quot;&quot;;IF([.I106]=[.A106];&quot;&lt;-- Circular reference&quot;;IF(ISBLANK(OFFSET([.$C$59];[.I10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6]+1" office:value-type="float" office:value="48" calcext:value-type="float">
            <text:p>4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7]);&quot;&quot;;IF([.I107]=[.A107];&quot;&lt;-- Circular reference&quot;;IF(ISBLANK(OFFSET([.$C$59];[.I10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7]+1" office:value-type="float" office:value="49" calcext:value-type="float">
            <text:p>4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8]);&quot;&quot;;IF([.I108]=[.A108];&quot;&lt;-- Circular reference&quot;;IF(ISBLANK(OFFSET([.$C$59];[.I10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8]+1" office:value-type="float" office:value="50" calcext:value-type="float">
            <text:p>5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9]);&quot;&quot;;IF([.I109]=[.A109];&quot;&lt;-- Circular reference&quot;;IF(ISBLANK(OFFSET([.$C$59];[.I10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9]+1" office:value-type="float" office:value="51" calcext:value-type="float">
            <text:p>5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0]);&quot;&quot;;IF([.I110]=[.A110];&quot;&lt;-- Circular reference&quot;;IF(ISBLANK(OFFSET([.$C$59];[.I11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0]+1" office:value-type="float" office:value="52" calcext:value-type="float">
            <text:p>5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1]);&quot;&quot;;IF([.I111]=[.A111];&quot;&lt;-- Circular reference&quot;;IF(ISBLANK(OFFSET([.$C$59];[.I11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1]+1" office:value-type="float" office:value="53" calcext:value-type="float">
            <text:p>5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2]);&quot;&quot;;IF([.I112]=[.A112];&quot;&lt;-- Circular reference&quot;;IF(ISBLANK(OFFSET([.$C$59];[.I11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2]+1" office:value-type="float" office:value="54" calcext:value-type="float">
            <text:p>5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3]);&quot;&quot;;IF([.I113]=[.A113];&quot;&lt;-- Circular reference&quot;;IF(ISBLANK(OFFSET([.$C$59];[.I11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3]+1" office:value-type="float" office:value="55" calcext:value-type="float">
            <text:p>5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4]);&quot;&quot;;IF([.I114]=[.A114];&quot;&lt;-- Circular reference&quot;;IF(ISBLANK(OFFSET([.$C$59];[.I11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4]+1" office:value-type="float" office:value="56" calcext:value-type="float">
            <text:p>5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5]);&quot;&quot;;IF([.I115]=[.A115];&quot;&lt;-- Circular reference&quot;;IF(ISBLANK(OFFSET([.$C$59];[.I11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5]+1" office:value-type="float" office:value="57" calcext:value-type="float">
            <text:p>5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6]);&quot;&quot;;IF([.I116]=[.A116];&quot;&lt;-- Circular reference&quot;;IF(ISBLANK(OFFSET([.$C$59];[.I11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6]+1" office:value-type="float" office:value="58" calcext:value-type="float">
            <text:p>5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7]);&quot;&quot;;IF([.I117]=[.A117];&quot;&lt;-- Circular reference&quot;;IF(ISBLANK(OFFSET([.$C$59];[.I11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7]+1" office:value-type="float" office:value="59" calcext:value-type="float">
            <text:p>5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8]);&quot;&quot;;IF([.I118]=[.A118];&quot;&lt;-- Circular reference&quot;;IF(ISBLANK(OFFSET([.$C$59];[.I11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8]+1" office:value-type="float" office:value="60" calcext:value-type="float">
            <text:p>6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9]);&quot;&quot;;IF([.I119]=[.A119];&quot;&lt;-- Circular reference&quot;;IF(ISBLANK(OFFSET([.$C$59];[.I11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9]+1" office:value-type="float" office:value="61" calcext:value-type="float">
            <text:p>6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0]);&quot;&quot;;IF([.I120]=[.A120];&quot;&lt;-- Circular reference&quot;;IF(ISBLANK(OFFSET([.$C$59];[.I12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0]+1" office:value-type="float" office:value="62" calcext:value-type="float">
            <text:p>6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1]);&quot;&quot;;IF([.I121]=[.A121];&quot;&lt;-- Circular reference&quot;;IF(ISBLANK(OFFSET([.$C$59];[.I12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1]+1" office:value-type="float" office:value="63" calcext:value-type="float">
            <text:p>6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2]);&quot;&quot;;IF([.I122]=[.A122];&quot;&lt;-- Circular reference&quot;;IF(ISBLANK(OFFSET([.$C$59];[.I12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2]+1" office:value-type="float" office:value="64" calcext:value-type="float">
            <text:p>6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3]);&quot;&quot;;IF([.I123]=[.A123];&quot;&lt;-- Circular reference&quot;;IF(ISBLANK(OFFSET([.$C$59];[.I12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3]+1" office:value-type="float" office:value="65" calcext:value-type="float">
            <text:p>6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4]);&quot;&quot;;IF([.I124]=[.A124];&quot;&lt;-- Circular reference&quot;;IF(ISBLANK(OFFSET([.$C$59];[.I12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4]+1" office:value-type="float" office:value="66" calcext:value-type="float">
            <text:p>6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5]);&quot;&quot;;IF([.I125]=[.A125];&quot;&lt;-- Circular reference&quot;;IF(ISBLANK(OFFSET([.$C$59];[.I12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5]+1" office:value-type="float" office:value="67" calcext:value-type="float">
            <text:p>6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6]);&quot;&quot;;IF([.I126]=[.A126];&quot;&lt;-- Circular reference&quot;;IF(ISBLANK(OFFSET([.$C$59];[.I12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6]+1" office:value-type="float" office:value="68" calcext:value-type="float">
            <text:p>6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7]);&quot;&quot;;IF([.I127]=[.A127];&quot;&lt;-- Circular reference&quot;;IF(ISBLANK(OFFSET([.$C$59];[.I12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7]+1" office:value-type="float" office:value="69" calcext:value-type="float">
            <text:p>6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8]);&quot;&quot;;IF([.I128]=[.A128];&quot;&lt;-- Circular reference&quot;;IF(ISBLANK(OFFSET([.$C$59];[.I12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8]+1" office:value-type="float" office:value="70" calcext:value-type="float">
            <text:p>7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9]);&quot;&quot;;IF([.I129]=[.A129];&quot;&lt;-- Circular reference&quot;;IF(ISBLANK(OFFSET([.$C$59];[.I12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9]+1" office:value-type="float" office:value="71" calcext:value-type="float">
            <text:p>7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0]);&quot;&quot;;IF([.I130]=[.A130];&quot;&lt;-- Circular reference&quot;;IF(ISBLANK(OFFSET([.$C$59];[.I13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0]+1" office:value-type="float" office:value="72" calcext:value-type="float">
            <text:p>7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1]);&quot;&quot;;IF([.I131]=[.A131];&quot;&lt;-- Circular reference&quot;;IF(ISBLANK(OFFSET([.$C$59];[.I13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1]+1" office:value-type="float" office:value="73" calcext:value-type="float">
            <text:p>7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2]);&quot;&quot;;IF([.I132]=[.A132];&quot;&lt;-- Circular reference&quot;;IF(ISBLANK(OFFSET([.$C$59];[.I13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2]+1" office:value-type="float" office:value="74" calcext:value-type="float">
            <text:p>7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3]);&quot;&quot;;IF([.I133]=[.A133];&quot;&lt;-- Circular reference&quot;;IF(ISBLANK(OFFSET([.$C$59];[.I13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3]+1" office:value-type="float" office:value="75" calcext:value-type="float">
            <text:p>7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4]);&quot;&quot;;IF([.I134]=[.A134];&quot;&lt;-- Circular reference&quot;;IF(ISBLANK(OFFSET([.$C$59];[.I134];0));&quot;&lt;-- Invalid reference&quot;;&quot;&quot;)))">
            <text:p/>
          </table:table-cell>
          <table:table-cell table:style-name="ce348" table:number-columns-repeated="2"/>
          <table:table-cell table:style-name="ce139" table:number-columns-repeated="1011"/>
        </table:table-row>
        <table:table-row table:style-name="ro2" table:number-rows-repeated="1048441">
          <table:table-cell table:number-columns-repeated="1024"/>
        </table:table-row>
        <table:table-row table:style-name="ro2">
          <table:table-cell table:number-columns-repeated="1024"/>
        </table:table-row>
        <table:named-expressions>
          <table:named-range table:name="DefectLog4A" table:base-cell-address="$Description.$A$1" table:cell-range-address="$'Change Log'.$A$45"/>
          <table:named-expression table:name="FunctionalSpecification6A" table:base-cell-address="$Description.$A$1" table:expression="$'change log'.$#ref!$#REF!"/>
          <table:named-expression table:name="HistoricalData4A" table:base-cell-address="$Description.$A$1" table:expression="$'change log'.$#ref!$#REF!"/>
          <table:named-expression table:name="InstructorAssessment4A" table:base-cell-address="$Description.$A$1" table:expression="$'change log'.$#ref!$#REF!"/>
          <table:named-expression table:name="LessonLearned4A" table:base-cell-address="$Description.$A$1" table:expression="$'change log'.$#ref!$#REF!"/>
          <table:named-expression table:name="OperationalSpecification6A" table:base-cell-address="$Description.$A$1" table:expression="$'change log'.$#ref!$#REF!"/>
          <table:named-expression table:name="ProjectPlanSummary4A" table:base-cell-address="$Description.$A$1" table:expression="$'change log'.$#ref!$#REF!"/>
          <table:named-expression table:name="Schedule6A" table:base-cell-address="$Description.$A$1" table:expression="$'change log'.$#ref!$#REF!"/>
          <table:named-expression table:name="SizeEstimate4A" table:base-cell-address="$Description.$A$1" table:expression="$'change log'.$#ref!$#REF!"/>
          <table:named-expression table:name="SourceCode4A" table:base-cell-address="$Description.$A$1" table:expression="$'change log'.$#ref!$#REF!"/>
          <table:named-expression table:name="TaskPlan6A" table:base-cell-address="$Description.$A$1" table:expression="$'change log'.$#ref!$#REF!"/>
          <table:named-expression table:name="TestReport4A" table:base-cell-address="$Description.$A$1" table:expression="$'change log'.$#ref!$#REF!"/>
          <table:named-expression table:name="TimeLog4A" table:base-cell-address="$Description.$A$1" table:expression="$'change log'.$#ref!$#REF!"/>
          <table:named-expression table:name="toc6A" table:base-cell-address="$Description.$A$1" table:expression="$'change log'.$#ref!$#REF!"/>
        </table:named-expressions>
      </table:table>
      <table:table table:name="Lessons" table:style-name="ta16" table:protected="true">
        <loext:table-protection loext:select-protected-cells="true" loext:select-unprotected-cells="true"/>
        <office:forms form:automatic-focus="false" form:apply-design-mode="false"/>
        <table:table-column table:style-name="co23" table:default-cell-style-name="ce55"/>
        <table:table-column table:style-name="co61" table:default-cell-style-name="ce55"/>
        <table:table-column table:style-name="co36" table:number-columns-repeated="255"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Lessons Learned</text:p>
          </table:table-cell>
          <table:covered-table-cell table:number-columns-repeated="2" table:style-name="ce109"/>
          <table:table-cell table:style-name="ce139" table:number-columns-repeated="1021"/>
        </table:table-row>
        <table:table-row table:style-name="ro1">
          <table:table-cell table:style-name="ce349" table:number-columns-repeated="2"/>
          <table:table-cell table:style-name="ce139" table:number-columns-repeated="1022"/>
        </table:table-row>
        <table:table-row table:style-name="ro2">
          <table:table-cell table:style-name="ce350" office:value-type="string" calcext:value-type="string">
            <text:p>Problems of Importance</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office:value-type="string" calcext:value-type="string">
            <text:p>spreadsheet format is crazy on non mac machines… hard to read, hard to use. <text:s/></text:p>
          </table:table-cell>
          <table:table-cell table:style-name="ce139" table:number-columns-repeated="1022"/>
        </table:table-row>
        <table:table-row table:style-name="ro37">
          <table:table-cell table:style-name="ce141" office:value-type="float" office:value="2" calcext:value-type="float">
            <text:p>2</text:p>
          </table:table-cell>
          <table:table-cell table:style-name="ce351" office:value-type="string" calcext:value-type="string">
            <text:p>use array or dicitonary for test cases to reduce code size</text:p>
          </table:table-cell>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Proposal for Improve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office:value-type="string" calcext:value-type="string">
            <text:p>maybe a different format </text:p>
          </table:table-cell>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Notes and Com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expression table:name="DefectLog4A" table:base-cell-address="$Description.$A$1" table:expression="$lessons.$#REF!$#REF!"/>
          <table:named-expression table:name="FunctionalSpecification6A" table:base-cell-address="$Description.$A$1" table:expression="$lessons.$#REF!$#REF!"/>
          <table:named-expression table:name="HistoricalData4A" table:base-cell-address="$Description.$A$1" table:expression="$lessons.$#REF!$#REF!"/>
          <table:named-expression table:name="InstructorAssessment4A" table:base-cell-address="$Description.$A$1" table:expression="$lessons.$#REF!$#REF!"/>
          <table:named-range table:name="LessonLearned4A" table:base-cell-address="$Description.$A$1" table:cell-range-address="$Lessons.$A$1"/>
          <table:named-expression table:name="OperationalSpecification6A" table:base-cell-address="$Description.$A$1" table:expression="$lessons.$#REF!$#REF!"/>
          <table:named-expression table:name="ProjectPlanSummary4A" table:base-cell-address="$Description.$A$1" table:expression="$lessons.$#REF!$#REF!"/>
          <table:named-expression table:name="Schedule6A" table:base-cell-address="$Description.$A$1" table:expression="$lessons.$#REF!$#REF!"/>
          <table:named-expression table:name="SizeEstimate4A" table:base-cell-address="$Description.$A$1" table:expression="$lessons.$#REF!$#REF!"/>
          <table:named-expression table:name="SourceCode4A" table:base-cell-address="$Description.$A$1" table:expression="$lessons.$#REF!$#REF!"/>
          <table:named-expression table:name="TaskPlan6A" table:base-cell-address="$Description.$A$1" table:expression="$lessons.$#REF!$#REF!"/>
          <table:named-expression table:name="TestReport4A" table:base-cell-address="$Description.$A$1" table:expression="$lessons.$#REF!$#REF!"/>
          <table:named-expression table:name="TimeLog4A" table:base-cell-address="$Description.$A$1" table:expression="$lessons.$#REF!$#REF!"/>
          <table:named-expression table:name="toc6A" table:base-cell-address="$Description.$A$1" table:expression="$lessons.$#REF!$#REF!"/>
        </table:named-expressions>
      </table:table>
      <table:table table:name="Time Log" table:style-name="ta17" table:protected="true">
        <loext:table-protection loext:select-protected-cells="true" loext:select-unprotected-cells="true"/>
        <office:forms form:automatic-focus="false" form:apply-design-mode="false"/>
        <table:table-column table:style-name="co23" table:number-columns-repeated="5" table:default-cell-style-name="ce55"/>
        <table:table-column table:style-name="co62" table:default-cell-style-name="ce55"/>
        <table:table-column table:style-name="co48" table:visibility="collapse" table:default-cell-style-name="ce55"/>
        <table:table-column table:style-name="co63" table:default-cell-style-name="ce55"/>
        <table:table-column table:style-name="co64" table:default-cell-style-name="ce55"/>
        <table:table-column table:style-name="co36" table:number-columns-repeated="248"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table:formula="of:=[$Constants.B32]" office:value-type="string" office:string-value="-" calcext:value-type="string">
            <text:p>-</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39" table:visibility="collapse">
          <table:table-cell table:style-name="ce135" table:formula="of:=[$Constants.A44]" office:value-type="string" office:string-value="&lt;-- Mandatory" calcext:value-type="string">
            <text:p>&lt;-- Mandatory</text:p>
          </table:table-cell>
          <table:table-cell table:style-name="ce135" table:formula="of:=[$Constants.B44]" office:value-type="string" office:string-value=" " calcext:value-type="string">
            <text:p><text:s/></text:p>
          </table:table-cell>
          <table:table-cell table:style-name="ce135" table:formula="of:=[$Constants.C44]" office:value-type="string" office:string-value="✔" calcext:value-type="string">
            <text:p>✔</text:p>
          </table:table-cell>
          <table:table-cell table:style-name="ce135" table:formula="of:=[$Constants.D44]" office:value-type="string" office:string-value=" " calcext:value-type="string">
            <text:p><text:s/></text:p>
          </table:table-cell>
          <table:table-cell table:style-name="ce135" table:formula="of:=[$Constants.E44]" office:value-type="string" office:string-value=" " calcext:value-type="string">
            <text:p><text:s/></text:p>
          </table:table-cell>
          <table:table-cell table:style-name="ce135" table:formula="of:=[$Constants.F44]" office:value-type="string" office:string-value=" " calcext:value-type="string">
            <text:p><text:s/></text:p>
          </table:table-cell>
          <table:table-cell table:number-columns-repeated="1018"/>
        </table:table-row>
        <table:table-row table:style-name="ro1">
          <table:table-cell table:style-name="ce109" office:value-type="string" calcext:value-type="string" table:number-columns-spanned="3" table:number-rows-spanned="1">
            <text:p>Time Recording Log</text:p>
          </table:table-cell>
          <table:covered-table-cell table:number-columns-repeated="2" table:style-name="ce109"/>
          <table:table-cell table:style-name="ce112" table:number-columns-repeated="4"/>
          <table:table-cell table:style-name="ce354"/>
          <table:table-cell table:number-columns-repeated="1016"/>
        </table:table-row>
        <table:table-row table:style-name="ro22">
          <table:table-cell table:style-name="ce206" office:value-type="string" calcext:value-type="string" table:number-columns-spanned="8" table:number-rows-spanned="1">
            <text:p>Use this worksheet to record the amount of time you spend on each activity. <text:s/>Use the "sandbox" activity to record time spent experimenting with the assignment requirements..</text:p>
          </table:table-cell>
          <table:covered-table-cell table:number-columns-repeated="7" table:style-name="ce206"/>
          <table:table-cell table:style-name="ce284" table:number-columns-repeated="2"/>
          <table:table-cell table:number-columns-repeated="1014"/>
        </table:table-row>
        <table:table-row table:style-name="ro2">
          <table:table-cell table:style-name="ce276" office:value-type="string" calcext:value-type="string">
            <text:p>Date</text:p>
          </table:table-cell>
          <table:table-cell table:style-name="ce276" office:value-type="string" calcext:value-type="string">
            <text:p>Start Time</text:p>
          </table:table-cell>
          <table:table-cell table:style-name="ce276" office:value-type="string" calcext:value-type="string">
            <text:p>Stop Time</text:p>
          </table:table-cell>
          <table:table-cell table:style-name="ce276" office:value-type="string" calcext:value-type="string">
            <text:p>Interrupt</text:p>
          </table:table-cell>
          <table:table-cell table:style-name="ce276" office:value-type="string" calcext:value-type="string">
            <text:p>Delta</text:p>
          </table:table-cell>
          <table:table-cell table:style-name="ce276" office:value-type="string" calcext:value-type="string">
            <text:p>Activity</text:p>
          </table:table-cell>
          <table:table-cell table:style-name="ce276" office:value-type="string" calcext:value-type="string">
            <text:p>Iteration</text:p>
          </table:table-cell>
          <table:table-cell table:style-name="ce138" office:value-type="string" calcext:value-type="string">
            <text:p>Comments</text:p>
          </table:table-cell>
          <table:table-cell table:number-columns-repeated="1016"/>
        </table:table-row>
        <table:table-row table:style-name="ro40">
          <table:table-cell table:style-name="ce342" table:content-validation-name="val18" office:value-type="date" office:date-value="2017-02-03" calcext:value-type="date">
            <text:p>2/3/2017</text:p>
          </table:table-cell>
          <table:table-cell table:style-name="ce352" table:content-validation-name="val19" office:value-type="time" office:time-value="PT08H00M00S" calcext:value-type="time">
            <text:p>8:00 AM</text:p>
          </table:table-cell>
          <table:table-cell table:style-name="ce352" table:content-validation-name="val19" office:value-type="time" office:time-value="PT08H30M00S" calcext:value-type="time">
            <text:p>8:30 AM</text:p>
          </table:table-cell>
          <table:table-cell table:style-name="ce157" table:content-validation-name="val14" office:value-type="float" office:value="5" calcext:value-type="float">
            <text:p>5</text:p>
          </table:table-cell>
          <table:table-cell table:style-name="ce353" table:formula="of:=IF(OR(ISBLANK([.B48]);ISBLANK([.C48]));&quot;&quot;;([.C48]-[.B48])*24*60-[.D48])" office:value-type="float" office:value="25.0000000000001" calcext:value-type="float">
            <text:p>25</text:p>
          </table:table-cell>
          <table:table-cell table:style-name="ce344" table:content-validation-name="val20" office:value-type="string" calcext:value-type="string">
            <text:p>Project planning</text:p>
          </table:table-cell>
          <table:table-cell table:style-name="ce227" table:content-validation-name="val21"/>
          <table:table-cell table:style-name="ce201"/>
          <table:table-cell table:formula="of:=IF([.E48]&lt;0;&quot;&lt;-- Invalid stop time&quot;;&quot;&quot;)">
            <text:p/>
          </table:table-cell>
          <table:table-cell table:number-columns-repeated="1015"/>
        </table:table-row>
        <table:table-row table:style-name="ro40">
          <table:table-cell table:style-name="ce342" table:content-validation-name="val18" office:value-type="date" office:date-value="2017-02-12" calcext:value-type="date">
            <text:p>2/12/2017</text:p>
          </table:table-cell>
          <table:table-cell table:style-name="ce352" table:content-validation-name="val19" office:value-type="time" office:time-value="PT40H00M00S" calcext:value-type="time">
            <text:p>4:00 PM</text:p>
          </table:table-cell>
          <table:table-cell table:style-name="ce352" table:content-validation-name="val19" office:value-type="time" office:time-value="PT41H00M00S" calcext:value-type="time">
            <text:p>5:00 PM</text:p>
          </table:table-cell>
          <table:table-cell table:style-name="ce157" table:content-validation-name="val14" office:value-type="float" office:value="5" calcext:value-type="float">
            <text:p>5</text:p>
          </table:table-cell>
          <table:table-cell table:style-name="ce353" table:formula="of:=IF(OR(ISBLANK([.B49]);ISBLANK([.C49]));&quot;&quot;;([.C49]-[.B49])*24*60-[.D49])" office:value-type="float" office:value="55.0000000000004" calcext:value-type="float">
            <text:p>5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49]&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19H00M00S" calcext:value-type="time">
            <text:p>7:00 PM</text:p>
          </table:table-cell>
          <table:table-cell table:style-name="ce352" table:content-validation-name="val19" office:value-type="time" office:time-value="PT20H00M00S" calcext:value-type="time">
            <text:p>8:00 PM</text:p>
          </table:table-cell>
          <table:table-cell table:style-name="ce157" table:content-validation-name="val14" office:value-type="float" office:value="20" calcext:value-type="float">
            <text:p>20</text:p>
          </table:table-cell>
          <table:table-cell table:style-name="ce353" table:formula="of:=IF(OR(ISBLANK([.B50]);ISBLANK([.C50]));&quot;&quot;;([.C50]-[.B50])*24*60-[.D50])" office:value-type="float" office:value="40.0000000000001" calcext:value-type="float">
            <text:p>40</text:p>
          </table:table-cell>
          <table:table-cell table:style-name="ce344" table:content-validation-name="val20" office:value-type="string" calcext:value-type="string">
            <text:p>Architecture</text:p>
          </table:table-cell>
          <table:table-cell table:style-name="ce227" table:content-validation-name="val21"/>
          <table:table-cell table:style-name="ce201"/>
          <table:table-cell table:formula="of:=IF([.E50]&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00M00S" calcext:value-type="time">
            <text:p>8:00 PM</text:p>
          </table:table-cell>
          <table:table-cell table:style-name="ce352" table:content-validation-name="val19" office:value-type="time" office:time-value="PT20H30M00S" calcext:value-type="time">
            <text:p>8:30 PM</text:p>
          </table:table-cell>
          <table:table-cell table:style-name="ce157" table:content-validation-name="val14" office:value-type="float" office:value="5" calcext:value-type="float">
            <text:p>5</text:p>
          </table:table-cell>
          <table:table-cell table:style-name="ce353" table:formula="of:=IF(OR(ISBLANK([.B51]);ISBLANK([.C51]));&quot;&quot;;([.C51]-[.B51])*24*60-[.D51])" office:value-type="float" office:value="24.9999999999999" calcext:value-type="float">
            <text:p>2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1]&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30M00S" calcext:value-type="time">
            <text:p>8:30 PM</text:p>
          </table:table-cell>
          <table:table-cell table:style-name="ce352" table:content-validation-name="val19" office:value-type="time" office:time-value="PT21H15M00S" calcext:value-type="time">
            <text:p>9:15 PM</text:p>
          </table:table-cell>
          <table:table-cell table:style-name="ce157" table:content-validation-name="val14"/>
          <table:table-cell table:style-name="ce353" table:formula="of:=IF(OR(ISBLANK([.B52]);ISBLANK([.C52]));&quot;&quot;;([.C52]-[.B52])*24*60-[.D52])" office:value-type="float" office:value="45" calcext:value-type="float">
            <text:p>45</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2]&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1H30M00S" calcext:value-type="time">
            <text:p>9:30 PM</text:p>
          </table:table-cell>
          <table:table-cell table:style-name="ce352" table:content-validation-name="val19" office:value-type="time" office:time-value="PT22H45M00S" calcext:value-type="time">
            <text:p>10:45 PM</text:p>
          </table:table-cell>
          <table:table-cell table:style-name="ce157" table:content-validation-name="val14"/>
          <table:table-cell table:style-name="ce353" table:formula="of:=IF(OR(ISBLANK([.B53]);ISBLANK([.C53]));&quot;&quot;;([.C53]-[.B53])*24*60-[.D53])" office:value-type="float" office:value="74.9999999999999" calcext:value-type="float">
            <text:p>7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3]&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2H45M00S" calcext:value-type="time">
            <text:p>10:45 PM</text:p>
          </table:table-cell>
          <table:table-cell table:style-name="ce352" table:content-validation-name="val19" office:value-type="time" office:time-value="PT23H15M00S" calcext:value-type="time">
            <text:p>11:15 PM</text:p>
          </table:table-cell>
          <table:table-cell table:style-name="ce157" table:content-validation-name="val14"/>
          <table:table-cell table:style-name="ce353" table:formula="of:=IF(OR(ISBLANK([.B54]);ISBLANK([.C54]));&quot;&quot;;([.C54]-[.B54])*24*60-[.D54])" office:value-type="float" office:value="30.0000000000001" calcext:value-type="float">
            <text:p>30</text:p>
          </table:table-cell>
          <table:table-cell table:style-name="ce344" table:content-validation-name="val20" office:value-type="string" calcext:value-type="string">
            <text:p>Refactoring</text:p>
          </table:table-cell>
          <table:table-cell table:style-name="ce227" table:content-validation-name="val21"/>
          <table:table-cell table:style-name="ce201"/>
          <table:table-cell table:formula="of:=IF([.E54]&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3H30M00S" calcext:value-type="time">
            <text:p>11:30 PM</text:p>
          </table:table-cell>
          <table:table-cell table:style-name="ce352" table:content-validation-name="val19" office:value-type="time" office:time-value="PT23H59M00S" calcext:value-type="time">
            <text:p>11:59 PM</text:p>
          </table:table-cell>
          <table:table-cell table:style-name="ce157" table:content-validation-name="val14"/>
          <table:table-cell table:style-name="ce353" table:formula="of:=IF(OR(ISBLANK([.B55]);ISBLANK([.C55]));&quot;&quot;;([.C55]-[.B55])*24*60-[.D55])" office:value-type="float" office:value="29.0000000000001" calcext:value-type="float">
            <text:p>29</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5]&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00H00M00S" calcext:value-type="time">
            <text:p>12:00 AM</text:p>
          </table:table-cell>
          <table:table-cell table:style-name="ce352" table:content-validation-name="val19" office:value-type="time" office:time-value="PT00H25M00S" calcext:value-type="time">
            <text:p>12:25 AM</text:p>
          </table:table-cell>
          <table:table-cell table:style-name="ce157" table:content-validation-name="val14"/>
          <table:table-cell table:style-name="ce353" table:formula="of:=IF(OR(ISBLANK([.B56]);ISBLANK([.C56]));&quot;&quot;;([.C56]-[.B56])*24*60-[.D56])" office:value-type="float" office:value="25" calcext:value-type="float">
            <text:p>25</text:p>
          </table:table-cell>
          <table:table-cell table:style-name="ce344" table:content-validation-name="val20" office:value-type="string" calcext:value-type="string">
            <text:p>Analysis</text:p>
          </table:table-cell>
          <table:table-cell table:style-name="ce227" table:content-validation-name="val21"/>
          <table:table-cell table:style-name="ce201"/>
          <table:table-cell table:formula="of:=IF([.E56]&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16H30M00S" calcext:value-type="time">
            <text:p>4:30 PM</text:p>
          </table:table-cell>
          <table:table-cell table:style-name="ce352" table:content-validation-name="val19" office:value-type="time" office:time-value="PT17H15M00S" calcext:value-type="time">
            <text:p>5:15 PM</text:p>
          </table:table-cell>
          <table:table-cell table:style-name="ce157" table:content-validation-name="val14" office:value-type="float" office:value="5" calcext:value-type="float">
            <text:p>5</text:p>
          </table:table-cell>
          <table:table-cell table:style-name="ce353" table:formula="of:=IF(OR(ISBLANK([.B57]);ISBLANK([.C57]));&quot;&quot;;([.C57]-[.B57])*24*60-[.D57])" office:value-type="float" office:value="40" calcext:value-type="float">
            <text:p>40</text:p>
          </table:table-cell>
          <table:table-cell table:style-name="ce344" table:content-validation-name="val20" office:value-type="string" calcext:value-type="string">
            <text:p>Architecture</text:p>
          </table:table-cell>
          <table:table-cell table:style-name="ce227" table:content-validation-name="val21"/>
          <table:table-cell table:style-name="ce201"/>
          <table:table-cell table:formula="of:=IF([.E57]&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19H15M00S" calcext:value-type="time">
            <text:p>7:15 PM</text:p>
          </table:table-cell>
          <table:table-cell table:style-name="ce352" table:content-validation-name="val19" office:value-type="time" office:time-value="PT19H30M00S" calcext:value-type="time">
            <text:p>7:30 PM</text:p>
          </table:table-cell>
          <table:table-cell table:style-name="ce157" table:content-validation-name="val14"/>
          <table:table-cell table:style-name="ce353" table:formula="of:=IF(OR(ISBLANK([.B58]);ISBLANK([.C58]));&quot;&quot;;([.C58]-[.B58])*24*60-[.D58])" office:value-type="float" office:value="14.9999999999999" calcext:value-type="float">
            <text:p>1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8]&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19H30M00S" calcext:value-type="time">
            <text:p>7:30 PM</text:p>
          </table:table-cell>
          <table:table-cell table:style-name="ce352" table:content-validation-name="val19" office:value-type="time" office:time-value="PT21H00M00S" calcext:value-type="time">
            <text:p>9:00 PM</text:p>
          </table:table-cell>
          <table:table-cell table:style-name="ce157" table:content-validation-name="val14"/>
          <table:table-cell table:style-name="ce353" table:formula="of:=IF(OR(ISBLANK([.B59]);ISBLANK([.C59]));&quot;&quot;;([.C59]-[.B59])*24*60-[.D59])" office:value-type="float" office:value="90" calcext:value-type="float">
            <text:p>90</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9]&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21H00M00S" calcext:value-type="time">
            <text:p>9:00 PM</text:p>
          </table:table-cell>
          <table:table-cell table:style-name="ce352" table:content-validation-name="val19" office:value-type="time" office:time-value="PT21H30M00S" calcext:value-type="time">
            <text:p>9:30 PM</text:p>
          </table:table-cell>
          <table:table-cell table:style-name="ce157" table:content-validation-name="val14"/>
          <table:table-cell table:style-name="ce353" table:formula="of:=IF(OR(ISBLANK([.B60]);ISBLANK([.C60]));&quot;&quot;;([.C60]-[.B60])*24*60-[.D60])" office:value-type="float" office:value="30.0000000000001" calcext:value-type="float">
            <text:p>30</text:p>
          </table:table-cell>
          <table:table-cell table:style-name="ce344" table:content-validation-name="val20" office:value-type="string" calcext:value-type="string">
            <text:p>Postmortem</text:p>
          </table:table-cell>
          <table:table-cell table:style-name="ce227" table:content-validation-name="val21"/>
          <table:table-cell table:style-name="ce201"/>
          <table:table-cell table:formula="of:=IF([.E6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1]);ISBLANK([.C61]));&quot;&quot;;([.C61]-[.B61])*24*60-[.D61])">
            <text:p/>
          </table:table-cell>
          <table:table-cell table:style-name="ce344" table:content-validation-name="val20"/>
          <table:table-cell table:style-name="ce227" table:content-validation-name="val21"/>
          <table:table-cell table:style-name="ce201"/>
          <table:table-cell table:formula="of:=IF([.E6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2]);ISBLANK([.C62]));&quot;&quot;;([.C62]-[.B62])*24*60-[.D62])">
            <text:p/>
          </table:table-cell>
          <table:table-cell table:style-name="ce344" table:content-validation-name="val20"/>
          <table:table-cell table:style-name="ce227" table:content-validation-name="val21"/>
          <table:table-cell table:style-name="ce201"/>
          <table:table-cell table:formula="of:=IF([.E6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3]);ISBLANK([.C63]));&quot;&quot;;([.C63]-[.B63])*24*60-[.D63])">
            <text:p/>
          </table:table-cell>
          <table:table-cell table:style-name="ce344" table:content-validation-name="val20"/>
          <table:table-cell table:style-name="ce227" table:content-validation-name="val21"/>
          <table:table-cell table:style-name="ce201"/>
          <table:table-cell table:formula="of:=IF([.E6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4]);ISBLANK([.C64]));&quot;&quot;;([.C64]-[.B64])*24*60-[.D64])">
            <text:p/>
          </table:table-cell>
          <table:table-cell table:style-name="ce344" table:content-validation-name="val20"/>
          <table:table-cell table:style-name="ce227" table:content-validation-name="val21"/>
          <table:table-cell table:style-name="ce201"/>
          <table:table-cell table:formula="of:=IF([.E6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5]);ISBLANK([.C65]));&quot;&quot;;([.C65]-[.B65])*24*60-[.D65])">
            <text:p/>
          </table:table-cell>
          <table:table-cell table:style-name="ce344" table:content-validation-name="val20"/>
          <table:table-cell table:style-name="ce227" table:content-validation-name="val21"/>
          <table:table-cell table:style-name="ce201"/>
          <table:table-cell table:formula="of:=IF([.E6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6]);ISBLANK([.C66]));&quot;&quot;;([.C66]-[.B66])*24*60-[.D66])">
            <text:p/>
          </table:table-cell>
          <table:table-cell table:style-name="ce344" table:content-validation-name="val20"/>
          <table:table-cell table:style-name="ce227" table:content-validation-name="val21"/>
          <table:table-cell table:style-name="ce201"/>
          <table:table-cell table:formula="of:=IF([.E6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7]);ISBLANK([.C67]));&quot;&quot;;([.C67]-[.B67])*24*60-[.D67])">
            <text:p/>
          </table:table-cell>
          <table:table-cell table:style-name="ce344" table:content-validation-name="val20"/>
          <table:table-cell table:style-name="ce227" table:content-validation-name="val21"/>
          <table:table-cell table:style-name="ce201"/>
          <table:table-cell table:formula="of:=IF([.E6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8]);ISBLANK([.C68]));&quot;&quot;;([.C68]-[.B68])*24*60-[.D68])">
            <text:p/>
          </table:table-cell>
          <table:table-cell table:style-name="ce344" table:content-validation-name="val20"/>
          <table:table-cell table:style-name="ce227" table:content-validation-name="val21"/>
          <table:table-cell table:style-name="ce201"/>
          <table:table-cell table:formula="of:=IF([.E6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9]);ISBLANK([.C69]));&quot;&quot;;([.C69]-[.B69])*24*60-[.D69])">
            <text:p/>
          </table:table-cell>
          <table:table-cell table:style-name="ce344" table:content-validation-name="val20"/>
          <table:table-cell table:style-name="ce227" table:content-validation-name="val21"/>
          <table:table-cell table:style-name="ce201"/>
          <table:table-cell table:formula="of:=IF([.E6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0]);ISBLANK([.C70]));&quot;&quot;;([.C70]-[.B70])*24*60-[.D70])">
            <text:p/>
          </table:table-cell>
          <table:table-cell table:style-name="ce344" table:content-validation-name="val20"/>
          <table:table-cell table:style-name="ce227" table:content-validation-name="val21"/>
          <table:table-cell table:style-name="ce201"/>
          <table:table-cell table:formula="of:=IF([.E7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1]);ISBLANK([.C71]));&quot;&quot;;([.C71]-[.B71])*24*60-[.D71])">
            <text:p/>
          </table:table-cell>
          <table:table-cell table:style-name="ce344" table:content-validation-name="val20"/>
          <table:table-cell table:style-name="ce227" table:content-validation-name="val21"/>
          <table:table-cell table:style-name="ce201"/>
          <table:table-cell table:formula="of:=IF([.E7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2]);ISBLANK([.C72]));&quot;&quot;;([.C72]-[.B72])*24*60-[.D72])">
            <text:p/>
          </table:table-cell>
          <table:table-cell table:style-name="ce344" table:content-validation-name="val20"/>
          <table:table-cell table:style-name="ce227" table:content-validation-name="val21"/>
          <table:table-cell table:style-name="ce201"/>
          <table:table-cell table:formula="of:=IF([.E7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3]);ISBLANK([.C73]));&quot;&quot;;([.C73]-[.B73])*24*60-[.D73])">
            <text:p/>
          </table:table-cell>
          <table:table-cell table:style-name="ce344" table:content-validation-name="val20"/>
          <table:table-cell table:style-name="ce227" table:content-validation-name="val21"/>
          <table:table-cell table:style-name="ce201"/>
          <table:table-cell table:formula="of:=IF([.E7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4]);ISBLANK([.C74]));&quot;&quot;;([.C74]-[.B74])*24*60-[.D74])">
            <text:p/>
          </table:table-cell>
          <table:table-cell table:style-name="ce344" table:content-validation-name="val20"/>
          <table:table-cell table:style-name="ce227" table:content-validation-name="val21"/>
          <table:table-cell table:style-name="ce201"/>
          <table:table-cell table:formula="of:=IF([.E7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5]);ISBLANK([.C75]));&quot;&quot;;([.C75]-[.B75])*24*60-[.D75])">
            <text:p/>
          </table:table-cell>
          <table:table-cell table:style-name="ce344" table:content-validation-name="val20"/>
          <table:table-cell table:style-name="ce227" table:content-validation-name="val21"/>
          <table:table-cell table:style-name="ce201"/>
          <table:table-cell table:formula="of:=IF([.E7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6]);ISBLANK([.C76]));&quot;&quot;;([.C76]-[.B76])*24*60-[.D76])">
            <text:p/>
          </table:table-cell>
          <table:table-cell table:style-name="ce344" table:content-validation-name="val20"/>
          <table:table-cell table:style-name="ce227" table:content-validation-name="val21"/>
          <table:table-cell table:style-name="ce201"/>
          <table:table-cell table:formula="of:=IF([.E7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7]);ISBLANK([.C77]));&quot;&quot;;([.C77]-[.B77])*24*60-[.D77])">
            <text:p/>
          </table:table-cell>
          <table:table-cell table:style-name="ce344" table:content-validation-name="val20"/>
          <table:table-cell table:style-name="ce227" table:content-validation-name="val21"/>
          <table:table-cell table:style-name="ce201"/>
          <table:table-cell table:formula="of:=IF([.E7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8]);ISBLANK([.C78]));&quot;&quot;;([.C78]-[.B78])*24*60-[.D78])">
            <text:p/>
          </table:table-cell>
          <table:table-cell table:style-name="ce344" table:content-validation-name="val20"/>
          <table:table-cell table:style-name="ce227" table:content-validation-name="val21"/>
          <table:table-cell table:style-name="ce201"/>
          <table:table-cell table:formula="of:=IF([.E7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9]);ISBLANK([.C79]));&quot;&quot;;([.C79]-[.B79])*24*60-[.D79])">
            <text:p/>
          </table:table-cell>
          <table:table-cell table:style-name="ce344" table:content-validation-name="val20"/>
          <table:table-cell table:style-name="ce227" table:content-validation-name="val21"/>
          <table:table-cell table:style-name="ce201"/>
          <table:table-cell table:formula="of:=IF([.E7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0]);ISBLANK([.C80]));&quot;&quot;;([.C80]-[.B80])*24*60-[.D80])">
            <text:p/>
          </table:table-cell>
          <table:table-cell table:style-name="ce344" table:content-validation-name="val20"/>
          <table:table-cell table:style-name="ce227" table:content-validation-name="val21"/>
          <table:table-cell table:style-name="ce201"/>
          <table:table-cell table:formula="of:=IF([.E8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1]);ISBLANK([.C81]));&quot;&quot;;([.C81]-[.B81])*24*60-[.D81])">
            <text:p/>
          </table:table-cell>
          <table:table-cell table:style-name="ce344" table:content-validation-name="val20"/>
          <table:table-cell table:style-name="ce227" table:content-validation-name="val21"/>
          <table:table-cell table:style-name="ce201"/>
          <table:table-cell table:formula="of:=IF([.E8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2]);ISBLANK([.C82]));&quot;&quot;;([.C82]-[.B82])*24*60-[.D82])">
            <text:p/>
          </table:table-cell>
          <table:table-cell table:style-name="ce344" table:content-validation-name="val20"/>
          <table:table-cell table:style-name="ce227" table:content-validation-name="val21"/>
          <table:table-cell table:style-name="ce201"/>
          <table:table-cell table:formula="of:=IF([.E8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3]);ISBLANK([.C83]));&quot;&quot;;([.C83]-[.B83])*24*60-[.D83])">
            <text:p/>
          </table:table-cell>
          <table:table-cell table:style-name="ce344" table:content-validation-name="val20"/>
          <table:table-cell table:style-name="ce227" table:content-validation-name="val21"/>
          <table:table-cell table:style-name="ce201"/>
          <table:table-cell table:formula="of:=IF([.E8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4]);ISBLANK([.C84]));&quot;&quot;;([.C84]-[.B84])*24*60-[.D84])">
            <text:p/>
          </table:table-cell>
          <table:table-cell table:style-name="ce344" table:content-validation-name="val20"/>
          <table:table-cell table:style-name="ce227" table:content-validation-name="val21"/>
          <table:table-cell table:style-name="ce201"/>
          <table:table-cell table:formula="of:=IF([.E8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5]);ISBLANK([.C85]));&quot;&quot;;([.C85]-[.B85])*24*60-[.D85])">
            <text:p/>
          </table:table-cell>
          <table:table-cell table:style-name="ce344" table:content-validation-name="val20"/>
          <table:table-cell table:style-name="ce227" table:content-validation-name="val21"/>
          <table:table-cell table:style-name="ce201"/>
          <table:table-cell table:formula="of:=IF([.E8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6]);ISBLANK([.C86]));&quot;&quot;;([.C86]-[.B86])*24*60-[.D86])">
            <text:p/>
          </table:table-cell>
          <table:table-cell table:style-name="ce344" table:content-validation-name="val20"/>
          <table:table-cell table:style-name="ce227" table:content-validation-name="val21"/>
          <table:table-cell table:style-name="ce201"/>
          <table:table-cell table:formula="of:=IF([.E8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7]);ISBLANK([.C87]));&quot;&quot;;([.C87]-[.B87])*24*60-[.D87])">
            <text:p/>
          </table:table-cell>
          <table:table-cell table:style-name="ce344" table:content-validation-name="val20"/>
          <table:table-cell table:style-name="ce227" table:content-validation-name="val21"/>
          <table:table-cell table:style-name="ce201"/>
          <table:table-cell table:formula="of:=IF([.E8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8]);ISBLANK([.C88]));&quot;&quot;;([.C88]-[.B88])*24*60-[.D88])">
            <text:p/>
          </table:table-cell>
          <table:table-cell table:style-name="ce344" table:content-validation-name="val20"/>
          <table:table-cell table:style-name="ce227" table:content-validation-name="val21"/>
          <table:table-cell table:style-name="ce201"/>
          <table:table-cell table:formula="of:=IF([.E8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9]);ISBLANK([.C89]));&quot;&quot;;([.C89]-[.B89])*24*60-[.D89])">
            <text:p/>
          </table:table-cell>
          <table:table-cell table:style-name="ce344" table:content-validation-name="val20"/>
          <table:table-cell table:style-name="ce227" table:content-validation-name="val21"/>
          <table:table-cell table:style-name="ce201"/>
          <table:table-cell table:formula="of:=IF([.E8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0]);ISBLANK([.C90]));&quot;&quot;;([.C90]-[.B90])*24*60-[.D90])">
            <text:p/>
          </table:table-cell>
          <table:table-cell table:style-name="ce344" table:content-validation-name="val20"/>
          <table:table-cell table:style-name="ce227" table:content-validation-name="val21"/>
          <table:table-cell table:style-name="ce201"/>
          <table:table-cell table:formula="of:=IF([.E9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1]);ISBLANK([.C91]));&quot;&quot;;([.C91]-[.B91])*24*60-[.D91])">
            <text:p/>
          </table:table-cell>
          <table:table-cell table:style-name="ce344" table:content-validation-name="val20"/>
          <table:table-cell table:style-name="ce227" table:content-validation-name="val21"/>
          <table:table-cell table:style-name="ce201"/>
          <table:table-cell table:formula="of:=IF([.E9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2]);ISBLANK([.C92]));&quot;&quot;;([.C92]-[.B92])*24*60-[.D92])">
            <text:p/>
          </table:table-cell>
          <table:table-cell table:style-name="ce344" table:content-validation-name="val20"/>
          <table:table-cell table:style-name="ce227" table:content-validation-name="val21"/>
          <table:table-cell table:style-name="ce201"/>
          <table:table-cell table:formula="of:=IF([.E9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3]);ISBLANK([.C93]));&quot;&quot;;([.C93]-[.B93])*24*60-[.D93])">
            <text:p/>
          </table:table-cell>
          <table:table-cell table:style-name="ce344" table:content-validation-name="val20"/>
          <table:table-cell table:style-name="ce227" table:content-validation-name="val21"/>
          <table:table-cell table:style-name="ce201"/>
          <table:table-cell table:formula="of:=IF([.E9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4]);ISBLANK([.C94]));&quot;&quot;;([.C94]-[.B94])*24*60-[.D94])">
            <text:p/>
          </table:table-cell>
          <table:table-cell table:style-name="ce344" table:content-validation-name="val20"/>
          <table:table-cell table:style-name="ce227" table:content-validation-name="val21"/>
          <table:table-cell table:style-name="ce201"/>
          <table:table-cell table:formula="of:=IF([.E9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5]);ISBLANK([.C95]));&quot;&quot;;([.C95]-[.B95])*24*60-[.D95])">
            <text:p/>
          </table:table-cell>
          <table:table-cell table:style-name="ce344" table:content-validation-name="val20"/>
          <table:table-cell table:style-name="ce227" table:content-validation-name="val21"/>
          <table:table-cell table:style-name="ce201"/>
          <table:table-cell table:formula="of:=IF([.E9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6]);ISBLANK([.C96]));&quot;&quot;;([.C96]-[.B96])*24*60-[.D96])">
            <text:p/>
          </table:table-cell>
          <table:table-cell table:style-name="ce344" table:content-validation-name="val20"/>
          <table:table-cell table:style-name="ce227" table:content-validation-name="val21"/>
          <table:table-cell table:style-name="ce201"/>
          <table:table-cell table:formula="of:=IF([.E9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7]);ISBLANK([.C97]));&quot;&quot;;([.C97]-[.B97])*24*60-[.D97])">
            <text:p/>
          </table:table-cell>
          <table:table-cell table:style-name="ce344" table:content-validation-name="val20"/>
          <table:table-cell table:style-name="ce227" table:content-validation-name="val21"/>
          <table:table-cell table:style-name="ce201"/>
          <table:table-cell table:formula="of:=IF([.E9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8]);ISBLANK([.C98]));&quot;&quot;;([.C98]-[.B98])*24*60-[.D98])">
            <text:p/>
          </table:table-cell>
          <table:table-cell table:style-name="ce344" table:content-validation-name="val20"/>
          <table:table-cell table:style-name="ce227" table:content-validation-name="val21"/>
          <table:table-cell table:style-name="ce201"/>
          <table:table-cell table:formula="of:=IF([.E9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9]);ISBLANK([.C99]));&quot;&quot;;([.C99]-[.B99])*24*60-[.D99])">
            <text:p/>
          </table:table-cell>
          <table:table-cell table:style-name="ce344" table:content-validation-name="val20"/>
          <table:table-cell table:style-name="ce227" table:content-validation-name="val21"/>
          <table:table-cell table:style-name="ce201"/>
          <table:table-cell table:formula="of:=IF([.E9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0]);ISBLANK([.C100]));&quot;&quot;;([.C100]-[.B100])*24*60-[.D100])">
            <text:p/>
          </table:table-cell>
          <table:table-cell table:style-name="ce344" table:content-validation-name="val20"/>
          <table:table-cell table:style-name="ce227" table:content-validation-name="val21"/>
          <table:table-cell table:style-name="ce201"/>
          <table:table-cell table:formula="of:=IF([.E10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1]);ISBLANK([.C101]));&quot;&quot;;([.C101]-[.B101])*24*60-[.D101])">
            <text:p/>
          </table:table-cell>
          <table:table-cell table:style-name="ce344" table:content-validation-name="val20"/>
          <table:table-cell table:style-name="ce227" table:content-validation-name="val21"/>
          <table:table-cell table:style-name="ce201"/>
          <table:table-cell table:formula="of:=IF([.E10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2]);ISBLANK([.C102]));&quot;&quot;;([.C102]-[.B102])*24*60-[.D102])">
            <text:p/>
          </table:table-cell>
          <table:table-cell table:style-name="ce344" table:content-validation-name="val20"/>
          <table:table-cell table:style-name="ce227" table:content-validation-name="val21"/>
          <table:table-cell table:style-name="ce201"/>
          <table:table-cell table:formula="of:=IF([.E10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3]);ISBLANK([.C103]));&quot;&quot;;([.C103]-[.B103])*24*60-[.D103])">
            <text:p/>
          </table:table-cell>
          <table:table-cell table:style-name="ce344" table:content-validation-name="val20"/>
          <table:table-cell table:style-name="ce227" table:content-validation-name="val21"/>
          <table:table-cell table:style-name="ce201"/>
          <table:table-cell table:formula="of:=IF([.E10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4]);ISBLANK([.C104]));&quot;&quot;;([.C104]-[.B104])*24*60-[.D104])">
            <text:p/>
          </table:table-cell>
          <table:table-cell table:style-name="ce344" table:content-validation-name="val20"/>
          <table:table-cell table:style-name="ce227" table:content-validation-name="val21"/>
          <table:table-cell table:style-name="ce201"/>
          <table:table-cell table:formula="of:=IF([.E10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5]);ISBLANK([.C105]));&quot;&quot;;([.C105]-[.B105])*24*60-[.D105])">
            <text:p/>
          </table:table-cell>
          <table:table-cell table:style-name="ce344" table:content-validation-name="val20"/>
          <table:table-cell table:style-name="ce227" table:content-validation-name="val21"/>
          <table:table-cell table:style-name="ce201"/>
          <table:table-cell table:formula="of:=IF([.E10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6]);ISBLANK([.C106]));&quot;&quot;;([.C106]-[.B106])*24*60-[.D106])">
            <text:p/>
          </table:table-cell>
          <table:table-cell table:style-name="ce344" table:content-validation-name="val20"/>
          <table:table-cell table:style-name="ce227" table:content-validation-name="val21"/>
          <table:table-cell table:style-name="ce201"/>
          <table:table-cell table:formula="of:=IF([.E10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7]);ISBLANK([.C107]));&quot;&quot;;([.C107]-[.B107])*24*60-[.D107])">
            <text:p/>
          </table:table-cell>
          <table:table-cell table:style-name="ce344" table:content-validation-name="val20"/>
          <table:table-cell table:style-name="ce227" table:content-validation-name="val21"/>
          <table:table-cell table:style-name="ce201"/>
          <table:table-cell table:formula="of:=IF([.E10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8]);ISBLANK([.C108]));&quot;&quot;;([.C108]-[.B108])*24*60-[.D108])">
            <text:p/>
          </table:table-cell>
          <table:table-cell table:style-name="ce344" table:content-validation-name="val20"/>
          <table:table-cell table:style-name="ce227" table:content-validation-name="val21"/>
          <table:table-cell table:style-name="ce201"/>
          <table:table-cell table:formula="of:=IF([.E10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9]);ISBLANK([.C109]));&quot;&quot;;([.C109]-[.B109])*24*60-[.D109])">
            <text:p/>
          </table:table-cell>
          <table:table-cell table:style-name="ce344" table:content-validation-name="val20"/>
          <table:table-cell table:style-name="ce227" table:content-validation-name="val21"/>
          <table:table-cell table:style-name="ce201"/>
          <table:table-cell table:formula="of:=IF([.E10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0]);ISBLANK([.C110]));&quot;&quot;;([.C110]-[.B110])*24*60-[.D110])">
            <text:p/>
          </table:table-cell>
          <table:table-cell table:style-name="ce344" table:content-validation-name="val20"/>
          <table:table-cell table:style-name="ce227" table:content-validation-name="val21"/>
          <table:table-cell table:style-name="ce201"/>
          <table:table-cell table:formula="of:=IF([.E11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1]);ISBLANK([.C111]));&quot;&quot;;([.C111]-[.B111])*24*60-[.D111])">
            <text:p/>
          </table:table-cell>
          <table:table-cell table:style-name="ce344" table:content-validation-name="val20"/>
          <table:table-cell table:style-name="ce227" table:content-validation-name="val21"/>
          <table:table-cell table:style-name="ce201"/>
          <table:table-cell table:formula="of:=IF([.E11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2]);ISBLANK([.C112]));&quot;&quot;;([.C112]-[.B112])*24*60-[.D112])">
            <text:p/>
          </table:table-cell>
          <table:table-cell table:style-name="ce344" table:content-validation-name="val20"/>
          <table:table-cell table:style-name="ce227" table:content-validation-name="val21"/>
          <table:table-cell table:style-name="ce201"/>
          <table:table-cell table:formula="of:=IF([.E11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3]);ISBLANK([.C113]));&quot;&quot;;([.C113]-[.B113])*24*60-[.D113])">
            <text:p/>
          </table:table-cell>
          <table:table-cell table:style-name="ce344" table:content-validation-name="val20"/>
          <table:table-cell table:style-name="ce227" table:content-validation-name="val21"/>
          <table:table-cell table:style-name="ce201"/>
          <table:table-cell table:formula="of:=IF([.E11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4]);ISBLANK([.C114]));&quot;&quot;;([.C114]-[.B114])*24*60-[.D114])">
            <text:p/>
          </table:table-cell>
          <table:table-cell table:style-name="ce344" table:content-validation-name="val20"/>
          <table:table-cell table:style-name="ce227" table:content-validation-name="val21"/>
          <table:table-cell table:style-name="ce201"/>
          <table:table-cell table:formula="of:=IF([.E11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5]);ISBLANK([.C115]));&quot;&quot;;([.C115]-[.B115])*24*60-[.D115])">
            <text:p/>
          </table:table-cell>
          <table:table-cell table:style-name="ce344" table:content-validation-name="val20"/>
          <table:table-cell table:style-name="ce227" table:content-validation-name="val21"/>
          <table:table-cell table:style-name="ce201"/>
          <table:table-cell table:formula="of:=IF([.E11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6]);ISBLANK([.C116]));&quot;&quot;;([.C116]-[.B116])*24*60-[.D116])">
            <text:p/>
          </table:table-cell>
          <table:table-cell table:style-name="ce344" table:content-validation-name="val20"/>
          <table:table-cell table:style-name="ce227" table:content-validation-name="val21"/>
          <table:table-cell table:style-name="ce201"/>
          <table:table-cell table:formula="of:=IF([.E11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7]);ISBLANK([.C117]));&quot;&quot;;([.C117]-[.B117])*24*60-[.D117])">
            <text:p/>
          </table:table-cell>
          <table:table-cell table:style-name="ce344" table:content-validation-name="val20"/>
          <table:table-cell table:style-name="ce227" table:content-validation-name="val21"/>
          <table:table-cell table:style-name="ce201"/>
          <table:table-cell table:formula="of:=IF([.E11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8]);ISBLANK([.C118]));&quot;&quot;;([.C118]-[.B118])*24*60-[.D118])">
            <text:p/>
          </table:table-cell>
          <table:table-cell table:style-name="ce344" table:content-validation-name="val20"/>
          <table:table-cell table:style-name="ce227" table:content-validation-name="val21"/>
          <table:table-cell table:style-name="ce201"/>
          <table:table-cell table:formula="of:=IF([.E11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9]);ISBLANK([.C119]));&quot;&quot;;([.C119]-[.B119])*24*60-[.D119])">
            <text:p/>
          </table:table-cell>
          <table:table-cell table:style-name="ce344" table:content-validation-name="val20"/>
          <table:table-cell table:style-name="ce227" table:content-validation-name="val21"/>
          <table:table-cell table:style-name="ce201"/>
          <table:table-cell table:formula="of:=IF([.E11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0]);ISBLANK([.C120]));&quot;&quot;;([.C120]-[.B120])*24*60-[.D120])">
            <text:p/>
          </table:table-cell>
          <table:table-cell table:style-name="ce344" table:content-validation-name="val20"/>
          <table:table-cell table:style-name="ce227" table:content-validation-name="val21"/>
          <table:table-cell table:style-name="ce201"/>
          <table:table-cell table:formula="of:=IF([.E12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1]);ISBLANK([.C121]));&quot;&quot;;([.C121]-[.B121])*24*60-[.D121])">
            <text:p/>
          </table:table-cell>
          <table:table-cell table:style-name="ce344" table:content-validation-name="val20"/>
          <table:table-cell table:style-name="ce227" table:content-validation-name="val21"/>
          <table:table-cell table:style-name="ce201"/>
          <table:table-cell table:formula="of:=IF([.E12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2]);ISBLANK([.C122]));&quot;&quot;;([.C122]-[.B122])*24*60-[.D122])">
            <text:p/>
          </table:table-cell>
          <table:table-cell table:style-name="ce344" table:content-validation-name="val20"/>
          <table:table-cell table:style-name="ce227" table:content-validation-name="val21"/>
          <table:table-cell table:style-name="ce201"/>
          <table:table-cell table:formula="of:=IF([.E12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3]);ISBLANK([.C123]));&quot;&quot;;([.C123]-[.B123])*24*60-[.D123])">
            <text:p/>
          </table:table-cell>
          <table:table-cell table:style-name="ce344" table:content-validation-name="val20"/>
          <table:table-cell table:style-name="ce227" table:content-validation-name="val21"/>
          <table:table-cell table:style-name="ce201"/>
          <table:table-cell table:formula="of:=IF([.E12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4]);ISBLANK([.C124]));&quot;&quot;;([.C124]-[.B124])*24*60-[.D124])">
            <text:p/>
          </table:table-cell>
          <table:table-cell table:style-name="ce344" table:content-validation-name="val20"/>
          <table:table-cell table:style-name="ce227" table:content-validation-name="val21"/>
          <table:table-cell table:style-name="ce201"/>
          <table:table-cell table:formula="of:=IF([.E12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5]);ISBLANK([.C125]));&quot;&quot;;([.C125]-[.B125])*24*60-[.D125])">
            <text:p/>
          </table:table-cell>
          <table:table-cell table:style-name="ce344" table:content-validation-name="val20"/>
          <table:table-cell table:style-name="ce227" table:content-validation-name="val21"/>
          <table:table-cell table:style-name="ce201"/>
          <table:table-cell table:formula="of:=IF([.E12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6]);ISBLANK([.C126]));&quot;&quot;;([.C126]-[.B126])*24*60-[.D126])">
            <text:p/>
          </table:table-cell>
          <table:table-cell table:style-name="ce344" table:content-validation-name="val20"/>
          <table:table-cell table:style-name="ce227" table:content-validation-name="val21"/>
          <table:table-cell table:style-name="ce201"/>
          <table:table-cell table:formula="of:=IF([.E12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7]);ISBLANK([.C127]));&quot;&quot;;([.C127]-[.B127])*24*60-[.D127])">
            <text:p/>
          </table:table-cell>
          <table:table-cell table:style-name="ce344" table:content-validation-name="val20"/>
          <table:table-cell table:style-name="ce227" table:content-validation-name="val21"/>
          <table:table-cell table:style-name="ce201"/>
          <table:table-cell table:formula="of:=IF([.E12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8]);ISBLANK([.C128]));&quot;&quot;;([.C128]-[.B128])*24*60-[.D128])">
            <text:p/>
          </table:table-cell>
          <table:table-cell table:style-name="ce344" table:content-validation-name="val20"/>
          <table:table-cell table:style-name="ce227" table:content-validation-name="val21"/>
          <table:table-cell table:style-name="ce201"/>
          <table:table-cell table:formula="of:=IF([.E12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9]);ISBLANK([.C129]));&quot;&quot;;([.C129]-[.B129])*24*60-[.D129])">
            <text:p/>
          </table:table-cell>
          <table:table-cell table:style-name="ce344" table:content-validation-name="val20"/>
          <table:table-cell table:style-name="ce227" table:content-validation-name="val21"/>
          <table:table-cell table:style-name="ce201"/>
          <table:table-cell table:formula="of:=IF([.E12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0]);ISBLANK([.C130]));&quot;&quot;;([.C130]-[.B130])*24*60-[.D130])">
            <text:p/>
          </table:table-cell>
          <table:table-cell table:style-name="ce344" table:content-validation-name="val20"/>
          <table:table-cell table:style-name="ce227" table:content-validation-name="val21"/>
          <table:table-cell table:style-name="ce201"/>
          <table:table-cell table:formula="of:=IF([.E13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1]);ISBLANK([.C131]));&quot;&quot;;([.C131]-[.B131])*24*60-[.D131])">
            <text:p/>
          </table:table-cell>
          <table:table-cell table:style-name="ce344" table:content-validation-name="val20"/>
          <table:table-cell table:style-name="ce227" table:content-validation-name="val21"/>
          <table:table-cell table:style-name="ce201"/>
          <table:table-cell table:formula="of:=IF([.E13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2]);ISBLANK([.C132]));&quot;&quot;;([.C132]-[.B132])*24*60-[.D132])">
            <text:p/>
          </table:table-cell>
          <table:table-cell table:style-name="ce344" table:content-validation-name="val20"/>
          <table:table-cell table:style-name="ce227" table:content-validation-name="val21"/>
          <table:table-cell table:style-name="ce201"/>
          <table:table-cell table:formula="of:=IF([.E13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3]);ISBLANK([.C133]));&quot;&quot;;([.C133]-[.B133])*24*60-[.D133])">
            <text:p/>
          </table:table-cell>
          <table:table-cell table:style-name="ce344" table:content-validation-name="val20"/>
          <table:table-cell table:style-name="ce227" table:content-validation-name="val21"/>
          <table:table-cell table:style-name="ce201"/>
          <table:table-cell table:formula="of:=IF([.E13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4]);ISBLANK([.C134]));&quot;&quot;;([.C134]-[.B134])*24*60-[.D134])">
            <text:p/>
          </table:table-cell>
          <table:table-cell table:style-name="ce344" table:content-validation-name="val20"/>
          <table:table-cell table:style-name="ce227" table:content-validation-name="val21"/>
          <table:table-cell table:style-name="ce201"/>
          <table:table-cell table:formula="of:=IF([.E13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5]);ISBLANK([.C135]));&quot;&quot;;([.C135]-[.B135])*24*60-[.D135])">
            <text:p/>
          </table:table-cell>
          <table:table-cell table:style-name="ce344" table:content-validation-name="val20"/>
          <table:table-cell table:style-name="ce227" table:content-validation-name="val21"/>
          <table:table-cell table:style-name="ce201"/>
          <table:table-cell table:formula="of:=IF([.E13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6]);ISBLANK([.C136]));&quot;&quot;;([.C136]-[.B136])*24*60-[.D136])">
            <text:p/>
          </table:table-cell>
          <table:table-cell table:style-name="ce344" table:content-validation-name="val20"/>
          <table:table-cell table:style-name="ce227" table:content-validation-name="val21"/>
          <table:table-cell table:style-name="ce201"/>
          <table:table-cell table:formula="of:=IF([.E13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7]);ISBLANK([.C137]));&quot;&quot;;([.C137]-[.B137])*24*60-[.D137])">
            <text:p/>
          </table:table-cell>
          <table:table-cell table:style-name="ce344" table:content-validation-name="val20"/>
          <table:table-cell table:style-name="ce227" table:content-validation-name="val21"/>
          <table:table-cell table:style-name="ce201"/>
          <table:table-cell table:formula="of:=IF([.E137]&lt;0;&quot;&lt;-- Invalid stop time&quot;;&quot;&quot;)">
            <text:p/>
          </table:table-cell>
          <table:table-cell table:number-columns-repeated="1015"/>
        </table:table-row>
        <table:table-row table:style-name="ro2" table:number-rows-repeated="1048438">
          <table:table-cell table:number-columns-repeated="1024"/>
        </table:table-row>
        <table:table-row table:style-name="ro2">
          <table:table-cell table:number-columns-repeated="1024"/>
        </table:table-row>
        <table:named-expressions>
          <table:named-expression table:name="DefectLog4A" table:base-cell-address="$Description.$A$1" table:expression="$'time log'.$#ref!$#REF!"/>
          <table:named-expression table:name="FunctionalSpecification6A" table:base-cell-address="$Description.$A$1" table:expression="$'time log'.$#ref!$#REF!"/>
          <table:named-expression table:name="HistoricalData4A" table:base-cell-address="$Description.$A$1" table:expression="$'time log'.$#ref!$#REF!"/>
          <table:named-expression table:name="InstructorAssessment4A" table:base-cell-address="$Description.$A$1" table:expression="$'time log'.$#ref!$#REF!"/>
          <table:named-expression table:name="LessonLearned4A" table:base-cell-address="$Description.$A$1" table:expression="$'time log'.$#ref!$#REF!"/>
          <table:named-expression table:name="OperationalSpecification6A" table:base-cell-address="$Description.$A$1" table:expression="$'time log'.$#ref!$#REF!"/>
          <table:named-expression table:name="ProjectPlanSummary4A" table:base-cell-address="$Description.$A$1" table:expression="$'time log'.$#ref!$#REF!"/>
          <table:named-expression table:name="Schedule6A" table:base-cell-address="$Description.$A$1" table:expression="$'time log'.$#ref!$#REF!"/>
          <table:named-expression table:name="SizeEstimate4A" table:base-cell-address="$Description.$A$1" table:expression="$'time log'.$#ref!$#REF!"/>
          <table:named-expression table:name="SourceCode4A" table:base-cell-address="$Description.$A$1" table:expression="$'time log'.$#ref!$#REF!"/>
          <table:named-expression table:name="TaskPlan6A" table:base-cell-address="$Description.$A$1" table:expression="$'time log'.$#ref!$#REF!"/>
          <table:named-expression table:name="TestReport4A" table:base-cell-address="$Description.$A$1" table:expression="$'time log'.$#ref!$#REF!"/>
          <table:named-range table:name="TimeLog4A" table:base-cell-address="$Description.$A$1" table:cell-range-address="$'Time Log'.$A$45"/>
          <table:named-expression table:name="toc6A" table:base-cell-address="$Description.$A$1" table:expression="$'time log'.$#ref!$#REF!"/>
        </table:named-expressions>
      </table:table>
      <table:table table:name="Source" table:style-name="ta18">
        <table:table-column table:style-name="co23" table:number-columns-repeated="5" table:default-cell-style-name="ce357"/>
        <table:table-column table:style-name="co15" table:default-cell-style-name="ce357"/>
        <table:table-column table:style-name="co23" table:number-columns-repeated="2" table:default-cell-style-name="ce357"/>
        <table:table-column table:style-name="co36" table:number-columns-repeated="249" table:default-cell-style-name="ce357"/>
        <table:table-column table:style-name="co36" table:number-columns-repeated="767" table:default-cell-style-name="Default"/>
        <table:table-row table:style-name="ro1">
          <table:table-cell table:style-name="ce109" office:value-type="string" calcext:value-type="string" table:number-columns-spanned="3" table:number-rows-spanned="1">
            <text:p>Source Code</text:p>
          </table:table-cell>
          <table:covered-table-cell table:number-columns-repeated="2" table:style-name="ce109"/>
          <table:table-cell table:style-name="ce55" table:number-columns-repeated="1021"/>
        </table:table-row>
        <table:table-row table:style-name="ro34">
          <table:table-cell table:style-name="ce355" office:value-type="string" calcext:value-type="string" table:number-columns-spanned="8" table:number-rows-spanned="1">
            <text:p>Paste production source code here. <text:s/>(1) copy your code to the clipboard, (2) click on the "PASTE ME" cell (not the entire row), (3) paste. <text:s/>Do not paste test code.</text:p>
          </table:table-cell>
          <table:covered-table-cell table:number-columns-repeated="7" table:style-name="ce355"/>
          <table:table-cell table:style-name="ce55" table:number-columns-repeated="1016"/>
        </table:table-row>
        <table:table-row table:style-name="ro2">
          <table:table-cell table:style-name="ce356" office:value-type="string" calcext:value-type="string">
            <text:p>PASTE M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DefectLog4A" table:base-cell-address="$Description.$A$1" table:expression="$source.$#REF!$#REF!"/>
          <table:named-expression table:name="FunctionalSpecification6A" table:base-cell-address="$Description.$A$1" table:expression="$source.$#REF!$#REF!"/>
          <table:named-expression table:name="HistoricalData4A" table:base-cell-address="$Description.$A$1" table:expression="$source.$#REF!$#REF!"/>
          <table:named-expression table:name="InstructorAssessment4A" table:base-cell-address="$Description.$A$1" table:expression="$source.$#REF!$#REF!"/>
          <table:named-expression table:name="LessonLearned4A" table:base-cell-address="$Description.$A$1" table:expression="$source.$#REF!$#REF!"/>
          <table:named-expression table:name="OperationalSpecification6A" table:base-cell-address="$Description.$A$1" table:expression="$source.$#REF!$#REF!"/>
          <table:named-expression table:name="ProjectPlanSummary4A" table:base-cell-address="$Description.$A$1" table:expression="$source.$#REF!$#REF!"/>
          <table:named-expression table:name="Schedule6A" table:base-cell-address="$Description.$A$1" table:expression="$source.$#REF!$#REF!"/>
          <table:named-expression table:name="SizeEstimate4A" table:base-cell-address="$Description.$A$1" table:expression="$source.$#REF!$#REF!"/>
          <table:named-range table:name="SourceCode4A" table:base-cell-address="$Description.$A$1" table:cell-range-address="$Source.$A$1"/>
          <table:named-expression table:name="TaskPlan6A" table:base-cell-address="$Description.$A$1" table:expression="$source.$#REF!$#REF!"/>
          <table:named-expression table:name="TestReport4A" table:base-cell-address="$Description.$A$1" table:expression="$source.$#REF!$#REF!"/>
          <table:named-expression table:name="TimeLog4A" table:base-cell-address="$Description.$A$1" table:expression="$source.$#REF!$#REF!"/>
          <table:named-expression table:name="toc6A" table:base-cell-address="$Description.$A$1" table:expression="$source.$#REF!$#REF!"/>
        </table:named-expressions>
      </table:table>
      <table:table table:name="Constants" table:style-name="ta19" table:protected="true">
        <loext:table-protection loext:select-protected-cells="true" loext:select-unprotected-cells="true"/>
        <table:table-column table:style-name="co65" table:default-cell-style-name="ce6"/>
        <table:table-column table:style-name="co3" table:default-cell-style-name="ce6"/>
        <table:table-column table:style-name="co29" table:default-cell-style-name="Default"/>
        <table:table-column table:style-name="co66" table:default-cell-style-name="ce6"/>
        <table:table-column table:style-name="co67" table:default-cell-style-name="ce6"/>
        <table:table-column table:style-name="co68" table:default-cell-style-name="ce6"/>
        <table:table-column table:style-name="co29" table:number-columns-repeated="1018" table:default-cell-style-name="Default"/>
        <table:table-row table:style-name="ro1">
          <table:table-cell table:style-name="ce358" office:value-type="string" calcext:value-type="string">
            <text:p>Constants</text:p>
          </table:table-cell>
          <table:table-cell table:style-name="ce358" office:value-type="string" calcext:value-type="string">
            <text:p><text:s/></text:p>
          </table:table-cell>
          <table:table-cell table:number-columns-repeated="3" table:style-name="ce135" office:value-type="string" calcext:value-type="string">
            <text:p><text:s/></text:p>
          </table:table-cell>
          <table:table-cell table:style-name="ce44" table:formula="of:=[$Description.B3]" office:value-type="string" office:string-value="Assignment 2" calcext:value-type="string">
            <text:p>Assignment 2</text:p>
          </table:table-cell>
          <table:table-cell table:number-columns-repeated="3" table:style-name="ce44" office:value-type="string" calcext:value-type="string">
            <text:p><text:s/></text:p>
          </table:table-cell>
          <table:table-cell table:style-name="ce55" table:number-columns-repeated="1015"/>
        </table:table-row>
        <table:table-row table:style-name="ro2">
          <table:table-cell table:style-name="ce135" office:value-type="string" calcext:value-type="string">
            <text:p>Start date:</text:p>
          </table:table-cell>
          <table:table-cell table:style-name="ce361" office:value-type="date" office:date-value="2000-01-01" calcext:value-type="date">
            <text:p>1/1/2000</text:p>
          </table:table-cell>
          <table:table-cell table:style-name="ce135" office:value-type="string" calcext:value-type="string">
            <text:p><text:s/></text:p>
          </table:table-cell>
          <table:table-cell table:style-name="ce135" office:value-type="string" calcext:value-type="string">
            <text:p>Grades:</text:p>
          </table:table-cell>
          <table:table-cell table:style-name="ce135" office:value-type="string" calcext:value-type="string">
            <text:p>AA</text:p>
          </table:table-cell>
          <table:table-cell table:style-name="ce367" office:value-type="percentage" office:value="1" calcext:value-type="percentage">
            <text:p>10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End date:</text:p>
          </table:table-cell>
          <table:table-cell table:style-name="ce361" office:value-type="date" office:date-value="2100-01-01" calcext:value-type="date">
            <text:p>1/1/2100</text:p>
          </table:table-cell>
          <table:table-cell table:number-columns-repeated="2" table:style-name="ce135" office:value-type="string" calcext:value-type="string">
            <text:p><text:s/></text:p>
          </table:table-cell>
          <table:table-cell table:style-name="ce135" office:value-type="string" calcext:value-type="string">
            <text:p>A</text:p>
          </table:table-cell>
          <table:table-cell table:style-name="ce367" office:value-type="percentage" office:value="0.95" calcext:value-type="percentage">
            <text:p>9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Phases:</text:p>
          </table:table-cell>
          <table:table-cell table:style-name="ce135" office:value-type="string" calcext:value-type="string">
            <text:p>Analysis</text:p>
          </table:table-cell>
          <table:table-cell table:number-columns-repeated="2" table:style-name="ce135" office:value-type="string" calcext:value-type="string">
            <text:p><text:s/></text:p>
          </table:table-cell>
          <table:table-cell table:style-name="ce135" office:value-type="string" calcext:value-type="string">
            <text:p>AB</text:p>
          </table:table-cell>
          <table:table-cell table:style-name="ce367" office:value-type="percentage" office:value="0.9" calcext:value-type="percentage">
            <text:p>9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Architecture</text:p>
          </table:table-cell>
          <table:table-cell table:number-columns-repeated="2" table:style-name="ce135" office:value-type="string" calcext:value-type="string">
            <text:p><text:s/></text:p>
          </table:table-cell>
          <table:table-cell table:style-name="ce135" office:value-type="string" calcext:value-type="string">
            <text:p>B</text:p>
          </table:table-cell>
          <table:table-cell table:style-name="ce367" office:value-type="percentage" office:value="0.85" calcext:value-type="percentage">
            <text:p>8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roject planning</text:p>
          </table:table-cell>
          <table:table-cell table:number-columns-repeated="2" table:style-name="ce135" office:value-type="string" calcext:value-type="string">
            <text:p><text:s/></text:p>
          </table:table-cell>
          <table:table-cell table:style-name="ce135" office:value-type="string" calcext:value-type="string">
            <text:p>BC</text:p>
          </table:table-cell>
          <table:table-cell table:style-name="ce367" office:value-type="percentage" office:value="0.8" calcext:value-type="percentage">
            <text:p>8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ration planning</text:p>
          </table:table-cell>
          <table:table-cell table:number-columns-repeated="2" table:style-name="ce135" office:value-type="string" calcext:value-type="string">
            <text:p><text:s/></text:p>
          </table:table-cell>
          <table:table-cell table:style-name="ce135" office:value-type="string" calcext:value-type="string">
            <text:p>C</text:p>
          </table:table-cell>
          <table:table-cell table:style-name="ce367" office:value-type="percentage" office:value="0.75" calcext:value-type="percentage">
            <text:p>7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onstruction</text:p>
          </table:table-cell>
          <table:table-cell table:number-columns-repeated="2" table:style-name="ce135" office:value-type="string" calcext:value-type="string">
            <text:p><text:s/></text:p>
          </table:table-cell>
          <table:table-cell table:style-name="ce135" office:value-type="string" calcext:value-type="string">
            <text:p>CD</text:p>
          </table:table-cell>
          <table:table-cell table:style-name="ce367" office:value-type="percentage" office:value="0.7" calcext:value-type="percentage">
            <text:p>7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factoring</text:p>
          </table:table-cell>
          <table:table-cell table:number-columns-repeated="2" table:style-name="ce135" office:value-type="string" calcext:value-type="string">
            <text:p><text:s/></text:p>
          </table:table-cell>
          <table:table-cell table:style-name="ce135" office:value-type="string" calcext:value-type="string">
            <text:p>D</text:p>
          </table:table-cell>
          <table:table-cell table:style-name="ce367" office:value-type="percentage" office:value="0.65" calcext:value-type="percentage">
            <text:p>6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view</text:p>
          </table:table-cell>
          <table:table-cell table:number-columns-repeated="2" table:style-name="ce135" office:value-type="string" calcext:value-type="string">
            <text:p><text:s/></text:p>
          </table:table-cell>
          <table:table-cell table:style-name="ce135" office:value-type="string" calcext:value-type="string">
            <text:p>F</text:p>
          </table:table-cell>
          <table:table-cell table:style-name="ce367" office:value-type="percentage" office:value="0.5" calcext:value-type="percentage">
            <text:p>5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gration test</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patterning</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ostmortem</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Sandbox</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Defect Types:</text:p>
          </table:table-cell>
          <table:table-cell table:style-name="ce135" office:value-type="string" calcext:value-type="string">
            <text:p>Requirements Change</text:p>
          </table:table-cell>
          <table:table-cell table:style-name="ce364" office:value-type="string" calcext:value-type="string">
            <text:p>Changes to requirements</text:p>
          </table:table-cell>
          <table:table-cell table:style-name="ce135" office:value-type="string" calcext:value-type="string">
            <text:p>Iteration</text:p>
          </table:table-cell>
          <table:table-cell table:style-name="ce135" office:value-type="string" calcext:value-type="string">
            <text:p>NA</text:p>
          </table:table-cell>
          <table:table-cell table:style-name="ce367" office:value-type="string" calcext:value-type="string">
            <text:p>did not follow </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Requirements Clarification</text:p>
          </table:table-cell>
          <table:table-cell table:style-name="ce364" office:value-type="string" calcext:value-type="string">
            <text:p>Clarifications to requirements</text:p>
          </table:table-cell>
          <table:table-cell table:style-name="ce135" office:value-type="string" calcext:value-type="string">
            <text:p><text:s/></text:p>
          </table:table-cell>
          <table:table-cell table:style-name="ce135" office:value-type="float" office:value="1" calcext:value-type="float">
            <text:p>1</text:p>
          </table:table-cell>
          <table:table-cell table:style-name="ce367" office:value-type="string" calcext:value-type="string">
            <text:p>very 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syntax</text:p>
          </table:table-cell>
          <table:table-cell table:style-name="ce364" office:value-type="string" calcext:value-type="string">
            <text:p>Syntax flaws in the deliverable product</text:p>
          </table:table-cell>
          <table:table-cell table:style-name="ce135" office:value-type="string" calcext:value-type="string">
            <text:p><text:s/></text:p>
          </table:table-cell>
          <table:table-cell table:style-name="ce135" office:value-type="float" office:value="2" calcext:value-type="float">
            <text:p>2</text:p>
          </table:table-cell>
          <table:table-cell table:style-name="ce367" office:value-type="string" calcext:value-type="string">
            <text:p>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logic</text:p>
          </table:table-cell>
          <table:table-cell table:style-name="ce364" office:value-type="string" calcext:value-type="string">
            <text:p>Logic flaws in the deliverable product</text:p>
          </table:table-cell>
          <table:table-cell table:style-name="ce135" office:value-type="string" calcext:value-type="string">
            <text:p><text:s/></text:p>
          </table:table-cell>
          <table:table-cell table:style-name="ce135" office:value-type="float" office:value="3" calcext:value-type="float">
            <text:p>3</text:p>
          </table:table-cell>
          <table:table-cell table:style-name="ce367" office:value-type="string" calcext:value-type="string">
            <text:p>neutra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interface</text:p>
          </table:table-cell>
          <table:table-cell table:style-name="ce364" office:value-type="string" calcext:value-type="string">
            <text:p>Flaws in the interface of a component of the deliverable product</text:p>
          </table:table-cell>
          <table:table-cell table:style-name="ce135" office:value-type="string" calcext:value-type="string">
            <text:p><text:s/></text:p>
          </table:table-cell>
          <table:table-cell table:style-name="ce135" office:value-type="float" office:value="4" calcext:value-type="float">
            <text:p>4</text:p>
          </table:table-cell>
          <table:table-cell table:style-name="ce367" office:value-type="string" calcext:value-type="string">
            <text:p>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checking</text:p>
          </table:table-cell>
          <table:table-cell table:style-name="ce364" office:value-type="string" calcext:value-type="string">
            <text:p>Flaws with boundary/type checking within a component of the deliverable product</text:p>
          </table:table-cell>
          <table:table-cell table:style-name="ce135" office:value-type="string" calcext:value-type="string">
            <text:p><text:s/></text:p>
          </table:table-cell>
          <table:table-cell table:style-name="ce135" office:value-type="float" office:value="5" calcext:value-type="float">
            <text:p>5</text:p>
          </table:table-cell>
          <table:table-cell table:style-name="ce367" office:value-type="string" calcext:value-type="string">
            <text:p>very 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syntax</text:p>
          </table:table-cell>
          <table:table-cell table:style-name="ce364" office:value-type="string" calcext:value-type="string">
            <text:p>Syntax flaws in the test code </text:p>
          </table:table-cell>
          <table:table-cell table:style-name="ce135" office:value-type="string" calcext:value-type="string">
            <text:p><text:s/></text:p>
          </table:table-cell>
          <table:table-cell table:style-name="ce135" office:value-type="float" office:value="6" calcext:value-type="float">
            <text:p>6</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logic</text:p>
          </table:table-cell>
          <table:table-cell table:style-name="ce364" office:value-type="string" calcext:value-type="string">
            <text:p>Logic flaws in the test code</text:p>
          </table:table-cell>
          <table:table-cell table:style-name="ce135" office:value-type="string" calcext:value-type="string">
            <text:p><text:s/></text:p>
          </table:table-cell>
          <table:table-cell table:style-name="ce135" office:value-type="float" office:value="7" calcext:value-type="float">
            <text:p>7</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interface</text:p>
          </table:table-cell>
          <table:table-cell table:style-name="ce364" office:value-type="string" calcext:value-type="string">
            <text:p>Flaws in the interface of a component of the test code</text:p>
          </table:table-cell>
          <table:table-cell table:style-name="ce135" office:value-type="string" calcext:value-type="string">
            <text:p><text:s/></text:p>
          </table:table-cell>
          <table:table-cell table:style-name="ce135" office:value-type="float" office:value="8" calcext:value-type="float">
            <text:p>8</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checking</text:p>
          </table:table-cell>
          <table:table-cell table:style-name="ce364" office:value-type="string" calcext:value-type="string">
            <text:p>Flaws with boundary/type checking within a component of the test code</text:p>
          </table:table-cell>
          <table:table-cell table:style-name="ce135" office:value-type="string" calcext:value-type="string">
            <text:p><text:s/></text:p>
          </table:table-cell>
          <table:table-cell table:style-name="ce135" office:value-type="float" office:value="9" calcext:value-type="float">
            <text:p>9</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Bad Smell</text:p>
          </table:table-cell>
          <table:table-cell table:style-name="ce196" office:value-type="string" calcext:value-type="string">
            <text:p>Refactoring changes (please note the bad smell in the defect description)</text:p>
          </table:table-cell>
          <table:table-cell table:style-name="ce135" office:value-type="string" calcext:value-type="string">
            <text:p><text:s/></text:p>
          </table:table-cell>
          <table:table-cell table:style-name="ce135" office:value-type="float" office:value="10" calcext:value-type="float">
            <text:p>10</text:p>
          </table:table-cell>
          <table:table-cell table:style-name="ce367"/>
          <table:table-cell table:style-name="ce55" table:number-columns-repeated="1018"/>
        </table:table-row>
        <table:table-row table:style-name="ro2">
          <table:table-cell table:style-name="ce135" office:value-type="string" calcext:value-type="string">
            <text:p>Y/N:</text:p>
          </table:table-cell>
          <table:table-cell table:style-name="ce135" office:value-type="string" calcext:value-type="string">
            <text:p>Yes</text:p>
          </table:table-cell>
          <table:table-cell table:number-columns-repeated="2" table:style-name="ce135" office:value-type="string" calcext:value-type="string">
            <text:p><text:s/></text:p>
          </table:table-cell>
          <table:table-cell table:style-name="ce135" office:value-type="string" calcext:value-type="string">
            <text:p>Passed</text:p>
          </table:table-cell>
          <table:table-cell table:style-name="ce367"/>
          <table:table-cell table:style-name="ce55" table:number-columns-repeated="1018"/>
        </table:table-row>
        <table:table-row table:style-name="ro2">
          <table:table-cell table:style-name="ce135" office:value-type="string" calcext:value-type="string">
            <text:p><text:s/></text:p>
          </table:table-cell>
          <table:table-cell table:style-name="ce44" office:value-type="string" calcext:value-type="string">
            <text:p>No</text:p>
          </table:table-cell>
          <table:table-cell table:number-columns-repeated="2" table:style-name="ce135" office:value-type="string" calcext:value-type="string">
            <text:p><text:s/></text:p>
          </table:table-cell>
          <table:table-cell table:style-name="ce135" office:value-type="string" calcext:value-type="string">
            <text:p>Passed with issues</text:p>
          </table:table-cell>
          <table:table-cell table:style-name="ce368"/>
          <table:table-cell table:style-name="ce45" table:number-columns-repeated="2"/>
          <table:table-cell table:style-name="ce55"/>
          <table:table-cell table:style-name="ce56" table:number-columns-repeated="1015"/>
        </table:table-row>
        <table:table-row table:style-name="ro2">
          <table:table-cell table:style-name="ce135" office:value-type="string" calcext:value-type="string">
            <text:p>Proxy Types:</text:p>
          </table:table-cell>
          <table:table-cell table:style-name="ce135" office:value-type="string" calcext:value-type="string">
            <text:p>-</text:p>
          </table:table-cell>
          <table:table-cell table:number-columns-repeated="2" table:style-name="ce135" office:value-type="string" calcext:value-type="string">
            <text:p><text:s/></text:p>
          </table:table-cell>
          <table:table-cell table:style-name="ce135" office:value-type="string" calcext:value-type="string">
            <text:p>Fail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alculation</text:p>
          </table:table-cell>
          <table:table-cell table:number-columns-repeated="2" table:style-name="ce135" office:value-type="string" calcext:value-type="string">
            <text:p><text:s/></text:p>
          </table:table-cell>
          <table:table-cell table:style-name="ce135" office:value-type="string" calcext:value-type="string">
            <text:p>Not test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Data</text:p>
          </table:table-cell>
          <table:table-cell table:number-columns-repeated="2" table:style-name="ce135" office:value-type="string" calcext:value-type="string">
            <text:p><text:s/></text:p>
          </table:table-cell>
          <table:table-cell table:style-name="ce135" office:value-type="string" calcext:value-type="string">
            <text:p>Not applicable</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O</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Logic</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Sizes:</text:p>
          </table:table-cell>
          <table:table-cell table:style-name="ce135" office:value-type="string" calcext:value-type="string">
            <text:p>VS</text:p>
          </table:table-cell>
          <table:table-cell table:style-name="ce135" office:value-type="string" calcext:value-type="string">
            <text:p>S</text:p>
          </table:table-cell>
          <table:table-cell table:style-name="ce135" office:value-type="string" calcext:value-type="string">
            <text:p>M</text:p>
          </table:table-cell>
          <table:table-cell table:style-name="ce135" office:value-type="string" calcext:value-type="string">
            <text:p>L</text:p>
          </table:table-cell>
          <table:table-cell table:style-name="ce368" office:value-type="string" calcext:value-type="string">
            <text:p>VL</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upper</text:p>
          </table:table-cell>
          <table:table-cell table:style-name="ce362" table:formula="of:=[.C39]-1" office:value-type="float" office:value="-1.5" calcext:value-type="float">
            <text:p>-1.5</text:p>
          </table:table-cell>
          <table:table-cell table:style-name="ce362" table:formula="of:=[.D39]-1" office:value-type="float" office:value="-0.5" calcext:value-type="float">
            <text:p>-0.5</text:p>
          </table:table-cell>
          <table:table-cell table:style-name="ce362" table:formula="of:=[.E39]-1" office:value-type="float" office:value="0.5" calcext:value-type="float">
            <text:p>0.5</text:p>
          </table:table-cell>
          <table:table-cell table:style-name="ce362" table:formula="of:=[.F41]" office:value-type="float" office:value="1.5" calcext:value-type="float">
            <text:p>1.5</text:p>
          </table:table-cell>
          <table:table-cell table:style-name="ce369" office:value-type="float" office:value="99999" calcext:value-type="float">
            <text:p>99999.0</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mid</text:p>
          </table:table-cell>
          <table:table-cell table:style-name="ce362" table:formula="of:=[.C40]-1" office:value-type="float" office:value="-2" calcext:value-type="float">
            <text:p>-2.0</text:p>
          </table:table-cell>
          <table:table-cell table:style-name="ce362" table:formula="of:=[.D40]-1" office:value-type="float" office:value="-1" calcext:value-type="float">
            <text:p>-1.0</text:p>
          </table:table-cell>
          <table:table-cell table:style-name="ce362" table:formula="of:=[.E40]-1" office:value-type="float" office:value="0" calcext:value-type="float">
            <text:p>0.0</text:p>
          </table:table-cell>
          <table:table-cell table:style-name="ce362" table:formula="of:=[.F40]-1" office:value-type="float" office:value="1" calcext:value-type="float">
            <text:p>1.0</text:p>
          </table:table-cell>
          <table:table-cell table:style-name="ce369" office:value-type="float" office:value="2" calcext:value-type="float">
            <text:p>2.0</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359" office:value-type="string" calcext:value-type="string">
            <text:p>lower</text:p>
          </table:table-cell>
          <table:table-cell table:style-name="ce362" office:value-type="float" office:value="0" calcext:value-type="float">
            <text:p>0.0</text:p>
          </table:table-cell>
          <table:table-cell table:style-name="ce362" table:formula="of:=[.D41]-1" office:value-type="float" office:value="-1.5" calcext:value-type="float">
            <text:p>-1.5</text:p>
          </table:table-cell>
          <table:table-cell table:style-name="ce362" table:formula="of:=[.E41]-1" office:value-type="float" office:value="-0.5" calcext:value-type="float">
            <text:p>-0.5</text:p>
          </table:table-cell>
          <table:table-cell table:style-name="ce362" table:formula="of:=[.F41]-1" office:value-type="float" office:value="0.5" calcext:value-type="float">
            <text:p>0.5</text:p>
          </table:table-cell>
          <table:table-cell table:style-name="ce369" table:formula="of:=[.F40]-0.5" office:value-type="float" office:value="1.5" calcext:value-type="float">
            <text:p>1.5</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135" office:value-type="string" calcext:value-type="string">
            <text:p><text:s/></text:p>
          </table:table-cell>
          <table:table-cell table:style-name="ce135" table:number-columns-repeated="4"/>
          <table:table-cell table:style-name="ce368" office:value-type="string" calcext:value-type="string">
            <text:p><text:s/></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6" table:number-columns-repeated="2"/>
          <table:table-cell table:number-columns-repeated="7"/>
          <table:table-cell table:style-name="ce135" table:number-columns-repeated="3"/>
          <table:table-cell table:number-columns-repeated="1006"/>
        </table:table-row>
        <table:table-row table:style-name="ro19">
          <table:table-cell table:style-name="ce360" office:value-type="string" calcext:value-type="string">
            <text:p>&lt;-- Mandatory</text:p>
          </table:table-cell>
          <table:table-cell table:style-name="ce363" office:value-type="string" calcext:value-type="string">
            <text:p><text:s/></text:p>
          </table:table-cell>
          <table:table-cell table:style-name="ce365" office:value-type="string" calcext:value-type="string">
            <text:p>✔</text:p>
          </table:table-cell>
          <table:table-cell table:number-columns-repeated="2" table:style-name="ce366" office:value-type="string" calcext:value-type="string">
            <text:p><text:s/></text:p>
          </table:table-cell>
          <table:table-cell table:style-name="ce370" office:value-type="string" calcext:value-type="string">
            <text:p><text:s/></text:p>
          </table:table-cell>
          <table:table-cell table:style-name="ce47" table:number-columns-repeated="5"/>
          <table:table-cell table:style-name="ce54" table:number-columns-repeated="4"/>
          <table:table-cell table:style-name="ce135" table:number-columns-repeated="3"/>
          <table:table-cell table:style-name="ce54" table:number-columns-repeated="1006"/>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Estimate_and_record_planned_effort_and" table:base-cell-address="$Description.$A$1" table:expression="$process.$#REF!$#REF!"/>
        <table:named-expression table:name="FunctionalSpecification" table:base-cell-address="$Description.$A$1" table:expression="#REF!"/>
        <table:named-expression table:name="FunctionalSpecification6A" table:base-cell-address="$Description.$A$1" table:expression="$assessment.$#REF!$#REF!"/>
        <table:named-expression table:name="go_to" table:base-cell-address="$Description.$A$1" table:expression="#REF!"/>
        <table:named-expression table:name="HistoricalData4A" table:base-cell-address="$Description.$A$1" table:expression="$assessment.$#REF!$#REF!"/>
        <table:named-expression table:name="InstructorAssessment1A" table:base-cell-address="$Description.$A$1" table:expression="#REF!"/>
        <table:named-expression table:name="InstructorAssessment2A" table:base-cell-address="$Description.$A$1" table:expression="#REF!"/>
        <table:named-range table:name="InstructorAssessment4A" table:base-cell-address="$Description.$A$1" table:cell-range-address="$Assessment.$A$52"/>
        <table:named-expression table:name="l" table:base-cell-address="$Description.$A$1" table:expression="#REF!"/>
        <table:named-expression table:name="LessonLearned4A" table:base-cell-address="$Description.$A$1" table:expression="$assessment.$#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assessment.$#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assessment.$#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assessment.$#REF!$#REF!"/>
        <table:named-expression table:name="TestReport1A" table:base-cell-address="$Description.$A$1" table:expression="#REF!"/>
        <table:named-expression table:name="TestReport2A" table:base-cell-address="$Description.$A$1" table:expression="#REF!"/>
        <table:named-expression table:name="TestReport4A" table:base-cell-address="$Description.$A$1" table:expression="$assessment.$#REF!$#REF!"/>
        <table:named-expression table:name="TimeLog1A" table:base-cell-address="$Description.$A$1" table:expression="#REF!"/>
        <table:named-expression table:name="TimeLog4A" table:base-cell-address="$Description.$A$1" table:expression="$assessment.$#REF!$#REF!"/>
        <table:named-expression table:name="TimeRecordingLog2A" table:base-cell-address="$Description.$A$1" table:expression="#REF!"/>
        <table:named-expression table:name="toc6A" table:base-cell-address="$Description.$A$1" table:expression="$assessment.$#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percentage-style style:name="N126">
      <number:number number:decimal-places="1" loext:min-decimal-places="1" number:min-integer-digits="1"/>
      <number:text>%</number:text>
    </number:percentage-style>
    <number:number-style style:name="N127">
      <number:number number:decimal-places="1" loext:min-decimal-places="1" number:min-integer-digits="1"/>
    </number:number-style>
    <number:number-style style:name="N128">
      <number:number number:decimal-places="3" loext:min-decimal-places="3" number:min-integer-digits="1"/>
    </number:number-style>
    <number:date-style style:name="N129">
      <number:month/>
      <number:text>/</number:text>
      <number:day/>
      <number:text>/</number:text>
      <number:year number:style="long"/>
    </number:date-style>
    <number:time-style style:name="N130">
      <number:hours/>
      <number:text>:</number:text>
      <number:minutes number:style="long"/>
      <number:text> </number:text>
      <number:am-pm/>
    </number:tim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style:font-name="Arial" fo:font-family="Arial" style:font-family-generic="swiss"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0_5f_1_5f_1" style:display-name="Excel_CondFormat_10_1_1" style:family="table-cell" style:parent-style-name="Default">
      <style:table-cell-properties fo:background-color="transparent"/>
    </style:style>
    <style:style style:name="Excel_5f_CondFormat_5f_10_5f_2_5f_1" style:display-name="Excel_CondFormat_10_2_1" style:family="table-cell" style:parent-style-name="Default">
      <style:table-cell-properties fo:background-color="transparent"/>
    </style:style>
    <style:style style:name="Excel_5f_CondFormat_5f_10_5f_3_5f_1" style:display-name="Excel_CondFormat_10_3_1" style:family="table-cell" style:parent-style-name="Default">
      <style:table-cell-properties fo:background-color="transparent"/>
    </style:style>
    <style:style style:name="Excel_5f_CondFormat_5f_10_5f_4_5f_1" style:display-name="Excel_CondFormat_10_4_1" style:family="table-cell" style:parent-style-name="Default">
      <style:table-cell-properties fo:background-color="transparent"/>
    </style:style>
    <style:style style:name="Excel_5f_CondFormat_5f_10_5f_5_5f_1" style:display-name="Excel_CondFormat_10_5_1" style:family="table-cell" style:parent-style-name="Default">
      <style:table-cell-properties fo:background-color="transparent"/>
    </style:style>
    <style:style style:name="Excel_5f_CondFormat_5f_10_5f_6_5f_1" style:display-name="Excel_CondFormat_10_6_1" style:family="table-cell" style:parent-style-name="Default">
      <style:table-cell-properties fo:background-color="transparent"/>
    </style:style>
    <style:style style:name="Excel_5f_CondFormat_5f_10_5f_7_5f_1" style:display-name="Excel_CondFormat_10_7_1" style:family="table-cell" style:parent-style-name="Default">
      <style:table-cell-properties fo:background-color="transparent"/>
    </style:style>
    <style:style style:name="Excel_5f_CondFormat_5f_10_5f_8_5f_1" style:display-name="Excel_CondFormat_10_8_1" style:family="table-cell" style:parent-style-name="Default">
      <style:table-cell-properties fo:background-color="transparent"/>
    </style:style>
    <style:style style:name="Excel_5f_CondFormat_5f_10_5f_9_5f_1" style:display-name="Excel_CondFormat_10_9_1" style:family="table-cell" style:parent-style-name="Default">
      <style:table-cell-properties fo:background-color="transparent"/>
    </style:style>
    <style:style style:name="Excel_5f_CondFormat_5f_10_5f_10_5f_1" style:display-name="Excel_CondFormat_10_10_1" style:family="table-cell" style:parent-style-name="Default">
      <style:table-cell-properties fo:background-color="transparent"/>
    </style:style>
    <style:style style:name="Excel_5f_CondFormat_5f_10_5f_11_5f_1" style:display-name="Excel_CondFormat_10_11_1" style:family="table-cell" style:parent-style-name="Default">
      <style:table-cell-properties fo:background-color="transparent"/>
    </style:style>
    <style:style style:name="Excel_5f_CondFormat_5f_10_5f_12_5f_1" style:display-name="Excel_CondFormat_10_12_1" style:family="table-cell" style:parent-style-name="Default">
      <style:table-cell-properties fo:background-color="transparent"/>
    </style:style>
    <style:style style:name="Excel_5f_CondFormat_5f_10_5f_13_5f_1" style:display-name="Excel_CondFormat_10_13_1" style:family="table-cell" style:parent-style-name="Default">
      <style:table-cell-properties fo:background-color="transparent"/>
    </style:style>
    <style:style style:name="Excel_5f_CondFormat_5f_10_5f_14_5f_1" style:display-name="Excel_CondFormat_10_14_1" style:family="table-cell" style:parent-style-name="Default">
      <style:table-cell-properties fo:background-color="transparent"/>
    </style:style>
    <style:style style:name="Excel_5f_CondFormat_5f_10_5f_15_5f_1" style:display-name="Excel_CondFormat_10_15_1" style:family="table-cell" style:parent-style-name="Default">
      <style:table-cell-properties fo:background-color="transparent"/>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gradient draw:name="Gradient_20_2" draw:display-name="Gradient 2" draw:style="linear" draw:start-color="#fbf6d6" draw:end-color="#fbfe82" draw:start-intensity="100%" draw:end-intensity="100%" draw:angle="1800" draw:border="0%"/>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213 213" svg:d="M107 0l106 213h-213z"/>
    <draw:stroke-dash draw:name="Dashed_20__28_var_29__20_4" draw:display-name="Dashed (var) 4" draw:style="rect" draw:dots1="1" draw:dots1-length="2.01pt" draw:distance="2.01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70.84pt" fo:margin-bottom="70.84pt" fo:margin-left="53.86pt" fo:margin-right="53.86pt" style:first-page-number="continue" loext:scale-to-X="1" loext:scale-to-Y="5"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fo:page-width="792pt" fo:page-height="612pt" style:num-format="1" style:print-orientation="landscape"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fo:page-width="792pt" fo:page-height="612pt" style:num-format="1" style:print-orientation="landscape" fo:margin-top="70.84pt" fo:margin-bottom="70.84pt" fo:margin-left="53.86pt" fo:margin-right="53.86pt" style:first-page-number="continue" loext:scale-to-X="1" loext:scale-to-Y="3"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8">
      <style:page-layout-properties fo:page-width="792pt" fo:page-height="612pt" style:num-format="1" style:print-orientation="landscape"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9">
      <style:page-layout-properties style:num-format="1" style:print-orientation="portrait"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10">
      <style:page-layout-properties fo:page-width="792pt" fo:page-height="612pt" style:num-format="1" style:print-orientation="landscape"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19:20:42.087484460">00:00:00</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Customer_20_Needs" style:display-name="PageStyle_Customer Needs" style:page-layout-name="Mpm4">
      <style:header style:display="false"/>
      <style:header-left style:display="false"/>
      <style:footer style:display="false"/>
      <style:footer-left style:display="false"/>
    </style:master-page>
    <style:master-page style:name="PageStyle_5f_Spec_20_Notes" style:display-name="PageStyle_Spec Notes" style:page-layout-name="Mpm5">
      <style:header style:display="false"/>
      <style:header-left style:display="false"/>
      <style:footer style:display="false"/>
      <style:footer-left style:display="false"/>
    </style:master-page>
    <style:master-page style:name="PageStyle_5f_Assessment" style:display-name="PageStyle_Assessment" style:page-layout-name="Mpm3">
      <style:header style:display="false"/>
      <style:header-left style:display="false"/>
      <style:footer style:display="false"/>
      <style:footer-left style:display="false"/>
    </style:master-page>
    <style:master-page style:name="PageStyle_5f_Historical_20_Data" style:display-name="PageStyle_Historical Data" style:page-layout-name="Mpm3">
      <style:header style:display="false"/>
      <style:header-left style:display="false"/>
      <style:footer style:display="false"/>
      <style:footer-left style:display="false"/>
    </style:master-page>
    <style:master-page style:name="PageStyle_5f_Review" style:display-name="PageStyle_Review" style:page-layout-name="Mpm6">
      <style:header style:display="false"/>
      <style:header-left style:display="false"/>
      <style:footer style:display="false"/>
      <style:footer-left style:display="false"/>
    </style:master-page>
    <style:master-page style:name="PageStyle_5f_Acceptance" style:display-name="PageStyle_Acceptance" style:page-layout-name="Mpm7">
      <style:header style:display="false"/>
      <style:header-left style:display="false"/>
      <style:footer style:display="false"/>
      <style:footer-left style:display="false"/>
    </style:master-page>
    <style:master-page style:name="PageStyle_5f_Map" style:display-name="PageStyle_Map" style:page-layout-name="Mpm6">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Estimation" style:display-name="PageStyle_Estimation" style:page-layout-name="Mpm6">
      <style:header style:display="false"/>
      <style:header-left style:display="false"/>
      <style:footer style:display="false"/>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Iterations" style:display-name="PageStyle_Iterations" style:page-layout-name="Mpm5">
      <style:header style:display="false"/>
      <style:header-left style:display="false"/>
      <style:footer style:display="false"/>
      <style:footer-left style:display="false"/>
    </style:master-page>
    <style:master-page style:name="PageStyle_5f_PlanSummary" style:display-name="PageStyle_PlanSummary"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8">
      <style:header style:display="false"/>
      <style:header-left style:display="false"/>
      <style:footer style:display="false"/>
      <style:footer-left style:display="false"/>
    </style:master-page>
    <style:master-page style:name="PageStyle_5f_Lessons" style:display-name="PageStyle_Lessons" style:page-layout-name="Mpm3">
      <style:header style:display="false"/>
      <style:header-left style:display="false"/>
      <style:footer style:display="false"/>
      <style:footer-left style:display="false"/>
    </style:master-page>
    <style:master-page style:name="PageStyle_5f_Time_20_Log" style:display-name="PageStyle_Time Log" style:page-layout-name="Mpm9">
      <style:header style:display="false"/>
      <style:header-left style:display="false"/>
      <style:footer style:display="false"/>
      <style:footer-left style:display="false"/>
    </style:master-page>
    <style:master-page style:name="PageStyle_5f_Source" style:display-name="PageStyle_Source" style:page-layout-name="Mpm7">
      <style:header style:display="false"/>
      <style:header-left style:display="false"/>
      <style:footer style:display="false"/>
      <style:footer-left style:display="false"/>
    </style:master-page>
    <style:master-page style:name="PageStyle_5f_Constants" style:display-name="PageStyle_Constants"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Umphress</meta:initial-creator>
    <meta:creation-date>2001-05-29T08:24:49</meta:creation-date>
    <dc:date>2017-02-13T21:19:27.278806466</dc:date>
    <meta:print-date>2017-01-30T08:16:03.800000000</meta:print-date>
    <meta:editing-cycles>14</meta:editing-cycles>
    <meta:editing-duration>PT3H41M8S</meta:editing-duration>
    <meta:generator>LibreOffice/5.1.2.2$Linux_X86_64 LibreOffice_project/10m0$Build-2</meta:generator>
    <meta:document-statistic meta:table-count="19" meta:cell-count="4689" meta:object-count="16"/>
  </office:meta>
</office:document-meta>
</file>